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ckman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lackman windo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“w[i] = 0.42 – 0.5cos((2*pi*i)/m) + 0.08cos((4*pi*i)/m)”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formula="of:=65535" office:value-type="float" office:value="65535" calcext:value-type="float">
            <text:p>655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$B$3]*(0.42 - 0.5*COS((2*PI()*[.$A5])/[.B$4])+0.08*COS((4*PI()*[.$A5])/[.B$4])))" office:value-type="float" office:value="0" calcext:value-type="float">
            <text:p>0</text:p>
          </table:table-cell>
          <table:table-cell table:formula="of:=INT([.$B$3]*(0.42 - 0.5*COS((2*PI()*[.$A5])/[.C$4])+0.08*COS((4*PI()*[.$A5])/[.C$4])))" office:value-type="float" office:value="0" calcext:value-type="float">
            <text:p>0</text:p>
          </table:table-cell>
          <table:table-cell table:formula="of:=INT([.$B$3]*(0.42 - 0.5*COS((2*PI()*[.$A5])/[.D$4])+0.08*COS((4*PI()*[.$A5])/[.D$4])))" office:value-type="float" office:value="0" calcext:value-type="float">
            <text:p>0</text:p>
          </table:table-cell>
          <table:table-cell table:formula="of:=INT([.$B$3]*(0.42 - 0.5*COS((2*PI()*[.$A5])/[.E$4])+0.08*COS((4*PI()*[.$A5])/[.E$4])))" office:value-type="float" office:value="0" calcext:value-type="float">
            <text:p>0</text:p>
          </table:table-cell>
          <table:table-cell table:formula="of:=INT([.$B$3]*(0.42 - 0.5*COS((2*PI()*[.$A5])/[.F$4])+0.08*COS((4*PI()*[.$A5])/[.F$4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$B$3]*(0.42 - 0.5*COS((2*PI()*[.$A6])/[.B$4])+0.08*COS((4*PI()*[.$A6])/[.B$4])))" office:value-type="float" office:value="0" calcext:value-type="float">
            <text:p>0</text:p>
          </table:table-cell>
          <table:table-cell table:formula="of:=INT([.$B$3]*(0.42 - 0.5*COS((2*PI()*[.$A6])/[.C$4])+0.08*COS((4*PI()*[.$A6])/[.C$4])))" office:value-type="float" office:value="0" calcext:value-type="float">
            <text:p>0</text:p>
          </table:table-cell>
          <table:table-cell table:formula="of:=INT([.$B$3]*(0.42 - 0.5*COS((2*PI()*[.$A6])/[.D$4])+0.08*COS((4*PI()*[.$A6])/[.D$4])))" office:value-type="float" office:value="3" calcext:value-type="float">
            <text:p>3</text:p>
          </table:table-cell>
          <table:table-cell table:formula="of:=INT([.$B$3]*(0.42 - 0.5*COS((2*PI()*[.$A6])/[.E$4])+0.08*COS((4*PI()*[.$A6])/[.E$4])))" office:value-type="float" office:value="14" calcext:value-type="float">
            <text:p>14</text:p>
          </table:table-cell>
          <table:table-cell table:formula="of:=INT([.$B$3]*(0.42 - 0.5*COS((2*PI()*[.$A6])/[.F$4])+0.08*COS((4*PI()*[.$A6])/[.F$4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$B$3]*(0.42 - 0.5*COS((2*PI()*[.$A7])/[.B$4])+0.08*COS((4*PI()*[.$A7])/[.B$4])))" office:value-type="float" office:value="0" calcext:value-type="float">
            <text:p>0</text:p>
          </table:table-cell>
          <table:table-cell table:formula="of:=INT([.$B$3]*(0.42 - 0.5*COS((2*PI()*[.$A7])/[.C$4])+0.08*COS((4*PI()*[.$A7])/[.C$4])))" office:value-type="float" office:value="3" calcext:value-type="float">
            <text:p>3</text:p>
          </table:table-cell>
          <table:table-cell table:formula="of:=INT([.$B$3]*(0.42 - 0.5*COS((2*PI()*[.$A7])/[.D$4])+0.08*COS((4*PI()*[.$A7])/[.D$4])))" office:value-type="float" office:value="14" calcext:value-type="float">
            <text:p>14</text:p>
          </table:table-cell>
          <table:table-cell table:formula="of:=INT([.$B$3]*(0.42 - 0.5*COS((2*PI()*[.$A7])/[.E$4])+0.08*COS((4*PI()*[.$A7])/[.E$4])))" office:value-type="float" office:value="57" calcext:value-type="float">
            <text:p>57</text:p>
          </table:table-cell>
          <table:table-cell table:formula="of:=INT([.$B$3]*(0.42 - 0.5*COS((2*PI()*[.$A7])/[.F$4])+0.08*COS((4*PI()*[.$A7])/[.F$4])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$B$3]*(0.42 - 0.5*COS((2*PI()*[.$A8])/[.B$4])+0.08*COS((4*PI()*[.$A8])/[.B$4])))" office:value-type="float" office:value="2" calcext:value-type="float">
            <text:p>2</text:p>
          </table:table-cell>
          <table:table-cell table:formula="of:=INT([.$B$3]*(0.42 - 0.5*COS((2*PI()*[.$A8])/[.C$4])+0.08*COS((4*PI()*[.$A8])/[.C$4])))" office:value-type="float" office:value="8" calcext:value-type="float">
            <text:p>8</text:p>
          </table:table-cell>
          <table:table-cell table:formula="of:=INT([.$B$3]*(0.42 - 0.5*COS((2*PI()*[.$A8])/[.D$4])+0.08*COS((4*PI()*[.$A8])/[.D$4])))" office:value-type="float" office:value="32" calcext:value-type="float">
            <text:p>32</text:p>
          </table:table-cell>
          <table:table-cell table:formula="of:=INT([.$B$3]*(0.42 - 0.5*COS((2*PI()*[.$A8])/[.E$4])+0.08*COS((4*PI()*[.$A8])/[.E$4])))" office:value-type="float" office:value="130" calcext:value-type="float">
            <text:p>130</text:p>
          </table:table-cell>
          <table:table-cell table:formula="of:=INT([.$B$3]*(0.42 - 0.5*COS((2*PI()*[.$A8])/[.F$4])+0.08*COS((4*PI()*[.$A8])/[.F$4]))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$B$3]*(0.42 - 0.5*COS((2*PI()*[.$A9])/[.B$4])+0.08*COS((4*PI()*[.$A9])/[.B$4])))" office:value-type="float" office:value="3" calcext:value-type="float">
            <text:p>3</text:p>
          </table:table-cell>
          <table:table-cell table:formula="of:=INT([.$B$3]*(0.42 - 0.5*COS((2*PI()*[.$A9])/[.C$4])+0.08*COS((4*PI()*[.$A9])/[.C$4])))" office:value-type="float" office:value="14" calcext:value-type="float">
            <text:p>14</text:p>
          </table:table-cell>
          <table:table-cell table:formula="of:=INT([.$B$3]*(0.42 - 0.5*COS((2*PI()*[.$A9])/[.D$4])+0.08*COS((4*PI()*[.$A9])/[.D$4])))" office:value-type="float" office:value="57" calcext:value-type="float">
            <text:p>57</text:p>
          </table:table-cell>
          <table:table-cell table:formula="of:=INT([.$B$3]*(0.42 - 0.5*COS((2*PI()*[.$A9])/[.E$4])+0.08*COS((4*PI()*[.$A9])/[.E$4])))" office:value-type="float" office:value="234" calcext:value-type="float">
            <text:p>234</text:p>
          </table:table-cell>
          <table:table-cell table:formula="of:=INT([.$B$3]*(0.42 - 0.5*COS((2*PI()*[.$A9])/[.F$4])+0.08*COS((4*PI()*[.$A9])/[.F$4]))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$B$3]*(0.42 - 0.5*COS((2*PI()*[.$A10])/[.B$4])+0.08*COS((4*PI()*[.$A10])/[.B$4])))" office:value-type="float" office:value="5" calcext:value-type="float">
            <text:p>5</text:p>
          </table:table-cell>
          <table:table-cell table:formula="of:=INT([.$B$3]*(0.42 - 0.5*COS((2*PI()*[.$A10])/[.C$4])+0.08*COS((4*PI()*[.$A10])/[.C$4])))" office:value-type="float" office:value="22" calcext:value-type="float">
            <text:p>22</text:p>
          </table:table-cell>
          <table:table-cell table:formula="of:=INT([.$B$3]*(0.42 - 0.5*COS((2*PI()*[.$A10])/[.D$4])+0.08*COS((4*PI()*[.$A10])/[.D$4])))" office:value-type="float" office:value="90" calcext:value-type="float">
            <text:p>90</text:p>
          </table:table-cell>
          <table:table-cell table:formula="of:=INT([.$B$3]*(0.42 - 0.5*COS((2*PI()*[.$A10])/[.E$4])+0.08*COS((4*PI()*[.$A10])/[.E$4])))" office:value-type="float" office:value="368" calcext:value-type="float">
            <text:p>368</text:p>
          </table:table-cell>
          <table:table-cell table:formula="of:=INT([.$B$3]*(0.42 - 0.5*COS((2*PI()*[.$A10])/[.F$4])+0.08*COS((4*PI()*[.$A10])/[.F$4])))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$B$3]*(0.42 - 0.5*COS((2*PI()*[.$A11])/[.B$4])+0.08*COS((4*PI()*[.$A11])/[.B$4])))" office:value-type="float" office:value="8" calcext:value-type="float">
            <text:p>8</text:p>
          </table:table-cell>
          <table:table-cell table:formula="of:=INT([.$B$3]*(0.42 - 0.5*COS((2*PI()*[.$A11])/[.C$4])+0.08*COS((4*PI()*[.$A11])/[.C$4])))" office:value-type="float" office:value="32" calcext:value-type="float">
            <text:p>32</text:p>
          </table:table-cell>
          <table:table-cell table:formula="of:=INT([.$B$3]*(0.42 - 0.5*COS((2*PI()*[.$A11])/[.D$4])+0.08*COS((4*PI()*[.$A11])/[.D$4])))" office:value-type="float" office:value="129" calcext:value-type="float">
            <text:p>129</text:p>
          </table:table-cell>
          <table:table-cell table:formula="of:=INT([.$B$3]*(0.42 - 0.5*COS((2*PI()*[.$A11])/[.E$4])+0.08*COS((4*PI()*[.$A11])/[.E$4])))" office:value-type="float" office:value="535" calcext:value-type="float">
            <text:p>535</text:p>
          </table:table-cell>
          <table:table-cell table:formula="of:=INT([.$B$3]*(0.42 - 0.5*COS((2*PI()*[.$A11])/[.F$4])+0.08*COS((4*PI()*[.$A11])/[.F$4])))"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$B$3]*(0.42 - 0.5*COS((2*PI()*[.$A12])/[.B$4])+0.08*COS((4*PI()*[.$A12])/[.B$4])))" office:value-type="float" office:value="10" calcext:value-type="float">
            <text:p>10</text:p>
          </table:table-cell>
          <table:table-cell table:formula="of:=INT([.$B$3]*(0.42 - 0.5*COS((2*PI()*[.$A12])/[.C$4])+0.08*COS((4*PI()*[.$A12])/[.C$4])))" office:value-type="float" office:value="43" calcext:value-type="float">
            <text:p>43</text:p>
          </table:table-cell>
          <table:table-cell table:formula="of:=INT([.$B$3]*(0.42 - 0.5*COS((2*PI()*[.$A12])/[.D$4])+0.08*COS((4*PI()*[.$A12])/[.D$4])))" office:value-type="float" office:value="177" calcext:value-type="float">
            <text:p>177</text:p>
          </table:table-cell>
          <table:table-cell table:formula="of:=INT([.$B$3]*(0.42 - 0.5*COS((2*PI()*[.$A12])/[.E$4])+0.08*COS((4*PI()*[.$A12])/[.E$4])))" office:value-type="float" office:value="737" calcext:value-type="float">
            <text:p>737</text:p>
          </table:table-cell>
          <table:table-cell table:formula="of:=INT([.$B$3]*(0.42 - 0.5*COS((2*PI()*[.$A12])/[.F$4])+0.08*COS((4*PI()*[.$A12])/[.F$4])))"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$B$3]*(0.42 - 0.5*COS((2*PI()*[.$A13])/[.B$4])+0.08*COS((4*PI()*[.$A13])/[.B$4])))" office:value-type="float" office:value="14" calcext:value-type="float">
            <text:p>14</text:p>
          </table:table-cell>
          <table:table-cell table:formula="of:=INT([.$B$3]*(0.42 - 0.5*COS((2*PI()*[.$A13])/[.C$4])+0.08*COS((4*PI()*[.$A13])/[.C$4])))" office:value-type="float" office:value="57" calcext:value-type="float">
            <text:p>57</text:p>
          </table:table-cell>
          <table:table-cell table:formula="of:=INT([.$B$3]*(0.42 - 0.5*COS((2*PI()*[.$A13])/[.D$4])+0.08*COS((4*PI()*[.$A13])/[.D$4])))" office:value-type="float" office:value="232" calcext:value-type="float">
            <text:p>232</text:p>
          </table:table-cell>
          <table:table-cell table:formula="of:=INT([.$B$3]*(0.42 - 0.5*COS((2*PI()*[.$A13])/[.E$4])+0.08*COS((4*PI()*[.$A13])/[.E$4])))" office:value-type="float" office:value="974" calcext:value-type="float">
            <text:p>974</text:p>
          </table:table-cell>
          <table:table-cell table:formula="of:=INT([.$B$3]*(0.42 - 0.5*COS((2*PI()*[.$A13])/[.F$4])+0.08*COS((4*PI()*[.$A13])/[.F$4])))"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$B$3]*(0.42 - 0.5*COS((2*PI()*[.$A14])/[.B$4])+0.08*COS((4*PI()*[.$A14])/[.B$4])))" office:value-type="float" office:value="18" calcext:value-type="float">
            <text:p>18</text:p>
          </table:table-cell>
          <table:table-cell table:formula="of:=INT([.$B$3]*(0.42 - 0.5*COS((2*PI()*[.$A14])/[.C$4])+0.08*COS((4*PI()*[.$A14])/[.C$4])))" office:value-type="float" office:value="72" calcext:value-type="float">
            <text:p>72</text:p>
          </table:table-cell>
          <table:table-cell table:formula="of:=INT([.$B$3]*(0.42 - 0.5*COS((2*PI()*[.$A14])/[.D$4])+0.08*COS((4*PI()*[.$A14])/[.D$4])))" office:value-type="float" office:value="295" calcext:value-type="float">
            <text:p>295</text:p>
          </table:table-cell>
          <table:table-cell table:formula="of:=INT([.$B$3]*(0.42 - 0.5*COS((2*PI()*[.$A14])/[.E$4])+0.08*COS((4*PI()*[.$A14])/[.E$4])))" office:value-type="float" office:value="1249" calcext:value-type="float">
            <text:p>1249</text:p>
          </table:table-cell>
          <table:table-cell table:formula="of:=INT([.$B$3]*(0.42 - 0.5*COS((2*PI()*[.$A14])/[.F$4])+0.08*COS((4*PI()*[.$A14])/[.F$4])))"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$B$3]*(0.42 - 0.5*COS((2*PI()*[.$A15])/[.B$4])+0.08*COS((4*PI()*[.$A15])/[.B$4])))" office:value-type="float" office:value="22" calcext:value-type="float">
            <text:p>22</text:p>
          </table:table-cell>
          <table:table-cell table:formula="of:=INT([.$B$3]*(0.42 - 0.5*COS((2*PI()*[.$A15])/[.C$4])+0.08*COS((4*PI()*[.$A15])/[.C$4])))" office:value-type="float" office:value="89" calcext:value-type="float">
            <text:p>89</text:p>
          </table:table-cell>
          <table:table-cell table:formula="of:=INT([.$B$3]*(0.42 - 0.5*COS((2*PI()*[.$A15])/[.D$4])+0.08*COS((4*PI()*[.$A15])/[.D$4])))" office:value-type="float" office:value="365" calcext:value-type="float">
            <text:p>365</text:p>
          </table:table-cell>
          <table:table-cell table:formula="of:=INT([.$B$3]*(0.42 - 0.5*COS((2*PI()*[.$A15])/[.E$4])+0.08*COS((4*PI()*[.$A15])/[.E$4])))" office:value-type="float" office:value="1565" calcext:value-type="float">
            <text:p>1565</text:p>
          </table:table-cell>
          <table:table-cell table:formula="of:=INT([.$B$3]*(0.42 - 0.5*COS((2*PI()*[.$A15])/[.F$4])+0.08*COS((4*PI()*[.$A15])/[.F$4])))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$B$3]*(0.42 - 0.5*COS((2*PI()*[.$A16])/[.B$4])+0.08*COS((4*PI()*[.$A16])/[.B$4])))" office:value-type="float" office:value="26" calcext:value-type="float">
            <text:p>26</text:p>
          </table:table-cell>
          <table:table-cell table:formula="of:=INT([.$B$3]*(0.42 - 0.5*COS((2*PI()*[.$A16])/[.C$4])+0.08*COS((4*PI()*[.$A16])/[.C$4])))" office:value-type="float" office:value="108" calcext:value-type="float">
            <text:p>108</text:p>
          </table:table-cell>
          <table:table-cell table:formula="of:=INT([.$B$3]*(0.42 - 0.5*COS((2*PI()*[.$A16])/[.D$4])+0.08*COS((4*PI()*[.$A16])/[.D$4])))" office:value-type="float" office:value="444" calcext:value-type="float">
            <text:p>444</text:p>
          </table:table-cell>
          <table:table-cell table:formula="of:=INT([.$B$3]*(0.42 - 0.5*COS((2*PI()*[.$A16])/[.E$4])+0.08*COS((4*PI()*[.$A16])/[.E$4])))" office:value-type="float" office:value="1922" calcext:value-type="float">
            <text:p>1922</text:p>
          </table:table-cell>
          <table:table-cell table:formula="of:=INT([.$B$3]*(0.42 - 0.5*COS((2*PI()*[.$A16])/[.F$4])+0.08*COS((4*PI()*[.$A16])/[.F$4])))"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$B$3]*(0.42 - 0.5*COS((2*PI()*[.$A17])/[.B$4])+0.08*COS((4*PI()*[.$A17])/[.B$4])))" office:value-type="float" office:value="32" calcext:value-type="float">
            <text:p>32</text:p>
          </table:table-cell>
          <table:table-cell table:formula="of:=INT([.$B$3]*(0.42 - 0.5*COS((2*PI()*[.$A17])/[.C$4])+0.08*COS((4*PI()*[.$A17])/[.C$4])))" office:value-type="float" office:value="129" calcext:value-type="float">
            <text:p>129</text:p>
          </table:table-cell>
          <table:table-cell table:formula="of:=INT([.$B$3]*(0.42 - 0.5*COS((2*PI()*[.$A17])/[.D$4])+0.08*COS((4*PI()*[.$A17])/[.D$4])))" office:value-type="float" office:value="531" calcext:value-type="float">
            <text:p>531</text:p>
          </table:table-cell>
          <table:table-cell table:formula="of:=INT([.$B$3]*(0.42 - 0.5*COS((2*PI()*[.$A17])/[.E$4])+0.08*COS((4*PI()*[.$A17])/[.E$4])))" office:value-type="float" office:value="2325" calcext:value-type="float">
            <text:p>2325</text:p>
          </table:table-cell>
          <table:table-cell table:formula="of:=INT([.$B$3]*(0.42 - 0.5*COS((2*PI()*[.$A17])/[.F$4])+0.08*COS((4*PI()*[.$A17])/[.F$4])))"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$B$3]*(0.42 - 0.5*COS((2*PI()*[.$A18])/[.B$4])+0.08*COS((4*PI()*[.$A18])/[.B$4])))" office:value-type="float" office:value="37" calcext:value-type="float">
            <text:p>37</text:p>
          </table:table-cell>
          <table:table-cell table:formula="of:=INT([.$B$3]*(0.42 - 0.5*COS((2*PI()*[.$A18])/[.C$4])+0.08*COS((4*PI()*[.$A18])/[.C$4])))" office:value-type="float" office:value="152" calcext:value-type="float">
            <text:p>152</text:p>
          </table:table-cell>
          <table:table-cell table:formula="of:=INT([.$B$3]*(0.42 - 0.5*COS((2*PI()*[.$A18])/[.D$4])+0.08*COS((4*PI()*[.$A18])/[.D$4])))" office:value-type="float" office:value="627" calcext:value-type="float">
            <text:p>627</text:p>
          </table:table-cell>
          <table:table-cell table:formula="of:=INT([.$B$3]*(0.42 - 0.5*COS((2*PI()*[.$A18])/[.E$4])+0.08*COS((4*PI()*[.$A18])/[.E$4])))" office:value-type="float" office:value="2775" calcext:value-type="float">
            <text:p>2775</text:p>
          </table:table-cell>
          <table:table-cell table:formula="of:=INT([.$B$3]*(0.42 - 0.5*COS((2*PI()*[.$A18])/[.F$4])+0.08*COS((4*PI()*[.$A18])/[.F$4])))" office:value-type="float" office:value="14176" calcext:value-type="float">
            <text:p>14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$B$3]*(0.42 - 0.5*COS((2*PI()*[.$A19])/[.B$4])+0.08*COS((4*PI()*[.$A19])/[.B$4])))" office:value-type="float" office:value="43" calcext:value-type="float">
            <text:p>43</text:p>
          </table:table-cell>
          <table:table-cell table:formula="of:=INT([.$B$3]*(0.42 - 0.5*COS((2*PI()*[.$A19])/[.C$4])+0.08*COS((4*PI()*[.$A19])/[.C$4])))" office:value-type="float" office:value="176" calcext:value-type="float">
            <text:p>176</text:p>
          </table:table-cell>
          <table:table-cell table:formula="of:=INT([.$B$3]*(0.42 - 0.5*COS((2*PI()*[.$A19])/[.D$4])+0.08*COS((4*PI()*[.$A19])/[.D$4])))" office:value-type="float" office:value="731" calcext:value-type="float">
            <text:p>731</text:p>
          </table:table-cell>
          <table:table-cell table:formula="of:=INT([.$B$3]*(0.42 - 0.5*COS((2*PI()*[.$A19])/[.E$4])+0.08*COS((4*PI()*[.$A19])/[.E$4])))" office:value-type="float" office:value="3275" calcext:value-type="float">
            <text:p>3275</text:p>
          </table:table-cell>
          <table:table-cell table:formula="of:=INT([.$B$3]*(0.42 - 0.5*COS((2*PI()*[.$A19])/[.F$4])+0.08*COS((4*PI()*[.$A19])/[.F$4])))" office:value-type="float" office:value="16908" calcext:value-type="float">
            <text:p>16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$B$3]*(0.42 - 0.5*COS((2*PI()*[.$A20])/[.B$4])+0.08*COS((4*PI()*[.$A20])/[.B$4])))" office:value-type="float" office:value="50" calcext:value-type="float">
            <text:p>50</text:p>
          </table:table-cell>
          <table:table-cell table:formula="of:=INT([.$B$3]*(0.42 - 0.5*COS((2*PI()*[.$A20])/[.C$4])+0.08*COS((4*PI()*[.$A20])/[.C$4])))" office:value-type="float" office:value="203" calcext:value-type="float">
            <text:p>203</text:p>
          </table:table-cell>
          <table:table-cell table:formula="of:=INT([.$B$3]*(0.42 - 0.5*COS((2*PI()*[.$A20])/[.D$4])+0.08*COS((4*PI()*[.$A20])/[.D$4])))" office:value-type="float" office:value="844" calcext:value-type="float">
            <text:p>844</text:p>
          </table:table-cell>
          <table:table-cell table:formula="of:=INT([.$B$3]*(0.42 - 0.5*COS((2*PI()*[.$A20])/[.E$4])+0.08*COS((4*PI()*[.$A20])/[.E$4])))" office:value-type="float" office:value="3826" calcext:value-type="float">
            <text:p>3826</text:p>
          </table:table-cell>
          <table:table-cell table:formula="of:=INT([.$B$3]*(0.42 - 0.5*COS((2*PI()*[.$A20])/[.F$4])+0.08*COS((4*PI()*[.$A20])/[.F$4])))" office:value-type="float" office:value="19891" calcext:value-type="float">
            <text:p>19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$B$3]*(0.42 - 0.5*COS((2*PI()*[.$A21])/[.B$4])+0.08*COS((4*PI()*[.$A21])/[.B$4])))" office:value-type="float" office:value="57" calcext:value-type="float">
            <text:p>57</text:p>
          </table:table-cell>
          <table:table-cell table:formula="of:=INT([.$B$3]*(0.42 - 0.5*COS((2*PI()*[.$A21])/[.C$4])+0.08*COS((4*PI()*[.$A21])/[.C$4])))" office:value-type="float" office:value="231" calcext:value-type="float">
            <text:p>231</text:p>
          </table:table-cell>
          <table:table-cell table:formula="of:=INT([.$B$3]*(0.42 - 0.5*COS((2*PI()*[.$A21])/[.D$4])+0.08*COS((4*PI()*[.$A21])/[.D$4])))" office:value-type="float" office:value="966" calcext:value-type="float">
            <text:p>966</text:p>
          </table:table-cell>
          <table:table-cell table:formula="of:=INT([.$B$3]*(0.42 - 0.5*COS((2*PI()*[.$A21])/[.E$4])+0.08*COS((4*PI()*[.$A21])/[.E$4])))" office:value-type="float" office:value="4433" calcext:value-type="float">
            <text:p>4433</text:p>
          </table:table-cell>
          <table:table-cell table:formula="of:=INT([.$B$3]*(0.42 - 0.5*COS((2*PI()*[.$A21])/[.F$4])+0.08*COS((4*PI()*[.$A21])/[.F$4])))" office:value-type="float" office:value="23105" calcext:value-type="float">
            <text:p>23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$B$3]*(0.42 - 0.5*COS((2*PI()*[.$A22])/[.B$4])+0.08*COS((4*PI()*[.$A22])/[.B$4])))" office:value-type="float" office:value="64" calcext:value-type="float">
            <text:p>64</text:p>
          </table:table-cell>
          <table:table-cell table:formula="of:=INT([.$B$3]*(0.42 - 0.5*COS((2*PI()*[.$A22])/[.C$4])+0.08*COS((4*PI()*[.$A22])/[.C$4])))" office:value-type="float" office:value="261" calcext:value-type="float">
            <text:p>261</text:p>
          </table:table-cell>
          <table:table-cell table:formula="of:=INT([.$B$3]*(0.42 - 0.5*COS((2*PI()*[.$A22])/[.D$4])+0.08*COS((4*PI()*[.$A22])/[.D$4])))" office:value-type="float" office:value="1098" calcext:value-type="float">
            <text:p>1098</text:p>
          </table:table-cell>
          <table:table-cell table:formula="of:=INT([.$B$3]*(0.42 - 0.5*COS((2*PI()*[.$A22])/[.E$4])+0.08*COS((4*PI()*[.$A22])/[.E$4])))" office:value-type="float" office:value="5096" calcext:value-type="float">
            <text:p>5096</text:p>
          </table:table-cell>
          <table:table-cell table:formula="of:=INT([.$B$3]*(0.42 - 0.5*COS((2*PI()*[.$A22])/[.F$4])+0.08*COS((4*PI()*[.$A22])/[.F$4])))" office:value-type="float" office:value="26518" calcext:value-type="float">
            <text:p>265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$B$3]*(0.42 - 0.5*COS((2*PI()*[.$A23])/[.B$4])+0.08*COS((4*PI()*[.$A23])/[.B$4])))" office:value-type="float" office:value="72" calcext:value-type="float">
            <text:p>72</text:p>
          </table:table-cell>
          <table:table-cell table:formula="of:=INT([.$B$3]*(0.42 - 0.5*COS((2*PI()*[.$A23])/[.C$4])+0.08*COS((4*PI()*[.$A23])/[.C$4])))" office:value-type="float" office:value="293" calcext:value-type="float">
            <text:p>293</text:p>
          </table:table-cell>
          <table:table-cell table:formula="of:=INT([.$B$3]*(0.42 - 0.5*COS((2*PI()*[.$A23])/[.D$4])+0.08*COS((4*PI()*[.$A23])/[.D$4])))" office:value-type="float" office:value="1239" calcext:value-type="float">
            <text:p>1239</text:p>
          </table:table-cell>
          <table:table-cell table:formula="of:=INT([.$B$3]*(0.42 - 0.5*COS((2*PI()*[.$A23])/[.E$4])+0.08*COS((4*PI()*[.$A23])/[.E$4])))" office:value-type="float" office:value="5819" calcext:value-type="float">
            <text:p>5819</text:p>
          </table:table-cell>
          <table:table-cell table:formula="of:=INT([.$B$3]*(0.42 - 0.5*COS((2*PI()*[.$A23])/[.F$4])+0.08*COS((4*PI()*[.$A23])/[.F$4])))" office:value-type="float" office:value="30092" calcext:value-type="float">
            <text:p>30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$B$3]*(0.42 - 0.5*COS((2*PI()*[.$A24])/[.B$4])+0.08*COS((4*PI()*[.$A24])/[.B$4])))" office:value-type="float" office:value="80" calcext:value-type="float">
            <text:p>80</text:p>
          </table:table-cell>
          <table:table-cell table:formula="of:=INT([.$B$3]*(0.42 - 0.5*COS((2*PI()*[.$A24])/[.C$4])+0.08*COS((4*PI()*[.$A24])/[.C$4])))" office:value-type="float" office:value="328" calcext:value-type="float">
            <text:p>328</text:p>
          </table:table-cell>
          <table:table-cell table:formula="of:=INT([.$B$3]*(0.42 - 0.5*COS((2*PI()*[.$A24])/[.D$4])+0.08*COS((4*PI()*[.$A24])/[.D$4])))" office:value-type="float" office:value="1390" calcext:value-type="float">
            <text:p>1390</text:p>
          </table:table-cell>
          <table:table-cell table:formula="of:=INT([.$B$3]*(0.42 - 0.5*COS((2*PI()*[.$A24])/[.E$4])+0.08*COS((4*PI()*[.$A24])/[.E$4])))" office:value-type="float" office:value="6603" calcext:value-type="float">
            <text:p>6603</text:p>
          </table:table-cell>
          <table:table-cell table:formula="of:=INT([.$B$3]*(0.42 - 0.5*COS((2*PI()*[.$A24])/[.F$4])+0.08*COS((4*PI()*[.$A24])/[.F$4])))" office:value-type="float" office:value="33781" calcext:value-type="float">
            <text:p>33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$B$3]*(0.42 - 0.5*COS((2*PI()*[.$A25])/[.B$4])+0.08*COS((4*PI()*[.$A25])/[.B$4])))" office:value-type="float" office:value="89" calcext:value-type="float">
            <text:p>89</text:p>
          </table:table-cell>
          <table:table-cell table:formula="of:=INT([.$B$3]*(0.42 - 0.5*COS((2*PI()*[.$A25])/[.C$4])+0.08*COS((4*PI()*[.$A25])/[.C$4])))" office:value-type="float" office:value="364" calcext:value-type="float">
            <text:p>364</text:p>
          </table:table-cell>
          <table:table-cell table:formula="of:=INT([.$B$3]*(0.42 - 0.5*COS((2*PI()*[.$A25])/[.D$4])+0.08*COS((4*PI()*[.$A25])/[.D$4])))" office:value-type="float" office:value="1552" calcext:value-type="float">
            <text:p>1552</text:p>
          </table:table-cell>
          <table:table-cell table:formula="of:=INT([.$B$3]*(0.42 - 0.5*COS((2*PI()*[.$A25])/[.E$4])+0.08*COS((4*PI()*[.$A25])/[.E$4])))" office:value-type="float" office:value="7450" calcext:value-type="float">
            <text:p>7450</text:p>
          </table:table-cell>
          <table:table-cell table:formula="of:=INT([.$B$3]*(0.42 - 0.5*COS((2*PI()*[.$A25])/[.F$4])+0.08*COS((4*PI()*[.$A25])/[.F$4])))" office:value-type="float" office:value="37532" calcext:value-type="float">
            <text:p>37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$B$3]*(0.42 - 0.5*COS((2*PI()*[.$A26])/[.B$4])+0.08*COS((4*PI()*[.$A26])/[.B$4])))" office:value-type="float" office:value="98" calcext:value-type="float">
            <text:p>98</text:p>
          </table:table-cell>
          <table:table-cell table:formula="of:=INT([.$B$3]*(0.42 - 0.5*COS((2*PI()*[.$A26])/[.C$4])+0.08*COS((4*PI()*[.$A26])/[.C$4])))" office:value-type="float" office:value="402" calcext:value-type="float">
            <text:p>402</text:p>
          </table:table-cell>
          <table:table-cell table:formula="of:=INT([.$B$3]*(0.42 - 0.5*COS((2*PI()*[.$A26])/[.D$4])+0.08*COS((4*PI()*[.$A26])/[.D$4])))" office:value-type="float" office:value="1723" calcext:value-type="float">
            <text:p>1723</text:p>
          </table:table-cell>
          <table:table-cell table:formula="of:=INT([.$B$3]*(0.42 - 0.5*COS((2*PI()*[.$A26])/[.E$4])+0.08*COS((4*PI()*[.$A26])/[.E$4])))" office:value-type="float" office:value="8361" calcext:value-type="float">
            <text:p>8361</text:p>
          </table:table-cell>
          <table:table-cell table:formula="of:=INT([.$B$3]*(0.42 - 0.5*COS((2*PI()*[.$A26])/[.F$4])+0.08*COS((4*PI()*[.$A26])/[.F$4])))" office:value-type="float" office:value="41287" calcext:value-type="float">
            <text:p>41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$B$3]*(0.42 - 0.5*COS((2*PI()*[.$A27])/[.B$4])+0.08*COS((4*PI()*[.$A27])/[.B$4])))" office:value-type="float" office:value="108" calcext:value-type="float">
            <text:p>108</text:p>
          </table:table-cell>
          <table:table-cell table:formula="of:=INT([.$B$3]*(0.42 - 0.5*COS((2*PI()*[.$A27])/[.C$4])+0.08*COS((4*PI()*[.$A27])/[.C$4])))" office:value-type="float" office:value="442" calcext:value-type="float">
            <text:p>442</text:p>
          </table:table-cell>
          <table:table-cell table:formula="of:=INT([.$B$3]*(0.42 - 0.5*COS((2*PI()*[.$A27])/[.D$4])+0.08*COS((4*PI()*[.$A27])/[.D$4])))" office:value-type="float" office:value="1906" calcext:value-type="float">
            <text:p>1906</text:p>
          </table:table-cell>
          <table:table-cell table:formula="of:=INT([.$B$3]*(0.42 - 0.5*COS((2*PI()*[.$A27])/[.E$4])+0.08*COS((4*PI()*[.$A27])/[.E$4])))" office:value-type="float" office:value="9338" calcext:value-type="float">
            <text:p>9338</text:p>
          </table:table-cell>
          <table:table-cell table:formula="of:=INT([.$B$3]*(0.42 - 0.5*COS((2*PI()*[.$A27])/[.F$4])+0.08*COS((4*PI()*[.$A27])/[.F$4])))" office:value-type="float" office:value="44982" calcext:value-type="float">
            <text:p>44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$B$3]*(0.42 - 0.5*COS((2*PI()*[.$A28])/[.B$4])+0.08*COS((4*PI()*[.$A28])/[.B$4])))" office:value-type="float" office:value="118" calcext:value-type="float">
            <text:p>118</text:p>
          </table:table-cell>
          <table:table-cell table:formula="of:=INT([.$B$3]*(0.42 - 0.5*COS((2*PI()*[.$A28])/[.C$4])+0.08*COS((4*PI()*[.$A28])/[.C$4])))" office:value-type="float" office:value="485" calcext:value-type="float">
            <text:p>485</text:p>
          </table:table-cell>
          <table:table-cell table:formula="of:=INT([.$B$3]*(0.42 - 0.5*COS((2*PI()*[.$A28])/[.D$4])+0.08*COS((4*PI()*[.$A28])/[.D$4])))" office:value-type="float" office:value="2100" calcext:value-type="float">
            <text:p>2100</text:p>
          </table:table-cell>
          <table:table-cell table:formula="of:=INT([.$B$3]*(0.42 - 0.5*COS((2*PI()*[.$A28])/[.E$4])+0.08*COS((4*PI()*[.$A28])/[.E$4])))" office:value-type="float" office:value="10381" calcext:value-type="float">
            <text:p>10381</text:p>
          </table:table-cell>
          <table:table-cell table:formula="of:=INT([.$B$3]*(0.42 - 0.5*COS((2*PI()*[.$A28])/[.F$4])+0.08*COS((4*PI()*[.$A28])/[.F$4])))" office:value-type="float" office:value="48554" calcext:value-type="float">
            <text:p>48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$B$3]*(0.42 - 0.5*COS((2*PI()*[.$A29])/[.B$4])+0.08*COS((4*PI()*[.$A29])/[.B$4])))" office:value-type="float" office:value="129" calcext:value-type="float">
            <text:p>129</text:p>
          </table:table-cell>
          <table:table-cell table:formula="of:=INT([.$B$3]*(0.42 - 0.5*COS((2*PI()*[.$A29])/[.C$4])+0.08*COS((4*PI()*[.$A29])/[.C$4])))" office:value-type="float" office:value="529" calcext:value-type="float">
            <text:p>529</text:p>
          </table:table-cell>
          <table:table-cell table:formula="of:=INT([.$B$3]*(0.42 - 0.5*COS((2*PI()*[.$A29])/[.D$4])+0.08*COS((4*PI()*[.$A29])/[.D$4])))" office:value-type="float" office:value="2305" calcext:value-type="float">
            <text:p>2305</text:p>
          </table:table-cell>
          <table:table-cell table:formula="of:=INT([.$B$3]*(0.42 - 0.5*COS((2*PI()*[.$A29])/[.E$4])+0.08*COS((4*PI()*[.$A29])/[.E$4])))" office:value-type="float" office:value="11491" calcext:value-type="float">
            <text:p>11491</text:p>
          </table:table-cell>
          <table:table-cell table:formula="of:=INT([.$B$3]*(0.42 - 0.5*COS((2*PI()*[.$A29])/[.F$4])+0.08*COS((4*PI()*[.$A29])/[.F$4])))" office:value-type="float" office:value="51936" calcext:value-type="float">
            <text:p>51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$B$3]*(0.42 - 0.5*COS((2*PI()*[.$A30])/[.B$4])+0.08*COS((4*PI()*[.$A30])/[.B$4])))" office:value-type="float" office:value="140" calcext:value-type="float">
            <text:p>140</text:p>
          </table:table-cell>
          <table:table-cell table:formula="of:=INT([.$B$3]*(0.42 - 0.5*COS((2*PI()*[.$A30])/[.C$4])+0.08*COS((4*PI()*[.$A30])/[.C$4])))" office:value-type="float" office:value="575" calcext:value-type="float">
            <text:p>575</text:p>
          </table:table-cell>
          <table:table-cell table:formula="of:=INT([.$B$3]*(0.42 - 0.5*COS((2*PI()*[.$A30])/[.D$4])+0.08*COS((4*PI()*[.$A30])/[.D$4])))" office:value-type="float" office:value="2522" calcext:value-type="float">
            <text:p>2522</text:p>
          </table:table-cell>
          <table:table-cell table:formula="of:=INT([.$B$3]*(0.42 - 0.5*COS((2*PI()*[.$A30])/[.E$4])+0.08*COS((4*PI()*[.$A30])/[.E$4])))" office:value-type="float" office:value="12668" calcext:value-type="float">
            <text:p>12668</text:p>
          </table:table-cell>
          <table:table-cell table:formula="of:=INT([.$B$3]*(0.42 - 0.5*COS((2*PI()*[.$A30])/[.F$4])+0.08*COS((4*PI()*[.$A30])/[.F$4])))" office:value-type="float" office:value="55064" calcext:value-type="float">
            <text:p>550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$B$3]*(0.42 - 0.5*COS((2*PI()*[.$A31])/[.B$4])+0.08*COS((4*PI()*[.$A31])/[.B$4])))" office:value-type="float" office:value="151" calcext:value-type="float">
            <text:p>151</text:p>
          </table:table-cell>
          <table:table-cell table:formula="of:=INT([.$B$3]*(0.42 - 0.5*COS((2*PI()*[.$A31])/[.C$4])+0.08*COS((4*PI()*[.$A31])/[.C$4])))" office:value-type="float" office:value="624" calcext:value-type="float">
            <text:p>624</text:p>
          </table:table-cell>
          <table:table-cell table:formula="of:=INT([.$B$3]*(0.42 - 0.5*COS((2*PI()*[.$A31])/[.D$4])+0.08*COS((4*PI()*[.$A31])/[.D$4])))" office:value-type="float" office:value="2751" calcext:value-type="float">
            <text:p>2751</text:p>
          </table:table-cell>
          <table:table-cell table:formula="of:=INT([.$B$3]*(0.42 - 0.5*COS((2*PI()*[.$A31])/[.E$4])+0.08*COS((4*PI()*[.$A31])/[.E$4])))" office:value-type="float" office:value="13911" calcext:value-type="float">
            <text:p>13911</text:p>
          </table:table-cell>
          <table:table-cell table:formula="of:=INT([.$B$3]*(0.42 - 0.5*COS((2*PI()*[.$A31])/[.F$4])+0.08*COS((4*PI()*[.$A31])/[.F$4])))" office:value-type="float" office:value="57876" calcext:value-type="float">
            <text:p>578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$B$3]*(0.42 - 0.5*COS((2*PI()*[.$A32])/[.B$4])+0.08*COS((4*PI()*[.$A32])/[.B$4])))" office:value-type="float" office:value="163" calcext:value-type="float">
            <text:p>163</text:p>
          </table:table-cell>
          <table:table-cell table:formula="of:=INT([.$B$3]*(0.42 - 0.5*COS((2*PI()*[.$A32])/[.C$4])+0.08*COS((4*PI()*[.$A32])/[.C$4])))" office:value-type="float" office:value="675" calcext:value-type="float">
            <text:p>675</text:p>
          </table:table-cell>
          <table:table-cell table:formula="of:=INT([.$B$3]*(0.42 - 0.5*COS((2*PI()*[.$A32])/[.D$4])+0.08*COS((4*PI()*[.$A32])/[.D$4])))" office:value-type="float" office:value="2992" calcext:value-type="float">
            <text:p>2992</text:p>
          </table:table-cell>
          <table:table-cell table:formula="of:=INT([.$B$3]*(0.42 - 0.5*COS((2*PI()*[.$A32])/[.E$4])+0.08*COS((4*PI()*[.$A32])/[.E$4])))" office:value-type="float" office:value="15220" calcext:value-type="float">
            <text:p>15220</text:p>
          </table:table-cell>
          <table:table-cell table:formula="of:=INT([.$B$3]*(0.42 - 0.5*COS((2*PI()*[.$A32])/[.F$4])+0.08*COS((4*PI()*[.$A32])/[.F$4])))" office:value-type="float" office:value="60316" calcext:value-type="float">
            <text:p>603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$B$3]*(0.42 - 0.5*COS((2*PI()*[.$A33])/[.B$4])+0.08*COS((4*PI()*[.$A33])/[.B$4])))" office:value-type="float" office:value="176" calcext:value-type="float">
            <text:p>176</text:p>
          </table:table-cell>
          <table:table-cell table:formula="of:=INT([.$B$3]*(0.42 - 0.5*COS((2*PI()*[.$A33])/[.C$4])+0.08*COS((4*PI()*[.$A33])/[.C$4])))" office:value-type="float" office:value="728" calcext:value-type="float">
            <text:p>728</text:p>
          </table:table-cell>
          <table:table-cell table:formula="of:=INT([.$B$3]*(0.42 - 0.5*COS((2*PI()*[.$A33])/[.D$4])+0.08*COS((4*PI()*[.$A33])/[.D$4])))" office:value-type="float" office:value="3246" calcext:value-type="float">
            <text:p>3246</text:p>
          </table:table-cell>
          <table:table-cell table:formula="of:=INT([.$B$3]*(0.42 - 0.5*COS((2*PI()*[.$A33])/[.E$4])+0.08*COS((4*PI()*[.$A33])/[.E$4])))" office:value-type="float" office:value="16594" calcext:value-type="float">
            <text:p>16594</text:p>
          </table:table-cell>
          <table:table-cell table:formula="of:=INT([.$B$3]*(0.42 - 0.5*COS((2*PI()*[.$A33])/[.F$4])+0.08*COS((4*PI()*[.$A33])/[.F$4])))" office:value-type="float" office:value="62332" calcext:value-type="float">
            <text:p>62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$B$3]*(0.42 - 0.5*COS((2*PI()*[.$A34])/[.B$4])+0.08*COS((4*PI()*[.$A34])/[.B$4])))" office:value-type="float" office:value="189" calcext:value-type="float">
            <text:p>189</text:p>
          </table:table-cell>
          <table:table-cell table:formula="of:=INT([.$B$3]*(0.42 - 0.5*COS((2*PI()*[.$A34])/[.C$4])+0.08*COS((4*PI()*[.$A34])/[.C$4])))" office:value-type="float" office:value="783" calcext:value-type="float">
            <text:p>783</text:p>
          </table:table-cell>
          <table:table-cell table:formula="of:=INT([.$B$3]*(0.42 - 0.5*COS((2*PI()*[.$A34])/[.D$4])+0.08*COS((4*PI()*[.$A34])/[.D$4])))" office:value-type="float" office:value="3513" calcext:value-type="float">
            <text:p>3513</text:p>
          </table:table-cell>
          <table:table-cell table:formula="of:=INT([.$B$3]*(0.42 - 0.5*COS((2*PI()*[.$A34])/[.E$4])+0.08*COS((4*PI()*[.$A34])/[.E$4])))" office:value-type="float" office:value="18030" calcext:value-type="float">
            <text:p>18030</text:p>
          </table:table-cell>
          <table:table-cell table:formula="of:=INT([.$B$3]*(0.42 - 0.5*COS((2*PI()*[.$A34])/[.F$4])+0.08*COS((4*PI()*[.$A34])/[.F$4])))" office:value-type="float" office:value="63883" calcext:value-type="float">
            <text:p>63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$B$3]*(0.42 - 0.5*COS((2*PI()*[.$A35])/[.B$4])+0.08*COS((4*PI()*[.$A35])/[.B$4])))" office:value-type="float" office:value="202" calcext:value-type="float">
            <text:p>202</text:p>
          </table:table-cell>
          <table:table-cell table:formula="of:=INT([.$B$3]*(0.42 - 0.5*COS((2*PI()*[.$A35])/[.C$4])+0.08*COS((4*PI()*[.$A35])/[.C$4])))" office:value-type="float" office:value="840" calcext:value-type="float">
            <text:p>840</text:p>
          </table:table-cell>
          <table:table-cell table:formula="of:=INT([.$B$3]*(0.42 - 0.5*COS((2*PI()*[.$A35])/[.D$4])+0.08*COS((4*PI()*[.$A35])/[.D$4])))" office:value-type="float" office:value="3792" calcext:value-type="float">
            <text:p>3792</text:p>
          </table:table-cell>
          <table:table-cell table:formula="of:=INT([.$B$3]*(0.42 - 0.5*COS((2*PI()*[.$A35])/[.E$4])+0.08*COS((4*PI()*[.$A35])/[.E$4])))" office:value-type="float" office:value="19526" calcext:value-type="float">
            <text:p>19526</text:p>
          </table:table-cell>
          <table:table-cell table:formula="of:=INT([.$B$3]*(0.42 - 0.5*COS((2*PI()*[.$A35])/[.F$4])+0.08*COS((4*PI()*[.$A35])/[.F$4])))" office:value-type="float" office:value="64936" calcext:value-type="float">
            <text:p>649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$B$3]*(0.42 - 0.5*COS((2*PI()*[.$A36])/[.B$4])+0.08*COS((4*PI()*[.$A36])/[.B$4])))" office:value-type="float" office:value="216" calcext:value-type="float">
            <text:p>216</text:p>
          </table:table-cell>
          <table:table-cell table:formula="of:=INT([.$B$3]*(0.42 - 0.5*COS((2*PI()*[.$A36])/[.C$4])+0.08*COS((4*PI()*[.$A36])/[.C$4])))" office:value-type="float" office:value="900" calcext:value-type="float">
            <text:p>900</text:p>
          </table:table-cell>
          <table:table-cell table:formula="of:=INT([.$B$3]*(0.42 - 0.5*COS((2*PI()*[.$A36])/[.D$4])+0.08*COS((4*PI()*[.$A36])/[.D$4])))" office:value-type="float" office:value="4086" calcext:value-type="float">
            <text:p>4086</text:p>
          </table:table-cell>
          <table:table-cell table:formula="of:=INT([.$B$3]*(0.42 - 0.5*COS((2*PI()*[.$A36])/[.E$4])+0.08*COS((4*PI()*[.$A36])/[.E$4])))" office:value-type="float" office:value="21080" calcext:value-type="float">
            <text:p>21080</text:p>
          </table:table-cell>
          <table:table-cell table:formula="of:=INT([.$B$3]*(0.42 - 0.5*COS((2*PI()*[.$A36])/[.F$4])+0.08*COS((4*PI()*[.$A36])/[.F$4])))" office:value-type="float" office:value="65468" calcext:value-type="float">
            <text:p>65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$B$3]*(0.42 - 0.5*COS((2*PI()*[.$A37])/[.B$4])+0.08*COS((4*PI()*[.$A37])/[.B$4])))" office:value-type="float" office:value="230" calcext:value-type="float">
            <text:p>230</text:p>
          </table:table-cell>
          <table:table-cell table:formula="of:=INT([.$B$3]*(0.42 - 0.5*COS((2*PI()*[.$A37])/[.C$4])+0.08*COS((4*PI()*[.$A37])/[.C$4])))" office:value-type="float" office:value="962" calcext:value-type="float">
            <text:p>962</text:p>
          </table:table-cell>
          <table:table-cell table:formula="of:=INT([.$B$3]*(0.42 - 0.5*COS((2*PI()*[.$A37])/[.D$4])+0.08*COS((4*PI()*[.$A37])/[.D$4])))" office:value-type="float" office:value="4393" calcext:value-type="float">
            <text:p>4393</text:p>
          </table:table-cell>
          <table:table-cell table:formula="of:=INT([.$B$3]*(0.42 - 0.5*COS((2*PI()*[.$A37])/[.E$4])+0.08*COS((4*PI()*[.$A37])/[.E$4])))" office:value-type="float" office:value="22688" calcext:value-type="float">
            <text:p>22688</text:p>
          </table:table-cell>
          <table:table-cell table:formula="of:=INT([.$B$3]*(0.42 - 0.5*COS((2*PI()*[.$A37])/[.F$4])+0.08*COS((4*PI()*[.$A37])/[.F$4])))" office:value-type="float" office:value="65468" calcext:value-type="float">
            <text:p>65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$B$3]*(0.42 - 0.5*COS((2*PI()*[.$A38])/[.B$4])+0.08*COS((4*PI()*[.$A38])/[.B$4])))" office:value-type="float" office:value="245" calcext:value-type="float">
            <text:p>245</text:p>
          </table:table-cell>
          <table:table-cell table:formula="of:=INT([.$B$3]*(0.42 - 0.5*COS((2*PI()*[.$A38])/[.C$4])+0.08*COS((4*PI()*[.$A38])/[.C$4])))" office:value-type="float" office:value="1026" calcext:value-type="float">
            <text:p>1026</text:p>
          </table:table-cell>
          <table:table-cell table:formula="of:=INT([.$B$3]*(0.42 - 0.5*COS((2*PI()*[.$A38])/[.D$4])+0.08*COS((4*PI()*[.$A38])/[.D$4])))" office:value-type="float" office:value="4715" calcext:value-type="float">
            <text:p>4715</text:p>
          </table:table-cell>
          <table:table-cell table:formula="of:=INT([.$B$3]*(0.42 - 0.5*COS((2*PI()*[.$A38])/[.E$4])+0.08*COS((4*PI()*[.$A38])/[.E$4])))" office:value-type="float" office:value="24347" calcext:value-type="float">
            <text:p>24347</text:p>
          </table:table-cell>
          <table:table-cell table:formula="of:=INT([.$B$3]*(0.42 - 0.5*COS((2*PI()*[.$A38])/[.F$4])+0.08*COS((4*PI()*[.$A38])/[.F$4])))" office:value-type="float" office:value="64936" calcext:value-type="float">
            <text:p>649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$B$3]*(0.42 - 0.5*COS((2*PI()*[.$A39])/[.B$4])+0.08*COS((4*PI()*[.$A39])/[.B$4])))" office:value-type="float" office:value="261" calcext:value-type="float">
            <text:p>261</text:p>
          </table:table-cell>
          <table:table-cell table:formula="of:=INT([.$B$3]*(0.42 - 0.5*COS((2*PI()*[.$A39])/[.C$4])+0.08*COS((4*PI()*[.$A39])/[.C$4])))" office:value-type="float" office:value="1093" calcext:value-type="float">
            <text:p>1093</text:p>
          </table:table-cell>
          <table:table-cell table:formula="of:=INT([.$B$3]*(0.42 - 0.5*COS((2*PI()*[.$A39])/[.D$4])+0.08*COS((4*PI()*[.$A39])/[.D$4])))" office:value-type="float" office:value="5050" calcext:value-type="float">
            <text:p>5050</text:p>
          </table:table-cell>
          <table:table-cell table:formula="of:=INT([.$B$3]*(0.42 - 0.5*COS((2*PI()*[.$A39])/[.E$4])+0.08*COS((4*PI()*[.$A39])/[.E$4])))" office:value-type="float" office:value="26051" calcext:value-type="float">
            <text:p>26051</text:p>
          </table:table-cell>
          <table:table-cell table:formula="of:=INT([.$B$3]*(0.42 - 0.5*COS((2*PI()*[.$A39])/[.F$4])+0.08*COS((4*PI()*[.$A39])/[.F$4])))" office:value-type="float" office:value="63883" calcext:value-type="float">
            <text:p>638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$B$3]*(0.42 - 0.5*COS((2*PI()*[.$A40])/[.B$4])+0.08*COS((4*PI()*[.$A40])/[.B$4])))" office:value-type="float" office:value="277" calcext:value-type="float">
            <text:p>277</text:p>
          </table:table-cell>
          <table:table-cell table:formula="of:=INT([.$B$3]*(0.42 - 0.5*COS((2*PI()*[.$A40])/[.C$4])+0.08*COS((4*PI()*[.$A40])/[.C$4])))" office:value-type="float" office:value="1162" calcext:value-type="float">
            <text:p>1162</text:p>
          </table:table-cell>
          <table:table-cell table:formula="of:=INT([.$B$3]*(0.42 - 0.5*COS((2*PI()*[.$A40])/[.D$4])+0.08*COS((4*PI()*[.$A40])/[.D$4])))" office:value-type="float" office:value="5401" calcext:value-type="float">
            <text:p>5401</text:p>
          </table:table-cell>
          <table:table-cell table:formula="of:=INT([.$B$3]*(0.42 - 0.5*COS((2*PI()*[.$A40])/[.E$4])+0.08*COS((4*PI()*[.$A40])/[.E$4])))" office:value-type="float" office:value="27796" calcext:value-type="float">
            <text:p>27796</text:p>
          </table:table-cell>
          <table:table-cell table:formula="of:=INT([.$B$3]*(0.42 - 0.5*COS((2*PI()*[.$A40])/[.F$4])+0.08*COS((4*PI()*[.$A40])/[.F$4])))" office:value-type="float" office:value="62332" calcext:value-type="float">
            <text:p>623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$B$3]*(0.42 - 0.5*COS((2*PI()*[.$A41])/[.B$4])+0.08*COS((4*PI()*[.$A41])/[.B$4])))" office:value-type="float" office:value="293" calcext:value-type="float">
            <text:p>293</text:p>
          </table:table-cell>
          <table:table-cell table:formula="of:=INT([.$B$3]*(0.42 - 0.5*COS((2*PI()*[.$A41])/[.C$4])+0.08*COS((4*PI()*[.$A41])/[.C$4])))" office:value-type="float" office:value="1234" calcext:value-type="float">
            <text:p>1234</text:p>
          </table:table-cell>
          <table:table-cell table:formula="of:=INT([.$B$3]*(0.42 - 0.5*COS((2*PI()*[.$A41])/[.D$4])+0.08*COS((4*PI()*[.$A41])/[.D$4])))" office:value-type="float" office:value="5766" calcext:value-type="float">
            <text:p>5766</text:p>
          </table:table-cell>
          <table:table-cell table:formula="of:=INT([.$B$3]*(0.42 - 0.5*COS((2*PI()*[.$A41])/[.E$4])+0.08*COS((4*PI()*[.$A41])/[.E$4])))" office:value-type="float" office:value="29577" calcext:value-type="float">
            <text:p>29577</text:p>
          </table:table-cell>
          <table:table-cell table:formula="of:=INT([.$B$3]*(0.42 - 0.5*COS((2*PI()*[.$A41])/[.F$4])+0.08*COS((4*PI()*[.$A41])/[.F$4])))" office:value-type="float" office:value="60316" calcext:value-type="float">
            <text:p>603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$B$3]*(0.42 - 0.5*COS((2*PI()*[.$A42])/[.B$4])+0.08*COS((4*PI()*[.$A42])/[.B$4])))" office:value-type="float" office:value="310" calcext:value-type="float">
            <text:p>310</text:p>
          </table:table-cell>
          <table:table-cell table:formula="of:=INT([.$B$3]*(0.42 - 0.5*COS((2*PI()*[.$A42])/[.C$4])+0.08*COS((4*PI()*[.$A42])/[.C$4])))" office:value-type="float" office:value="1308" calcext:value-type="float">
            <text:p>1308</text:p>
          </table:table-cell>
          <table:table-cell table:formula="of:=INT([.$B$3]*(0.42 - 0.5*COS((2*PI()*[.$A42])/[.D$4])+0.08*COS((4*PI()*[.$A42])/[.D$4])))" office:value-type="float" office:value="6147" calcext:value-type="float">
            <text:p>6147</text:p>
          </table:table-cell>
          <table:table-cell table:formula="of:=INT([.$B$3]*(0.42 - 0.5*COS((2*PI()*[.$A42])/[.E$4])+0.08*COS((4*PI()*[.$A42])/[.E$4])))" office:value-type="float" office:value="31389" calcext:value-type="float">
            <text:p>31389</text:p>
          </table:table-cell>
          <table:table-cell table:formula="of:=INT([.$B$3]*(0.42 - 0.5*COS((2*PI()*[.$A42])/[.F$4])+0.08*COS((4*PI()*[.$A42])/[.F$4])))" office:value-type="float" office:value="57876" calcext:value-type="float">
            <text:p>578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$B$3]*(0.42 - 0.5*COS((2*PI()*[.$A43])/[.B$4])+0.08*COS((4*PI()*[.$A43])/[.B$4])))" office:value-type="float" office:value="327" calcext:value-type="float">
            <text:p>327</text:p>
          </table:table-cell>
          <table:table-cell table:formula="of:=INT([.$B$3]*(0.42 - 0.5*COS((2*PI()*[.$A43])/[.C$4])+0.08*COS((4*PI()*[.$A43])/[.C$4])))" office:value-type="float" office:value="1384" calcext:value-type="float">
            <text:p>1384</text:p>
          </table:table-cell>
          <table:table-cell table:formula="of:=INT([.$B$3]*(0.42 - 0.5*COS((2*PI()*[.$A43])/[.D$4])+0.08*COS((4*PI()*[.$A43])/[.D$4])))" office:value-type="float" office:value="6542" calcext:value-type="float">
            <text:p>6542</text:p>
          </table:table-cell>
          <table:table-cell table:formula="of:=INT([.$B$3]*(0.42 - 0.5*COS((2*PI()*[.$A43])/[.E$4])+0.08*COS((4*PI()*[.$A43])/[.E$4])))" office:value-type="float" office:value="33224" calcext:value-type="float">
            <text:p>33224</text:p>
          </table:table-cell>
          <table:table-cell table:formula="of:=INT([.$B$3]*(0.42 - 0.5*COS((2*PI()*[.$A43])/[.F$4])+0.08*COS((4*PI()*[.$A43])/[.F$4])))" office:value-type="float" office:value="55064" calcext:value-type="float">
            <text:p>550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$B$3]*(0.42 - 0.5*COS((2*PI()*[.$A44])/[.B$4])+0.08*COS((4*PI()*[.$A44])/[.B$4])))" office:value-type="float" office:value="345" calcext:value-type="float">
            <text:p>345</text:p>
          </table:table-cell>
          <table:table-cell table:formula="of:=INT([.$B$3]*(0.42 - 0.5*COS((2*PI()*[.$A44])/[.C$4])+0.08*COS((4*PI()*[.$A44])/[.C$4])))" office:value-type="float" office:value="1463" calcext:value-type="float">
            <text:p>1463</text:p>
          </table:table-cell>
          <table:table-cell table:formula="of:=INT([.$B$3]*(0.42 - 0.5*COS((2*PI()*[.$A44])/[.D$4])+0.08*COS((4*PI()*[.$A44])/[.D$4])))" office:value-type="float" office:value="6954" calcext:value-type="float">
            <text:p>6954</text:p>
          </table:table-cell>
          <table:table-cell table:formula="of:=INT([.$B$3]*(0.42 - 0.5*COS((2*PI()*[.$A44])/[.E$4])+0.08*COS((4*PI()*[.$A44])/[.E$4])))" office:value-type="float" office:value="35076" calcext:value-type="float">
            <text:p>35076</text:p>
          </table:table-cell>
          <table:table-cell table:formula="of:=INT([.$B$3]*(0.42 - 0.5*COS((2*PI()*[.$A44])/[.F$4])+0.08*COS((4*PI()*[.$A44])/[.F$4])))" office:value-type="float" office:value="51936" calcext:value-type="float">
            <text:p>51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$B$3]*(0.42 - 0.5*COS((2*PI()*[.$A45])/[.B$4])+0.08*COS((4*PI()*[.$A45])/[.B$4])))" office:value-type="float" office:value="363" calcext:value-type="float">
            <text:p>363</text:p>
          </table:table-cell>
          <table:table-cell table:formula="of:=INT([.$B$3]*(0.42 - 0.5*COS((2*PI()*[.$A45])/[.C$4])+0.08*COS((4*PI()*[.$A45])/[.C$4])))" office:value-type="float" office:value="1545" calcext:value-type="float">
            <text:p>1545</text:p>
          </table:table-cell>
          <table:table-cell table:formula="of:=INT([.$B$3]*(0.42 - 0.5*COS((2*PI()*[.$A45])/[.D$4])+0.08*COS((4*PI()*[.$A45])/[.D$4])))" office:value-type="float" office:value="7381" calcext:value-type="float">
            <text:p>7381</text:p>
          </table:table-cell>
          <table:table-cell table:formula="of:=INT([.$B$3]*(0.42 - 0.5*COS((2*PI()*[.$A45])/[.E$4])+0.08*COS((4*PI()*[.$A45])/[.E$4])))" office:value-type="float" office:value="36939" calcext:value-type="float">
            <text:p>36939</text:p>
          </table:table-cell>
          <table:table-cell table:formula="of:=INT([.$B$3]*(0.42 - 0.5*COS((2*PI()*[.$A45])/[.F$4])+0.08*COS((4*PI()*[.$A45])/[.F$4])))" office:value-type="float" office:value="48554" calcext:value-type="float">
            <text:p>485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$B$3]*(0.42 - 0.5*COS((2*PI()*[.$A46])/[.B$4])+0.08*COS((4*PI()*[.$A46])/[.B$4])))" office:value-type="float" office:value="382" calcext:value-type="float">
            <text:p>382</text:p>
          </table:table-cell>
          <table:table-cell table:formula="of:=INT([.$B$3]*(0.42 - 0.5*COS((2*PI()*[.$A46])/[.C$4])+0.08*COS((4*PI()*[.$A46])/[.C$4])))" office:value-type="float" office:value="1629" calcext:value-type="float">
            <text:p>1629</text:p>
          </table:table-cell>
          <table:table-cell table:formula="of:=INT([.$B$3]*(0.42 - 0.5*COS((2*PI()*[.$A46])/[.D$4])+0.08*COS((4*PI()*[.$A46])/[.D$4])))" office:value-type="float" office:value="7824" calcext:value-type="float">
            <text:p>7824</text:p>
          </table:table-cell>
          <table:table-cell table:formula="of:=INT([.$B$3]*(0.42 - 0.5*COS((2*PI()*[.$A46])/[.E$4])+0.08*COS((4*PI()*[.$A46])/[.E$4])))" office:value-type="float" office:value="38806" calcext:value-type="float">
            <text:p>38806</text:p>
          </table:table-cell>
          <table:table-cell table:formula="of:=INT([.$B$3]*(0.42 - 0.5*COS((2*PI()*[.$A46])/[.F$4])+0.08*COS((4*PI()*[.$A46])/[.F$4])))" office:value-type="float" office:value="44982" calcext:value-type="float">
            <text:p>44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$B$3]*(0.42 - 0.5*COS((2*PI()*[.$A47])/[.B$4])+0.08*COS((4*PI()*[.$A47])/[.B$4])))" office:value-type="float" office:value="401" calcext:value-type="float">
            <text:p>401</text:p>
          </table:table-cell>
          <table:table-cell table:formula="of:=INT([.$B$3]*(0.42 - 0.5*COS((2*PI()*[.$A47])/[.C$4])+0.08*COS((4*PI()*[.$A47])/[.C$4])))" office:value-type="float" office:value="1716" calcext:value-type="float">
            <text:p>1716</text:p>
          </table:table-cell>
          <table:table-cell table:formula="of:=INT([.$B$3]*(0.42 - 0.5*COS((2*PI()*[.$A47])/[.D$4])+0.08*COS((4*PI()*[.$A47])/[.D$4])))" office:value-type="float" office:value="8283" calcext:value-type="float">
            <text:p>8283</text:p>
          </table:table-cell>
          <table:table-cell table:formula="of:=INT([.$B$3]*(0.42 - 0.5*COS((2*PI()*[.$A47])/[.E$4])+0.08*COS((4*PI()*[.$A47])/[.E$4])))" office:value-type="float" office:value="40668" calcext:value-type="float">
            <text:p>40668</text:p>
          </table:table-cell>
          <table:table-cell table:formula="of:=INT([.$B$3]*(0.42 - 0.5*COS((2*PI()*[.$A47])/[.F$4])+0.08*COS((4*PI()*[.$A47])/[.F$4])))" office:value-type="float" office:value="41287" calcext:value-type="float">
            <text:p>412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$B$3]*(0.42 - 0.5*COS((2*PI()*[.$A48])/[.B$4])+0.08*COS((4*PI()*[.$A48])/[.B$4])))" office:value-type="float" office:value="421" calcext:value-type="float">
            <text:p>421</text:p>
          </table:table-cell>
          <table:table-cell table:formula="of:=INT([.$B$3]*(0.42 - 0.5*COS((2*PI()*[.$A48])/[.C$4])+0.08*COS((4*PI()*[.$A48])/[.C$4])))" office:value-type="float" office:value="1806" calcext:value-type="float">
            <text:p>1806</text:p>
          </table:table-cell>
          <table:table-cell table:formula="of:=INT([.$B$3]*(0.42 - 0.5*COS((2*PI()*[.$A48])/[.D$4])+0.08*COS((4*PI()*[.$A48])/[.D$4])))" office:value-type="float" office:value="8759" calcext:value-type="float">
            <text:p>8759</text:p>
          </table:table-cell>
          <table:table-cell table:formula="of:=INT([.$B$3]*(0.42 - 0.5*COS((2*PI()*[.$A48])/[.E$4])+0.08*COS((4*PI()*[.$A48])/[.E$4])))" office:value-type="float" office:value="42518" calcext:value-type="float">
            <text:p>42518</text:p>
          </table:table-cell>
          <table:table-cell table:formula="of:=INT([.$B$3]*(0.42 - 0.5*COS((2*PI()*[.$A48])/[.F$4])+0.08*COS((4*PI()*[.$A48])/[.F$4])))" office:value-type="float" office:value="37532" calcext:value-type="float">
            <text:p>37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$B$3]*(0.42 - 0.5*COS((2*PI()*[.$A49])/[.B$4])+0.08*COS((4*PI()*[.$A49])/[.B$4])))" office:value-type="float" office:value="441" calcext:value-type="float">
            <text:p>441</text:p>
          </table:table-cell>
          <table:table-cell table:formula="of:=INT([.$B$3]*(0.42 - 0.5*COS((2*PI()*[.$A49])/[.C$4])+0.08*COS((4*PI()*[.$A49])/[.C$4])))" office:value-type="float" office:value="1898" calcext:value-type="float">
            <text:p>1898</text:p>
          </table:table-cell>
          <table:table-cell table:formula="of:=INT([.$B$3]*(0.42 - 0.5*COS((2*PI()*[.$A49])/[.D$4])+0.08*COS((4*PI()*[.$A49])/[.D$4])))" office:value-type="float" office:value="9251" calcext:value-type="float">
            <text:p>9251</text:p>
          </table:table-cell>
          <table:table-cell table:formula="of:=INT([.$B$3]*(0.42 - 0.5*COS((2*PI()*[.$A49])/[.E$4])+0.08*COS((4*PI()*[.$A49])/[.E$4])))" office:value-type="float" office:value="44349" calcext:value-type="float">
            <text:p>44349</text:p>
          </table:table-cell>
          <table:table-cell table:formula="of:=INT([.$B$3]*(0.42 - 0.5*COS((2*PI()*[.$A49])/[.F$4])+0.08*COS((4*PI()*[.$A49])/[.F$4])))" office:value-type="float" office:value="33781" calcext:value-type="float">
            <text:p>337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$B$3]*(0.42 - 0.5*COS((2*PI()*[.$A50])/[.B$4])+0.08*COS((4*PI()*[.$A50])/[.B$4])))" office:value-type="float" office:value="462" calcext:value-type="float">
            <text:p>462</text:p>
          </table:table-cell>
          <table:table-cell table:formula="of:=INT([.$B$3]*(0.42 - 0.5*COS((2*PI()*[.$A50])/[.C$4])+0.08*COS((4*PI()*[.$A50])/[.C$4])))" office:value-type="float" office:value="1993" calcext:value-type="float">
            <text:p>1993</text:p>
          </table:table-cell>
          <table:table-cell table:formula="of:=INT([.$B$3]*(0.42 - 0.5*COS((2*PI()*[.$A50])/[.D$4])+0.08*COS((4*PI()*[.$A50])/[.D$4])))" office:value-type="float" office:value="9759" calcext:value-type="float">
            <text:p>9759</text:p>
          </table:table-cell>
          <table:table-cell table:formula="of:=INT([.$B$3]*(0.42 - 0.5*COS((2*PI()*[.$A50])/[.E$4])+0.08*COS((4*PI()*[.$A50])/[.E$4])))" office:value-type="float" office:value="46152" calcext:value-type="float">
            <text:p>46152</text:p>
          </table:table-cell>
          <table:table-cell table:formula="of:=INT([.$B$3]*(0.42 - 0.5*COS((2*PI()*[.$A50])/[.F$4])+0.08*COS((4*PI()*[.$A50])/[.F$4])))" office:value-type="float" office:value="30092" calcext:value-type="float">
            <text:p>300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$B$3]*(0.42 - 0.5*COS((2*PI()*[.$A51])/[.B$4])+0.08*COS((4*PI()*[.$A51])/[.B$4])))" office:value-type="float" office:value="484" calcext:value-type="float">
            <text:p>484</text:p>
          </table:table-cell>
          <table:table-cell table:formula="of:=INT([.$B$3]*(0.42 - 0.5*COS((2*PI()*[.$A51])/[.C$4])+0.08*COS((4*PI()*[.$A51])/[.C$4])))" office:value-type="float" office:value="2091" calcext:value-type="float">
            <text:p>2091</text:p>
          </table:table-cell>
          <table:table-cell table:formula="of:=INT([.$B$3]*(0.42 - 0.5*COS((2*PI()*[.$A51])/[.D$4])+0.08*COS((4*PI()*[.$A51])/[.D$4])))" office:value-type="float" office:value="10284" calcext:value-type="float">
            <text:p>10284</text:p>
          </table:table-cell>
          <table:table-cell table:formula="of:=INT([.$B$3]*(0.42 - 0.5*COS((2*PI()*[.$A51])/[.E$4])+0.08*COS((4*PI()*[.$A51])/[.E$4])))" office:value-type="float" office:value="47919" calcext:value-type="float">
            <text:p>47919</text:p>
          </table:table-cell>
          <table:table-cell table:formula="of:=INT([.$B$3]*(0.42 - 0.5*COS((2*PI()*[.$A51])/[.F$4])+0.08*COS((4*PI()*[.$A51])/[.F$4])))" office:value-type="float" office:value="26518" calcext:value-type="float">
            <text:p>265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$B$3]*(0.42 - 0.5*COS((2*PI()*[.$A52])/[.B$4])+0.08*COS((4*PI()*[.$A52])/[.B$4])))" office:value-type="float" office:value="506" calcext:value-type="float">
            <text:p>506</text:p>
          </table:table-cell>
          <table:table-cell table:formula="of:=INT([.$B$3]*(0.42 - 0.5*COS((2*PI()*[.$A52])/[.C$4])+0.08*COS((4*PI()*[.$A52])/[.C$4])))" office:value-type="float" office:value="2192" calcext:value-type="float">
            <text:p>2192</text:p>
          </table:table-cell>
          <table:table-cell table:formula="of:=INT([.$B$3]*(0.42 - 0.5*COS((2*PI()*[.$A52])/[.D$4])+0.08*COS((4*PI()*[.$A52])/[.D$4])))" office:value-type="float" office:value="10825" calcext:value-type="float">
            <text:p>10825</text:p>
          </table:table-cell>
          <table:table-cell table:formula="of:=INT([.$B$3]*(0.42 - 0.5*COS((2*PI()*[.$A52])/[.E$4])+0.08*COS((4*PI()*[.$A52])/[.E$4])))" office:value-type="float" office:value="49643" calcext:value-type="float">
            <text:p>49643</text:p>
          </table:table-cell>
          <table:table-cell table:formula="of:=INT([.$B$3]*(0.42 - 0.5*COS((2*PI()*[.$A52])/[.F$4])+0.08*COS((4*PI()*[.$A52])/[.F$4])))" office:value-type="float" office:value="23105" calcext:value-type="float">
            <text:p>231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$B$3]*(0.42 - 0.5*COS((2*PI()*[.$A53])/[.B$4])+0.08*COS((4*PI()*[.$A53])/[.B$4])))" office:value-type="float" office:value="528" calcext:value-type="float">
            <text:p>528</text:p>
          </table:table-cell>
          <table:table-cell table:formula="of:=INT([.$B$3]*(0.42 - 0.5*COS((2*PI()*[.$A53])/[.C$4])+0.08*COS((4*PI()*[.$A53])/[.C$4])))" office:value-type="float" office:value="2295" calcext:value-type="float">
            <text:p>2295</text:p>
          </table:table-cell>
          <table:table-cell table:formula="of:=INT([.$B$3]*(0.42 - 0.5*COS((2*PI()*[.$A53])/[.D$4])+0.08*COS((4*PI()*[.$A53])/[.D$4])))" office:value-type="float" office:value="11383" calcext:value-type="float">
            <text:p>11383</text:p>
          </table:table-cell>
          <table:table-cell table:formula="of:=INT([.$B$3]*(0.42 - 0.5*COS((2*PI()*[.$A53])/[.E$4])+0.08*COS((4*PI()*[.$A53])/[.E$4])))" office:value-type="float" office:value="51315" calcext:value-type="float">
            <text:p>51315</text:p>
          </table:table-cell>
          <table:table-cell table:formula="of:=INT([.$B$3]*(0.42 - 0.5*COS((2*PI()*[.$A53])/[.F$4])+0.08*COS((4*PI()*[.$A53])/[.F$4])))" office:value-type="float" office:value="19891" calcext:value-type="float">
            <text:p>198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$B$3]*(0.42 - 0.5*COS((2*PI()*[.$A54])/[.B$4])+0.08*COS((4*PI()*[.$A54])/[.B$4])))" office:value-type="float" office:value="551" calcext:value-type="float">
            <text:p>551</text:p>
          </table:table-cell>
          <table:table-cell table:formula="of:=INT([.$B$3]*(0.42 - 0.5*COS((2*PI()*[.$A54])/[.C$4])+0.08*COS((4*PI()*[.$A54])/[.C$4])))" office:value-type="float" office:value="2402" calcext:value-type="float">
            <text:p>2402</text:p>
          </table:table-cell>
          <table:table-cell table:formula="of:=INT([.$B$3]*(0.42 - 0.5*COS((2*PI()*[.$A54])/[.D$4])+0.08*COS((4*PI()*[.$A54])/[.D$4])))" office:value-type="float" office:value="11958" calcext:value-type="float">
            <text:p>11958</text:p>
          </table:table-cell>
          <table:table-cell table:formula="of:=INT([.$B$3]*(0.42 - 0.5*COS((2*PI()*[.$A54])/[.E$4])+0.08*COS((4*PI()*[.$A54])/[.E$4])))" office:value-type="float" office:value="52927" calcext:value-type="float">
            <text:p>52927</text:p>
          </table:table-cell>
          <table:table-cell table:formula="of:=INT([.$B$3]*(0.42 - 0.5*COS((2*PI()*[.$A54])/[.F$4])+0.08*COS((4*PI()*[.$A54])/[.F$4])))" office:value-type="float" office:value="16908" calcext:value-type="float">
            <text:p>169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$B$3]*(0.42 - 0.5*COS((2*PI()*[.$A55])/[.B$4])+0.08*COS((4*PI()*[.$A55])/[.B$4])))" office:value-type="float" office:value="574" calcext:value-type="float">
            <text:p>574</text:p>
          </table:table-cell>
          <table:table-cell table:formula="of:=INT([.$B$3]*(0.42 - 0.5*COS((2*PI()*[.$A55])/[.C$4])+0.08*COS((4*PI()*[.$A55])/[.C$4])))" office:value-type="float" office:value="2511" calcext:value-type="float">
            <text:p>2511</text:p>
          </table:table-cell>
          <table:table-cell table:formula="of:=INT([.$B$3]*(0.42 - 0.5*COS((2*PI()*[.$A55])/[.D$4])+0.08*COS((4*PI()*[.$A55])/[.D$4])))" office:value-type="float" office:value="12549" calcext:value-type="float">
            <text:p>12549</text:p>
          </table:table-cell>
          <table:table-cell table:formula="of:=INT([.$B$3]*(0.42 - 0.5*COS((2*PI()*[.$A55])/[.E$4])+0.08*COS((4*PI()*[.$A55])/[.E$4])))" office:value-type="float" office:value="54472" calcext:value-type="float">
            <text:p>54472</text:p>
          </table:table-cell>
          <table:table-cell table:formula="of:=INT([.$B$3]*(0.42 - 0.5*COS((2*PI()*[.$A55])/[.F$4])+0.08*COS((4*PI()*[.$A55])/[.F$4])))" office:value-type="float" office:value="14176" calcext:value-type="float">
            <text:p>141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$B$3]*(0.42 - 0.5*COS((2*PI()*[.$A56])/[.B$4])+0.08*COS((4*PI()*[.$A56])/[.B$4])))" office:value-type="float" office:value="598" calcext:value-type="float">
            <text:p>598</text:p>
          </table:table-cell>
          <table:table-cell table:formula="of:=INT([.$B$3]*(0.42 - 0.5*COS((2*PI()*[.$A56])/[.C$4])+0.08*COS((4*PI()*[.$A56])/[.C$4])))" office:value-type="float" office:value="2623" calcext:value-type="float">
            <text:p>2623</text:p>
          </table:table-cell>
          <table:table-cell table:formula="of:=INT([.$B$3]*(0.42 - 0.5*COS((2*PI()*[.$A56])/[.D$4])+0.08*COS((4*PI()*[.$A56])/[.D$4])))" office:value-type="float" office:value="13157" calcext:value-type="float">
            <text:p>13157</text:p>
          </table:table-cell>
          <table:table-cell table:formula="of:=INT([.$B$3]*(0.42 - 0.5*COS((2*PI()*[.$A56])/[.E$4])+0.08*COS((4*PI()*[.$A56])/[.E$4])))" office:value-type="float" office:value="55941" calcext:value-type="float">
            <text:p>55941</text:p>
          </table:table-cell>
          <table:table-cell table:formula="of:=INT([.$B$3]*(0.42 - 0.5*COS((2*PI()*[.$A56])/[.F$4])+0.08*COS((4*PI()*[.$A56])/[.F$4])))"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$B$3]*(0.42 - 0.5*COS((2*PI()*[.$A57])/[.B$4])+0.08*COS((4*PI()*[.$A57])/[.B$4])))" office:value-type="float" office:value="623" calcext:value-type="float">
            <text:p>623</text:p>
          </table:table-cell>
          <table:table-cell table:formula="of:=INT([.$B$3]*(0.42 - 0.5*COS((2*PI()*[.$A57])/[.C$4])+0.08*COS((4*PI()*[.$A57])/[.C$4])))" office:value-type="float" office:value="2739" calcext:value-type="float">
            <text:p>2739</text:p>
          </table:table-cell>
          <table:table-cell table:formula="of:=INT([.$B$3]*(0.42 - 0.5*COS((2*PI()*[.$A57])/[.D$4])+0.08*COS((4*PI()*[.$A57])/[.D$4])))" office:value-type="float" office:value="13781" calcext:value-type="float">
            <text:p>13781</text:p>
          </table:table-cell>
          <table:table-cell table:formula="of:=INT([.$B$3]*(0.42 - 0.5*COS((2*PI()*[.$A57])/[.E$4])+0.08*COS((4*PI()*[.$A57])/[.E$4])))" office:value-type="float" office:value="57329" calcext:value-type="float">
            <text:p>57329</text:p>
          </table:table-cell>
          <table:table-cell table:formula="of:=INT([.$B$3]*(0.42 - 0.5*COS((2*PI()*[.$A57])/[.F$4])+0.08*COS((4*PI()*[.$A57])/[.F$4])))"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$B$3]*(0.42 - 0.5*COS((2*PI()*[.$A58])/[.B$4])+0.08*COS((4*PI()*[.$A58])/[.B$4])))" office:value-type="float" office:value="648" calcext:value-type="float">
            <text:p>648</text:p>
          </table:table-cell>
          <table:table-cell table:formula="of:=INT([.$B$3]*(0.42 - 0.5*COS((2*PI()*[.$A58])/[.C$4])+0.08*COS((4*PI()*[.$A58])/[.C$4])))" office:value-type="float" office:value="2857" calcext:value-type="float">
            <text:p>2857</text:p>
          </table:table-cell>
          <table:table-cell table:formula="of:=INT([.$B$3]*(0.42 - 0.5*COS((2*PI()*[.$A58])/[.D$4])+0.08*COS((4*PI()*[.$A58])/[.D$4])))" office:value-type="float" office:value="14422" calcext:value-type="float">
            <text:p>14422</text:p>
          </table:table-cell>
          <table:table-cell table:formula="of:=INT([.$B$3]*(0.42 - 0.5*COS((2*PI()*[.$A58])/[.E$4])+0.08*COS((4*PI()*[.$A58])/[.E$4])))" office:value-type="float" office:value="58628" calcext:value-type="float">
            <text:p>58628</text:p>
          </table:table-cell>
          <table:table-cell table:formula="of:=INT([.$B$3]*(0.42 - 0.5*COS((2*PI()*[.$A58])/[.F$4])+0.08*COS((4*PI()*[.$A58])/[.F$4])))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$B$3]*(0.42 - 0.5*COS((2*PI()*[.$A59])/[.B$4])+0.08*COS((4*PI()*[.$A59])/[.B$4])))" office:value-type="float" office:value="674" calcext:value-type="float">
            <text:p>674</text:p>
          </table:table-cell>
          <table:table-cell table:formula="of:=INT([.$B$3]*(0.42 - 0.5*COS((2*PI()*[.$A59])/[.C$4])+0.08*COS((4*PI()*[.$A59])/[.C$4])))" office:value-type="float" office:value="2979" calcext:value-type="float">
            <text:p>2979</text:p>
          </table:table-cell>
          <table:table-cell table:formula="of:=INT([.$B$3]*(0.42 - 0.5*COS((2*PI()*[.$A59])/[.D$4])+0.08*COS((4*PI()*[.$A59])/[.D$4])))" office:value-type="float" office:value="15078" calcext:value-type="float">
            <text:p>15078</text:p>
          </table:table-cell>
          <table:table-cell table:formula="of:=INT([.$B$3]*(0.42 - 0.5*COS((2*PI()*[.$A59])/[.E$4])+0.08*COS((4*PI()*[.$A59])/[.E$4])))" office:value-type="float" office:value="59831" calcext:value-type="float">
            <text:p>59831</text:p>
          </table:table-cell>
          <table:table-cell table:formula="of:=INT([.$B$3]*(0.42 - 0.5*COS((2*PI()*[.$A59])/[.F$4])+0.08*COS((4*PI()*[.$A59])/[.F$4])))"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$B$3]*(0.42 - 0.5*COS((2*PI()*[.$A60])/[.B$4])+0.08*COS((4*PI()*[.$A60])/[.B$4])))" office:value-type="float" office:value="700" calcext:value-type="float">
            <text:p>700</text:p>
          </table:table-cell>
          <table:table-cell table:formula="of:=INT([.$B$3]*(0.42 - 0.5*COS((2*PI()*[.$A60])/[.C$4])+0.08*COS((4*PI()*[.$A60])/[.C$4])))" office:value-type="float" office:value="3104" calcext:value-type="float">
            <text:p>3104</text:p>
          </table:table-cell>
          <table:table-cell table:formula="of:=INT([.$B$3]*(0.42 - 0.5*COS((2*PI()*[.$A60])/[.D$4])+0.08*COS((4*PI()*[.$A60])/[.D$4])))" office:value-type="float" office:value="15751" calcext:value-type="float">
            <text:p>15751</text:p>
          </table:table-cell>
          <table:table-cell table:formula="of:=INT([.$B$3]*(0.42 - 0.5*COS((2*PI()*[.$A60])/[.E$4])+0.08*COS((4*PI()*[.$A60])/[.E$4])))" office:value-type="float" office:value="60932" calcext:value-type="float">
            <text:p>60932</text:p>
          </table:table-cell>
          <table:table-cell table:formula="of:=INT([.$B$3]*(0.42 - 0.5*COS((2*PI()*[.$A60])/[.F$4])+0.08*COS((4*PI()*[.$A60])/[.F$4])))"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$B$3]*(0.42 - 0.5*COS((2*PI()*[.$A61])/[.B$4])+0.08*COS((4*PI()*[.$A61])/[.B$4])))" office:value-type="float" office:value="726" calcext:value-type="float">
            <text:p>726</text:p>
          </table:table-cell>
          <table:table-cell table:formula="of:=INT([.$B$3]*(0.42 - 0.5*COS((2*PI()*[.$A61])/[.C$4])+0.08*COS((4*PI()*[.$A61])/[.C$4])))" office:value-type="float" office:value="3232" calcext:value-type="float">
            <text:p>3232</text:p>
          </table:table-cell>
          <table:table-cell table:formula="of:=INT([.$B$3]*(0.42 - 0.5*COS((2*PI()*[.$A61])/[.D$4])+0.08*COS((4*PI()*[.$A61])/[.D$4])))" office:value-type="float" office:value="16440" calcext:value-type="float">
            <text:p>16440</text:p>
          </table:table-cell>
          <table:table-cell table:formula="of:=INT([.$B$3]*(0.42 - 0.5*COS((2*PI()*[.$A61])/[.E$4])+0.08*COS((4*PI()*[.$A61])/[.E$4])))" office:value-type="float" office:value="61926" calcext:value-type="float">
            <text:p>61926</text:p>
          </table:table-cell>
          <table:table-cell table:formula="of:=INT([.$B$3]*(0.42 - 0.5*COS((2*PI()*[.$A61])/[.F$4])+0.08*COS((4*PI()*[.$A61])/[.F$4])))"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$B$3]*(0.42 - 0.5*COS((2*PI()*[.$A62])/[.B$4])+0.08*COS((4*PI()*[.$A62])/[.B$4])))" office:value-type="float" office:value="754" calcext:value-type="float">
            <text:p>754</text:p>
          </table:table-cell>
          <table:table-cell table:formula="of:=INT([.$B$3]*(0.42 - 0.5*COS((2*PI()*[.$A62])/[.C$4])+0.08*COS((4*PI()*[.$A62])/[.C$4])))" office:value-type="float" office:value="3363" calcext:value-type="float">
            <text:p>3363</text:p>
          </table:table-cell>
          <table:table-cell table:formula="of:=INT([.$B$3]*(0.42 - 0.5*COS((2*PI()*[.$A62])/[.D$4])+0.08*COS((4*PI()*[.$A62])/[.D$4])))" office:value-type="float" office:value="17144" calcext:value-type="float">
            <text:p>17144</text:p>
          </table:table-cell>
          <table:table-cell table:formula="of:=INT([.$B$3]*(0.42 - 0.5*COS((2*PI()*[.$A62])/[.E$4])+0.08*COS((4*PI()*[.$A62])/[.E$4])))" office:value-type="float" office:value="62807" calcext:value-type="float">
            <text:p>62807</text:p>
          </table:table-cell>
          <table:table-cell table:formula="of:=INT([.$B$3]*(0.42 - 0.5*COS((2*PI()*[.$A62])/[.F$4])+0.08*COS((4*PI()*[.$A62])/[.F$4])))"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$B$3]*(0.42 - 0.5*COS((2*PI()*[.$A63])/[.B$4])+0.08*COS((4*PI()*[.$A63])/[.B$4])))" office:value-type="float" office:value="781" calcext:value-type="float">
            <text:p>781</text:p>
          </table:table-cell>
          <table:table-cell table:formula="of:=INT([.$B$3]*(0.42 - 0.5*COS((2*PI()*[.$A63])/[.C$4])+0.08*COS((4*PI()*[.$A63])/[.C$4])))" office:value-type="float" office:value="3497" calcext:value-type="float">
            <text:p>3497</text:p>
          </table:table-cell>
          <table:table-cell table:formula="of:=INT([.$B$3]*(0.42 - 0.5*COS((2*PI()*[.$A63])/[.D$4])+0.08*COS((4*PI()*[.$A63])/[.D$4])))" office:value-type="float" office:value="17864" calcext:value-type="float">
            <text:p>17864</text:p>
          </table:table-cell>
          <table:table-cell table:formula="of:=INT([.$B$3]*(0.42 - 0.5*COS((2*PI()*[.$A63])/[.E$4])+0.08*COS((4*PI()*[.$A63])/[.E$4])))" office:value-type="float" office:value="63571" calcext:value-type="float">
            <text:p>63571</text:p>
          </table:table-cell>
          <table:table-cell table:formula="of:=INT([.$B$3]*(0.42 - 0.5*COS((2*PI()*[.$A63])/[.F$4])+0.08*COS((4*PI()*[.$A63])/[.F$4])))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$B$3]*(0.42 - 0.5*COS((2*PI()*[.$A64])/[.B$4])+0.08*COS((4*PI()*[.$A64])/[.B$4])))" office:value-type="float" office:value="810" calcext:value-type="float">
            <text:p>810</text:p>
          </table:table-cell>
          <table:table-cell table:formula="of:=INT([.$B$3]*(0.42 - 0.5*COS((2*PI()*[.$A64])/[.C$4])+0.08*COS((4*PI()*[.$A64])/[.C$4])))" office:value-type="float" office:value="3635" calcext:value-type="float">
            <text:p>3635</text:p>
          </table:table-cell>
          <table:table-cell table:formula="of:=INT([.$B$3]*(0.42 - 0.5*COS((2*PI()*[.$A64])/[.D$4])+0.08*COS((4*PI()*[.$A64])/[.D$4])))" office:value-type="float" office:value="18598" calcext:value-type="float">
            <text:p>18598</text:p>
          </table:table-cell>
          <table:table-cell table:formula="of:=INT([.$B$3]*(0.42 - 0.5*COS((2*PI()*[.$A64])/[.E$4])+0.08*COS((4*PI()*[.$A64])/[.E$4])))" office:value-type="float" office:value="64215" calcext:value-type="float">
            <text:p>64215</text:p>
          </table:table-cell>
          <table:table-cell table:formula="of:=INT([.$B$3]*(0.42 - 0.5*COS((2*PI()*[.$A64])/[.F$4])+0.08*COS((4*PI()*[.$A64])/[.F$4]))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$B$3]*(0.42 - 0.5*COS((2*PI()*[.$A65])/[.B$4])+0.08*COS((4*PI()*[.$A65])/[.B$4])))" office:value-type="float" office:value="839" calcext:value-type="float">
            <text:p>839</text:p>
          </table:table-cell>
          <table:table-cell table:formula="of:=INT([.$B$3]*(0.42 - 0.5*COS((2*PI()*[.$A65])/[.C$4])+0.08*COS((4*PI()*[.$A65])/[.C$4])))" office:value-type="float" office:value="3776" calcext:value-type="float">
            <text:p>3776</text:p>
          </table:table-cell>
          <table:table-cell table:formula="of:=INT([.$B$3]*(0.42 - 0.5*COS((2*PI()*[.$A65])/[.D$4])+0.08*COS((4*PI()*[.$A65])/[.D$4])))" office:value-type="float" office:value="19347" calcext:value-type="float">
            <text:p>19347</text:p>
          </table:table-cell>
          <table:table-cell table:formula="of:=INT([.$B$3]*(0.42 - 0.5*COS((2*PI()*[.$A65])/[.E$4])+0.08*COS((4*PI()*[.$A65])/[.E$4])))" office:value-type="float" office:value="64733" calcext:value-type="float">
            <text:p>64733</text:p>
          </table:table-cell>
          <table:table-cell table:formula="of:=INT([.$B$3]*(0.42 - 0.5*COS((2*PI()*[.$A65])/[.F$4])+0.08*COS((4*PI()*[.$A65])/[.F$4]))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$B$3]*(0.42 - 0.5*COS((2*PI()*[.$A66])/[.B$4])+0.08*COS((4*PI()*[.$A66])/[.B$4])))" office:value-type="float" office:value="868" calcext:value-type="float">
            <text:p>868</text:p>
          </table:table-cell>
          <table:table-cell table:formula="of:=INT([.$B$3]*(0.42 - 0.5*COS((2*PI()*[.$A66])/[.C$4])+0.08*COS((4*PI()*[.$A66])/[.C$4])))" office:value-type="float" office:value="3920" calcext:value-type="float">
            <text:p>3920</text:p>
          </table:table-cell>
          <table:table-cell table:formula="of:=INT([.$B$3]*(0.42 - 0.5*COS((2*PI()*[.$A66])/[.D$4])+0.08*COS((4*PI()*[.$A66])/[.D$4])))" office:value-type="float" office:value="20111" calcext:value-type="float">
            <text:p>20111</text:p>
          </table:table-cell>
          <table:table-cell table:formula="of:=INT([.$B$3]*(0.42 - 0.5*COS((2*PI()*[.$A66])/[.E$4])+0.08*COS((4*PI()*[.$A66])/[.E$4])))" office:value-type="float" office:value="65125" calcext:value-type="float">
            <text:p>65125</text:p>
          </table:table-cell>
          <table:table-cell table:formula="of:=INT([.$B$3]*(0.42 - 0.5*COS((2*PI()*[.$A66])/[.F$4])+0.08*COS((4*PI()*[.$A66])/[.F$4])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$B$3]*(0.42 - 0.5*COS((2*PI()*[.$A67])/[.B$4])+0.08*COS((4*PI()*[.$A67])/[.B$4])))" office:value-type="float" office:value="898" calcext:value-type="float">
            <text:p>898</text:p>
          </table:table-cell>
          <table:table-cell table:formula="of:=INT([.$B$3]*(0.42 - 0.5*COS((2*PI()*[.$A67])/[.C$4])+0.08*COS((4*PI()*[.$A67])/[.C$4])))" office:value-type="float" office:value="4068" calcext:value-type="float">
            <text:p>4068</text:p>
          </table:table-cell>
          <table:table-cell table:formula="of:=INT([.$B$3]*(0.42 - 0.5*COS((2*PI()*[.$A67])/[.D$4])+0.08*COS((4*PI()*[.$A67])/[.D$4])))" office:value-type="float" office:value="20888" calcext:value-type="float">
            <text:p>20888</text:p>
          </table:table-cell>
          <table:table-cell table:formula="of:=INT([.$B$3]*(0.42 - 0.5*COS((2*PI()*[.$A67])/[.E$4])+0.08*COS((4*PI()*[.$A67])/[.E$4])))" office:value-type="float" office:value="65387" calcext:value-type="float">
            <text:p>65387</text:p>
          </table:table-cell>
          <table:table-cell table:formula="of:=INT([.$B$3]*(0.42 - 0.5*COS((2*PI()*[.$A67])/[.F$4])+0.08*COS((4*PI()*[.$A67])/[.F$4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$B$3]*(0.42 - 0.5*COS((2*PI()*[.$A68])/[.B$4])+0.08*COS((4*PI()*[.$A68])/[.B$4])))" office:value-type="float" office:value="929" calcext:value-type="float">
            <text:p>929</text:p>
          </table:table-cell>
          <table:table-cell table:formula="of:=INT([.$B$3]*(0.42 - 0.5*COS((2*PI()*[.$A68])/[.C$4])+0.08*COS((4*PI()*[.$A68])/[.C$4])))" office:value-type="float" office:value="4219" calcext:value-type="float">
            <text:p>4219</text:p>
          </table:table-cell>
          <table:table-cell table:formula="of:=INT([.$B$3]*(0.42 - 0.5*COS((2*PI()*[.$A68])/[.D$4])+0.08*COS((4*PI()*[.$A68])/[.D$4])))" office:value-type="float" office:value="21679" calcext:value-type="float">
            <text:p>21679</text:p>
          </table:table-cell>
          <table:table-cell table:formula="of:=INT([.$B$3]*(0.42 - 0.5*COS((2*PI()*[.$A68])/[.E$4])+0.08*COS((4*PI()*[.$A68])/[.E$4])))" office:value-type="float" office:value="65518" calcext:value-type="float">
            <text:p>65518</text:p>
          </table:table-cell>
          <table:table-cell table:formula="of:=INT([.$B$3]*(0.42 - 0.5*COS((2*PI()*[.$A68])/[.F$4])+0.08*COS((4*PI()*[.$A68])/[.F$4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$B$3]*(0.42 - 0.5*COS((2*PI()*[.$A69])/[.B$4])+0.08*COS((4*PI()*[.$A69])/[.B$4])))" office:value-type="float" office:value="960" calcext:value-type="float">
            <text:p>960</text:p>
          </table:table-cell>
          <table:table-cell table:formula="of:=INT([.$B$3]*(0.42 - 0.5*COS((2*PI()*[.$A69])/[.C$4])+0.08*COS((4*PI()*[.$A69])/[.C$4])))" office:value-type="float" office:value="4374" calcext:value-type="float">
            <text:p>4374</text:p>
          </table:table-cell>
          <table:table-cell table:formula="of:=INT([.$B$3]*(0.42 - 0.5*COS((2*PI()*[.$A69])/[.D$4])+0.08*COS((4*PI()*[.$A69])/[.D$4])))" office:value-type="float" office:value="22484" calcext:value-type="float">
            <text:p>22484</text:p>
          </table:table-cell>
          <table:table-cell table:formula="of:=INT([.$B$3]*(0.42 - 0.5*COS((2*PI()*[.$A69])/[.E$4])+0.08*COS((4*PI()*[.$A69])/[.E$4])))" office:value-type="float" office:value="65518" calcext:value-type="float">
            <text:p>65518</text:p>
          </table:table-cell>
          <table:table-cell table:formula="of:=INT([.$B$3]*(0.42 - 0.5*COS((2*PI()*[.$A69])/[.F$4])+0.08*COS((4*PI()*[.$A69])/[.F$4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$B$3]*(0.42 - 0.5*COS((2*PI()*[.$A70])/[.B$4])+0.08*COS((4*PI()*[.$A70])/[.B$4])))" office:value-type="float" office:value="992" calcext:value-type="float">
            <text:p>992</text:p>
          </table:table-cell>
          <table:table-cell table:formula="of:=INT([.$B$3]*(0.42 - 0.5*COS((2*PI()*[.$A70])/[.C$4])+0.08*COS((4*PI()*[.$A70])/[.C$4])))" office:value-type="float" office:value="4532" calcext:value-type="float">
            <text:p>4532</text:p>
          </table:table-cell>
          <table:table-cell table:formula="of:=INT([.$B$3]*(0.42 - 0.5*COS((2*PI()*[.$A70])/[.D$4])+0.08*COS((4*PI()*[.$A70])/[.D$4])))" office:value-type="float" office:value="23300" calcext:value-type="float">
            <text:p>23300</text:p>
          </table:table-cell>
          <table:table-cell table:formula="of:=INT([.$B$3]*(0.42 - 0.5*COS((2*PI()*[.$A70])/[.E$4])+0.08*COS((4*PI()*[.$A70])/[.E$4])))" office:value-type="float" office:value="65387" calcext:value-type="float">
            <text:p>6538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$B$3]*(0.42 - 0.5*COS((2*PI()*[.$A71])/[.B$4])+0.08*COS((4*PI()*[.$A71])/[.B$4])))" office:value-type="float" office:value="1024" calcext:value-type="float">
            <text:p>1024</text:p>
          </table:table-cell>
          <table:table-cell table:formula="of:=INT([.$B$3]*(0.42 - 0.5*COS((2*PI()*[.$A71])/[.C$4])+0.08*COS((4*PI()*[.$A71])/[.C$4])))" office:value-type="float" office:value="4693" calcext:value-type="float">
            <text:p>4693</text:p>
          </table:table-cell>
          <table:table-cell table:formula="of:=INT([.$B$3]*(0.42 - 0.5*COS((2*PI()*[.$A71])/[.D$4])+0.08*COS((4*PI()*[.$A71])/[.D$4])))" office:value-type="float" office:value="24129" calcext:value-type="float">
            <text:p>24129</text:p>
          </table:table-cell>
          <table:table-cell table:formula="of:=INT([.$B$3]*(0.42 - 0.5*COS((2*PI()*[.$A71])/[.E$4])+0.08*COS((4*PI()*[.$A71])/[.E$4])))" office:value-type="float" office:value="65125" calcext:value-type="float">
            <text:p>651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$B$3]*(0.42 - 0.5*COS((2*PI()*[.$A72])/[.B$4])+0.08*COS((4*PI()*[.$A72])/[.B$4])))" office:value-type="float" office:value="1057" calcext:value-type="float">
            <text:p>1057</text:p>
          </table:table-cell>
          <table:table-cell table:formula="of:=INT([.$B$3]*(0.42 - 0.5*COS((2*PI()*[.$A72])/[.C$4])+0.08*COS((4*PI()*[.$A72])/[.C$4])))" office:value-type="float" office:value="4859" calcext:value-type="float">
            <text:p>4859</text:p>
          </table:table-cell>
          <table:table-cell table:formula="of:=INT([.$B$3]*(0.42 - 0.5*COS((2*PI()*[.$A72])/[.D$4])+0.08*COS((4*PI()*[.$A72])/[.D$4])))" office:value-type="float" office:value="24970" calcext:value-type="float">
            <text:p>24970</text:p>
          </table:table-cell>
          <table:table-cell table:formula="of:=INT([.$B$3]*(0.42 - 0.5*COS((2*PI()*[.$A72])/[.E$4])+0.08*COS((4*PI()*[.$A72])/[.E$4])))" office:value-type="float" office:value="64733" calcext:value-type="float">
            <text:p>6473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$B$3]*(0.42 - 0.5*COS((2*PI()*[.$A73])/[.B$4])+0.08*COS((4*PI()*[.$A73])/[.B$4])))" office:value-type="float" office:value="1091" calcext:value-type="float">
            <text:p>1091</text:p>
          </table:table-cell>
          <table:table-cell table:formula="of:=INT([.$B$3]*(0.42 - 0.5*COS((2*PI()*[.$A73])/[.C$4])+0.08*COS((4*PI()*[.$A73])/[.C$4])))" office:value-type="float" office:value="5028" calcext:value-type="float">
            <text:p>5028</text:p>
          </table:table-cell>
          <table:table-cell table:formula="of:=INT([.$B$3]*(0.42 - 0.5*COS((2*PI()*[.$A73])/[.D$4])+0.08*COS((4*PI()*[.$A73])/[.D$4])))" office:value-type="float" office:value="25821" calcext:value-type="float">
            <text:p>25821</text:p>
          </table:table-cell>
          <table:table-cell table:formula="of:=INT([.$B$3]*(0.42 - 0.5*COS((2*PI()*[.$A73])/[.E$4])+0.08*COS((4*PI()*[.$A73])/[.E$4])))" office:value-type="float" office:value="64215" calcext:value-type="float">
            <text:p>642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$B$3]*(0.42 - 0.5*COS((2*PI()*[.$A74])/[.B$4])+0.08*COS((4*PI()*[.$A74])/[.B$4])))" office:value-type="float" office:value="1125" calcext:value-type="float">
            <text:p>1125</text:p>
          </table:table-cell>
          <table:table-cell table:formula="of:=INT([.$B$3]*(0.42 - 0.5*COS((2*PI()*[.$A74])/[.C$4])+0.08*COS((4*PI()*[.$A74])/[.C$4])))" office:value-type="float" office:value="5200" calcext:value-type="float">
            <text:p>5200</text:p>
          </table:table-cell>
          <table:table-cell table:formula="of:=INT([.$B$3]*(0.42 - 0.5*COS((2*PI()*[.$A74])/[.D$4])+0.08*COS((4*PI()*[.$A74])/[.D$4])))" office:value-type="float" office:value="26683" calcext:value-type="float">
            <text:p>26683</text:p>
          </table:table-cell>
          <table:table-cell table:formula="of:=INT([.$B$3]*(0.42 - 0.5*COS((2*PI()*[.$A74])/[.E$4])+0.08*COS((4*PI()*[.$A74])/[.E$4])))" office:value-type="float" office:value="63571" calcext:value-type="float">
            <text:p>635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$B$3]*(0.42 - 0.5*COS((2*PI()*[.$A75])/[.B$4])+0.08*COS((4*PI()*[.$A75])/[.B$4])))" office:value-type="float" office:value="1160" calcext:value-type="float">
            <text:p>1160</text:p>
          </table:table-cell>
          <table:table-cell table:formula="of:=INT([.$B$3]*(0.42 - 0.5*COS((2*PI()*[.$A75])/[.C$4])+0.08*COS((4*PI()*[.$A75])/[.C$4])))" office:value-type="float" office:value="5376" calcext:value-type="float">
            <text:p>5376</text:p>
          </table:table-cell>
          <table:table-cell table:formula="of:=INT([.$B$3]*(0.42 - 0.5*COS((2*PI()*[.$A75])/[.D$4])+0.08*COS((4*PI()*[.$A75])/[.D$4])))" office:value-type="float" office:value="27554" calcext:value-type="float">
            <text:p>27554</text:p>
          </table:table-cell>
          <table:table-cell table:formula="of:=INT([.$B$3]*(0.42 - 0.5*COS((2*PI()*[.$A75])/[.E$4])+0.08*COS((4*PI()*[.$A75])/[.E$4])))" office:value-type="float" office:value="62807" calcext:value-type="float">
            <text:p>6280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$B$3]*(0.42 - 0.5*COS((2*PI()*[.$A76])/[.B$4])+0.08*COS((4*PI()*[.$A76])/[.B$4])))" office:value-type="float" office:value="1195" calcext:value-type="float">
            <text:p>1195</text:p>
          </table:table-cell>
          <table:table-cell table:formula="of:=INT([.$B$3]*(0.42 - 0.5*COS((2*PI()*[.$A76])/[.C$4])+0.08*COS((4*PI()*[.$A76])/[.C$4])))" office:value-type="float" office:value="5556" calcext:value-type="float">
            <text:p>5556</text:p>
          </table:table-cell>
          <table:table-cell table:formula="of:=INT([.$B$3]*(0.42 - 0.5*COS((2*PI()*[.$A76])/[.D$4])+0.08*COS((4*PI()*[.$A76])/[.D$4])))" office:value-type="float" office:value="28435" calcext:value-type="float">
            <text:p>28435</text:p>
          </table:table-cell>
          <table:table-cell table:formula="of:=INT([.$B$3]*(0.42 - 0.5*COS((2*PI()*[.$A76])/[.E$4])+0.08*COS((4*PI()*[.$A76])/[.E$4])))" office:value-type="float" office:value="61926" calcext:value-type="float">
            <text:p>619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$B$3]*(0.42 - 0.5*COS((2*PI()*[.$A77])/[.B$4])+0.08*COS((4*PI()*[.$A77])/[.B$4])))" office:value-type="float" office:value="1231" calcext:value-type="float">
            <text:p>1231</text:p>
          </table:table-cell>
          <table:table-cell table:formula="of:=INT([.$B$3]*(0.42 - 0.5*COS((2*PI()*[.$A77])/[.C$4])+0.08*COS((4*PI()*[.$A77])/[.C$4])))" office:value-type="float" office:value="5740" calcext:value-type="float">
            <text:p>5740</text:p>
          </table:table-cell>
          <table:table-cell table:formula="of:=INT([.$B$3]*(0.42 - 0.5*COS((2*PI()*[.$A77])/[.D$4])+0.08*COS((4*PI()*[.$A77])/[.D$4])))" office:value-type="float" office:value="29324" calcext:value-type="float">
            <text:p>29324</text:p>
          </table:table-cell>
          <table:table-cell table:formula="of:=INT([.$B$3]*(0.42 - 0.5*COS((2*PI()*[.$A77])/[.E$4])+0.08*COS((4*PI()*[.$A77])/[.E$4])))" office:value-type="float" office:value="60932" calcext:value-type="float">
            <text:p>609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$B$3]*(0.42 - 0.5*COS((2*PI()*[.$A78])/[.B$4])+0.08*COS((4*PI()*[.$A78])/[.B$4])))" office:value-type="float" office:value="1268" calcext:value-type="float">
            <text:p>1268</text:p>
          </table:table-cell>
          <table:table-cell table:formula="of:=INT([.$B$3]*(0.42 - 0.5*COS((2*PI()*[.$A78])/[.C$4])+0.08*COS((4*PI()*[.$A78])/[.C$4])))" office:value-type="float" office:value="5927" calcext:value-type="float">
            <text:p>5927</text:p>
          </table:table-cell>
          <table:table-cell table:formula="of:=INT([.$B$3]*(0.42 - 0.5*COS((2*PI()*[.$A78])/[.D$4])+0.08*COS((4*PI()*[.$A78])/[.D$4])))" office:value-type="float" office:value="30221" calcext:value-type="float">
            <text:p>30221</text:p>
          </table:table-cell>
          <table:table-cell table:formula="of:=INT([.$B$3]*(0.42 - 0.5*COS((2*PI()*[.$A78])/[.E$4])+0.08*COS((4*PI()*[.$A78])/[.E$4])))" office:value-type="float" office:value="59831" calcext:value-type="float">
            <text:p>5983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$B$3]*(0.42 - 0.5*COS((2*PI()*[.$A79])/[.B$4])+0.08*COS((4*PI()*[.$A79])/[.B$4])))" office:value-type="float" office:value="1305" calcext:value-type="float">
            <text:p>1305</text:p>
          </table:table-cell>
          <table:table-cell table:formula="of:=INT([.$B$3]*(0.42 - 0.5*COS((2*PI()*[.$A79])/[.C$4])+0.08*COS((4*PI()*[.$A79])/[.C$4])))" office:value-type="float" office:value="6119" calcext:value-type="float">
            <text:p>6119</text:p>
          </table:table-cell>
          <table:table-cell table:formula="of:=INT([.$B$3]*(0.42 - 0.5*COS((2*PI()*[.$A79])/[.D$4])+0.08*COS((4*PI()*[.$A79])/[.D$4])))" office:value-type="float" office:value="31124" calcext:value-type="float">
            <text:p>31124</text:p>
          </table:table-cell>
          <table:table-cell table:formula="of:=INT([.$B$3]*(0.42 - 0.5*COS((2*PI()*[.$A79])/[.E$4])+0.08*COS((4*PI()*[.$A79])/[.E$4])))" office:value-type="float" office:value="58628" calcext:value-type="float">
            <text:p>586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$B$3]*(0.42 - 0.5*COS((2*PI()*[.$A80])/[.B$4])+0.08*COS((4*PI()*[.$A80])/[.B$4])))" office:value-type="float" office:value="1343" calcext:value-type="float">
            <text:p>1343</text:p>
          </table:table-cell>
          <table:table-cell table:formula="of:=INT([.$B$3]*(0.42 - 0.5*COS((2*PI()*[.$A80])/[.C$4])+0.08*COS((4*PI()*[.$A80])/[.C$4])))" office:value-type="float" office:value="6314" calcext:value-type="float">
            <text:p>6314</text:p>
          </table:table-cell>
          <table:table-cell table:formula="of:=INT([.$B$3]*(0.42 - 0.5*COS((2*PI()*[.$A80])/[.D$4])+0.08*COS((4*PI()*[.$A80])/[.D$4])))" office:value-type="float" office:value="32034" calcext:value-type="float">
            <text:p>32034</text:p>
          </table:table-cell>
          <table:table-cell table:formula="of:=INT([.$B$3]*(0.42 - 0.5*COS((2*PI()*[.$A80])/[.E$4])+0.08*COS((4*PI()*[.$A80])/[.E$4])))" office:value-type="float" office:value="57329" calcext:value-type="float">
            <text:p>5732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$B$3]*(0.42 - 0.5*COS((2*PI()*[.$A81])/[.B$4])+0.08*COS((4*PI()*[.$A81])/[.B$4])))" office:value-type="float" office:value="1381" calcext:value-type="float">
            <text:p>1381</text:p>
          </table:table-cell>
          <table:table-cell table:formula="of:=INT([.$B$3]*(0.42 - 0.5*COS((2*PI()*[.$A81])/[.C$4])+0.08*COS((4*PI()*[.$A81])/[.C$4])))" office:value-type="float" office:value="6512" calcext:value-type="float">
            <text:p>6512</text:p>
          </table:table-cell>
          <table:table-cell table:formula="of:=INT([.$B$3]*(0.42 - 0.5*COS((2*PI()*[.$A81])/[.D$4])+0.08*COS((4*PI()*[.$A81])/[.D$4])))" office:value-type="float" office:value="32949" calcext:value-type="float">
            <text:p>32949</text:p>
          </table:table-cell>
          <table:table-cell table:formula="of:=INT([.$B$3]*(0.42 - 0.5*COS((2*PI()*[.$A81])/[.E$4])+0.08*COS((4*PI()*[.$A81])/[.E$4])))" office:value-type="float" office:value="55941" calcext:value-type="float">
            <text:p>559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$B$3]*(0.42 - 0.5*COS((2*PI()*[.$A82])/[.B$4])+0.08*COS((4*PI()*[.$A82])/[.B$4])))" office:value-type="float" office:value="1421" calcext:value-type="float">
            <text:p>1421</text:p>
          </table:table-cell>
          <table:table-cell table:formula="of:=INT([.$B$3]*(0.42 - 0.5*COS((2*PI()*[.$A82])/[.C$4])+0.08*COS((4*PI()*[.$A82])/[.C$4])))" office:value-type="float" office:value="6715" calcext:value-type="float">
            <text:p>6715</text:p>
          </table:table-cell>
          <table:table-cell table:formula="of:=INT([.$B$3]*(0.42 - 0.5*COS((2*PI()*[.$A82])/[.D$4])+0.08*COS((4*PI()*[.$A82])/[.D$4])))" office:value-type="float" office:value="33869" calcext:value-type="float">
            <text:p>33869</text:p>
          </table:table-cell>
          <table:table-cell table:formula="of:=INT([.$B$3]*(0.42 - 0.5*COS((2*PI()*[.$A82])/[.E$4])+0.08*COS((4*PI()*[.$A82])/[.E$4])))" office:value-type="float" office:value="54472" calcext:value-type="float">
            <text:p>544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$B$3]*(0.42 - 0.5*COS((2*PI()*[.$A83])/[.B$4])+0.08*COS((4*PI()*[.$A83])/[.B$4])))" office:value-type="float" office:value="1460" calcext:value-type="float">
            <text:p>1460</text:p>
          </table:table-cell>
          <table:table-cell table:formula="of:=INT([.$B$3]*(0.42 - 0.5*COS((2*PI()*[.$A83])/[.C$4])+0.08*COS((4*PI()*[.$A83])/[.C$4])))" office:value-type="float" office:value="6922" calcext:value-type="float">
            <text:p>6922</text:p>
          </table:table-cell>
          <table:table-cell table:formula="of:=INT([.$B$3]*(0.42 - 0.5*COS((2*PI()*[.$A83])/[.D$4])+0.08*COS((4*PI()*[.$A83])/[.D$4])))" office:value-type="float" office:value="34792" calcext:value-type="float">
            <text:p>34792</text:p>
          </table:table-cell>
          <table:table-cell table:formula="of:=INT([.$B$3]*(0.42 - 0.5*COS((2*PI()*[.$A83])/[.E$4])+0.08*COS((4*PI()*[.$A83])/[.E$4])))" office:value-type="float" office:value="52927" calcext:value-type="float">
            <text:p>529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$B$3]*(0.42 - 0.5*COS((2*PI()*[.$A84])/[.B$4])+0.08*COS((4*PI()*[.$A84])/[.B$4])))" office:value-type="float" office:value="1501" calcext:value-type="float">
            <text:p>1501</text:p>
          </table:table-cell>
          <table:table-cell table:formula="of:=INT([.$B$3]*(0.42 - 0.5*COS((2*PI()*[.$A84])/[.C$4])+0.08*COS((4*PI()*[.$A84])/[.C$4])))" office:value-type="float" office:value="7132" calcext:value-type="float">
            <text:p>7132</text:p>
          </table:table-cell>
          <table:table-cell table:formula="of:=INT([.$B$3]*(0.42 - 0.5*COS((2*PI()*[.$A84])/[.D$4])+0.08*COS((4*PI()*[.$A84])/[.D$4])))" office:value-type="float" office:value="35719" calcext:value-type="float">
            <text:p>35719</text:p>
          </table:table-cell>
          <table:table-cell table:formula="of:=INT([.$B$3]*(0.42 - 0.5*COS((2*PI()*[.$A84])/[.E$4])+0.08*COS((4*PI()*[.$A84])/[.E$4])))" office:value-type="float" office:value="51315" calcext:value-type="float">
            <text:p>513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$B$3]*(0.42 - 0.5*COS((2*PI()*[.$A85])/[.B$4])+0.08*COS((4*PI()*[.$A85])/[.B$4])))" office:value-type="float" office:value="1542" calcext:value-type="float">
            <text:p>1542</text:p>
          </table:table-cell>
          <table:table-cell table:formula="of:=INT([.$B$3]*(0.42 - 0.5*COS((2*PI()*[.$A85])/[.C$4])+0.08*COS((4*PI()*[.$A85])/[.C$4])))" office:value-type="float" office:value="7347" calcext:value-type="float">
            <text:p>7347</text:p>
          </table:table-cell>
          <table:table-cell table:formula="of:=INT([.$B$3]*(0.42 - 0.5*COS((2*PI()*[.$A85])/[.D$4])+0.08*COS((4*PI()*[.$A85])/[.D$4])))" office:value-type="float" office:value="36647" calcext:value-type="float">
            <text:p>36647</text:p>
          </table:table-cell>
          <table:table-cell table:formula="of:=INT([.$B$3]*(0.42 - 0.5*COS((2*PI()*[.$A85])/[.E$4])+0.08*COS((4*PI()*[.$A85])/[.E$4])))" office:value-type="float" office:value="49643" calcext:value-type="float">
            <text:p>4964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$B$3]*(0.42 - 0.5*COS((2*PI()*[.$A86])/[.B$4])+0.08*COS((4*PI()*[.$A86])/[.B$4])))" office:value-type="float" office:value="1584" calcext:value-type="float">
            <text:p>1584</text:p>
          </table:table-cell>
          <table:table-cell table:formula="of:=INT([.$B$3]*(0.42 - 0.5*COS((2*PI()*[.$A86])/[.C$4])+0.08*COS((4*PI()*[.$A86])/[.C$4])))" office:value-type="float" office:value="7565" calcext:value-type="float">
            <text:p>7565</text:p>
          </table:table-cell>
          <table:table-cell table:formula="of:=INT([.$B$3]*(0.42 - 0.5*COS((2*PI()*[.$A86])/[.D$4])+0.08*COS((4*PI()*[.$A86])/[.D$4])))" office:value-type="float" office:value="37576" calcext:value-type="float">
            <text:p>37576</text:p>
          </table:table-cell>
          <table:table-cell table:formula="of:=INT([.$B$3]*(0.42 - 0.5*COS((2*PI()*[.$A86])/[.E$4])+0.08*COS((4*PI()*[.$A86])/[.E$4])))" office:value-type="float" office:value="47919" calcext:value-type="float">
            <text:p>479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$B$3]*(0.42 - 0.5*COS((2*PI()*[.$A87])/[.B$4])+0.08*COS((4*PI()*[.$A87])/[.B$4])))" office:value-type="float" office:value="1626" calcext:value-type="float">
            <text:p>1626</text:p>
          </table:table-cell>
          <table:table-cell table:formula="of:=INT([.$B$3]*(0.42 - 0.5*COS((2*PI()*[.$A87])/[.C$4])+0.08*COS((4*PI()*[.$A87])/[.C$4])))" office:value-type="float" office:value="7788" calcext:value-type="float">
            <text:p>7788</text:p>
          </table:table-cell>
          <table:table-cell table:formula="of:=INT([.$B$3]*(0.42 - 0.5*COS((2*PI()*[.$A87])/[.D$4])+0.08*COS((4*PI()*[.$A87])/[.D$4])))" office:value-type="float" office:value="38506" calcext:value-type="float">
            <text:p>38506</text:p>
          </table:table-cell>
          <table:table-cell table:formula="of:=INT([.$B$3]*(0.42 - 0.5*COS((2*PI()*[.$A87])/[.E$4])+0.08*COS((4*PI()*[.$A87])/[.E$4])))" office:value-type="float" office:value="46152" calcext:value-type="float">
            <text:p>4615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$B$3]*(0.42 - 0.5*COS((2*PI()*[.$A88])/[.B$4])+0.08*COS((4*PI()*[.$A88])/[.B$4])))" office:value-type="float" office:value="1669" calcext:value-type="float">
            <text:p>1669</text:p>
          </table:table-cell>
          <table:table-cell table:formula="of:=INT([.$B$3]*(0.42 - 0.5*COS((2*PI()*[.$A88])/[.C$4])+0.08*COS((4*PI()*[.$A88])/[.C$4])))" office:value-type="float" office:value="8014" calcext:value-type="float">
            <text:p>8014</text:p>
          </table:table-cell>
          <table:table-cell table:formula="of:=INT([.$B$3]*(0.42 - 0.5*COS((2*PI()*[.$A88])/[.D$4])+0.08*COS((4*PI()*[.$A88])/[.D$4])))" office:value-type="float" office:value="39435" calcext:value-type="float">
            <text:p>39435</text:p>
          </table:table-cell>
          <table:table-cell table:formula="of:=INT([.$B$3]*(0.42 - 0.5*COS((2*PI()*[.$A88])/[.E$4])+0.08*COS((4*PI()*[.$A88])/[.E$4])))" office:value-type="float" office:value="44349" calcext:value-type="float">
            <text:p>4434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$B$3]*(0.42 - 0.5*COS((2*PI()*[.$A89])/[.B$4])+0.08*COS((4*PI()*[.$A89])/[.B$4])))" office:value-type="float" office:value="1713" calcext:value-type="float">
            <text:p>1713</text:p>
          </table:table-cell>
          <table:table-cell table:formula="of:=INT([.$B$3]*(0.42 - 0.5*COS((2*PI()*[.$A89])/[.C$4])+0.08*COS((4*PI()*[.$A89])/[.C$4])))" office:value-type="float" office:value="8245" calcext:value-type="float">
            <text:p>8245</text:p>
          </table:table-cell>
          <table:table-cell table:formula="of:=INT([.$B$3]*(0.42 - 0.5*COS((2*PI()*[.$A89])/[.D$4])+0.08*COS((4*PI()*[.$A89])/[.D$4])))" office:value-type="float" office:value="40362" calcext:value-type="float">
            <text:p>40362</text:p>
          </table:table-cell>
          <table:table-cell table:formula="of:=INT([.$B$3]*(0.42 - 0.5*COS((2*PI()*[.$A89])/[.E$4])+0.08*COS((4*PI()*[.$A89])/[.E$4])))" office:value-type="float" office:value="42518" calcext:value-type="float">
            <text:p>425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$B$3]*(0.42 - 0.5*COS((2*PI()*[.$A90])/[.B$4])+0.08*COS((4*PI()*[.$A90])/[.B$4])))" office:value-type="float" office:value="1757" calcext:value-type="float">
            <text:p>1757</text:p>
          </table:table-cell>
          <table:table-cell table:formula="of:=INT([.$B$3]*(0.42 - 0.5*COS((2*PI()*[.$A90])/[.C$4])+0.08*COS((4*PI()*[.$A90])/[.C$4])))" office:value-type="float" office:value="8480" calcext:value-type="float">
            <text:p>8480</text:p>
          </table:table-cell>
          <table:table-cell table:formula="of:=INT([.$B$3]*(0.42 - 0.5*COS((2*PI()*[.$A90])/[.D$4])+0.08*COS((4*PI()*[.$A90])/[.D$4])))" office:value-type="float" office:value="41287" calcext:value-type="float">
            <text:p>41287</text:p>
          </table:table-cell>
          <table:table-cell table:formula="of:=INT([.$B$3]*(0.42 - 0.5*COS((2*PI()*[.$A90])/[.E$4])+0.08*COS((4*PI()*[.$A90])/[.E$4])))" office:value-type="float" office:value="40668" calcext:value-type="float">
            <text:p>4066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$B$3]*(0.42 - 0.5*COS((2*PI()*[.$A91])/[.B$4])+0.08*COS((4*PI()*[.$A91])/[.B$4])))" office:value-type="float" office:value="1802" calcext:value-type="float">
            <text:p>1802</text:p>
          </table:table-cell>
          <table:table-cell table:formula="of:=INT([.$B$3]*(0.42 - 0.5*COS((2*PI()*[.$A91])/[.C$4])+0.08*COS((4*PI()*[.$A91])/[.C$4])))" office:value-type="float" office:value="8718" calcext:value-type="float">
            <text:p>8718</text:p>
          </table:table-cell>
          <table:table-cell table:formula="of:=INT([.$B$3]*(0.42 - 0.5*COS((2*PI()*[.$A91])/[.D$4])+0.08*COS((4*PI()*[.$A91])/[.D$4])))" office:value-type="float" office:value="42208" calcext:value-type="float">
            <text:p>42208</text:p>
          </table:table-cell>
          <table:table-cell table:formula="of:=INT([.$B$3]*(0.42 - 0.5*COS((2*PI()*[.$A91])/[.E$4])+0.08*COS((4*PI()*[.$A91])/[.E$4])))" office:value-type="float" office:value="38806" calcext:value-type="float">
            <text:p>388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$B$3]*(0.42 - 0.5*COS((2*PI()*[.$A92])/[.B$4])+0.08*COS((4*PI()*[.$A92])/[.B$4])))" office:value-type="float" office:value="1848" calcext:value-type="float">
            <text:p>1848</text:p>
          </table:table-cell>
          <table:table-cell table:formula="of:=INT([.$B$3]*(0.42 - 0.5*COS((2*PI()*[.$A92])/[.C$4])+0.08*COS((4*PI()*[.$A92])/[.C$4])))" office:value-type="float" office:value="8961" calcext:value-type="float">
            <text:p>8961</text:p>
          </table:table-cell>
          <table:table-cell table:formula="of:=INT([.$B$3]*(0.42 - 0.5*COS((2*PI()*[.$A92])/[.D$4])+0.08*COS((4*PI()*[.$A92])/[.D$4])))" office:value-type="float" office:value="43124" calcext:value-type="float">
            <text:p>43124</text:p>
          </table:table-cell>
          <table:table-cell table:formula="of:=INT([.$B$3]*(0.42 - 0.5*COS((2*PI()*[.$A92])/[.E$4])+0.08*COS((4*PI()*[.$A92])/[.E$4])))" office:value-type="float" office:value="36939" calcext:value-type="float">
            <text:p>369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$B$3]*(0.42 - 0.5*COS((2*PI()*[.$A93])/[.B$4])+0.08*COS((4*PI()*[.$A93])/[.B$4])))" office:value-type="float" office:value="1894" calcext:value-type="float">
            <text:p>1894</text:p>
          </table:table-cell>
          <table:table-cell table:formula="of:=INT([.$B$3]*(0.42 - 0.5*COS((2*PI()*[.$A93])/[.C$4])+0.08*COS((4*PI()*[.$A93])/[.C$4])))" office:value-type="float" office:value="9208" calcext:value-type="float">
            <text:p>9208</text:p>
          </table:table-cell>
          <table:table-cell table:formula="of:=INT([.$B$3]*(0.42 - 0.5*COS((2*PI()*[.$A93])/[.D$4])+0.08*COS((4*PI()*[.$A93])/[.D$4])))" office:value-type="float" office:value="44035" calcext:value-type="float">
            <text:p>44035</text:p>
          </table:table-cell>
          <table:table-cell table:formula="of:=INT([.$B$3]*(0.42 - 0.5*COS((2*PI()*[.$A93])/[.E$4])+0.08*COS((4*PI()*[.$A93])/[.E$4])))" office:value-type="float" office:value="35076" calcext:value-type="float">
            <text:p>350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$B$3]*(0.42 - 0.5*COS((2*PI()*[.$A94])/[.B$4])+0.08*COS((4*PI()*[.$A94])/[.B$4])))" office:value-type="float" office:value="1941" calcext:value-type="float">
            <text:p>1941</text:p>
          </table:table-cell>
          <table:table-cell table:formula="of:=INT([.$B$3]*(0.42 - 0.5*COS((2*PI()*[.$A94])/[.C$4])+0.08*COS((4*PI()*[.$A94])/[.C$4])))" office:value-type="float" office:value="9459" calcext:value-type="float">
            <text:p>9459</text:p>
          </table:table-cell>
          <table:table-cell table:formula="of:=INT([.$B$3]*(0.42 - 0.5*COS((2*PI()*[.$A94])/[.D$4])+0.08*COS((4*PI()*[.$A94])/[.D$4])))" office:value-type="float" office:value="44939" calcext:value-type="float">
            <text:p>44939</text:p>
          </table:table-cell>
          <table:table-cell table:formula="of:=INT([.$B$3]*(0.42 - 0.5*COS((2*PI()*[.$A94])/[.E$4])+0.08*COS((4*PI()*[.$A94])/[.E$4])))" office:value-type="float" office:value="33224" calcext:value-type="float">
            <text:p>332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$B$3]*(0.42 - 0.5*COS((2*PI()*[.$A95])/[.B$4])+0.08*COS((4*PI()*[.$A95])/[.B$4])))" office:value-type="float" office:value="1989" calcext:value-type="float">
            <text:p>1989</text:p>
          </table:table-cell>
          <table:table-cell table:formula="of:=INT([.$B$3]*(0.42 - 0.5*COS((2*PI()*[.$A95])/[.C$4])+0.08*COS((4*PI()*[.$A95])/[.C$4])))" office:value-type="float" office:value="9714" calcext:value-type="float">
            <text:p>9714</text:p>
          </table:table-cell>
          <table:table-cell table:formula="of:=INT([.$B$3]*(0.42 - 0.5*COS((2*PI()*[.$A95])/[.D$4])+0.08*COS((4*PI()*[.$A95])/[.D$4])))" office:value-type="float" office:value="45836" calcext:value-type="float">
            <text:p>45836</text:p>
          </table:table-cell>
          <table:table-cell table:formula="of:=INT([.$B$3]*(0.42 - 0.5*COS((2*PI()*[.$A95])/[.E$4])+0.08*COS((4*PI()*[.$A95])/[.E$4])))" office:value-type="float" office:value="31389" calcext:value-type="float">
            <text:p>313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$B$3]*(0.42 - 0.5*COS((2*PI()*[.$A96])/[.B$4])+0.08*COS((4*PI()*[.$A96])/[.B$4])))" office:value-type="float" office:value="2037" calcext:value-type="float">
            <text:p>2037</text:p>
          </table:table-cell>
          <table:table-cell table:formula="of:=INT([.$B$3]*(0.42 - 0.5*COS((2*PI()*[.$A96])/[.C$4])+0.08*COS((4*PI()*[.$A96])/[.C$4])))" office:value-type="float" office:value="9973" calcext:value-type="float">
            <text:p>9973</text:p>
          </table:table-cell>
          <table:table-cell table:formula="of:=INT([.$B$3]*(0.42 - 0.5*COS((2*PI()*[.$A96])/[.D$4])+0.08*COS((4*PI()*[.$A96])/[.D$4])))" office:value-type="float" office:value="46725" calcext:value-type="float">
            <text:p>46725</text:p>
          </table:table-cell>
          <table:table-cell table:formula="of:=INT([.$B$3]*(0.42 - 0.5*COS((2*PI()*[.$A96])/[.E$4])+0.08*COS((4*PI()*[.$A96])/[.E$4])))" office:value-type="float" office:value="29577" calcext:value-type="float">
            <text:p>295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$B$3]*(0.42 - 0.5*COS((2*PI()*[.$A97])/[.B$4])+0.08*COS((4*PI()*[.$A97])/[.B$4])))" office:value-type="float" office:value="2086" calcext:value-type="float">
            <text:p>2086</text:p>
          </table:table-cell>
          <table:table-cell table:formula="of:=INT([.$B$3]*(0.42 - 0.5*COS((2*PI()*[.$A97])/[.C$4])+0.08*COS((4*PI()*[.$A97])/[.C$4])))" office:value-type="float" office:value="10236" calcext:value-type="float">
            <text:p>10236</text:p>
          </table:table-cell>
          <table:table-cell table:formula="of:=INT([.$B$3]*(0.42 - 0.5*COS((2*PI()*[.$A97])/[.D$4])+0.08*COS((4*PI()*[.$A97])/[.D$4])))" office:value-type="float" office:value="47604" calcext:value-type="float">
            <text:p>47604</text:p>
          </table:table-cell>
          <table:table-cell table:formula="of:=INT([.$B$3]*(0.42 - 0.5*COS((2*PI()*[.$A97])/[.E$4])+0.08*COS((4*PI()*[.$A97])/[.E$4])))" office:value-type="float" office:value="27796" calcext:value-type="float">
            <text:p>277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$B$3]*(0.42 - 0.5*COS((2*PI()*[.$A98])/[.B$4])+0.08*COS((4*PI()*[.$A98])/[.B$4])))" office:value-type="float" office:value="2136" calcext:value-type="float">
            <text:p>2136</text:p>
          </table:table-cell>
          <table:table-cell table:formula="of:=INT([.$B$3]*(0.42 - 0.5*COS((2*PI()*[.$A98])/[.C$4])+0.08*COS((4*PI()*[.$A98])/[.C$4])))" office:value-type="float" office:value="10503" calcext:value-type="float">
            <text:p>10503</text:p>
          </table:table-cell>
          <table:table-cell table:formula="of:=INT([.$B$3]*(0.42 - 0.5*COS((2*PI()*[.$A98])/[.D$4])+0.08*COS((4*PI()*[.$A98])/[.D$4])))" office:value-type="float" office:value="48472" calcext:value-type="float">
            <text:p>48472</text:p>
          </table:table-cell>
          <table:table-cell table:formula="of:=INT([.$B$3]*(0.42 - 0.5*COS((2*PI()*[.$A98])/[.E$4])+0.08*COS((4*PI()*[.$A98])/[.E$4])))" office:value-type="float" office:value="26051" calcext:value-type="float">
            <text:p>260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$B$3]*(0.42 - 0.5*COS((2*PI()*[.$A99])/[.B$4])+0.08*COS((4*PI()*[.$A99])/[.B$4])))" office:value-type="float" office:value="2187" calcext:value-type="float">
            <text:p>2187</text:p>
          </table:table-cell>
          <table:table-cell table:formula="of:=INT([.$B$3]*(0.42 - 0.5*COS((2*PI()*[.$A99])/[.C$4])+0.08*COS((4*PI()*[.$A99])/[.C$4])))" office:value-type="float" office:value="10775" calcext:value-type="float">
            <text:p>10775</text:p>
          </table:table-cell>
          <table:table-cell table:formula="of:=INT([.$B$3]*(0.42 - 0.5*COS((2*PI()*[.$A99])/[.D$4])+0.08*COS((4*PI()*[.$A99])/[.D$4])))" office:value-type="float" office:value="49329" calcext:value-type="float">
            <text:p>49329</text:p>
          </table:table-cell>
          <table:table-cell table:formula="of:=INT([.$B$3]*(0.42 - 0.5*COS((2*PI()*[.$A99])/[.E$4])+0.08*COS((4*PI()*[.$A99])/[.E$4])))" office:value-type="float" office:value="24347" calcext:value-type="float">
            <text:p>2434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$B$3]*(0.42 - 0.5*COS((2*PI()*[.$A100])/[.B$4])+0.08*COS((4*PI()*[.$A100])/[.B$4])))" office:value-type="float" office:value="2238" calcext:value-type="float">
            <text:p>2238</text:p>
          </table:table-cell>
          <table:table-cell table:formula="of:=INT([.$B$3]*(0.42 - 0.5*COS((2*PI()*[.$A100])/[.C$4])+0.08*COS((4*PI()*[.$A100])/[.C$4])))" office:value-type="float" office:value="11050" calcext:value-type="float">
            <text:p>11050</text:p>
          </table:table-cell>
          <table:table-cell table:formula="of:=INT([.$B$3]*(0.42 - 0.5*COS((2*PI()*[.$A100])/[.D$4])+0.08*COS((4*PI()*[.$A100])/[.D$4])))" office:value-type="float" office:value="50173" calcext:value-type="float">
            <text:p>50173</text:p>
          </table:table-cell>
          <table:table-cell table:formula="of:=INT([.$B$3]*(0.42 - 0.5*COS((2*PI()*[.$A100])/[.E$4])+0.08*COS((4*PI()*[.$A100])/[.E$4])))" office:value-type="float" office:value="22688" calcext:value-type="float">
            <text:p>226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$B$3]*(0.42 - 0.5*COS((2*PI()*[.$A101])/[.B$4])+0.08*COS((4*PI()*[.$A101])/[.B$4])))" office:value-type="float" office:value="2290" calcext:value-type="float">
            <text:p>2290</text:p>
          </table:table-cell>
          <table:table-cell table:formula="of:=INT([.$B$3]*(0.42 - 0.5*COS((2*PI()*[.$A101])/[.C$4])+0.08*COS((4*PI()*[.$A101])/[.C$4])))" office:value-type="float" office:value="11330" calcext:value-type="float">
            <text:p>11330</text:p>
          </table:table-cell>
          <table:table-cell table:formula="of:=INT([.$B$3]*(0.42 - 0.5*COS((2*PI()*[.$A101])/[.D$4])+0.08*COS((4*PI()*[.$A101])/[.D$4])))" office:value-type="float" office:value="51004" calcext:value-type="float">
            <text:p>51004</text:p>
          </table:table-cell>
          <table:table-cell table:formula="of:=INT([.$B$3]*(0.42 - 0.5*COS((2*PI()*[.$A101])/[.E$4])+0.08*COS((4*PI()*[.$A101])/[.E$4])))" office:value-type="float" office:value="21080" calcext:value-type="float">
            <text:p>2108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$B$3]*(0.42 - 0.5*COS((2*PI()*[.$A102])/[.B$4])+0.08*COS((4*PI()*[.$A102])/[.B$4])))" office:value-type="float" office:value="2343" calcext:value-type="float">
            <text:p>2343</text:p>
          </table:table-cell>
          <table:table-cell table:formula="of:=INT([.$B$3]*(0.42 - 0.5*COS((2*PI()*[.$A102])/[.C$4])+0.08*COS((4*PI()*[.$A102])/[.C$4])))" office:value-type="float" office:value="11614" calcext:value-type="float">
            <text:p>11614</text:p>
          </table:table-cell>
          <table:table-cell table:formula="of:=INT([.$B$3]*(0.42 - 0.5*COS((2*PI()*[.$A102])/[.D$4])+0.08*COS((4*PI()*[.$A102])/[.D$4])))" office:value-type="float" office:value="51821" calcext:value-type="float">
            <text:p>51821</text:p>
          </table:table-cell>
          <table:table-cell table:formula="of:=INT([.$B$3]*(0.42 - 0.5*COS((2*PI()*[.$A102])/[.E$4])+0.08*COS((4*PI()*[.$A102])/[.E$4])))" office:value-type="float" office:value="19526" calcext:value-type="float">
            <text:p>1952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$B$3]*(0.42 - 0.5*COS((2*PI()*[.$A103])/[.B$4])+0.08*COS((4*PI()*[.$A103])/[.B$4])))" office:value-type="float" office:value="2396" calcext:value-type="float">
            <text:p>2396</text:p>
          </table:table-cell>
          <table:table-cell table:formula="of:=INT([.$B$3]*(0.42 - 0.5*COS((2*PI()*[.$A103])/[.C$4])+0.08*COS((4*PI()*[.$A103])/[.C$4])))" office:value-type="float" office:value="11902" calcext:value-type="float">
            <text:p>11902</text:p>
          </table:table-cell>
          <table:table-cell table:formula="of:=INT([.$B$3]*(0.42 - 0.5*COS((2*PI()*[.$A103])/[.D$4])+0.08*COS((4*PI()*[.$A103])/[.D$4])))" office:value-type="float" office:value="52622" calcext:value-type="float">
            <text:p>52622</text:p>
          </table:table-cell>
          <table:table-cell table:formula="of:=INT([.$B$3]*(0.42 - 0.5*COS((2*PI()*[.$A103])/[.E$4])+0.08*COS((4*PI()*[.$A103])/[.E$4])))" office:value-type="float" office:value="18030" calcext:value-type="float">
            <text:p>1803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$B$3]*(0.42 - 0.5*COS((2*PI()*[.$A104])/[.B$4])+0.08*COS((4*PI()*[.$A104])/[.B$4])))" office:value-type="float" office:value="2451" calcext:value-type="float">
            <text:p>2451</text:p>
          </table:table-cell>
          <table:table-cell table:formula="of:=INT([.$B$3]*(0.42 - 0.5*COS((2*PI()*[.$A104])/[.C$4])+0.08*COS((4*PI()*[.$A104])/[.C$4])))" office:value-type="float" office:value="12194" calcext:value-type="float">
            <text:p>12194</text:p>
          </table:table-cell>
          <table:table-cell table:formula="of:=INT([.$B$3]*(0.42 - 0.5*COS((2*PI()*[.$A104])/[.D$4])+0.08*COS((4*PI()*[.$A104])/[.D$4])))" office:value-type="float" office:value="53407" calcext:value-type="float">
            <text:p>53407</text:p>
          </table:table-cell>
          <table:table-cell table:formula="of:=INT([.$B$3]*(0.42 - 0.5*COS((2*PI()*[.$A104])/[.E$4])+0.08*COS((4*PI()*[.$A104])/[.E$4])))" office:value-type="float" office:value="16594" calcext:value-type="float">
            <text:p>165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$B$3]*(0.42 - 0.5*COS((2*PI()*[.$A105])/[.B$4])+0.08*COS((4*PI()*[.$A105])/[.B$4])))" office:value-type="float" office:value="2506" calcext:value-type="float">
            <text:p>2506</text:p>
          </table:table-cell>
          <table:table-cell table:formula="of:=INT([.$B$3]*(0.42 - 0.5*COS((2*PI()*[.$A105])/[.C$4])+0.08*COS((4*PI()*[.$A105])/[.C$4])))" office:value-type="float" office:value="12491" calcext:value-type="float">
            <text:p>12491</text:p>
          </table:table-cell>
          <table:table-cell table:formula="of:=INT([.$B$3]*(0.42 - 0.5*COS((2*PI()*[.$A105])/[.D$4])+0.08*COS((4*PI()*[.$A105])/[.D$4])))" office:value-type="float" office:value="54174" calcext:value-type="float">
            <text:p>54174</text:p>
          </table:table-cell>
          <table:table-cell table:formula="of:=INT([.$B$3]*(0.42 - 0.5*COS((2*PI()*[.$A105])/[.E$4])+0.08*COS((4*PI()*[.$A105])/[.E$4])))" office:value-type="float" office:value="15220" calcext:value-type="float">
            <text:p>1522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$B$3]*(0.42 - 0.5*COS((2*PI()*[.$A106])/[.B$4])+0.08*COS((4*PI()*[.$A106])/[.B$4])))" office:value-type="float" office:value="2561" calcext:value-type="float">
            <text:p>2561</text:p>
          </table:table-cell>
          <table:table-cell table:formula="of:=INT([.$B$3]*(0.42 - 0.5*COS((2*PI()*[.$A106])/[.C$4])+0.08*COS((4*PI()*[.$A106])/[.C$4])))" office:value-type="float" office:value="12791" calcext:value-type="float">
            <text:p>12791</text:p>
          </table:table-cell>
          <table:table-cell table:formula="of:=INT([.$B$3]*(0.42 - 0.5*COS((2*PI()*[.$A106])/[.D$4])+0.08*COS((4*PI()*[.$A106])/[.D$4])))" office:value-type="float" office:value="54924" calcext:value-type="float">
            <text:p>54924</text:p>
          </table:table-cell>
          <table:table-cell table:formula="of:=INT([.$B$3]*(0.42 - 0.5*COS((2*PI()*[.$A106])/[.E$4])+0.08*COS((4*PI()*[.$A106])/[.E$4])))" office:value-type="float" office:value="13911" calcext:value-type="float">
            <text:p>139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$B$3]*(0.42 - 0.5*COS((2*PI()*[.$A107])/[.B$4])+0.08*COS((4*PI()*[.$A107])/[.B$4])))" office:value-type="float" office:value="2618" calcext:value-type="float">
            <text:p>2618</text:p>
          </table:table-cell>
          <table:table-cell table:formula="of:=INT([.$B$3]*(0.42 - 0.5*COS((2*PI()*[.$A107])/[.C$4])+0.08*COS((4*PI()*[.$A107])/[.C$4])))" office:value-type="float" office:value="13096" calcext:value-type="float">
            <text:p>13096</text:p>
          </table:table-cell>
          <table:table-cell table:formula="of:=INT([.$B$3]*(0.42 - 0.5*COS((2*PI()*[.$A107])/[.D$4])+0.08*COS((4*PI()*[.$A107])/[.D$4])))" office:value-type="float" office:value="55654" calcext:value-type="float">
            <text:p>55654</text:p>
          </table:table-cell>
          <table:table-cell table:formula="of:=INT([.$B$3]*(0.42 - 0.5*COS((2*PI()*[.$A107])/[.E$4])+0.08*COS((4*PI()*[.$A107])/[.E$4])))" office:value-type="float" office:value="12668" calcext:value-type="float">
            <text:p>1266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$B$3]*(0.42 - 0.5*COS((2*PI()*[.$A108])/[.B$4])+0.08*COS((4*PI()*[.$A108])/[.B$4])))" office:value-type="float" office:value="2675" calcext:value-type="float">
            <text:p>2675</text:p>
          </table:table-cell>
          <table:table-cell table:formula="of:=INT([.$B$3]*(0.42 - 0.5*COS((2*PI()*[.$A108])/[.C$4])+0.08*COS((4*PI()*[.$A108])/[.C$4])))" office:value-type="float" office:value="13404" calcext:value-type="float">
            <text:p>13404</text:p>
          </table:table-cell>
          <table:table-cell table:formula="of:=INT([.$B$3]*(0.42 - 0.5*COS((2*PI()*[.$A108])/[.D$4])+0.08*COS((4*PI()*[.$A108])/[.D$4])))" office:value-type="float" office:value="56364" calcext:value-type="float">
            <text:p>56364</text:p>
          </table:table-cell>
          <table:table-cell table:formula="of:=INT([.$B$3]*(0.42 - 0.5*COS((2*PI()*[.$A108])/[.E$4])+0.08*COS((4*PI()*[.$A108])/[.E$4])))" office:value-type="float" office:value="11491" calcext:value-type="float">
            <text:p>1149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$B$3]*(0.42 - 0.5*COS((2*PI()*[.$A109])/[.B$4])+0.08*COS((4*PI()*[.$A109])/[.B$4])))" office:value-type="float" office:value="2733" calcext:value-type="float">
            <text:p>2733</text:p>
          </table:table-cell>
          <table:table-cell table:formula="of:=INT([.$B$3]*(0.42 - 0.5*COS((2*PI()*[.$A109])/[.C$4])+0.08*COS((4*PI()*[.$A109])/[.C$4])))" office:value-type="float" office:value="13717" calcext:value-type="float">
            <text:p>13717</text:p>
          </table:table-cell>
          <table:table-cell table:formula="of:=INT([.$B$3]*(0.42 - 0.5*COS((2*PI()*[.$A109])/[.D$4])+0.08*COS((4*PI()*[.$A109])/[.D$4])))" office:value-type="float" office:value="57053" calcext:value-type="float">
            <text:p>57053</text:p>
          </table:table-cell>
          <table:table-cell table:formula="of:=INT([.$B$3]*(0.42 - 0.5*COS((2*PI()*[.$A109])/[.E$4])+0.08*COS((4*PI()*[.$A109])/[.E$4])))" office:value-type="float" office:value="10381" calcext:value-type="float">
            <text:p>1038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$B$3]*(0.42 - 0.5*COS((2*PI()*[.$A110])/[.B$4])+0.08*COS((4*PI()*[.$A110])/[.B$4])))" office:value-type="float" office:value="2792" calcext:value-type="float">
            <text:p>2792</text:p>
          </table:table-cell>
          <table:table-cell table:formula="of:=INT([.$B$3]*(0.42 - 0.5*COS((2*PI()*[.$A110])/[.C$4])+0.08*COS((4*PI()*[.$A110])/[.C$4])))" office:value-type="float" office:value="14034" calcext:value-type="float">
            <text:p>14034</text:p>
          </table:table-cell>
          <table:table-cell table:formula="of:=INT([.$B$3]*(0.42 - 0.5*COS((2*PI()*[.$A110])/[.D$4])+0.08*COS((4*PI()*[.$A110])/[.D$4])))" office:value-type="float" office:value="57721" calcext:value-type="float">
            <text:p>57721</text:p>
          </table:table-cell>
          <table:table-cell table:formula="of:=INT([.$B$3]*(0.42 - 0.5*COS((2*PI()*[.$A110])/[.E$4])+0.08*COS((4*PI()*[.$A110])/[.E$4])))" office:value-type="float" office:value="9338" calcext:value-type="float">
            <text:p>933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$B$3]*(0.42 - 0.5*COS((2*PI()*[.$A111])/[.B$4])+0.08*COS((4*PI()*[.$A111])/[.B$4])))" office:value-type="float" office:value="2851" calcext:value-type="float">
            <text:p>2851</text:p>
          </table:table-cell>
          <table:table-cell table:formula="of:=INT([.$B$3]*(0.42 - 0.5*COS((2*PI()*[.$A111])/[.C$4])+0.08*COS((4*PI()*[.$A111])/[.C$4])))" office:value-type="float" office:value="14355" calcext:value-type="float">
            <text:p>14355</text:p>
          </table:table-cell>
          <table:table-cell table:formula="of:=INT([.$B$3]*(0.42 - 0.5*COS((2*PI()*[.$A111])/[.D$4])+0.08*COS((4*PI()*[.$A111])/[.D$4])))" office:value-type="float" office:value="58365" calcext:value-type="float">
            <text:p>58365</text:p>
          </table:table-cell>
          <table:table-cell table:formula="of:=INT([.$B$3]*(0.42 - 0.5*COS((2*PI()*[.$A111])/[.E$4])+0.08*COS((4*PI()*[.$A111])/[.E$4])))" office:value-type="float" office:value="8361" calcext:value-type="float">
            <text:p>836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$B$3]*(0.42 - 0.5*COS((2*PI()*[.$A112])/[.B$4])+0.08*COS((4*PI()*[.$A112])/[.B$4])))" office:value-type="float" office:value="2911" calcext:value-type="float">
            <text:p>2911</text:p>
          </table:table-cell>
          <table:table-cell table:formula="of:=INT([.$B$3]*(0.42 - 0.5*COS((2*PI()*[.$A112])/[.C$4])+0.08*COS((4*PI()*[.$A112])/[.C$4])))" office:value-type="float" office:value="14679" calcext:value-type="float">
            <text:p>14679</text:p>
          </table:table-cell>
          <table:table-cell table:formula="of:=INT([.$B$3]*(0.42 - 0.5*COS((2*PI()*[.$A112])/[.D$4])+0.08*COS((4*PI()*[.$A112])/[.D$4])))" office:value-type="float" office:value="58987" calcext:value-type="float">
            <text:p>58987</text:p>
          </table:table-cell>
          <table:table-cell table:formula="of:=INT([.$B$3]*(0.42 - 0.5*COS((2*PI()*[.$A112])/[.E$4])+0.08*COS((4*PI()*[.$A112])/[.E$4])))" office:value-type="float" office:value="7450" calcext:value-type="float">
            <text:p>745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$B$3]*(0.42 - 0.5*COS((2*PI()*[.$A113])/[.B$4])+0.08*COS((4*PI()*[.$A113])/[.B$4])))" office:value-type="float" office:value="2972" calcext:value-type="float">
            <text:p>2972</text:p>
          </table:table-cell>
          <table:table-cell table:formula="of:=INT([.$B$3]*(0.42 - 0.5*COS((2*PI()*[.$A113])/[.C$4])+0.08*COS((4*PI()*[.$A113])/[.C$4])))" office:value-type="float" office:value="15008" calcext:value-type="float">
            <text:p>15008</text:p>
          </table:table-cell>
          <table:table-cell table:formula="of:=INT([.$B$3]*(0.42 - 0.5*COS((2*PI()*[.$A113])/[.D$4])+0.08*COS((4*PI()*[.$A113])/[.D$4])))" office:value-type="float" office:value="59584" calcext:value-type="float">
            <text:p>59584</text:p>
          </table:table-cell>
          <table:table-cell table:formula="of:=INT([.$B$3]*(0.42 - 0.5*COS((2*PI()*[.$A113])/[.E$4])+0.08*COS((4*PI()*[.$A113])/[.E$4])))" office:value-type="float" office:value="6603" calcext:value-type="float">
            <text:p>66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$B$3]*(0.42 - 0.5*COS((2*PI()*[.$A114])/[.B$4])+0.08*COS((4*PI()*[.$A114])/[.B$4])))" office:value-type="float" office:value="3034" calcext:value-type="float">
            <text:p>3034</text:p>
          </table:table-cell>
          <table:table-cell table:formula="of:=INT([.$B$3]*(0.42 - 0.5*COS((2*PI()*[.$A114])/[.C$4])+0.08*COS((4*PI()*[.$A114])/[.C$4])))" office:value-type="float" office:value="15341" calcext:value-type="float">
            <text:p>15341</text:p>
          </table:table-cell>
          <table:table-cell table:formula="of:=INT([.$B$3]*(0.42 - 0.5*COS((2*PI()*[.$A114])/[.D$4])+0.08*COS((4*PI()*[.$A114])/[.D$4])))" office:value-type="float" office:value="60157" calcext:value-type="float">
            <text:p>60157</text:p>
          </table:table-cell>
          <table:table-cell table:formula="of:=INT([.$B$3]*(0.42 - 0.5*COS((2*PI()*[.$A114])/[.E$4])+0.08*COS((4*PI()*[.$A114])/[.E$4])))" office:value-type="float" office:value="5819" calcext:value-type="float">
            <text:p>581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$B$3]*(0.42 - 0.5*COS((2*PI()*[.$A115])/[.B$4])+0.08*COS((4*PI()*[.$A115])/[.B$4])))" office:value-type="float" office:value="3097" calcext:value-type="float">
            <text:p>3097</text:p>
          </table:table-cell>
          <table:table-cell table:formula="of:=INT([.$B$3]*(0.42 - 0.5*COS((2*PI()*[.$A115])/[.C$4])+0.08*COS((4*PI()*[.$A115])/[.C$4])))" office:value-type="float" office:value="15678" calcext:value-type="float">
            <text:p>15678</text:p>
          </table:table-cell>
          <table:table-cell table:formula="of:=INT([.$B$3]*(0.42 - 0.5*COS((2*PI()*[.$A115])/[.D$4])+0.08*COS((4*PI()*[.$A115])/[.D$4])))" office:value-type="float" office:value="60703" calcext:value-type="float">
            <text:p>60703</text:p>
          </table:table-cell>
          <table:table-cell table:formula="of:=INT([.$B$3]*(0.42 - 0.5*COS((2*PI()*[.$A115])/[.E$4])+0.08*COS((4*PI()*[.$A115])/[.E$4])))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$B$3]*(0.42 - 0.5*COS((2*PI()*[.$A116])/[.B$4])+0.08*COS((4*PI()*[.$A116])/[.B$4])))" office:value-type="float" office:value="3160" calcext:value-type="float">
            <text:p>3160</text:p>
          </table:table-cell>
          <table:table-cell table:formula="of:=INT([.$B$3]*(0.42 - 0.5*COS((2*PI()*[.$A116])/[.C$4])+0.08*COS((4*PI()*[.$A116])/[.C$4])))" office:value-type="float" office:value="16019" calcext:value-type="float">
            <text:p>16019</text:p>
          </table:table-cell>
          <table:table-cell table:formula="of:=INT([.$B$3]*(0.42 - 0.5*COS((2*PI()*[.$A116])/[.D$4])+0.08*COS((4*PI()*[.$A116])/[.D$4])))" office:value-type="float" office:value="61224" calcext:value-type="float">
            <text:p>61224</text:p>
          </table:table-cell>
          <table:table-cell table:formula="of:=INT([.$B$3]*(0.42 - 0.5*COS((2*PI()*[.$A116])/[.E$4])+0.08*COS((4*PI()*[.$A116])/[.E$4])))" office:value-type="float" office:value="4433" calcext:value-type="float">
            <text:p>44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$B$3]*(0.42 - 0.5*COS((2*PI()*[.$A117])/[.B$4])+0.08*COS((4*PI()*[.$A117])/[.B$4])))" office:value-type="float" office:value="3224" calcext:value-type="float">
            <text:p>3224</text:p>
          </table:table-cell>
          <table:table-cell table:formula="of:=INT([.$B$3]*(0.42 - 0.5*COS((2*PI()*[.$A117])/[.C$4])+0.08*COS((4*PI()*[.$A117])/[.C$4])))" office:value-type="float" office:value="16364" calcext:value-type="float">
            <text:p>16364</text:p>
          </table:table-cell>
          <table:table-cell table:formula="of:=INT([.$B$3]*(0.42 - 0.5*COS((2*PI()*[.$A117])/[.D$4])+0.08*COS((4*PI()*[.$A117])/[.D$4])))" office:value-type="float" office:value="61717" calcext:value-type="float">
            <text:p>61717</text:p>
          </table:table-cell>
          <table:table-cell table:formula="of:=INT([.$B$3]*(0.42 - 0.5*COS((2*PI()*[.$A117])/[.E$4])+0.08*COS((4*PI()*[.$A117])/[.E$4])))"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$B$3]*(0.42 - 0.5*COS((2*PI()*[.$A118])/[.B$4])+0.08*COS((4*PI()*[.$A118])/[.B$4])))" office:value-type="float" office:value="3289" calcext:value-type="float">
            <text:p>3289</text:p>
          </table:table-cell>
          <table:table-cell table:formula="of:=INT([.$B$3]*(0.42 - 0.5*COS((2*PI()*[.$A118])/[.C$4])+0.08*COS((4*PI()*[.$A118])/[.C$4])))" office:value-type="float" office:value="16712" calcext:value-type="float">
            <text:p>16712</text:p>
          </table:table-cell>
          <table:table-cell table:formula="of:=INT([.$B$3]*(0.42 - 0.5*COS((2*PI()*[.$A118])/[.D$4])+0.08*COS((4*PI()*[.$A118])/[.D$4])))" office:value-type="float" office:value="62183" calcext:value-type="float">
            <text:p>62183</text:p>
          </table:table-cell>
          <table:table-cell table:formula="of:=INT([.$B$3]*(0.42 - 0.5*COS((2*PI()*[.$A118])/[.E$4])+0.08*COS((4*PI()*[.$A118])/[.E$4])))"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$B$3]*(0.42 - 0.5*COS((2*PI()*[.$A119])/[.B$4])+0.08*COS((4*PI()*[.$A119])/[.B$4])))" office:value-type="float" office:value="3355" calcext:value-type="float">
            <text:p>3355</text:p>
          </table:table-cell>
          <table:table-cell table:formula="of:=INT([.$B$3]*(0.42 - 0.5*COS((2*PI()*[.$A119])/[.C$4])+0.08*COS((4*PI()*[.$A119])/[.C$4])))" office:value-type="float" office:value="17065" calcext:value-type="float">
            <text:p>17065</text:p>
          </table:table-cell>
          <table:table-cell table:formula="of:=INT([.$B$3]*(0.42 - 0.5*COS((2*PI()*[.$A119])/[.D$4])+0.08*COS((4*PI()*[.$A119])/[.D$4])))" office:value-type="float" office:value="62620" calcext:value-type="float">
            <text:p>62620</text:p>
          </table:table-cell>
          <table:table-cell table:formula="of:=INT([.$B$3]*(0.42 - 0.5*COS((2*PI()*[.$A119])/[.E$4])+0.08*COS((4*PI()*[.$A119])/[.E$4]))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$B$3]*(0.42 - 0.5*COS((2*PI()*[.$A120])/[.B$4])+0.08*COS((4*PI()*[.$A120])/[.B$4])))" office:value-type="float" office:value="3422" calcext:value-type="float">
            <text:p>3422</text:p>
          </table:table-cell>
          <table:table-cell table:formula="of:=INT([.$B$3]*(0.42 - 0.5*COS((2*PI()*[.$A120])/[.C$4])+0.08*COS((4*PI()*[.$A120])/[.C$4])))" office:value-type="float" office:value="17421" calcext:value-type="float">
            <text:p>17421</text:p>
          </table:table-cell>
          <table:table-cell table:formula="of:=INT([.$B$3]*(0.42 - 0.5*COS((2*PI()*[.$A120])/[.D$4])+0.08*COS((4*PI()*[.$A120])/[.D$4])))" office:value-type="float" office:value="63029" calcext:value-type="float">
            <text:p>63029</text:p>
          </table:table-cell>
          <table:table-cell table:formula="of:=INT([.$B$3]*(0.42 - 0.5*COS((2*PI()*[.$A120])/[.E$4])+0.08*COS((4*PI()*[.$A120])/[.E$4])))" office:value-type="float" office:value="2325" calcext:value-type="float">
            <text:p>232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$B$3]*(0.42 - 0.5*COS((2*PI()*[.$A121])/[.B$4])+0.08*COS((4*PI()*[.$A121])/[.B$4])))" office:value-type="float" office:value="3489" calcext:value-type="float">
            <text:p>3489</text:p>
          </table:table-cell>
          <table:table-cell table:formula="of:=INT([.$B$3]*(0.42 - 0.5*COS((2*PI()*[.$A121])/[.C$4])+0.08*COS((4*PI()*[.$A121])/[.C$4])))" office:value-type="float" office:value="17781" calcext:value-type="float">
            <text:p>17781</text:p>
          </table:table-cell>
          <table:table-cell table:formula="of:=INT([.$B$3]*(0.42 - 0.5*COS((2*PI()*[.$A121])/[.D$4])+0.08*COS((4*PI()*[.$A121])/[.D$4])))" office:value-type="float" office:value="63408" calcext:value-type="float">
            <text:p>63408</text:p>
          </table:table-cell>
          <table:table-cell table:formula="of:=INT([.$B$3]*(0.42 - 0.5*COS((2*PI()*[.$A121])/[.E$4])+0.08*COS((4*PI()*[.$A121])/[.E$4])))"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$B$3]*(0.42 - 0.5*COS((2*PI()*[.$A122])/[.B$4])+0.08*COS((4*PI()*[.$A122])/[.B$4])))" office:value-type="float" office:value="3558" calcext:value-type="float">
            <text:p>3558</text:p>
          </table:table-cell>
          <table:table-cell table:formula="of:=INT([.$B$3]*(0.42 - 0.5*COS((2*PI()*[.$A122])/[.C$4])+0.08*COS((4*PI()*[.$A122])/[.C$4])))" office:value-type="float" office:value="18145" calcext:value-type="float">
            <text:p>18145</text:p>
          </table:table-cell>
          <table:table-cell table:formula="of:=INT([.$B$3]*(0.42 - 0.5*COS((2*PI()*[.$A122])/[.D$4])+0.08*COS((4*PI()*[.$A122])/[.D$4])))" office:value-type="float" office:value="63758" calcext:value-type="float">
            <text:p>63758</text:p>
          </table:table-cell>
          <table:table-cell table:formula="of:=INT([.$B$3]*(0.42 - 0.5*COS((2*PI()*[.$A122])/[.E$4])+0.08*COS((4*PI()*[.$A122])/[.E$4])))"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$B$3]*(0.42 - 0.5*COS((2*PI()*[.$A123])/[.B$4])+0.08*COS((4*PI()*[.$A123])/[.B$4])))" office:value-type="float" office:value="3627" calcext:value-type="float">
            <text:p>3627</text:p>
          </table:table-cell>
          <table:table-cell table:formula="of:=INT([.$B$3]*(0.42 - 0.5*COS((2*PI()*[.$A123])/[.C$4])+0.08*COS((4*PI()*[.$A123])/[.C$4])))" office:value-type="float" office:value="18512" calcext:value-type="float">
            <text:p>18512</text:p>
          </table:table-cell>
          <table:table-cell table:formula="of:=INT([.$B$3]*(0.42 - 0.5*COS((2*PI()*[.$A123])/[.D$4])+0.08*COS((4*PI()*[.$A123])/[.D$4])))" office:value-type="float" office:value="64077" calcext:value-type="float">
            <text:p>64077</text:p>
          </table:table-cell>
          <table:table-cell table:formula="of:=INT([.$B$3]*(0.42 - 0.5*COS((2*PI()*[.$A123])/[.E$4])+0.08*COS((4*PI()*[.$A123])/[.E$4])))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$B$3]*(0.42 - 0.5*COS((2*PI()*[.$A124])/[.B$4])+0.08*COS((4*PI()*[.$A124])/[.B$4])))" office:value-type="float" office:value="3697" calcext:value-type="float">
            <text:p>3697</text:p>
          </table:table-cell>
          <table:table-cell table:formula="of:=INT([.$B$3]*(0.42 - 0.5*COS((2*PI()*[.$A124])/[.C$4])+0.08*COS((4*PI()*[.$A124])/[.C$4])))" office:value-type="float" office:value="18884" calcext:value-type="float">
            <text:p>18884</text:p>
          </table:table-cell>
          <table:table-cell table:formula="of:=INT([.$B$3]*(0.42 - 0.5*COS((2*PI()*[.$A124])/[.D$4])+0.08*COS((4*PI()*[.$A124])/[.D$4])))" office:value-type="float" office:value="64365" calcext:value-type="float">
            <text:p>64365</text:p>
          </table:table-cell>
          <table:table-cell table:formula="of:=INT([.$B$3]*(0.42 - 0.5*COS((2*PI()*[.$A124])/[.E$4])+0.08*COS((4*PI()*[.$A124])/[.E$4])))"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$B$3]*(0.42 - 0.5*COS((2*PI()*[.$A125])/[.B$4])+0.08*COS((4*PI()*[.$A125])/[.B$4])))" office:value-type="float" office:value="3767" calcext:value-type="float">
            <text:p>3767</text:p>
          </table:table-cell>
          <table:table-cell table:formula="of:=INT([.$B$3]*(0.42 - 0.5*COS((2*PI()*[.$A125])/[.C$4])+0.08*COS((4*PI()*[.$A125])/[.C$4])))" office:value-type="float" office:value="19259" calcext:value-type="float">
            <text:p>19259</text:p>
          </table:table-cell>
          <table:table-cell table:formula="of:=INT([.$B$3]*(0.42 - 0.5*COS((2*PI()*[.$A125])/[.D$4])+0.08*COS((4*PI()*[.$A125])/[.D$4])))" office:value-type="float" office:value="64623" calcext:value-type="float">
            <text:p>64623</text:p>
          </table:table-cell>
          <table:table-cell table:formula="of:=INT([.$B$3]*(0.42 - 0.5*COS((2*PI()*[.$A125])/[.E$4])+0.08*COS((4*PI()*[.$A125])/[.E$4])))"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$B$3]*(0.42 - 0.5*COS((2*PI()*[.$A126])/[.B$4])+0.08*COS((4*PI()*[.$A126])/[.B$4])))" office:value-type="float" office:value="3839" calcext:value-type="float">
            <text:p>3839</text:p>
          </table:table-cell>
          <table:table-cell table:formula="of:=INT([.$B$3]*(0.42 - 0.5*COS((2*PI()*[.$A126])/[.C$4])+0.08*COS((4*PI()*[.$A126])/[.C$4])))" office:value-type="float" office:value="19637" calcext:value-type="float">
            <text:p>19637</text:p>
          </table:table-cell>
          <table:table-cell table:formula="of:=INT([.$B$3]*(0.42 - 0.5*COS((2*PI()*[.$A126])/[.D$4])+0.08*COS((4*PI()*[.$A126])/[.D$4])))" office:value-type="float" office:value="64848" calcext:value-type="float">
            <text:p>64848</text:p>
          </table:table-cell>
          <table:table-cell table:formula="of:=INT([.$B$3]*(0.42 - 0.5*COS((2*PI()*[.$A126])/[.E$4])+0.08*COS((4*PI()*[.$A126])/[.E$4]))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$B$3]*(0.42 - 0.5*COS((2*PI()*[.$A127])/[.B$4])+0.08*COS((4*PI()*[.$A127])/[.B$4])))" office:value-type="float" office:value="3911" calcext:value-type="float">
            <text:p>3911</text:p>
          </table:table-cell>
          <table:table-cell table:formula="of:=INT([.$B$3]*(0.42 - 0.5*COS((2*PI()*[.$A127])/[.C$4])+0.08*COS((4*PI()*[.$A127])/[.C$4])))" office:value-type="float" office:value="20019" calcext:value-type="float">
            <text:p>20019</text:p>
          </table:table-cell>
          <table:table-cell table:formula="of:=INT([.$B$3]*(0.42 - 0.5*COS((2*PI()*[.$A127])/[.D$4])+0.08*COS((4*PI()*[.$A127])/[.D$4])))" office:value-type="float" office:value="65043" calcext:value-type="float">
            <text:p>65043</text:p>
          </table:table-cell>
          <table:table-cell table:formula="of:=INT([.$B$3]*(0.42 - 0.5*COS((2*PI()*[.$A127])/[.E$4])+0.08*COS((4*PI()*[.$A127])/[.E$4])))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$B$3]*(0.42 - 0.5*COS((2*PI()*[.$A128])/[.B$4])+0.08*COS((4*PI()*[.$A128])/[.B$4])))" office:value-type="float" office:value="3985" calcext:value-type="float">
            <text:p>3985</text:p>
          </table:table-cell>
          <table:table-cell table:formula="of:=INT([.$B$3]*(0.42 - 0.5*COS((2*PI()*[.$A128])/[.C$4])+0.08*COS((4*PI()*[.$A128])/[.C$4])))" office:value-type="float" office:value="20404" calcext:value-type="float">
            <text:p>20404</text:p>
          </table:table-cell>
          <table:table-cell table:formula="of:=INT([.$B$3]*(0.42 - 0.5*COS((2*PI()*[.$A128])/[.D$4])+0.08*COS((4*PI()*[.$A128])/[.D$4])))" office:value-type="float" office:value="65205" calcext:value-type="float">
            <text:p>65205</text:p>
          </table:table-cell>
          <table:table-cell table:formula="of:=INT([.$B$3]*(0.42 - 0.5*COS((2*PI()*[.$A128])/[.E$4])+0.08*COS((4*PI()*[.$A128])/[.E$4])))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$B$3]*(0.42 - 0.5*COS((2*PI()*[.$A129])/[.B$4])+0.08*COS((4*PI()*[.$A129])/[.B$4])))" office:value-type="float" office:value="4059" calcext:value-type="float">
            <text:p>4059</text:p>
          </table:table-cell>
          <table:table-cell table:formula="of:=INT([.$B$3]*(0.42 - 0.5*COS((2*PI()*[.$A129])/[.C$4])+0.08*COS((4*PI()*[.$A129])/[.C$4])))" office:value-type="float" office:value="20793" calcext:value-type="float">
            <text:p>20793</text:p>
          </table:table-cell>
          <table:table-cell table:formula="of:=INT([.$B$3]*(0.42 - 0.5*COS((2*PI()*[.$A129])/[.D$4])+0.08*COS((4*PI()*[.$A129])/[.D$4])))" office:value-type="float" office:value="65335" calcext:value-type="float">
            <text:p>65335</text:p>
          </table:table-cell>
          <table:table-cell table:formula="of:=INT([.$B$3]*(0.42 - 0.5*COS((2*PI()*[.$A129])/[.E$4])+0.08*COS((4*PI()*[.$A129])/[.E$4]))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$B$3]*(0.42 - 0.5*COS((2*PI()*[.$A130])/[.B$4])+0.08*COS((4*PI()*[.$A130])/[.B$4])))" office:value-type="float" office:value="4134" calcext:value-type="float">
            <text:p>4134</text:p>
          </table:table-cell>
          <table:table-cell table:formula="of:=INT([.$B$3]*(0.42 - 0.5*COS((2*PI()*[.$A130])/[.C$4])+0.08*COS((4*PI()*[.$A130])/[.C$4])))" office:value-type="float" office:value="21186" calcext:value-type="float">
            <text:p>21186</text:p>
          </table:table-cell>
          <table:table-cell table:formula="of:=INT([.$B$3]*(0.42 - 0.5*COS((2*PI()*[.$A130])/[.D$4])+0.08*COS((4*PI()*[.$A130])/[.D$4])))" office:value-type="float" office:value="65433" calcext:value-type="float">
            <text:p>65433</text:p>
          </table:table-cell>
          <table:table-cell table:formula="of:=INT([.$B$3]*(0.42 - 0.5*COS((2*PI()*[.$A130])/[.E$4])+0.08*COS((4*PI()*[.$A130])/[.E$4])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$B$3]*(0.42 - 0.5*COS((2*PI()*[.$A131])/[.B$4])+0.08*COS((4*PI()*[.$A131])/[.B$4])))" office:value-type="float" office:value="4210" calcext:value-type="float">
            <text:p>4210</text:p>
          </table:table-cell>
          <table:table-cell table:formula="of:=INT([.$B$3]*(0.42 - 0.5*COS((2*PI()*[.$A131])/[.C$4])+0.08*COS((4*PI()*[.$A131])/[.C$4])))" office:value-type="float" office:value="21581" calcext:value-type="float">
            <text:p>21581</text:p>
          </table:table-cell>
          <table:table-cell table:formula="of:=INT([.$B$3]*(0.42 - 0.5*COS((2*PI()*[.$A131])/[.D$4])+0.08*COS((4*PI()*[.$A131])/[.D$4])))" office:value-type="float" office:value="65498" calcext:value-type="float">
            <text:p>65498</text:p>
          </table:table-cell>
          <table:table-cell table:formula="of:=INT([.$B$3]*(0.42 - 0.5*COS((2*PI()*[.$A131])/[.E$4])+0.08*COS((4*PI()*[.$A131])/[.E$4])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$B$3]*(0.42 - 0.5*COS((2*PI()*[.$A132])/[.B$4])+0.08*COS((4*PI()*[.$A132])/[.B$4])))" office:value-type="float" office:value="4286" calcext:value-type="float">
            <text:p>4286</text:p>
          </table:table-cell>
          <table:table-cell table:formula="of:=INT([.$B$3]*(0.42 - 0.5*COS((2*PI()*[.$A132])/[.C$4])+0.08*COS((4*PI()*[.$A132])/[.C$4])))" office:value-type="float" office:value="21980" calcext:value-type="float">
            <text:p>21980</text:p>
          </table:table-cell>
          <table:table-cell table:formula="of:=INT([.$B$3]*(0.42 - 0.5*COS((2*PI()*[.$A132])/[.D$4])+0.08*COS((4*PI()*[.$A132])/[.D$4])))" office:value-type="float" office:value="65530" calcext:value-type="float">
            <text:p>65530</text:p>
          </table:table-cell>
          <table:table-cell table:formula="of:=INT([.$B$3]*(0.42 - 0.5*COS((2*PI()*[.$A132])/[.E$4])+0.08*COS((4*PI()*[.$A132])/[.E$4])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NT([.$B$3]*(0.42 - 0.5*COS((2*PI()*[.$A133])/[.B$4])+0.08*COS((4*PI()*[.$A133])/[.B$4])))" office:value-type="float" office:value="4364" calcext:value-type="float">
            <text:p>4364</text:p>
          </table:table-cell>
          <table:table-cell table:formula="of:=INT([.$B$3]*(0.42 - 0.5*COS((2*PI()*[.$A133])/[.C$4])+0.08*COS((4*PI()*[.$A133])/[.C$4])))" office:value-type="float" office:value="22382" calcext:value-type="float">
            <text:p>22382</text:p>
          </table:table-cell>
          <table:table-cell table:formula="of:=INT([.$B$3]*(0.42 - 0.5*COS((2*PI()*[.$A133])/[.D$4])+0.08*COS((4*PI()*[.$A133])/[.D$4])))" office:value-type="float" office:value="65530" calcext:value-type="float">
            <text:p>65530</text:p>
          </table:table-cell>
          <table:table-cell table:formula="of:=INT([.$B$3]*(0.42 - 0.5*COS((2*PI()*[.$A133])/[.E$4])+0.08*COS((4*PI()*[.$A133])/[.E$4])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NT([.$B$3]*(0.42 - 0.5*COS((2*PI()*[.$A134])/[.B$4])+0.08*COS((4*PI()*[.$A134])/[.B$4])))" office:value-type="float" office:value="4442" calcext:value-type="float">
            <text:p>4442</text:p>
          </table:table-cell>
          <table:table-cell table:formula="of:=INT([.$B$3]*(0.42 - 0.5*COS((2*PI()*[.$A134])/[.C$4])+0.08*COS((4*PI()*[.$A134])/[.C$4])))" office:value-type="float" office:value="22787" calcext:value-type="float">
            <text:p>22787</text:p>
          </table:table-cell>
          <table:table-cell table:formula="of:=INT([.$B$3]*(0.42 - 0.5*COS((2*PI()*[.$A134])/[.D$4])+0.08*COS((4*PI()*[.$A134])/[.D$4])))" office:value-type="float" office:value="65498" calcext:value-type="float">
            <text:p>6549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NT([.$B$3]*(0.42 - 0.5*COS((2*PI()*[.$A135])/[.B$4])+0.08*COS((4*PI()*[.$A135])/[.B$4])))" office:value-type="float" office:value="4522" calcext:value-type="float">
            <text:p>4522</text:p>
          </table:table-cell>
          <table:table-cell table:formula="of:=INT([.$B$3]*(0.42 - 0.5*COS((2*PI()*[.$A135])/[.C$4])+0.08*COS((4*PI()*[.$A135])/[.C$4])))" office:value-type="float" office:value="23196" calcext:value-type="float">
            <text:p>23196</text:p>
          </table:table-cell>
          <table:table-cell table:formula="of:=INT([.$B$3]*(0.42 - 0.5*COS((2*PI()*[.$A135])/[.D$4])+0.08*COS((4*PI()*[.$A135])/[.D$4])))" office:value-type="float" office:value="65433" calcext:value-type="float">
            <text:p>654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NT([.$B$3]*(0.42 - 0.5*COS((2*PI()*[.$A136])/[.B$4])+0.08*COS((4*PI()*[.$A136])/[.B$4])))" office:value-type="float" office:value="4602" calcext:value-type="float">
            <text:p>4602</text:p>
          </table:table-cell>
          <table:table-cell table:formula="of:=INT([.$B$3]*(0.42 - 0.5*COS((2*PI()*[.$A136])/[.C$4])+0.08*COS((4*PI()*[.$A136])/[.C$4])))" office:value-type="float" office:value="23607" calcext:value-type="float">
            <text:p>23607</text:p>
          </table:table-cell>
          <table:table-cell table:formula="of:=INT([.$B$3]*(0.42 - 0.5*COS((2*PI()*[.$A136])/[.D$4])+0.08*COS((4*PI()*[.$A136])/[.D$4])))" office:value-type="float" office:value="65335" calcext:value-type="float">
            <text:p>6533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T([.$B$3]*(0.42 - 0.5*COS((2*PI()*[.$A137])/[.B$4])+0.08*COS((4*PI()*[.$A137])/[.B$4])))" office:value-type="float" office:value="4683" calcext:value-type="float">
            <text:p>4683</text:p>
          </table:table-cell>
          <table:table-cell table:formula="of:=INT([.$B$3]*(0.42 - 0.5*COS((2*PI()*[.$A137])/[.C$4])+0.08*COS((4*PI()*[.$A137])/[.C$4])))" office:value-type="float" office:value="24022" calcext:value-type="float">
            <text:p>24022</text:p>
          </table:table-cell>
          <table:table-cell table:formula="of:=INT([.$B$3]*(0.42 - 0.5*COS((2*PI()*[.$A137])/[.D$4])+0.08*COS((4*PI()*[.$A137])/[.D$4])))" office:value-type="float" office:value="65205" calcext:value-type="float">
            <text:p>6520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NT([.$B$3]*(0.42 - 0.5*COS((2*PI()*[.$A138])/[.B$4])+0.08*COS((4*PI()*[.$A138])/[.B$4])))" office:value-type="float" office:value="4765" calcext:value-type="float">
            <text:p>4765</text:p>
          </table:table-cell>
          <table:table-cell table:formula="of:=INT([.$B$3]*(0.42 - 0.5*COS((2*PI()*[.$A138])/[.C$4])+0.08*COS((4*PI()*[.$A138])/[.C$4])))" office:value-type="float" office:value="24439" calcext:value-type="float">
            <text:p>24439</text:p>
          </table:table-cell>
          <table:table-cell table:formula="of:=INT([.$B$3]*(0.42 - 0.5*COS((2*PI()*[.$A138])/[.D$4])+0.08*COS((4*PI()*[.$A138])/[.D$4])))" office:value-type="float" office:value="65043" calcext:value-type="float">
            <text:p>6504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NT([.$B$3]*(0.42 - 0.5*COS((2*PI()*[.$A139])/[.B$4])+0.08*COS((4*PI()*[.$A139])/[.B$4])))" office:value-type="float" office:value="4848" calcext:value-type="float">
            <text:p>4848</text:p>
          </table:table-cell>
          <table:table-cell table:formula="of:=INT([.$B$3]*(0.42 - 0.5*COS((2*PI()*[.$A139])/[.C$4])+0.08*COS((4*PI()*[.$A139])/[.C$4])))" office:value-type="float" office:value="24859" calcext:value-type="float">
            <text:p>24859</text:p>
          </table:table-cell>
          <table:table-cell table:formula="of:=INT([.$B$3]*(0.42 - 0.5*COS((2*PI()*[.$A139])/[.D$4])+0.08*COS((4*PI()*[.$A139])/[.D$4])))" office:value-type="float" office:value="64848" calcext:value-type="float">
            <text:p>6484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NT([.$B$3]*(0.42 - 0.5*COS((2*PI()*[.$A140])/[.B$4])+0.08*COS((4*PI()*[.$A140])/[.B$4])))" office:value-type="float" office:value="4932" calcext:value-type="float">
            <text:p>4932</text:p>
          </table:table-cell>
          <table:table-cell table:formula="of:=INT([.$B$3]*(0.42 - 0.5*COS((2*PI()*[.$A140])/[.C$4])+0.08*COS((4*PI()*[.$A140])/[.C$4])))" office:value-type="float" office:value="25282" calcext:value-type="float">
            <text:p>25282</text:p>
          </table:table-cell>
          <table:table-cell table:formula="of:=INT([.$B$3]*(0.42 - 0.5*COS((2*PI()*[.$A140])/[.D$4])+0.08*COS((4*PI()*[.$A140])/[.D$4])))" office:value-type="float" office:value="64623" calcext:value-type="float">
            <text:p>646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NT([.$B$3]*(0.42 - 0.5*COS((2*PI()*[.$A141])/[.B$4])+0.08*COS((4*PI()*[.$A141])/[.B$4])))" office:value-type="float" office:value="5016" calcext:value-type="float">
            <text:p>5016</text:p>
          </table:table-cell>
          <table:table-cell table:formula="of:=INT([.$B$3]*(0.42 - 0.5*COS((2*PI()*[.$A141])/[.C$4])+0.08*COS((4*PI()*[.$A141])/[.C$4])))" office:value-type="float" office:value="25707" calcext:value-type="float">
            <text:p>25707</text:p>
          </table:table-cell>
          <table:table-cell table:formula="of:=INT([.$B$3]*(0.42 - 0.5*COS((2*PI()*[.$A141])/[.D$4])+0.08*COS((4*PI()*[.$A141])/[.D$4])))" office:value-type="float" office:value="64365" calcext:value-type="float">
            <text:p>6436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NT([.$B$3]*(0.42 - 0.5*COS((2*PI()*[.$A142])/[.B$4])+0.08*COS((4*PI()*[.$A142])/[.B$4])))" office:value-type="float" office:value="5102" calcext:value-type="float">
            <text:p>5102</text:p>
          </table:table-cell>
          <table:table-cell table:formula="of:=INT([.$B$3]*(0.42 - 0.5*COS((2*PI()*[.$A142])/[.C$4])+0.08*COS((4*PI()*[.$A142])/[.C$4])))" office:value-type="float" office:value="26135" calcext:value-type="float">
            <text:p>26135</text:p>
          </table:table-cell>
          <table:table-cell table:formula="of:=INT([.$B$3]*(0.42 - 0.5*COS((2*PI()*[.$A142])/[.D$4])+0.08*COS((4*PI()*[.$A142])/[.D$4])))" office:value-type="float" office:value="64077" calcext:value-type="float">
            <text:p>6407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NT([.$B$3]*(0.42 - 0.5*COS((2*PI()*[.$A143])/[.B$4])+0.08*COS((4*PI()*[.$A143])/[.B$4])))" office:value-type="float" office:value="5188" calcext:value-type="float">
            <text:p>5188</text:p>
          </table:table-cell>
          <table:table-cell table:formula="of:=INT([.$B$3]*(0.42 - 0.5*COS((2*PI()*[.$A143])/[.C$4])+0.08*COS((4*PI()*[.$A143])/[.C$4])))" office:value-type="float" office:value="26566" calcext:value-type="float">
            <text:p>26566</text:p>
          </table:table-cell>
          <table:table-cell table:formula="of:=INT([.$B$3]*(0.42 - 0.5*COS((2*PI()*[.$A143])/[.D$4])+0.08*COS((4*PI()*[.$A143])/[.D$4])))" office:value-type="float" office:value="63758" calcext:value-type="float">
            <text:p>637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NT([.$B$3]*(0.42 - 0.5*COS((2*PI()*[.$A144])/[.B$4])+0.08*COS((4*PI()*[.$A144])/[.B$4])))" office:value-type="float" office:value="5276" calcext:value-type="float">
            <text:p>5276</text:p>
          </table:table-cell>
          <table:table-cell table:formula="of:=INT([.$B$3]*(0.42 - 0.5*COS((2*PI()*[.$A144])/[.C$4])+0.08*COS((4*PI()*[.$A144])/[.C$4])))" office:value-type="float" office:value="26999" calcext:value-type="float">
            <text:p>26999</text:p>
          </table:table-cell>
          <table:table-cell table:formula="of:=INT([.$B$3]*(0.42 - 0.5*COS((2*PI()*[.$A144])/[.D$4])+0.08*COS((4*PI()*[.$A144])/[.D$4])))" office:value-type="float" office:value="63408" calcext:value-type="float">
            <text:p>634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NT([.$B$3]*(0.42 - 0.5*COS((2*PI()*[.$A145])/[.B$4])+0.08*COS((4*PI()*[.$A145])/[.B$4])))" office:value-type="float" office:value="5364" calcext:value-type="float">
            <text:p>5364</text:p>
          </table:table-cell>
          <table:table-cell table:formula="of:=INT([.$B$3]*(0.42 - 0.5*COS((2*PI()*[.$A145])/[.C$4])+0.08*COS((4*PI()*[.$A145])/[.C$4])))" office:value-type="float" office:value="27434" calcext:value-type="float">
            <text:p>27434</text:p>
          </table:table-cell>
          <table:table-cell table:formula="of:=INT([.$B$3]*(0.42 - 0.5*COS((2*PI()*[.$A145])/[.D$4])+0.08*COS((4*PI()*[.$A145])/[.D$4])))" office:value-type="float" office:value="63029" calcext:value-type="float">
            <text:p>630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NT([.$B$3]*(0.42 - 0.5*COS((2*PI()*[.$A146])/[.B$4])+0.08*COS((4*PI()*[.$A146])/[.B$4])))" office:value-type="float" office:value="5453" calcext:value-type="float">
            <text:p>5453</text:p>
          </table:table-cell>
          <table:table-cell table:formula="of:=INT([.$B$3]*(0.42 - 0.5*COS((2*PI()*[.$A146])/[.C$4])+0.08*COS((4*PI()*[.$A146])/[.C$4])))" office:value-type="float" office:value="27872" calcext:value-type="float">
            <text:p>27872</text:p>
          </table:table-cell>
          <table:table-cell table:formula="of:=INT([.$B$3]*(0.42 - 0.5*COS((2*PI()*[.$A146])/[.D$4])+0.08*COS((4*PI()*[.$A146])/[.D$4])))" office:value-type="float" office:value="62620" calcext:value-type="float">
            <text:p>626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T([.$B$3]*(0.42 - 0.5*COS((2*PI()*[.$A147])/[.B$4])+0.08*COS((4*PI()*[.$A147])/[.B$4])))" office:value-type="float" office:value="5544" calcext:value-type="float">
            <text:p>5544</text:p>
          </table:table-cell>
          <table:table-cell table:formula="of:=INT([.$B$3]*(0.42 - 0.5*COS((2*PI()*[.$A147])/[.C$4])+0.08*COS((4*PI()*[.$A147])/[.C$4])))" office:value-type="float" office:value="28312" calcext:value-type="float">
            <text:p>28312</text:p>
          </table:table-cell>
          <table:table-cell table:formula="of:=INT([.$B$3]*(0.42 - 0.5*COS((2*PI()*[.$A147])/[.D$4])+0.08*COS((4*PI()*[.$A147])/[.D$4])))" office:value-type="float" office:value="62183" calcext:value-type="float">
            <text:p>6218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NT([.$B$3]*(0.42 - 0.5*COS((2*PI()*[.$A148])/[.B$4])+0.08*COS((4*PI()*[.$A148])/[.B$4])))" office:value-type="float" office:value="5635" calcext:value-type="float">
            <text:p>5635</text:p>
          </table:table-cell>
          <table:table-cell table:formula="of:=INT([.$B$3]*(0.42 - 0.5*COS((2*PI()*[.$A148])/[.C$4])+0.08*COS((4*PI()*[.$A148])/[.C$4])))" office:value-type="float" office:value="28754" calcext:value-type="float">
            <text:p>28754</text:p>
          </table:table-cell>
          <table:table-cell table:formula="of:=INT([.$B$3]*(0.42 - 0.5*COS((2*PI()*[.$A148])/[.D$4])+0.08*COS((4*PI()*[.$A148])/[.D$4])))" office:value-type="float" office:value="61717" calcext:value-type="float">
            <text:p>6171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NT([.$B$3]*(0.42 - 0.5*COS((2*PI()*[.$A149])/[.B$4])+0.08*COS((4*PI()*[.$A149])/[.B$4])))" office:value-type="float" office:value="5727" calcext:value-type="float">
            <text:p>5727</text:p>
          </table:table-cell>
          <table:table-cell table:formula="of:=INT([.$B$3]*(0.42 - 0.5*COS((2*PI()*[.$A149])/[.C$4])+0.08*COS((4*PI()*[.$A149])/[.C$4])))" office:value-type="float" office:value="29198" calcext:value-type="float">
            <text:p>29198</text:p>
          </table:table-cell>
          <table:table-cell table:formula="of:=INT([.$B$3]*(0.42 - 0.5*COS((2*PI()*[.$A149])/[.D$4])+0.08*COS((4*PI()*[.$A149])/[.D$4])))" office:value-type="float" office:value="61224" calcext:value-type="float">
            <text:p>612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NT([.$B$3]*(0.42 - 0.5*COS((2*PI()*[.$A150])/[.B$4])+0.08*COS((4*PI()*[.$A150])/[.B$4])))" office:value-type="float" office:value="5820" calcext:value-type="float">
            <text:p>5820</text:p>
          </table:table-cell>
          <table:table-cell table:formula="of:=INT([.$B$3]*(0.42 - 0.5*COS((2*PI()*[.$A150])/[.C$4])+0.08*COS((4*PI()*[.$A150])/[.C$4])))" office:value-type="float" office:value="29644" calcext:value-type="float">
            <text:p>29644</text:p>
          </table:table-cell>
          <table:table-cell table:formula="of:=INT([.$B$3]*(0.42 - 0.5*COS((2*PI()*[.$A150])/[.D$4])+0.08*COS((4*PI()*[.$A150])/[.D$4])))" office:value-type="float" office:value="60703" calcext:value-type="float">
            <text:p>6070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NT([.$B$3]*(0.42 - 0.5*COS((2*PI()*[.$A151])/[.B$4])+0.08*COS((4*PI()*[.$A151])/[.B$4])))" office:value-type="float" office:value="5914" calcext:value-type="float">
            <text:p>5914</text:p>
          </table:table-cell>
          <table:table-cell table:formula="of:=INT([.$B$3]*(0.42 - 0.5*COS((2*PI()*[.$A151])/[.C$4])+0.08*COS((4*PI()*[.$A151])/[.C$4])))" office:value-type="float" office:value="30092" calcext:value-type="float">
            <text:p>30092</text:p>
          </table:table-cell>
          <table:table-cell table:formula="of:=INT([.$B$3]*(0.42 - 0.5*COS((2*PI()*[.$A151])/[.D$4])+0.08*COS((4*PI()*[.$A151])/[.D$4])))" office:value-type="float" office:value="60157" calcext:value-type="float">
            <text:p>6015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NT([.$B$3]*(0.42 - 0.5*COS((2*PI()*[.$A152])/[.B$4])+0.08*COS((4*PI()*[.$A152])/[.B$4])))" office:value-type="float" office:value="6009" calcext:value-type="float">
            <text:p>6009</text:p>
          </table:table-cell>
          <table:table-cell table:formula="of:=INT([.$B$3]*(0.42 - 0.5*COS((2*PI()*[.$A152])/[.C$4])+0.08*COS((4*PI()*[.$A152])/[.C$4])))" office:value-type="float" office:value="30542" calcext:value-type="float">
            <text:p>30542</text:p>
          </table:table-cell>
          <table:table-cell table:formula="of:=INT([.$B$3]*(0.42 - 0.5*COS((2*PI()*[.$A152])/[.D$4])+0.08*COS((4*PI()*[.$A152])/[.D$4])))" office:value-type="float" office:value="59584" calcext:value-type="float">
            <text:p>5958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NT([.$B$3]*(0.42 - 0.5*COS((2*PI()*[.$A153])/[.B$4])+0.08*COS((4*PI()*[.$A153])/[.B$4])))" office:value-type="float" office:value="6105" calcext:value-type="float">
            <text:p>6105</text:p>
          </table:table-cell>
          <table:table-cell table:formula="of:=INT([.$B$3]*(0.42 - 0.5*COS((2*PI()*[.$A153])/[.C$4])+0.08*COS((4*PI()*[.$A153])/[.C$4])))" office:value-type="float" office:value="30993" calcext:value-type="float">
            <text:p>30993</text:p>
          </table:table-cell>
          <table:table-cell table:formula="of:=INT([.$B$3]*(0.42 - 0.5*COS((2*PI()*[.$A153])/[.D$4])+0.08*COS((4*PI()*[.$A153])/[.D$4])))" office:value-type="float" office:value="58987" calcext:value-type="float">
            <text:p>5898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NT([.$B$3]*(0.42 - 0.5*COS((2*PI()*[.$A154])/[.B$4])+0.08*COS((4*PI()*[.$A154])/[.B$4])))" office:value-type="float" office:value="6201" calcext:value-type="float">
            <text:p>6201</text:p>
          </table:table-cell>
          <table:table-cell table:formula="of:=INT([.$B$3]*(0.42 - 0.5*COS((2*PI()*[.$A154])/[.C$4])+0.08*COS((4*PI()*[.$A154])/[.C$4])))" office:value-type="float" office:value="31446" calcext:value-type="float">
            <text:p>31446</text:p>
          </table:table-cell>
          <table:table-cell table:formula="of:=INT([.$B$3]*(0.42 - 0.5*COS((2*PI()*[.$A154])/[.D$4])+0.08*COS((4*PI()*[.$A154])/[.D$4])))" office:value-type="float" office:value="58365" calcext:value-type="float">
            <text:p>583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NT([.$B$3]*(0.42 - 0.5*COS((2*PI()*[.$A155])/[.B$4])+0.08*COS((4*PI()*[.$A155])/[.B$4])))" office:value-type="float" office:value="6299" calcext:value-type="float">
            <text:p>6299</text:p>
          </table:table-cell>
          <table:table-cell table:formula="of:=INT([.$B$3]*(0.42 - 0.5*COS((2*PI()*[.$A155])/[.C$4])+0.08*COS((4*PI()*[.$A155])/[.C$4])))" office:value-type="float" office:value="31900" calcext:value-type="float">
            <text:p>31900</text:p>
          </table:table-cell>
          <table:table-cell table:formula="of:=INT([.$B$3]*(0.42 - 0.5*COS((2*PI()*[.$A155])/[.D$4])+0.08*COS((4*PI()*[.$A155])/[.D$4])))" office:value-type="float" office:value="57721" calcext:value-type="float">
            <text:p>577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NT([.$B$3]*(0.42 - 0.5*COS((2*PI()*[.$A156])/[.B$4])+0.08*COS((4*PI()*[.$A156])/[.B$4])))" office:value-type="float" office:value="6398" calcext:value-type="float">
            <text:p>6398</text:p>
          </table:table-cell>
          <table:table-cell table:formula="of:=INT([.$B$3]*(0.42 - 0.5*COS((2*PI()*[.$A156])/[.C$4])+0.08*COS((4*PI()*[.$A156])/[.C$4])))" office:value-type="float" office:value="32356" calcext:value-type="float">
            <text:p>32356</text:p>
          </table:table-cell>
          <table:table-cell table:formula="of:=INT([.$B$3]*(0.42 - 0.5*COS((2*PI()*[.$A156])/[.D$4])+0.08*COS((4*PI()*[.$A156])/[.D$4])))" office:value-type="float" office:value="57053" calcext:value-type="float">
            <text:p>5705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T([.$B$3]*(0.42 - 0.5*COS((2*PI()*[.$A157])/[.B$4])+0.08*COS((4*PI()*[.$A157])/[.B$4])))" office:value-type="float" office:value="6498" calcext:value-type="float">
            <text:p>6498</text:p>
          </table:table-cell>
          <table:table-cell table:formula="of:=INT([.$B$3]*(0.42 - 0.5*COS((2*PI()*[.$A157])/[.C$4])+0.08*COS((4*PI()*[.$A157])/[.C$4])))" office:value-type="float" office:value="32813" calcext:value-type="float">
            <text:p>32813</text:p>
          </table:table-cell>
          <table:table-cell table:formula="of:=INT([.$B$3]*(0.42 - 0.5*COS((2*PI()*[.$A157])/[.D$4])+0.08*COS((4*PI()*[.$A157])/[.D$4])))" office:value-type="float" office:value="56364" calcext:value-type="float">
            <text:p>5636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NT([.$B$3]*(0.42 - 0.5*COS((2*PI()*[.$A158])/[.B$4])+0.08*COS((4*PI()*[.$A158])/[.B$4])))" office:value-type="float" office:value="6598" calcext:value-type="float">
            <text:p>6598</text:p>
          </table:table-cell>
          <table:table-cell table:formula="of:=INT([.$B$3]*(0.42 - 0.5*COS((2*PI()*[.$A158])/[.C$4])+0.08*COS((4*PI()*[.$A158])/[.C$4])))" office:value-type="float" office:value="33271" calcext:value-type="float">
            <text:p>33271</text:p>
          </table:table-cell>
          <table:table-cell table:formula="of:=INT([.$B$3]*(0.42 - 0.5*COS((2*PI()*[.$A158])/[.D$4])+0.08*COS((4*PI()*[.$A158])/[.D$4])))" office:value-type="float" office:value="55654" calcext:value-type="float">
            <text:p>5565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NT([.$B$3]*(0.42 - 0.5*COS((2*PI()*[.$A159])/[.B$4])+0.08*COS((4*PI()*[.$A159])/[.B$4])))" office:value-type="float" office:value="6700" calcext:value-type="float">
            <text:p>6700</text:p>
          </table:table-cell>
          <table:table-cell table:formula="of:=INT([.$B$3]*(0.42 - 0.5*COS((2*PI()*[.$A159])/[.C$4])+0.08*COS((4*PI()*[.$A159])/[.C$4])))" office:value-type="float" office:value="33730" calcext:value-type="float">
            <text:p>33730</text:p>
          </table:table-cell>
          <table:table-cell table:formula="of:=INT([.$B$3]*(0.42 - 0.5*COS((2*PI()*[.$A159])/[.D$4])+0.08*COS((4*PI()*[.$A159])/[.D$4])))" office:value-type="float" office:value="54924" calcext:value-type="float">
            <text:p>5492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NT([.$B$3]*(0.42 - 0.5*COS((2*PI()*[.$A160])/[.B$4])+0.08*COS((4*PI()*[.$A160])/[.B$4])))" office:value-type="float" office:value="6802" calcext:value-type="float">
            <text:p>6802</text:p>
          </table:table-cell>
          <table:table-cell table:formula="of:=INT([.$B$3]*(0.42 - 0.5*COS((2*PI()*[.$A160])/[.C$4])+0.08*COS((4*PI()*[.$A160])/[.C$4])))" office:value-type="float" office:value="34190" calcext:value-type="float">
            <text:p>34190</text:p>
          </table:table-cell>
          <table:table-cell table:formula="of:=INT([.$B$3]*(0.42 - 0.5*COS((2*PI()*[.$A160])/[.D$4])+0.08*COS((4*PI()*[.$A160])/[.D$4])))"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NT([.$B$3]*(0.42 - 0.5*COS((2*PI()*[.$A161])/[.B$4])+0.08*COS((4*PI()*[.$A161])/[.B$4])))" office:value-type="float" office:value="6906" calcext:value-type="float">
            <text:p>6906</text:p>
          </table:table-cell>
          <table:table-cell table:formula="of:=INT([.$B$3]*(0.42 - 0.5*COS((2*PI()*[.$A161])/[.C$4])+0.08*COS((4*PI()*[.$A161])/[.C$4])))" office:value-type="float" office:value="34651" calcext:value-type="float">
            <text:p>34651</text:p>
          </table:table-cell>
          <table:table-cell table:formula="of:=INT([.$B$3]*(0.42 - 0.5*COS((2*PI()*[.$A161])/[.D$4])+0.08*COS((4*PI()*[.$A161])/[.D$4])))" office:value-type="float" office:value="53407" calcext:value-type="float">
            <text:p>5340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NT([.$B$3]*(0.42 - 0.5*COS((2*PI()*[.$A162])/[.B$4])+0.08*COS((4*PI()*[.$A162])/[.B$4])))" office:value-type="float" office:value="7011" calcext:value-type="float">
            <text:p>7011</text:p>
          </table:table-cell>
          <table:table-cell table:formula="of:=INT([.$B$3]*(0.42 - 0.5*COS((2*PI()*[.$A162])/[.C$4])+0.08*COS((4*PI()*[.$A162])/[.C$4])))" office:value-type="float" office:value="35113" calcext:value-type="float">
            <text:p>35113</text:p>
          </table:table-cell>
          <table:table-cell table:formula="of:=INT([.$B$3]*(0.42 - 0.5*COS((2*PI()*[.$A162])/[.D$4])+0.08*COS((4*PI()*[.$A162])/[.D$4])))" office:value-type="float" office:value="52622" calcext:value-type="float">
            <text:p>5262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NT([.$B$3]*(0.42 - 0.5*COS((2*PI()*[.$A163])/[.B$4])+0.08*COS((4*PI()*[.$A163])/[.B$4])))" office:value-type="float" office:value="7116" calcext:value-type="float">
            <text:p>7116</text:p>
          </table:table-cell>
          <table:table-cell table:formula="of:=INT([.$B$3]*(0.42 - 0.5*COS((2*PI()*[.$A163])/[.C$4])+0.08*COS((4*PI()*[.$A163])/[.C$4])))" office:value-type="float" office:value="35575" calcext:value-type="float">
            <text:p>35575</text:p>
          </table:table-cell>
          <table:table-cell table:formula="of:=INT([.$B$3]*(0.42 - 0.5*COS((2*PI()*[.$A163])/[.D$4])+0.08*COS((4*PI()*[.$A163])/[.D$4])))" office:value-type="float" office:value="51821" calcext:value-type="float">
            <text:p>5182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NT([.$B$3]*(0.42 - 0.5*COS((2*PI()*[.$A164])/[.B$4])+0.08*COS((4*PI()*[.$A164])/[.B$4])))" office:value-type="float" office:value="7223" calcext:value-type="float">
            <text:p>7223</text:p>
          </table:table-cell>
          <table:table-cell table:formula="of:=INT([.$B$3]*(0.42 - 0.5*COS((2*PI()*[.$A164])/[.C$4])+0.08*COS((4*PI()*[.$A164])/[.C$4])))" office:value-type="float" office:value="36038" calcext:value-type="float">
            <text:p>36038</text:p>
          </table:table-cell>
          <table:table-cell table:formula="of:=INT([.$B$3]*(0.42 - 0.5*COS((2*PI()*[.$A164])/[.D$4])+0.08*COS((4*PI()*[.$A164])/[.D$4])))" office:value-type="float" office:value="51004" calcext:value-type="float">
            <text:p>5100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NT([.$B$3]*(0.42 - 0.5*COS((2*PI()*[.$A165])/[.B$4])+0.08*COS((4*PI()*[.$A165])/[.B$4])))" office:value-type="float" office:value="7330" calcext:value-type="float">
            <text:p>7330</text:p>
          </table:table-cell>
          <table:table-cell table:formula="of:=INT([.$B$3]*(0.42 - 0.5*COS((2*PI()*[.$A165])/[.C$4])+0.08*COS((4*PI()*[.$A165])/[.C$4])))" office:value-type="float" office:value="36501" calcext:value-type="float">
            <text:p>36501</text:p>
          </table:table-cell>
          <table:table-cell table:formula="of:=INT([.$B$3]*(0.42 - 0.5*COS((2*PI()*[.$A165])/[.D$4])+0.08*COS((4*PI()*[.$A165])/[.D$4])))" office:value-type="float" office:value="50173" calcext:value-type="float">
            <text:p>501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NT([.$B$3]*(0.42 - 0.5*COS((2*PI()*[.$A166])/[.B$4])+0.08*COS((4*PI()*[.$A166])/[.B$4])))" office:value-type="float" office:value="7439" calcext:value-type="float">
            <text:p>7439</text:p>
          </table:table-cell>
          <table:table-cell table:formula="of:=INT([.$B$3]*(0.42 - 0.5*COS((2*PI()*[.$A166])/[.C$4])+0.08*COS((4*PI()*[.$A166])/[.C$4])))" office:value-type="float" office:value="36965" calcext:value-type="float">
            <text:p>36965</text:p>
          </table:table-cell>
          <table:table-cell table:formula="of:=INT([.$B$3]*(0.42 - 0.5*COS((2*PI()*[.$A166])/[.D$4])+0.08*COS((4*PI()*[.$A166])/[.D$4])))" office:value-type="float" office:value="49329" calcext:value-type="float">
            <text:p>4932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T([.$B$3]*(0.42 - 0.5*COS((2*PI()*[.$A167])/[.B$4])+0.08*COS((4*PI()*[.$A167])/[.B$4])))" office:value-type="float" office:value="7548" calcext:value-type="float">
            <text:p>7548</text:p>
          </table:table-cell>
          <table:table-cell table:formula="of:=INT([.$B$3]*(0.42 - 0.5*COS((2*PI()*[.$A167])/[.C$4])+0.08*COS((4*PI()*[.$A167])/[.C$4])))" office:value-type="float" office:value="37429" calcext:value-type="float">
            <text:p>37429</text:p>
          </table:table-cell>
          <table:table-cell table:formula="of:=INT([.$B$3]*(0.42 - 0.5*COS((2*PI()*[.$A167])/[.D$4])+0.08*COS((4*PI()*[.$A167])/[.D$4])))" office:value-type="float" office:value="48472" calcext:value-type="float">
            <text:p>4847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NT([.$B$3]*(0.42 - 0.5*COS((2*PI()*[.$A168])/[.B$4])+0.08*COS((4*PI()*[.$A168])/[.B$4])))" office:value-type="float" office:value="7659" calcext:value-type="float">
            <text:p>7659</text:p>
          </table:table-cell>
          <table:table-cell table:formula="of:=INT([.$B$3]*(0.42 - 0.5*COS((2*PI()*[.$A168])/[.C$4])+0.08*COS((4*PI()*[.$A168])/[.C$4])))" office:value-type="float" office:value="37893" calcext:value-type="float">
            <text:p>37893</text:p>
          </table:table-cell>
          <table:table-cell table:formula="of:=INT([.$B$3]*(0.42 - 0.5*COS((2*PI()*[.$A168])/[.D$4])+0.08*COS((4*PI()*[.$A168])/[.D$4])))" office:value-type="float" office:value="47604" calcext:value-type="float">
            <text:p>4760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NT([.$B$3]*(0.42 - 0.5*COS((2*PI()*[.$A169])/[.B$4])+0.08*COS((4*PI()*[.$A169])/[.B$4])))" office:value-type="float" office:value="7770" calcext:value-type="float">
            <text:p>7770</text:p>
          </table:table-cell>
          <table:table-cell table:formula="of:=INT([.$B$3]*(0.42 - 0.5*COS((2*PI()*[.$A169])/[.C$4])+0.08*COS((4*PI()*[.$A169])/[.C$4])))" office:value-type="float" office:value="38357" calcext:value-type="float">
            <text:p>38357</text:p>
          </table:table-cell>
          <table:table-cell table:formula="of:=INT([.$B$3]*(0.42 - 0.5*COS((2*PI()*[.$A169])/[.D$4])+0.08*COS((4*PI()*[.$A169])/[.D$4])))" office:value-type="float" office:value="46725" calcext:value-type="float">
            <text:p>4672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NT([.$B$3]*(0.42 - 0.5*COS((2*PI()*[.$A170])/[.B$4])+0.08*COS((4*PI()*[.$A170])/[.B$4])))" office:value-type="float" office:value="7882" calcext:value-type="float">
            <text:p>7882</text:p>
          </table:table-cell>
          <table:table-cell table:formula="of:=INT([.$B$3]*(0.42 - 0.5*COS((2*PI()*[.$A170])/[.C$4])+0.08*COS((4*PI()*[.$A170])/[.C$4])))" office:value-type="float" office:value="38820" calcext:value-type="float">
            <text:p>38820</text:p>
          </table:table-cell>
          <table:table-cell table:formula="of:=INT([.$B$3]*(0.42 - 0.5*COS((2*PI()*[.$A170])/[.D$4])+0.08*COS((4*PI()*[.$A170])/[.D$4])))" office:value-type="float" office:value="45836" calcext:value-type="float">
            <text:p>4583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NT([.$B$3]*(0.42 - 0.5*COS((2*PI()*[.$A171])/[.B$4])+0.08*COS((4*PI()*[.$A171])/[.B$4])))" office:value-type="float" office:value="7996" calcext:value-type="float">
            <text:p>7996</text:p>
          </table:table-cell>
          <table:table-cell table:formula="of:=INT([.$B$3]*(0.42 - 0.5*COS((2*PI()*[.$A171])/[.C$4])+0.08*COS((4*PI()*[.$A171])/[.C$4])))" office:value-type="float" office:value="39284" calcext:value-type="float">
            <text:p>39284</text:p>
          </table:table-cell>
          <table:table-cell table:formula="of:=INT([.$B$3]*(0.42 - 0.5*COS((2*PI()*[.$A171])/[.D$4])+0.08*COS((4*PI()*[.$A171])/[.D$4])))" office:value-type="float" office:value="44939" calcext:value-type="float">
            <text:p>4493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NT([.$B$3]*(0.42 - 0.5*COS((2*PI()*[.$A172])/[.B$4])+0.08*COS((4*PI()*[.$A172])/[.B$4])))" office:value-type="float" office:value="8110" calcext:value-type="float">
            <text:p>8110</text:p>
          </table:table-cell>
          <table:table-cell table:formula="of:=INT([.$B$3]*(0.42 - 0.5*COS((2*PI()*[.$A172])/[.C$4])+0.08*COS((4*PI()*[.$A172])/[.C$4])))" office:value-type="float" office:value="39747" calcext:value-type="float">
            <text:p>39747</text:p>
          </table:table-cell>
          <table:table-cell table:formula="of:=INT([.$B$3]*(0.42 - 0.5*COS((2*PI()*[.$A172])/[.D$4])+0.08*COS((4*PI()*[.$A172])/[.D$4])))" office:value-type="float" office:value="44035" calcext:value-type="float">
            <text:p>4403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NT([.$B$3]*(0.42 - 0.5*COS((2*PI()*[.$A173])/[.B$4])+0.08*COS((4*PI()*[.$A173])/[.B$4])))" office:value-type="float" office:value="8226" calcext:value-type="float">
            <text:p>8226</text:p>
          </table:table-cell>
          <table:table-cell table:formula="of:=INT([.$B$3]*(0.42 - 0.5*COS((2*PI()*[.$A173])/[.C$4])+0.08*COS((4*PI()*[.$A173])/[.C$4])))" office:value-type="float" office:value="40210" calcext:value-type="float">
            <text:p>40210</text:p>
          </table:table-cell>
          <table:table-cell table:formula="of:=INT([.$B$3]*(0.42 - 0.5*COS((2*PI()*[.$A173])/[.D$4])+0.08*COS((4*PI()*[.$A173])/[.D$4])))" office:value-type="float" office:value="43124" calcext:value-type="float">
            <text:p>4312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NT([.$B$3]*(0.42 - 0.5*COS((2*PI()*[.$A174])/[.B$4])+0.08*COS((4*PI()*[.$A174])/[.B$4])))" office:value-type="float" office:value="8342" calcext:value-type="float">
            <text:p>8342</text:p>
          </table:table-cell>
          <table:table-cell table:formula="of:=INT([.$B$3]*(0.42 - 0.5*COS((2*PI()*[.$A174])/[.C$4])+0.08*COS((4*PI()*[.$A174])/[.C$4])))" office:value-type="float" office:value="40672" calcext:value-type="float">
            <text:p>40672</text:p>
          </table:table-cell>
          <table:table-cell table:formula="of:=INT([.$B$3]*(0.42 - 0.5*COS((2*PI()*[.$A174])/[.D$4])+0.08*COS((4*PI()*[.$A174])/[.D$4])))" office:value-type="float" office:value="42208" calcext:value-type="float">
            <text:p>4220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NT([.$B$3]*(0.42 - 0.5*COS((2*PI()*[.$A175])/[.B$4])+0.08*COS((4*PI()*[.$A175])/[.B$4])))" office:value-type="float" office:value="8460" calcext:value-type="float">
            <text:p>8460</text:p>
          </table:table-cell>
          <table:table-cell table:formula="of:=INT([.$B$3]*(0.42 - 0.5*COS((2*PI()*[.$A175])/[.C$4])+0.08*COS((4*PI()*[.$A175])/[.C$4])))" office:value-type="float" office:value="41133" calcext:value-type="float">
            <text:p>41133</text:p>
          </table:table-cell>
          <table:table-cell table:formula="of:=INT([.$B$3]*(0.42 - 0.5*COS((2*PI()*[.$A175])/[.D$4])+0.08*COS((4*PI()*[.$A175])/[.D$4])))" office:value-type="float" office:value="41287" calcext:value-type="float">
            <text:p>4128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NT([.$B$3]*(0.42 - 0.5*COS((2*PI()*[.$A176])/[.B$4])+0.08*COS((4*PI()*[.$A176])/[.B$4])))" office:value-type="float" office:value="8578" calcext:value-type="float">
            <text:p>8578</text:p>
          </table:table-cell>
          <table:table-cell table:formula="of:=INT([.$B$3]*(0.42 - 0.5*COS((2*PI()*[.$A176])/[.C$4])+0.08*COS((4*PI()*[.$A176])/[.C$4])))" office:value-type="float" office:value="41593" calcext:value-type="float">
            <text:p>41593</text:p>
          </table:table-cell>
          <table:table-cell table:formula="of:=INT([.$B$3]*(0.42 - 0.5*COS((2*PI()*[.$A176])/[.D$4])+0.08*COS((4*PI()*[.$A176])/[.D$4])))" office:value-type="float" office:value="40362" calcext:value-type="float">
            <text:p>403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T([.$B$3]*(0.42 - 0.5*COS((2*PI()*[.$A177])/[.B$4])+0.08*COS((4*PI()*[.$A177])/[.B$4])))" office:value-type="float" office:value="8698" calcext:value-type="float">
            <text:p>8698</text:p>
          </table:table-cell>
          <table:table-cell table:formula="of:=INT([.$B$3]*(0.42 - 0.5*COS((2*PI()*[.$A177])/[.C$4])+0.08*COS((4*PI()*[.$A177])/[.C$4])))" office:value-type="float" office:value="42053" calcext:value-type="float">
            <text:p>42053</text:p>
          </table:table-cell>
          <table:table-cell table:formula="of:=INT([.$B$3]*(0.42 - 0.5*COS((2*PI()*[.$A177])/[.D$4])+0.08*COS((4*PI()*[.$A177])/[.D$4])))" office:value-type="float" office:value="39435" calcext:value-type="float">
            <text:p>3943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NT([.$B$3]*(0.42 - 0.5*COS((2*PI()*[.$A178])/[.B$4])+0.08*COS((4*PI()*[.$A178])/[.B$4])))" office:value-type="float" office:value="8819" calcext:value-type="float">
            <text:p>8819</text:p>
          </table:table-cell>
          <table:table-cell table:formula="of:=INT([.$B$3]*(0.42 - 0.5*COS((2*PI()*[.$A178])/[.C$4])+0.08*COS((4*PI()*[.$A178])/[.C$4])))" office:value-type="float" office:value="42511" calcext:value-type="float">
            <text:p>42511</text:p>
          </table:table-cell>
          <table:table-cell table:formula="of:=INT([.$B$3]*(0.42 - 0.5*COS((2*PI()*[.$A178])/[.D$4])+0.08*COS((4*PI()*[.$A178])/[.D$4])))" office:value-type="float" office:value="38506" calcext:value-type="float">
            <text:p>3850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NT([.$B$3]*(0.42 - 0.5*COS((2*PI()*[.$A179])/[.B$4])+0.08*COS((4*PI()*[.$A179])/[.B$4])))" office:value-type="float" office:value="8940" calcext:value-type="float">
            <text:p>8940</text:p>
          </table:table-cell>
          <table:table-cell table:formula="of:=INT([.$B$3]*(0.42 - 0.5*COS((2*PI()*[.$A179])/[.C$4])+0.08*COS((4*PI()*[.$A179])/[.C$4])))" office:value-type="float" office:value="42968" calcext:value-type="float">
            <text:p>42968</text:p>
          </table:table-cell>
          <table:table-cell table:formula="of:=INT([.$B$3]*(0.42 - 0.5*COS((2*PI()*[.$A179])/[.D$4])+0.08*COS((4*PI()*[.$A179])/[.D$4])))" office:value-type="float" office:value="37576" calcext:value-type="float">
            <text:p>375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NT([.$B$3]*(0.42 - 0.5*COS((2*PI()*[.$A180])/[.B$4])+0.08*COS((4*PI()*[.$A180])/[.B$4])))" office:value-type="float" office:value="9063" calcext:value-type="float">
            <text:p>9063</text:p>
          </table:table-cell>
          <table:table-cell table:formula="of:=INT([.$B$3]*(0.42 - 0.5*COS((2*PI()*[.$A180])/[.C$4])+0.08*COS((4*PI()*[.$A180])/[.C$4])))" office:value-type="float" office:value="43424" calcext:value-type="float">
            <text:p>43424</text:p>
          </table:table-cell>
          <table:table-cell table:formula="of:=INT([.$B$3]*(0.42 - 0.5*COS((2*PI()*[.$A180])/[.D$4])+0.08*COS((4*PI()*[.$A180])/[.D$4])))" office:value-type="float" office:value="36647" calcext:value-type="float">
            <text:p>3664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NT([.$B$3]*(0.42 - 0.5*COS((2*PI()*[.$A181])/[.B$4])+0.08*COS((4*PI()*[.$A181])/[.B$4])))" office:value-type="float" office:value="9186" calcext:value-type="float">
            <text:p>9186</text:p>
          </table:table-cell>
          <table:table-cell table:formula="of:=INT([.$B$3]*(0.42 - 0.5*COS((2*PI()*[.$A181])/[.C$4])+0.08*COS((4*PI()*[.$A181])/[.C$4])))" office:value-type="float" office:value="43879" calcext:value-type="float">
            <text:p>43879</text:p>
          </table:table-cell>
          <table:table-cell table:formula="of:=INT([.$B$3]*(0.42 - 0.5*COS((2*PI()*[.$A181])/[.D$4])+0.08*COS((4*PI()*[.$A181])/[.D$4])))" office:value-type="float" office:value="35719" calcext:value-type="float">
            <text:p>3571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NT([.$B$3]*(0.42 - 0.5*COS((2*PI()*[.$A182])/[.B$4])+0.08*COS((4*PI()*[.$A182])/[.B$4])))" office:value-type="float" office:value="9311" calcext:value-type="float">
            <text:p>9311</text:p>
          </table:table-cell>
          <table:table-cell table:formula="of:=INT([.$B$3]*(0.42 - 0.5*COS((2*PI()*[.$A182])/[.C$4])+0.08*COS((4*PI()*[.$A182])/[.C$4])))" office:value-type="float" office:value="44331" calcext:value-type="float">
            <text:p>44331</text:p>
          </table:table-cell>
          <table:table-cell table:formula="of:=INT([.$B$3]*(0.42 - 0.5*COS((2*PI()*[.$A182])/[.D$4])+0.08*COS((4*PI()*[.$A182])/[.D$4])))" office:value-type="float" office:value="34792" calcext:value-type="float">
            <text:p>3479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NT([.$B$3]*(0.42 - 0.5*COS((2*PI()*[.$A183])/[.B$4])+0.08*COS((4*PI()*[.$A183])/[.B$4])))" office:value-type="float" office:value="9437" calcext:value-type="float">
            <text:p>9437</text:p>
          </table:table-cell>
          <table:table-cell table:formula="of:=INT([.$B$3]*(0.42 - 0.5*COS((2*PI()*[.$A183])/[.C$4])+0.08*COS((4*PI()*[.$A183])/[.C$4])))" office:value-type="float" office:value="44782" calcext:value-type="float">
            <text:p>44782</text:p>
          </table:table-cell>
          <table:table-cell table:formula="of:=INT([.$B$3]*(0.42 - 0.5*COS((2*PI()*[.$A183])/[.D$4])+0.08*COS((4*PI()*[.$A183])/[.D$4])))" office:value-type="float" office:value="33869" calcext:value-type="float">
            <text:p>3386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NT([.$B$3]*(0.42 - 0.5*COS((2*PI()*[.$A184])/[.B$4])+0.08*COS((4*PI()*[.$A184])/[.B$4])))" office:value-type="float" office:value="9563" calcext:value-type="float">
            <text:p>9563</text:p>
          </table:table-cell>
          <table:table-cell table:formula="of:=INT([.$B$3]*(0.42 - 0.5*COS((2*PI()*[.$A184])/[.C$4])+0.08*COS((4*PI()*[.$A184])/[.C$4])))" office:value-type="float" office:value="45232" calcext:value-type="float">
            <text:p>45232</text:p>
          </table:table-cell>
          <table:table-cell table:formula="of:=INT([.$B$3]*(0.42 - 0.5*COS((2*PI()*[.$A184])/[.D$4])+0.08*COS((4*PI()*[.$A184])/[.D$4])))" office:value-type="float" office:value="32949" calcext:value-type="float">
            <text:p>3294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NT([.$B$3]*(0.42 - 0.5*COS((2*PI()*[.$A185])/[.B$4])+0.08*COS((4*PI()*[.$A185])/[.B$4])))" office:value-type="float" office:value="9691" calcext:value-type="float">
            <text:p>9691</text:p>
          </table:table-cell>
          <table:table-cell table:formula="of:=INT([.$B$3]*(0.42 - 0.5*COS((2*PI()*[.$A185])/[.C$4])+0.08*COS((4*PI()*[.$A185])/[.C$4])))" office:value-type="float" office:value="45679" calcext:value-type="float">
            <text:p>45679</text:p>
          </table:table-cell>
          <table:table-cell table:formula="of:=INT([.$B$3]*(0.42 - 0.5*COS((2*PI()*[.$A185])/[.D$4])+0.08*COS((4*PI()*[.$A185])/[.D$4])))" office:value-type="float" office:value="32034" calcext:value-type="float">
            <text:p>3203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NT([.$B$3]*(0.42 - 0.5*COS((2*PI()*[.$A186])/[.B$4])+0.08*COS((4*PI()*[.$A186])/[.B$4])))" office:value-type="float" office:value="9820" calcext:value-type="float">
            <text:p>9820</text:p>
          </table:table-cell>
          <table:table-cell table:formula="of:=INT([.$B$3]*(0.42 - 0.5*COS((2*PI()*[.$A186])/[.C$4])+0.08*COS((4*PI()*[.$A186])/[.C$4])))" office:value-type="float" office:value="46124" calcext:value-type="float">
            <text:p>46124</text:p>
          </table:table-cell>
          <table:table-cell table:formula="of:=INT([.$B$3]*(0.42 - 0.5*COS((2*PI()*[.$A186])/[.D$4])+0.08*COS((4*PI()*[.$A186])/[.D$4])))" office:value-type="float" office:value="31124" calcext:value-type="float">
            <text:p>3112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T([.$B$3]*(0.42 - 0.5*COS((2*PI()*[.$A187])/[.B$4])+0.08*COS((4*PI()*[.$A187])/[.B$4])))" office:value-type="float" office:value="9949" calcext:value-type="float">
            <text:p>9949</text:p>
          </table:table-cell>
          <table:table-cell table:formula="of:=INT([.$B$3]*(0.42 - 0.5*COS((2*PI()*[.$A187])/[.C$4])+0.08*COS((4*PI()*[.$A187])/[.C$4])))" office:value-type="float" office:value="46567" calcext:value-type="float">
            <text:p>46567</text:p>
          </table:table-cell>
          <table:table-cell table:formula="of:=INT([.$B$3]*(0.42 - 0.5*COS((2*PI()*[.$A187])/[.D$4])+0.08*COS((4*PI()*[.$A187])/[.D$4])))" office:value-type="float" office:value="30221" calcext:value-type="float">
            <text:p>3022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NT([.$B$3]*(0.42 - 0.5*COS((2*PI()*[.$A188])/[.B$4])+0.08*COS((4*PI()*[.$A188])/[.B$4])))" office:value-type="float" office:value="10080" calcext:value-type="float">
            <text:p>10080</text:p>
          </table:table-cell>
          <table:table-cell table:formula="of:=INT([.$B$3]*(0.42 - 0.5*COS((2*PI()*[.$A188])/[.C$4])+0.08*COS((4*PI()*[.$A188])/[.C$4])))" office:value-type="float" office:value="47008" calcext:value-type="float">
            <text:p>47008</text:p>
          </table:table-cell>
          <table:table-cell table:formula="of:=INT([.$B$3]*(0.42 - 0.5*COS((2*PI()*[.$A188])/[.D$4])+0.08*COS((4*PI()*[.$A188])/[.D$4])))" office:value-type="float" office:value="29324" calcext:value-type="float">
            <text:p>2932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NT([.$B$3]*(0.42 - 0.5*COS((2*PI()*[.$A189])/[.B$4])+0.08*COS((4*PI()*[.$A189])/[.B$4])))" office:value-type="float" office:value="10212" calcext:value-type="float">
            <text:p>10212</text:p>
          </table:table-cell>
          <table:table-cell table:formula="of:=INT([.$B$3]*(0.42 - 0.5*COS((2*PI()*[.$A189])/[.C$4])+0.08*COS((4*PI()*[.$A189])/[.C$4])))" office:value-type="float" office:value="47446" calcext:value-type="float">
            <text:p>47446</text:p>
          </table:table-cell>
          <table:table-cell table:formula="of:=INT([.$B$3]*(0.42 - 0.5*COS((2*PI()*[.$A189])/[.D$4])+0.08*COS((4*PI()*[.$A189])/[.D$4])))" office:value-type="float" office:value="28435" calcext:value-type="float">
            <text:p>2843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NT([.$B$3]*(0.42 - 0.5*COS((2*PI()*[.$A190])/[.B$4])+0.08*COS((4*PI()*[.$A190])/[.B$4])))" office:value-type="float" office:value="10345" calcext:value-type="float">
            <text:p>10345</text:p>
          </table:table-cell>
          <table:table-cell table:formula="of:=INT([.$B$3]*(0.42 - 0.5*COS((2*PI()*[.$A190])/[.C$4])+0.08*COS((4*PI()*[.$A190])/[.C$4])))" office:value-type="float" office:value="47882" calcext:value-type="float">
            <text:p>47882</text:p>
          </table:table-cell>
          <table:table-cell table:formula="of:=INT([.$B$3]*(0.42 - 0.5*COS((2*PI()*[.$A190])/[.D$4])+0.08*COS((4*PI()*[.$A190])/[.D$4])))" office:value-type="float" office:value="27554" calcext:value-type="float">
            <text:p>275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NT([.$B$3]*(0.42 - 0.5*COS((2*PI()*[.$A191])/[.B$4])+0.08*COS((4*PI()*[.$A191])/[.B$4])))" office:value-type="float" office:value="10479" calcext:value-type="float">
            <text:p>10479</text:p>
          </table:table-cell>
          <table:table-cell table:formula="of:=INT([.$B$3]*(0.42 - 0.5*COS((2*PI()*[.$A191])/[.C$4])+0.08*COS((4*PI()*[.$A191])/[.C$4])))" office:value-type="float" office:value="48315" calcext:value-type="float">
            <text:p>48315</text:p>
          </table:table-cell>
          <table:table-cell table:formula="of:=INT([.$B$3]*(0.42 - 0.5*COS((2*PI()*[.$A191])/[.D$4])+0.08*COS((4*PI()*[.$A191])/[.D$4])))" office:value-type="float" office:value="26683" calcext:value-type="float">
            <text:p>2668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NT([.$B$3]*(0.42 - 0.5*COS((2*PI()*[.$A192])/[.B$4])+0.08*COS((4*PI()*[.$A192])/[.B$4])))" office:value-type="float" office:value="10614" calcext:value-type="float">
            <text:p>10614</text:p>
          </table:table-cell>
          <table:table-cell table:formula="of:=INT([.$B$3]*(0.42 - 0.5*COS((2*PI()*[.$A192])/[.C$4])+0.08*COS((4*PI()*[.$A192])/[.C$4])))" office:value-type="float" office:value="48745" calcext:value-type="float">
            <text:p>48745</text:p>
          </table:table-cell>
          <table:table-cell table:formula="of:=INT([.$B$3]*(0.42 - 0.5*COS((2*PI()*[.$A192])/[.D$4])+0.08*COS((4*PI()*[.$A192])/[.D$4])))" office:value-type="float" office:value="25821" calcext:value-type="float">
            <text:p>2582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NT([.$B$3]*(0.42 - 0.5*COS((2*PI()*[.$A193])/[.B$4])+0.08*COS((4*PI()*[.$A193])/[.B$4])))" office:value-type="float" office:value="10750" calcext:value-type="float">
            <text:p>10750</text:p>
          </table:table-cell>
          <table:table-cell table:formula="of:=INT([.$B$3]*(0.42 - 0.5*COS((2*PI()*[.$A193])/[.C$4])+0.08*COS((4*PI()*[.$A193])/[.C$4])))" office:value-type="float" office:value="49172" calcext:value-type="float">
            <text:p>49172</text:p>
          </table:table-cell>
          <table:table-cell table:formula="of:=INT([.$B$3]*(0.42 - 0.5*COS((2*PI()*[.$A193])/[.D$4])+0.08*COS((4*PI()*[.$A193])/[.D$4])))" office:value-type="float" office:value="24970" calcext:value-type="float">
            <text:p>2497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NT([.$B$3]*(0.42 - 0.5*COS((2*PI()*[.$A194])/[.B$4])+0.08*COS((4*PI()*[.$A194])/[.B$4])))" office:value-type="float" office:value="10887" calcext:value-type="float">
            <text:p>10887</text:p>
          </table:table-cell>
          <table:table-cell table:formula="of:=INT([.$B$3]*(0.42 - 0.5*COS((2*PI()*[.$A194])/[.C$4])+0.08*COS((4*PI()*[.$A194])/[.C$4])))" office:value-type="float" office:value="49596" calcext:value-type="float">
            <text:p>49596</text:p>
          </table:table-cell>
          <table:table-cell table:formula="of:=INT([.$B$3]*(0.42 - 0.5*COS((2*PI()*[.$A194])/[.D$4])+0.08*COS((4*PI()*[.$A194])/[.D$4])))" office:value-type="float" office:value="24129" calcext:value-type="float">
            <text:p>241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NT([.$B$3]*(0.42 - 0.5*COS((2*PI()*[.$A195])/[.B$4])+0.08*COS((4*PI()*[.$A195])/[.B$4])))" office:value-type="float" office:value="11025" calcext:value-type="float">
            <text:p>11025</text:p>
          </table:table-cell>
          <table:table-cell table:formula="of:=INT([.$B$3]*(0.42 - 0.5*COS((2*PI()*[.$A195])/[.C$4])+0.08*COS((4*PI()*[.$A195])/[.C$4])))" office:value-type="float" office:value="50017" calcext:value-type="float">
            <text:p>50017</text:p>
          </table:table-cell>
          <table:table-cell table:formula="of:=INT([.$B$3]*(0.42 - 0.5*COS((2*PI()*[.$A195])/[.D$4])+0.08*COS((4*PI()*[.$A195])/[.D$4])))" office:value-type="float" office:value="23300" calcext:value-type="float">
            <text:p>233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NT([.$B$3]*(0.42 - 0.5*COS((2*PI()*[.$A196])/[.B$4])+0.08*COS((4*PI()*[.$A196])/[.B$4])))" office:value-type="float" office:value="11164" calcext:value-type="float">
            <text:p>11164</text:p>
          </table:table-cell>
          <table:table-cell table:formula="of:=INT([.$B$3]*(0.42 - 0.5*COS((2*PI()*[.$A196])/[.C$4])+0.08*COS((4*PI()*[.$A196])/[.C$4])))" office:value-type="float" office:value="50435" calcext:value-type="float">
            <text:p>50435</text:p>
          </table:table-cell>
          <table:table-cell table:formula="of:=INT([.$B$3]*(0.42 - 0.5*COS((2*PI()*[.$A196])/[.D$4])+0.08*COS((4*PI()*[.$A196])/[.D$4])))" office:value-type="float" office:value="22484" calcext:value-type="float">
            <text:p>2248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T([.$B$3]*(0.42 - 0.5*COS((2*PI()*[.$A197])/[.B$4])+0.08*COS((4*PI()*[.$A197])/[.B$4])))" office:value-type="float" office:value="11304" calcext:value-type="float">
            <text:p>11304</text:p>
          </table:table-cell>
          <table:table-cell table:formula="of:=INT([.$B$3]*(0.42 - 0.5*COS((2*PI()*[.$A197])/[.C$4])+0.08*COS((4*PI()*[.$A197])/[.C$4])))" office:value-type="float" office:value="50849" calcext:value-type="float">
            <text:p>50849</text:p>
          </table:table-cell>
          <table:table-cell table:formula="of:=INT([.$B$3]*(0.42 - 0.5*COS((2*PI()*[.$A197])/[.D$4])+0.08*COS((4*PI()*[.$A197])/[.D$4])))" office:value-type="float" office:value="21679" calcext:value-type="float">
            <text:p>2167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NT([.$B$3]*(0.42 - 0.5*COS((2*PI()*[.$A198])/[.B$4])+0.08*COS((4*PI()*[.$A198])/[.B$4])))" office:value-type="float" office:value="11445" calcext:value-type="float">
            <text:p>11445</text:p>
          </table:table-cell>
          <table:table-cell table:formula="of:=INT([.$B$3]*(0.42 - 0.5*COS((2*PI()*[.$A198])/[.C$4])+0.08*COS((4*PI()*[.$A198])/[.C$4])))" office:value-type="float" office:value="51260" calcext:value-type="float">
            <text:p>51260</text:p>
          </table:table-cell>
          <table:table-cell table:formula="of:=INT([.$B$3]*(0.42 - 0.5*COS((2*PI()*[.$A198])/[.D$4])+0.08*COS((4*PI()*[.$A198])/[.D$4])))" office:value-type="float" office:value="20888" calcext:value-type="float">
            <text:p>2088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NT([.$B$3]*(0.42 - 0.5*COS((2*PI()*[.$A199])/[.B$4])+0.08*COS((4*PI()*[.$A199])/[.B$4])))" office:value-type="float" office:value="11587" calcext:value-type="float">
            <text:p>11587</text:p>
          </table:table-cell>
          <table:table-cell table:formula="of:=INT([.$B$3]*(0.42 - 0.5*COS((2*PI()*[.$A199])/[.C$4])+0.08*COS((4*PI()*[.$A199])/[.C$4])))" office:value-type="float" office:value="51667" calcext:value-type="float">
            <text:p>51667</text:p>
          </table:table-cell>
          <table:table-cell table:formula="of:=INT([.$B$3]*(0.42 - 0.5*COS((2*PI()*[.$A199])/[.D$4])+0.08*COS((4*PI()*[.$A199])/[.D$4])))" office:value-type="float" office:value="20111" calcext:value-type="float">
            <text:p>201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NT([.$B$3]*(0.42 - 0.5*COS((2*PI()*[.$A200])/[.B$4])+0.08*COS((4*PI()*[.$A200])/[.B$4])))" office:value-type="float" office:value="11730" calcext:value-type="float">
            <text:p>11730</text:p>
          </table:table-cell>
          <table:table-cell table:formula="of:=INT([.$B$3]*(0.42 - 0.5*COS((2*PI()*[.$A200])/[.C$4])+0.08*COS((4*PI()*[.$A200])/[.C$4])))" office:value-type="float" office:value="52070" calcext:value-type="float">
            <text:p>52070</text:p>
          </table:table-cell>
          <table:table-cell table:formula="of:=INT([.$B$3]*(0.42 - 0.5*COS((2*PI()*[.$A200])/[.D$4])+0.08*COS((4*PI()*[.$A200])/[.D$4])))" office:value-type="float" office:value="19347" calcext:value-type="float">
            <text:p>1934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NT([.$B$3]*(0.42 - 0.5*COS((2*PI()*[.$A201])/[.B$4])+0.08*COS((4*PI()*[.$A201])/[.B$4])))" office:value-type="float" office:value="11874" calcext:value-type="float">
            <text:p>11874</text:p>
          </table:table-cell>
          <table:table-cell table:formula="of:=INT([.$B$3]*(0.42 - 0.5*COS((2*PI()*[.$A201])/[.C$4])+0.08*COS((4*PI()*[.$A201])/[.C$4])))" office:value-type="float" office:value="52470" calcext:value-type="float">
            <text:p>52470</text:p>
          </table:table-cell>
          <table:table-cell table:formula="of:=INT([.$B$3]*(0.42 - 0.5*COS((2*PI()*[.$A201])/[.D$4])+0.08*COS((4*PI()*[.$A201])/[.D$4])))" office:value-type="float" office:value="18598" calcext:value-type="float">
            <text:p>185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NT([.$B$3]*(0.42 - 0.5*COS((2*PI()*[.$A202])/[.B$4])+0.08*COS((4*PI()*[.$A202])/[.B$4])))" office:value-type="float" office:value="12020" calcext:value-type="float">
            <text:p>12020</text:p>
          </table:table-cell>
          <table:table-cell table:formula="of:=INT([.$B$3]*(0.42 - 0.5*COS((2*PI()*[.$A202])/[.C$4])+0.08*COS((4*PI()*[.$A202])/[.C$4])))" office:value-type="float" office:value="52865" calcext:value-type="float">
            <text:p>52865</text:p>
          </table:table-cell>
          <table:table-cell table:formula="of:=INT([.$B$3]*(0.42 - 0.5*COS((2*PI()*[.$A202])/[.D$4])+0.08*COS((4*PI()*[.$A202])/[.D$4])))" office:value-type="float" office:value="17864" calcext:value-type="float">
            <text:p>1786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NT([.$B$3]*(0.42 - 0.5*COS((2*PI()*[.$A203])/[.B$4])+0.08*COS((4*PI()*[.$A203])/[.B$4])))" office:value-type="float" office:value="12166" calcext:value-type="float">
            <text:p>12166</text:p>
          </table:table-cell>
          <table:table-cell table:formula="of:=INT([.$B$3]*(0.42 - 0.5*COS((2*PI()*[.$A203])/[.C$4])+0.08*COS((4*PI()*[.$A203])/[.C$4])))" office:value-type="float" office:value="53256" calcext:value-type="float">
            <text:p>53256</text:p>
          </table:table-cell>
          <table:table-cell table:formula="of:=INT([.$B$3]*(0.42 - 0.5*COS((2*PI()*[.$A203])/[.D$4])+0.08*COS((4*PI()*[.$A203])/[.D$4])))" office:value-type="float" office:value="17144" calcext:value-type="float">
            <text:p>1714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NT([.$B$3]*(0.42 - 0.5*COS((2*PI()*[.$A204])/[.B$4])+0.08*COS((4*PI()*[.$A204])/[.B$4])))" office:value-type="float" office:value="12313" calcext:value-type="float">
            <text:p>12313</text:p>
          </table:table-cell>
          <table:table-cell table:formula="of:=INT([.$B$3]*(0.42 - 0.5*COS((2*PI()*[.$A204])/[.C$4])+0.08*COS((4*PI()*[.$A204])/[.C$4])))" office:value-type="float" office:value="53643" calcext:value-type="float">
            <text:p>53643</text:p>
          </table:table-cell>
          <table:table-cell table:formula="of:=INT([.$B$3]*(0.42 - 0.5*COS((2*PI()*[.$A204])/[.D$4])+0.08*COS((4*PI()*[.$A204])/[.D$4])))" office:value-type="float" office:value="16440" calcext:value-type="float">
            <text:p>1644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NT([.$B$3]*(0.42 - 0.5*COS((2*PI()*[.$A205])/[.B$4])+0.08*COS((4*PI()*[.$A205])/[.B$4])))" office:value-type="float" office:value="12461" calcext:value-type="float">
            <text:p>12461</text:p>
          </table:table-cell>
          <table:table-cell table:formula="of:=INT([.$B$3]*(0.42 - 0.5*COS((2*PI()*[.$A205])/[.C$4])+0.08*COS((4*PI()*[.$A205])/[.C$4])))" office:value-type="float" office:value="54026" calcext:value-type="float">
            <text:p>54026</text:p>
          </table:table-cell>
          <table:table-cell table:formula="of:=INT([.$B$3]*(0.42 - 0.5*COS((2*PI()*[.$A205])/[.D$4])+0.08*COS((4*PI()*[.$A205])/[.D$4])))" office:value-type="float" office:value="15751" calcext:value-type="float">
            <text:p>1575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NT([.$B$3]*(0.42 - 0.5*COS((2*PI()*[.$A206])/[.B$4])+0.08*COS((4*PI()*[.$A206])/[.B$4])))" office:value-type="float" office:value="12611" calcext:value-type="float">
            <text:p>12611</text:p>
          </table:table-cell>
          <table:table-cell table:formula="of:=INT([.$B$3]*(0.42 - 0.5*COS((2*PI()*[.$A206])/[.C$4])+0.08*COS((4*PI()*[.$A206])/[.C$4])))" office:value-type="float" office:value="54404" calcext:value-type="float">
            <text:p>54404</text:p>
          </table:table-cell>
          <table:table-cell table:formula="of:=INT([.$B$3]*(0.42 - 0.5*COS((2*PI()*[.$A206])/[.D$4])+0.08*COS((4*PI()*[.$A206])/[.D$4])))" office:value-type="float" office:value="15078" calcext:value-type="float">
            <text:p>1507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T([.$B$3]*(0.42 - 0.5*COS((2*PI()*[.$A207])/[.B$4])+0.08*COS((4*PI()*[.$A207])/[.B$4])))" office:value-type="float" office:value="12761" calcext:value-type="float">
            <text:p>12761</text:p>
          </table:table-cell>
          <table:table-cell table:formula="of:=INT([.$B$3]*(0.42 - 0.5*COS((2*PI()*[.$A207])/[.C$4])+0.08*COS((4*PI()*[.$A207])/[.C$4])))" office:value-type="float" office:value="54777" calcext:value-type="float">
            <text:p>54777</text:p>
          </table:table-cell>
          <table:table-cell table:formula="of:=INT([.$B$3]*(0.42 - 0.5*COS((2*PI()*[.$A207])/[.D$4])+0.08*COS((4*PI()*[.$A207])/[.D$4])))" office:value-type="float" office:value="14422" calcext:value-type="float">
            <text:p>144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NT([.$B$3]*(0.42 - 0.5*COS((2*PI()*[.$A208])/[.B$4])+0.08*COS((4*PI()*[.$A208])/[.B$4])))" office:value-type="float" office:value="12913" calcext:value-type="float">
            <text:p>12913</text:p>
          </table:table-cell>
          <table:table-cell table:formula="of:=INT([.$B$3]*(0.42 - 0.5*COS((2*PI()*[.$A208])/[.C$4])+0.08*COS((4*PI()*[.$A208])/[.C$4])))" office:value-type="float" office:value="55146" calcext:value-type="float">
            <text:p>55146</text:p>
          </table:table-cell>
          <table:table-cell table:formula="of:=INT([.$B$3]*(0.42 - 0.5*COS((2*PI()*[.$A208])/[.D$4])+0.08*COS((4*PI()*[.$A208])/[.D$4])))" office:value-type="float" office:value="13781" calcext:value-type="float">
            <text:p>1378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NT([.$B$3]*(0.42 - 0.5*COS((2*PI()*[.$A209])/[.B$4])+0.08*COS((4*PI()*[.$A209])/[.B$4])))" office:value-type="float" office:value="13065" calcext:value-type="float">
            <text:p>13065</text:p>
          </table:table-cell>
          <table:table-cell table:formula="of:=INT([.$B$3]*(0.42 - 0.5*COS((2*PI()*[.$A209])/[.C$4])+0.08*COS((4*PI()*[.$A209])/[.C$4])))" office:value-type="float" office:value="55510" calcext:value-type="float">
            <text:p>55510</text:p>
          </table:table-cell>
          <table:table-cell table:formula="of:=INT([.$B$3]*(0.42 - 0.5*COS((2*PI()*[.$A209])/[.D$4])+0.08*COS((4*PI()*[.$A209])/[.D$4])))" office:value-type="float" office:value="13157" calcext:value-type="float">
            <text:p>1315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NT([.$B$3]*(0.42 - 0.5*COS((2*PI()*[.$A210])/[.B$4])+0.08*COS((4*PI()*[.$A210])/[.B$4])))" office:value-type="float" office:value="13218" calcext:value-type="float">
            <text:p>13218</text:p>
          </table:table-cell>
          <table:table-cell table:formula="of:=INT([.$B$3]*(0.42 - 0.5*COS((2*PI()*[.$A210])/[.C$4])+0.08*COS((4*PI()*[.$A210])/[.C$4])))" office:value-type="float" office:value="55869" calcext:value-type="float">
            <text:p>55869</text:p>
          </table:table-cell>
          <table:table-cell table:formula="of:=INT([.$B$3]*(0.42 - 0.5*COS((2*PI()*[.$A210])/[.D$4])+0.08*COS((4*PI()*[.$A210])/[.D$4])))" office:value-type="float" office:value="12549" calcext:value-type="float">
            <text:p>1254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NT([.$B$3]*(0.42 - 0.5*COS((2*PI()*[.$A211])/[.B$4])+0.08*COS((4*PI()*[.$A211])/[.B$4])))" office:value-type="float" office:value="13373" calcext:value-type="float">
            <text:p>13373</text:p>
          </table:table-cell>
          <table:table-cell table:formula="of:=INT([.$B$3]*(0.42 - 0.5*COS((2*PI()*[.$A211])/[.C$4])+0.08*COS((4*PI()*[.$A211])/[.C$4])))" office:value-type="float" office:value="56222" calcext:value-type="float">
            <text:p>56222</text:p>
          </table:table-cell>
          <table:table-cell table:formula="of:=INT([.$B$3]*(0.42 - 0.5*COS((2*PI()*[.$A211])/[.D$4])+0.08*COS((4*PI()*[.$A211])/[.D$4])))" office:value-type="float" office:value="11958" calcext:value-type="float">
            <text:p>1195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NT([.$B$3]*(0.42 - 0.5*COS((2*PI()*[.$A212])/[.B$4])+0.08*COS((4*PI()*[.$A212])/[.B$4])))" office:value-type="float" office:value="13528" calcext:value-type="float">
            <text:p>13528</text:p>
          </table:table-cell>
          <table:table-cell table:formula="of:=INT([.$B$3]*(0.42 - 0.5*COS((2*PI()*[.$A212])/[.C$4])+0.08*COS((4*PI()*[.$A212])/[.C$4])))" office:value-type="float" office:value="56571" calcext:value-type="float">
            <text:p>56571</text:p>
          </table:table-cell>
          <table:table-cell table:formula="of:=INT([.$B$3]*(0.42 - 0.5*COS((2*PI()*[.$A212])/[.D$4])+0.08*COS((4*PI()*[.$A212])/[.D$4])))" office:value-type="float" office:value="11383" calcext:value-type="float">
            <text:p>1138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NT([.$B$3]*(0.42 - 0.5*COS((2*PI()*[.$A213])/[.B$4])+0.08*COS((4*PI()*[.$A213])/[.B$4])))" office:value-type="float" office:value="13685" calcext:value-type="float">
            <text:p>13685</text:p>
          </table:table-cell>
          <table:table-cell table:formula="of:=INT([.$B$3]*(0.42 - 0.5*COS((2*PI()*[.$A213])/[.C$4])+0.08*COS((4*PI()*[.$A213])/[.C$4])))" office:value-type="float" office:value="56915" calcext:value-type="float">
            <text:p>56915</text:p>
          </table:table-cell>
          <table:table-cell table:formula="of:=INT([.$B$3]*(0.42 - 0.5*COS((2*PI()*[.$A213])/[.D$4])+0.08*COS((4*PI()*[.$A213])/[.D$4])))" office:value-type="float" office:value="10825" calcext:value-type="float">
            <text:p>108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NT([.$B$3]*(0.42 - 0.5*COS((2*PI()*[.$A214])/[.B$4])+0.08*COS((4*PI()*[.$A214])/[.B$4])))" office:value-type="float" office:value="13842" calcext:value-type="float">
            <text:p>13842</text:p>
          </table:table-cell>
          <table:table-cell table:formula="of:=INT([.$B$3]*(0.42 - 0.5*COS((2*PI()*[.$A214])/[.C$4])+0.08*COS((4*PI()*[.$A214])/[.C$4])))" office:value-type="float" office:value="57253" calcext:value-type="float">
            <text:p>57253</text:p>
          </table:table-cell>
          <table:table-cell table:formula="of:=INT([.$B$3]*(0.42 - 0.5*COS((2*PI()*[.$A214])/[.D$4])+0.08*COS((4*PI()*[.$A214])/[.D$4])))" office:value-type="float" office:value="10284" calcext:value-type="float">
            <text:p>1028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NT([.$B$3]*(0.42 - 0.5*COS((2*PI()*[.$A215])/[.B$4])+0.08*COS((4*PI()*[.$A215])/[.B$4])))" office:value-type="float" office:value="14001" calcext:value-type="float">
            <text:p>14001</text:p>
          </table:table-cell>
          <table:table-cell table:formula="of:=INT([.$B$3]*(0.42 - 0.5*COS((2*PI()*[.$A215])/[.C$4])+0.08*COS((4*PI()*[.$A215])/[.C$4])))" office:value-type="float" office:value="57585" calcext:value-type="float">
            <text:p>57585</text:p>
          </table:table-cell>
          <table:table-cell table:formula="of:=INT([.$B$3]*(0.42 - 0.5*COS((2*PI()*[.$A215])/[.D$4])+0.08*COS((4*PI()*[.$A215])/[.D$4])))" office:value-type="float" office:value="9759" calcext:value-type="float">
            <text:p>975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NT([.$B$3]*(0.42 - 0.5*COS((2*PI()*[.$A216])/[.B$4])+0.08*COS((4*PI()*[.$A216])/[.B$4])))" office:value-type="float" office:value="14161" calcext:value-type="float">
            <text:p>14161</text:p>
          </table:table-cell>
          <table:table-cell table:formula="of:=INT([.$B$3]*(0.42 - 0.5*COS((2*PI()*[.$A216])/[.C$4])+0.08*COS((4*PI()*[.$A216])/[.C$4])))" office:value-type="float" office:value="57912" calcext:value-type="float">
            <text:p>57912</text:p>
          </table:table-cell>
          <table:table-cell table:formula="of:=INT([.$B$3]*(0.42 - 0.5*COS((2*PI()*[.$A216])/[.D$4])+0.08*COS((4*PI()*[.$A216])/[.D$4])))" office:value-type="float" office:value="9251" calcext:value-type="float">
            <text:p>925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T([.$B$3]*(0.42 - 0.5*COS((2*PI()*[.$A217])/[.B$4])+0.08*COS((4*PI()*[.$A217])/[.B$4])))" office:value-type="float" office:value="14321" calcext:value-type="float">
            <text:p>14321</text:p>
          </table:table-cell>
          <table:table-cell table:formula="of:=INT([.$B$3]*(0.42 - 0.5*COS((2*PI()*[.$A217])/[.C$4])+0.08*COS((4*PI()*[.$A217])/[.C$4])))" office:value-type="float" office:value="58234" calcext:value-type="float">
            <text:p>58234</text:p>
          </table:table-cell>
          <table:table-cell table:formula="of:=INT([.$B$3]*(0.42 - 0.5*COS((2*PI()*[.$A217])/[.D$4])+0.08*COS((4*PI()*[.$A217])/[.D$4])))" office:value-type="float" office:value="8759" calcext:value-type="float">
            <text:p>875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NT([.$B$3]*(0.42 - 0.5*COS((2*PI()*[.$A218])/[.B$4])+0.08*COS((4*PI()*[.$A218])/[.B$4])))" office:value-type="float" office:value="14483" calcext:value-type="float">
            <text:p>14483</text:p>
          </table:table-cell>
          <table:table-cell table:formula="of:=INT([.$B$3]*(0.42 - 0.5*COS((2*PI()*[.$A218])/[.C$4])+0.08*COS((4*PI()*[.$A218])/[.C$4])))" office:value-type="float" office:value="58549" calcext:value-type="float">
            <text:p>58549</text:p>
          </table:table-cell>
          <table:table-cell table:formula="of:=INT([.$B$3]*(0.42 - 0.5*COS((2*PI()*[.$A218])/[.D$4])+0.08*COS((4*PI()*[.$A218])/[.D$4])))" office:value-type="float" office:value="8283" calcext:value-type="float">
            <text:p>828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NT([.$B$3]*(0.42 - 0.5*COS((2*PI()*[.$A219])/[.B$4])+0.08*COS((4*PI()*[.$A219])/[.B$4])))" office:value-type="float" office:value="14645" calcext:value-type="float">
            <text:p>14645</text:p>
          </table:table-cell>
          <table:table-cell table:formula="of:=INT([.$B$3]*(0.42 - 0.5*COS((2*PI()*[.$A219])/[.C$4])+0.08*COS((4*PI()*[.$A219])/[.C$4])))" office:value-type="float" office:value="58859" calcext:value-type="float">
            <text:p>58859</text:p>
          </table:table-cell>
          <table:table-cell table:formula="of:=INT([.$B$3]*(0.42 - 0.5*COS((2*PI()*[.$A219])/[.D$4])+0.08*COS((4*PI()*[.$A219])/[.D$4])))" office:value-type="float" office:value="7824" calcext:value-type="float">
            <text:p>782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NT([.$B$3]*(0.42 - 0.5*COS((2*PI()*[.$A220])/[.B$4])+0.08*COS((4*PI()*[.$A220])/[.B$4])))" office:value-type="float" office:value="14809" calcext:value-type="float">
            <text:p>14809</text:p>
          </table:table-cell>
          <table:table-cell table:formula="of:=INT([.$B$3]*(0.42 - 0.5*COS((2*PI()*[.$A220])/[.C$4])+0.08*COS((4*PI()*[.$A220])/[.C$4])))" office:value-type="float" office:value="59162" calcext:value-type="float">
            <text:p>59162</text:p>
          </table:table-cell>
          <table:table-cell table:formula="of:=INT([.$B$3]*(0.42 - 0.5*COS((2*PI()*[.$A220])/[.D$4])+0.08*COS((4*PI()*[.$A220])/[.D$4])))" office:value-type="float" office:value="7381" calcext:value-type="float">
            <text:p>73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NT([.$B$3]*(0.42 - 0.5*COS((2*PI()*[.$A221])/[.B$4])+0.08*COS((4*PI()*[.$A221])/[.B$4])))" office:value-type="float" office:value="14973" calcext:value-type="float">
            <text:p>14973</text:p>
          </table:table-cell>
          <table:table-cell table:formula="of:=INT([.$B$3]*(0.42 - 0.5*COS((2*PI()*[.$A221])/[.C$4])+0.08*COS((4*PI()*[.$A221])/[.C$4])))" office:value-type="float" office:value="59460" calcext:value-type="float">
            <text:p>59460</text:p>
          </table:table-cell>
          <table:table-cell table:formula="of:=INT([.$B$3]*(0.42 - 0.5*COS((2*PI()*[.$A221])/[.D$4])+0.08*COS((4*PI()*[.$A221])/[.D$4])))" office:value-type="float" office:value="6954" calcext:value-type="float">
            <text:p>695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NT([.$B$3]*(0.42 - 0.5*COS((2*PI()*[.$A222])/[.B$4])+0.08*COS((4*PI()*[.$A222])/[.B$4])))" office:value-type="float" office:value="15139" calcext:value-type="float">
            <text:p>15139</text:p>
          </table:table-cell>
          <table:table-cell table:formula="of:=INT([.$B$3]*(0.42 - 0.5*COS((2*PI()*[.$A222])/[.C$4])+0.08*COS((4*PI()*[.$A222])/[.C$4])))" office:value-type="float" office:value="59752" calcext:value-type="float">
            <text:p>59752</text:p>
          </table:table-cell>
          <table:table-cell table:formula="of:=INT([.$B$3]*(0.42 - 0.5*COS((2*PI()*[.$A222])/[.D$4])+0.08*COS((4*PI()*[.$A222])/[.D$4])))" office:value-type="float" office:value="6542" calcext:value-type="float">
            <text:p>654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NT([.$B$3]*(0.42 - 0.5*COS((2*PI()*[.$A223])/[.B$4])+0.08*COS((4*PI()*[.$A223])/[.B$4])))" office:value-type="float" office:value="15306" calcext:value-type="float">
            <text:p>15306</text:p>
          </table:table-cell>
          <table:table-cell table:formula="of:=INT([.$B$3]*(0.42 - 0.5*COS((2*PI()*[.$A223])/[.C$4])+0.08*COS((4*PI()*[.$A223])/[.C$4])))" office:value-type="float" office:value="60037" calcext:value-type="float">
            <text:p>60037</text:p>
          </table:table-cell>
          <table:table-cell table:formula="of:=INT([.$B$3]*(0.42 - 0.5*COS((2*PI()*[.$A223])/[.D$4])+0.08*COS((4*PI()*[.$A223])/[.D$4])))"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NT([.$B$3]*(0.42 - 0.5*COS((2*PI()*[.$A224])/[.B$4])+0.08*COS((4*PI()*[.$A224])/[.B$4])))" office:value-type="float" office:value="15473" calcext:value-type="float">
            <text:p>15473</text:p>
          </table:table-cell>
          <table:table-cell table:formula="of:=INT([.$B$3]*(0.42 - 0.5*COS((2*PI()*[.$A224])/[.C$4])+0.08*COS((4*PI()*[.$A224])/[.C$4])))" office:value-type="float" office:value="60316" calcext:value-type="float">
            <text:p>60316</text:p>
          </table:table-cell>
          <table:table-cell table:formula="of:=INT([.$B$3]*(0.42 - 0.5*COS((2*PI()*[.$A224])/[.D$4])+0.08*COS((4*PI()*[.$A224])/[.D$4])))" office:value-type="float" office:value="5766" calcext:value-type="float">
            <text:p>576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NT([.$B$3]*(0.42 - 0.5*COS((2*PI()*[.$A225])/[.B$4])+0.08*COS((4*PI()*[.$A225])/[.B$4])))" office:value-type="float" office:value="15642" calcext:value-type="float">
            <text:p>15642</text:p>
          </table:table-cell>
          <table:table-cell table:formula="of:=INT([.$B$3]*(0.42 - 0.5*COS((2*PI()*[.$A225])/[.C$4])+0.08*COS((4*PI()*[.$A225])/[.C$4])))" office:value-type="float" office:value="60588" calcext:value-type="float">
            <text:p>60588</text:p>
          </table:table-cell>
          <table:table-cell table:formula="of:=INT([.$B$3]*(0.42 - 0.5*COS((2*PI()*[.$A225])/[.D$4])+0.08*COS((4*PI()*[.$A225])/[.D$4])))" office:value-type="float" office:value="5401" calcext:value-type="float">
            <text:p>540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NT([.$B$3]*(0.42 - 0.5*COS((2*PI()*[.$A226])/[.B$4])+0.08*COS((4*PI()*[.$A226])/[.B$4])))" office:value-type="float" office:value="15811" calcext:value-type="float">
            <text:p>15811</text:p>
          </table:table-cell>
          <table:table-cell table:formula="of:=INT([.$B$3]*(0.42 - 0.5*COS((2*PI()*[.$A226])/[.C$4])+0.08*COS((4*PI()*[.$A226])/[.C$4])))" office:value-type="float" office:value="60854" calcext:value-type="float">
            <text:p>60854</text:p>
          </table:table-cell>
          <table:table-cell table:formula="of:=INT([.$B$3]*(0.42 - 0.5*COS((2*PI()*[.$A226])/[.D$4])+0.08*COS((4*PI()*[.$A226])/[.D$4])))" office:value-type="float" office:value="5050" calcext:value-type="float">
            <text:p>505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T([.$B$3]*(0.42 - 0.5*COS((2*PI()*[.$A227])/[.B$4])+0.08*COS((4*PI()*[.$A227])/[.B$4])))" office:value-type="float" office:value="15982" calcext:value-type="float">
            <text:p>15982</text:p>
          </table:table-cell>
          <table:table-cell table:formula="of:=INT([.$B$3]*(0.42 - 0.5*COS((2*PI()*[.$A227])/[.C$4])+0.08*COS((4*PI()*[.$A227])/[.C$4])))" office:value-type="float" office:value="61113" calcext:value-type="float">
            <text:p>61113</text:p>
          </table:table-cell>
          <table:table-cell table:formula="of:=INT([.$B$3]*(0.42 - 0.5*COS((2*PI()*[.$A227])/[.D$4])+0.08*COS((4*PI()*[.$A227])/[.D$4])))"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NT([.$B$3]*(0.42 - 0.5*COS((2*PI()*[.$A228])/[.B$4])+0.08*COS((4*PI()*[.$A228])/[.B$4])))" office:value-type="float" office:value="16153" calcext:value-type="float">
            <text:p>16153</text:p>
          </table:table-cell>
          <table:table-cell table:formula="of:=INT([.$B$3]*(0.42 - 0.5*COS((2*PI()*[.$A228])/[.C$4])+0.08*COS((4*PI()*[.$A228])/[.C$4])))" office:value-type="float" office:value="61366" calcext:value-type="float">
            <text:p>61366</text:p>
          </table:table-cell>
          <table:table-cell table:formula="of:=INT([.$B$3]*(0.42 - 0.5*COS((2*PI()*[.$A228])/[.D$4])+0.08*COS((4*PI()*[.$A228])/[.D$4])))" office:value-type="float" office:value="4393" calcext:value-type="float">
            <text:p>439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NT([.$B$3]*(0.42 - 0.5*COS((2*PI()*[.$A229])/[.B$4])+0.08*COS((4*PI()*[.$A229])/[.B$4])))" office:value-type="float" office:value="16326" calcext:value-type="float">
            <text:p>16326</text:p>
          </table:table-cell>
          <table:table-cell table:formula="of:=INT([.$B$3]*(0.42 - 0.5*COS((2*PI()*[.$A229])/[.C$4])+0.08*COS((4*PI()*[.$A229])/[.C$4])))" office:value-type="float" office:value="61611" calcext:value-type="float">
            <text:p>61611</text:p>
          </table:table-cell>
          <table:table-cell table:formula="of:=INT([.$B$3]*(0.42 - 0.5*COS((2*PI()*[.$A229])/[.D$4])+0.08*COS((4*PI()*[.$A229])/[.D$4])))"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NT([.$B$3]*(0.42 - 0.5*COS((2*PI()*[.$A230])/[.B$4])+0.08*COS((4*PI()*[.$A230])/[.B$4])))" office:value-type="float" office:value="16499" calcext:value-type="float">
            <text:p>16499</text:p>
          </table:table-cell>
          <table:table-cell table:formula="of:=INT([.$B$3]*(0.42 - 0.5*COS((2*PI()*[.$A230])/[.C$4])+0.08*COS((4*PI()*[.$A230])/[.C$4])))" office:value-type="float" office:value="61850" calcext:value-type="float">
            <text:p>61850</text:p>
          </table:table-cell>
          <table:table-cell table:formula="of:=INT([.$B$3]*(0.42 - 0.5*COS((2*PI()*[.$A230])/[.D$4])+0.08*COS((4*PI()*[.$A230])/[.D$4])))"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NT([.$B$3]*(0.42 - 0.5*COS((2*PI()*[.$A231])/[.B$4])+0.08*COS((4*PI()*[.$A231])/[.B$4])))" office:value-type="float" office:value="16674" calcext:value-type="float">
            <text:p>16674</text:p>
          </table:table-cell>
          <table:table-cell table:formula="of:=INT([.$B$3]*(0.42 - 0.5*COS((2*PI()*[.$A231])/[.C$4])+0.08*COS((4*PI()*[.$A231])/[.C$4])))" office:value-type="float" office:value="62082" calcext:value-type="float">
            <text:p>62082</text:p>
          </table:table-cell>
          <table:table-cell table:formula="of:=INT([.$B$3]*(0.42 - 0.5*COS((2*PI()*[.$A231])/[.D$4])+0.08*COS((4*PI()*[.$A231])/[.D$4])))"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NT([.$B$3]*(0.42 - 0.5*COS((2*PI()*[.$A232])/[.B$4])+0.08*COS((4*PI()*[.$A232])/[.B$4])))" office:value-type="float" office:value="16849" calcext:value-type="float">
            <text:p>16849</text:p>
          </table:table-cell>
          <table:table-cell table:formula="of:=INT([.$B$3]*(0.42 - 0.5*COS((2*PI()*[.$A232])/[.C$4])+0.08*COS((4*PI()*[.$A232])/[.C$4])))" office:value-type="float" office:value="62307" calcext:value-type="float">
            <text:p>62307</text:p>
          </table:table-cell>
          <table:table-cell table:formula="of:=INT([.$B$3]*(0.42 - 0.5*COS((2*PI()*[.$A232])/[.D$4])+0.08*COS((4*PI()*[.$A232])/[.D$4])))"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NT([.$B$3]*(0.42 - 0.5*COS((2*PI()*[.$A233])/[.B$4])+0.08*COS((4*PI()*[.$A233])/[.B$4])))" office:value-type="float" office:value="17025" calcext:value-type="float">
            <text:p>17025</text:p>
          </table:table-cell>
          <table:table-cell table:formula="of:=INT([.$B$3]*(0.42 - 0.5*COS((2*PI()*[.$A233])/[.C$4])+0.08*COS((4*PI()*[.$A233])/[.C$4])))" office:value-type="float" office:value="62525" calcext:value-type="float">
            <text:p>62525</text:p>
          </table:table-cell>
          <table:table-cell table:formula="of:=INT([.$B$3]*(0.42 - 0.5*COS((2*PI()*[.$A233])/[.D$4])+0.08*COS((4*PI()*[.$A233])/[.D$4])))"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NT([.$B$3]*(0.42 - 0.5*COS((2*PI()*[.$A234])/[.B$4])+0.08*COS((4*PI()*[.$A234])/[.B$4])))" office:value-type="float" office:value="17203" calcext:value-type="float">
            <text:p>17203</text:p>
          </table:table-cell>
          <table:table-cell table:formula="of:=INT([.$B$3]*(0.42 - 0.5*COS((2*PI()*[.$A234])/[.C$4])+0.08*COS((4*PI()*[.$A234])/[.C$4])))" office:value-type="float" office:value="62736" calcext:value-type="float">
            <text:p>62736</text:p>
          </table:table-cell>
          <table:table-cell table:formula="of:=INT([.$B$3]*(0.42 - 0.5*COS((2*PI()*[.$A234])/[.D$4])+0.08*COS((4*PI()*[.$A234])/[.D$4])))" office:value-type="float" office:value="2751" calcext:value-type="float">
            <text:p>275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NT([.$B$3]*(0.42 - 0.5*COS((2*PI()*[.$A235])/[.B$4])+0.08*COS((4*PI()*[.$A235])/[.B$4])))" office:value-type="float" office:value="17381" calcext:value-type="float">
            <text:p>17381</text:p>
          </table:table-cell>
          <table:table-cell table:formula="of:=INT([.$B$3]*(0.42 - 0.5*COS((2*PI()*[.$A235])/[.C$4])+0.08*COS((4*PI()*[.$A235])/[.C$4])))" office:value-type="float" office:value="62939" calcext:value-type="float">
            <text:p>62939</text:p>
          </table:table-cell>
          <table:table-cell table:formula="of:=INT([.$B$3]*(0.42 - 0.5*COS((2*PI()*[.$A235])/[.D$4])+0.08*COS((4*PI()*[.$A235])/[.D$4])))"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NT([.$B$3]*(0.42 - 0.5*COS((2*PI()*[.$A236])/[.B$4])+0.08*COS((4*PI()*[.$A236])/[.B$4])))" office:value-type="float" office:value="17560" calcext:value-type="float">
            <text:p>17560</text:p>
          </table:table-cell>
          <table:table-cell table:formula="of:=INT([.$B$3]*(0.42 - 0.5*COS((2*PI()*[.$A236])/[.C$4])+0.08*COS((4*PI()*[.$A236])/[.C$4])))" office:value-type="float" office:value="63136" calcext:value-type="float">
            <text:p>63136</text:p>
          </table:table-cell>
          <table:table-cell table:formula="of:=INT([.$B$3]*(0.42 - 0.5*COS((2*PI()*[.$A236])/[.D$4])+0.08*COS((4*PI()*[.$A236])/[.D$4])))"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T([.$B$3]*(0.42 - 0.5*COS((2*PI()*[.$A237])/[.B$4])+0.08*COS((4*PI()*[.$A237])/[.B$4])))" office:value-type="float" office:value="17740" calcext:value-type="float">
            <text:p>17740</text:p>
          </table:table-cell>
          <table:table-cell table:formula="of:=INT([.$B$3]*(0.42 - 0.5*COS((2*PI()*[.$A237])/[.C$4])+0.08*COS((4*PI()*[.$A237])/[.C$4])))" office:value-type="float" office:value="63325" calcext:value-type="float">
            <text:p>63325</text:p>
          </table:table-cell>
          <table:table-cell table:formula="of:=INT([.$B$3]*(0.42 - 0.5*COS((2*PI()*[.$A237])/[.D$4])+0.08*COS((4*PI()*[.$A237])/[.D$4])))"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NT([.$B$3]*(0.42 - 0.5*COS((2*PI()*[.$A238])/[.B$4])+0.08*COS((4*PI()*[.$A238])/[.B$4])))" office:value-type="float" office:value="17921" calcext:value-type="float">
            <text:p>17921</text:p>
          </table:table-cell>
          <table:table-cell table:formula="of:=INT([.$B$3]*(0.42 - 0.5*COS((2*PI()*[.$A238])/[.C$4])+0.08*COS((4*PI()*[.$A238])/[.C$4])))" office:value-type="float" office:value="63506" calcext:value-type="float">
            <text:p>63506</text:p>
          </table:table-cell>
          <table:table-cell table:formula="of:=INT([.$B$3]*(0.42 - 0.5*COS((2*PI()*[.$A238])/[.D$4])+0.08*COS((4*PI()*[.$A238])/[.D$4])))"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NT([.$B$3]*(0.42 - 0.5*COS((2*PI()*[.$A239])/[.B$4])+0.08*COS((4*PI()*[.$A239])/[.B$4])))" office:value-type="float" office:value="18103" calcext:value-type="float">
            <text:p>18103</text:p>
          </table:table-cell>
          <table:table-cell table:formula="of:=INT([.$B$3]*(0.42 - 0.5*COS((2*PI()*[.$A239])/[.C$4])+0.08*COS((4*PI()*[.$A239])/[.C$4])))" office:value-type="float" office:value="63680" calcext:value-type="float">
            <text:p>63680</text:p>
          </table:table-cell>
          <table:table-cell table:formula="of:=INT([.$B$3]*(0.42 - 0.5*COS((2*PI()*[.$A239])/[.D$4])+0.08*COS((4*PI()*[.$A239])/[.D$4])))" office:value-type="float" office:value="1723" calcext:value-type="float">
            <text:p>172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NT([.$B$3]*(0.42 - 0.5*COS((2*PI()*[.$A240])/[.B$4])+0.08*COS((4*PI()*[.$A240])/[.B$4])))" office:value-type="float" office:value="18286" calcext:value-type="float">
            <text:p>18286</text:p>
          </table:table-cell>
          <table:table-cell table:formula="of:=INT([.$B$3]*(0.42 - 0.5*COS((2*PI()*[.$A240])/[.C$4])+0.08*COS((4*PI()*[.$A240])/[.C$4])))" office:value-type="float" office:value="63847" calcext:value-type="float">
            <text:p>63847</text:p>
          </table:table-cell>
          <table:table-cell table:formula="of:=INT([.$B$3]*(0.42 - 0.5*COS((2*PI()*[.$A240])/[.D$4])+0.08*COS((4*PI()*[.$A240])/[.D$4])))"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NT([.$B$3]*(0.42 - 0.5*COS((2*PI()*[.$A241])/[.B$4])+0.08*COS((4*PI()*[.$A241])/[.B$4])))" office:value-type="float" office:value="18470" calcext:value-type="float">
            <text:p>18470</text:p>
          </table:table-cell>
          <table:table-cell table:formula="of:=INT([.$B$3]*(0.42 - 0.5*COS((2*PI()*[.$A241])/[.C$4])+0.08*COS((4*PI()*[.$A241])/[.C$4])))" office:value-type="float" office:value="64006" calcext:value-type="float">
            <text:p>64006</text:p>
          </table:table-cell>
          <table:table-cell table:formula="of:=INT([.$B$3]*(0.42 - 0.5*COS((2*PI()*[.$A241])/[.D$4])+0.08*COS((4*PI()*[.$A241])/[.D$4])))"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NT([.$B$3]*(0.42 - 0.5*COS((2*PI()*[.$A242])/[.B$4])+0.08*COS((4*PI()*[.$A242])/[.B$4])))" office:value-type="float" office:value="18655" calcext:value-type="float">
            <text:p>18655</text:p>
          </table:table-cell>
          <table:table-cell table:formula="of:=INT([.$B$3]*(0.42 - 0.5*COS((2*PI()*[.$A242])/[.C$4])+0.08*COS((4*PI()*[.$A242])/[.C$4])))" office:value-type="float" office:value="64157" calcext:value-type="float">
            <text:p>64157</text:p>
          </table:table-cell>
          <table:table-cell table:formula="of:=INT([.$B$3]*(0.42 - 0.5*COS((2*PI()*[.$A242])/[.D$4])+0.08*COS((4*PI()*[.$A242])/[.D$4])))"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NT([.$B$3]*(0.42 - 0.5*COS((2*PI()*[.$A243])/[.B$4])+0.08*COS((4*PI()*[.$A243])/[.B$4])))" office:value-type="float" office:value="18840" calcext:value-type="float">
            <text:p>18840</text:p>
          </table:table-cell>
          <table:table-cell table:formula="of:=INT([.$B$3]*(0.42 - 0.5*COS((2*PI()*[.$A243])/[.C$4])+0.08*COS((4*PI()*[.$A243])/[.C$4])))" office:value-type="float" office:value="64301" calcext:value-type="float">
            <text:p>64301</text:p>
          </table:table-cell>
          <table:table-cell table:formula="of:=INT([.$B$3]*(0.42 - 0.5*COS((2*PI()*[.$A243])/[.D$4])+0.08*COS((4*PI()*[.$A243])/[.D$4])))"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NT([.$B$3]*(0.42 - 0.5*COS((2*PI()*[.$A244])/[.B$4])+0.08*COS((4*PI()*[.$A244])/[.B$4])))" office:value-type="float" office:value="19027" calcext:value-type="float">
            <text:p>19027</text:p>
          </table:table-cell>
          <table:table-cell table:formula="of:=INT([.$B$3]*(0.42 - 0.5*COS((2*PI()*[.$A244])/[.C$4])+0.08*COS((4*PI()*[.$A244])/[.C$4])))" office:value-type="float" office:value="64437" calcext:value-type="float">
            <text:p>64437</text:p>
          </table:table-cell>
          <table:table-cell table:formula="of:=INT([.$B$3]*(0.42 - 0.5*COS((2*PI()*[.$A244])/[.D$4])+0.08*COS((4*PI()*[.$A244])/[.D$4])))"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NT([.$B$3]*(0.42 - 0.5*COS((2*PI()*[.$A245])/[.B$4])+0.08*COS((4*PI()*[.$A245])/[.B$4])))" office:value-type="float" office:value="19214" calcext:value-type="float">
            <text:p>19214</text:p>
          </table:table-cell>
          <table:table-cell table:formula="of:=INT([.$B$3]*(0.42 - 0.5*COS((2*PI()*[.$A245])/[.C$4])+0.08*COS((4*PI()*[.$A245])/[.C$4])))" office:value-type="float" office:value="64565" calcext:value-type="float">
            <text:p>64565</text:p>
          </table:table-cell>
          <table:table-cell table:formula="of:=INT([.$B$3]*(0.42 - 0.5*COS((2*PI()*[.$A245])/[.D$4])+0.08*COS((4*PI()*[.$A245])/[.D$4])))"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NT([.$B$3]*(0.42 - 0.5*COS((2*PI()*[.$A246])/[.B$4])+0.08*COS((4*PI()*[.$A246])/[.B$4])))" office:value-type="float" office:value="19403" calcext:value-type="float">
            <text:p>19403</text:p>
          </table:table-cell>
          <table:table-cell table:formula="of:=INT([.$B$3]*(0.42 - 0.5*COS((2*PI()*[.$A246])/[.C$4])+0.08*COS((4*PI()*[.$A246])/[.C$4])))" office:value-type="float" office:value="64685" calcext:value-type="float">
            <text:p>64685</text:p>
          </table:table-cell>
          <table:table-cell table:formula="of:=INT([.$B$3]*(0.42 - 0.5*COS((2*PI()*[.$A246])/[.D$4])+0.08*COS((4*PI()*[.$A246])/[.D$4])))"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NT([.$B$3]*(0.42 - 0.5*COS((2*PI()*[.$A247])/[.B$4])+0.08*COS((4*PI()*[.$A247])/[.B$4])))" office:value-type="float" office:value="19592" calcext:value-type="float">
            <text:p>19592</text:p>
          </table:table-cell>
          <table:table-cell table:formula="of:=INT([.$B$3]*(0.42 - 0.5*COS((2*PI()*[.$A247])/[.C$4])+0.08*COS((4*PI()*[.$A247])/[.C$4])))" office:value-type="float" office:value="64798" calcext:value-type="float">
            <text:p>64798</text:p>
          </table:table-cell>
          <table:table-cell table:formula="of:=INT([.$B$3]*(0.42 - 0.5*COS((2*PI()*[.$A247])/[.D$4])+0.08*COS((4*PI()*[.$A247])/[.D$4])))"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NT([.$B$3]*(0.42 - 0.5*COS((2*PI()*[.$A248])/[.B$4])+0.08*COS((4*PI()*[.$A248])/[.B$4])))" office:value-type="float" office:value="19782" calcext:value-type="float">
            <text:p>19782</text:p>
          </table:table-cell>
          <table:table-cell table:formula="of:=INT([.$B$3]*(0.42 - 0.5*COS((2*PI()*[.$A248])/[.C$4])+0.08*COS((4*PI()*[.$A248])/[.C$4])))" office:value-type="float" office:value="64902" calcext:value-type="float">
            <text:p>64902</text:p>
          </table:table-cell>
          <table:table-cell table:formula="of:=INT([.$B$3]*(0.42 - 0.5*COS((2*PI()*[.$A248])/[.D$4])+0.08*COS((4*PI()*[.$A248])/[.D$4])))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NT([.$B$3]*(0.42 - 0.5*COS((2*PI()*[.$A249])/[.B$4])+0.08*COS((4*PI()*[.$A249])/[.B$4])))" office:value-type="float" office:value="19973" calcext:value-type="float">
            <text:p>19973</text:p>
          </table:table-cell>
          <table:table-cell table:formula="of:=INT([.$B$3]*(0.42 - 0.5*COS((2*PI()*[.$A249])/[.C$4])+0.08*COS((4*PI()*[.$A249])/[.C$4])))" office:value-type="float" office:value="64999" calcext:value-type="float">
            <text:p>64999</text:p>
          </table:table-cell>
          <table:table-cell table:formula="of:=INT([.$B$3]*(0.42 - 0.5*COS((2*PI()*[.$A249])/[.D$4])+0.08*COS((4*PI()*[.$A249])/[.D$4])))"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NT([.$B$3]*(0.42 - 0.5*COS((2*PI()*[.$A250])/[.B$4])+0.08*COS((4*PI()*[.$A250])/[.B$4])))" office:value-type="float" office:value="20165" calcext:value-type="float">
            <text:p>20165</text:p>
          </table:table-cell>
          <table:table-cell table:formula="of:=INT([.$B$3]*(0.42 - 0.5*COS((2*PI()*[.$A250])/[.C$4])+0.08*COS((4*PI()*[.$A250])/[.C$4])))" office:value-type="float" office:value="65088" calcext:value-type="float">
            <text:p>65088</text:p>
          </table:table-cell>
          <table:table-cell table:formula="of:=INT([.$B$3]*(0.42 - 0.5*COS((2*PI()*[.$A250])/[.D$4])+0.08*COS((4*PI()*[.$A250])/[.D$4])))"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NT([.$B$3]*(0.42 - 0.5*COS((2*PI()*[.$A251])/[.B$4])+0.08*COS((4*PI()*[.$A251])/[.B$4])))" office:value-type="float" office:value="20358" calcext:value-type="float">
            <text:p>20358</text:p>
          </table:table-cell>
          <table:table-cell table:formula="of:=INT([.$B$3]*(0.42 - 0.5*COS((2*PI()*[.$A251])/[.C$4])+0.08*COS((4*PI()*[.$A251])/[.C$4])))" office:value-type="float" office:value="65169" calcext:value-type="float">
            <text:p>65169</text:p>
          </table:table-cell>
          <table:table-cell table:formula="of:=INT([.$B$3]*(0.42 - 0.5*COS((2*PI()*[.$A251])/[.D$4])+0.08*COS((4*PI()*[.$A251])/[.D$4])))"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NT([.$B$3]*(0.42 - 0.5*COS((2*PI()*[.$A252])/[.B$4])+0.08*COS((4*PI()*[.$A252])/[.B$4])))" office:value-type="float" office:value="20552" calcext:value-type="float">
            <text:p>20552</text:p>
          </table:table-cell>
          <table:table-cell table:formula="of:=INT([.$B$3]*(0.42 - 0.5*COS((2*PI()*[.$A252])/[.C$4])+0.08*COS((4*PI()*[.$A252])/[.C$4])))" office:value-type="float" office:value="65242" calcext:value-type="float">
            <text:p>65242</text:p>
          </table:table-cell>
          <table:table-cell table:formula="of:=INT([.$B$3]*(0.42 - 0.5*COS((2*PI()*[.$A252])/[.D$4])+0.08*COS((4*PI()*[.$A252])/[.D$4])))"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NT([.$B$3]*(0.42 - 0.5*COS((2*PI()*[.$A253])/[.B$4])+0.08*COS((4*PI()*[.$A253])/[.B$4])))" office:value-type="float" office:value="20746" calcext:value-type="float">
            <text:p>20746</text:p>
          </table:table-cell>
          <table:table-cell table:formula="of:=INT([.$B$3]*(0.42 - 0.5*COS((2*PI()*[.$A253])/[.C$4])+0.08*COS((4*PI()*[.$A253])/[.C$4])))" office:value-type="float" office:value="65306" calcext:value-type="float">
            <text:p>65306</text:p>
          </table:table-cell>
          <table:table-cell table:formula="of:=INT([.$B$3]*(0.42 - 0.5*COS((2*PI()*[.$A253])/[.D$4])+0.08*COS((4*PI()*[.$A253])/[.D$4]))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NT([.$B$3]*(0.42 - 0.5*COS((2*PI()*[.$A254])/[.B$4])+0.08*COS((4*PI()*[.$A254])/[.B$4])))" office:value-type="float" office:value="20941" calcext:value-type="float">
            <text:p>20941</text:p>
          </table:table-cell>
          <table:table-cell table:formula="of:=INT([.$B$3]*(0.42 - 0.5*COS((2*PI()*[.$A254])/[.C$4])+0.08*COS((4*PI()*[.$A254])/[.C$4])))" office:value-type="float" office:value="65363" calcext:value-type="float">
            <text:p>65363</text:p>
          </table:table-cell>
          <table:table-cell table:formula="of:=INT([.$B$3]*(0.42 - 0.5*COS((2*PI()*[.$A254])/[.D$4])+0.08*COS((4*PI()*[.$A254])/[.D$4]))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NT([.$B$3]*(0.42 - 0.5*COS((2*PI()*[.$A255])/[.B$4])+0.08*COS((4*PI()*[.$A255])/[.B$4])))" office:value-type="float" office:value="21137" calcext:value-type="float">
            <text:p>21137</text:p>
          </table:table-cell>
          <table:table-cell table:formula="of:=INT([.$B$3]*(0.42 - 0.5*COS((2*PI()*[.$A255])/[.C$4])+0.08*COS((4*PI()*[.$A255])/[.C$4])))" office:value-type="float" office:value="65412" calcext:value-type="float">
            <text:p>65412</text:p>
          </table:table-cell>
          <table:table-cell table:formula="of:=INT([.$B$3]*(0.42 - 0.5*COS((2*PI()*[.$A255])/[.D$4])+0.08*COS((4*PI()*[.$A255])/[.D$4]))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NT([.$B$3]*(0.42 - 0.5*COS((2*PI()*[.$A256])/[.B$4])+0.08*COS((4*PI()*[.$A256])/[.B$4])))" office:value-type="float" office:value="21334" calcext:value-type="float">
            <text:p>21334</text:p>
          </table:table-cell>
          <table:table-cell table:formula="of:=INT([.$B$3]*(0.42 - 0.5*COS((2*PI()*[.$A256])/[.C$4])+0.08*COS((4*PI()*[.$A256])/[.C$4])))" office:value-type="float" office:value="65452" calcext:value-type="float">
            <text:p>65452</text:p>
          </table:table-cell>
          <table:table-cell table:formula="of:=INT([.$B$3]*(0.42 - 0.5*COS((2*PI()*[.$A256])/[.D$4])+0.08*COS((4*PI()*[.$A256])/[.D$4]))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NT([.$B$3]*(0.42 - 0.5*COS((2*PI()*[.$A257])/[.B$4])+0.08*COS((4*PI()*[.$A257])/[.B$4])))" office:value-type="float" office:value="21532" calcext:value-type="float">
            <text:p>21532</text:p>
          </table:table-cell>
          <table:table-cell table:formula="of:=INT([.$B$3]*(0.42 - 0.5*COS((2*PI()*[.$A257])/[.C$4])+0.08*COS((4*PI()*[.$A257])/[.C$4])))" office:value-type="float" office:value="65485" calcext:value-type="float">
            <text:p>65485</text:p>
          </table:table-cell>
          <table:table-cell table:formula="of:=INT([.$B$3]*(0.42 - 0.5*COS((2*PI()*[.$A257])/[.D$4])+0.08*COS((4*PI()*[.$A257])/[.D$4]))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NT([.$B$3]*(0.42 - 0.5*COS((2*PI()*[.$A258])/[.B$4])+0.08*COS((4*PI()*[.$A258])/[.B$4])))" office:value-type="float" office:value="21731" calcext:value-type="float">
            <text:p>21731</text:p>
          </table:table-cell>
          <table:table-cell table:formula="of:=INT([.$B$3]*(0.42 - 0.5*COS((2*PI()*[.$A258])/[.C$4])+0.08*COS((4*PI()*[.$A258])/[.C$4])))" office:value-type="float" office:value="65509" calcext:value-type="float">
            <text:p>65509</text:p>
          </table:table-cell>
          <table:table-cell table:formula="of:=INT([.$B$3]*(0.42 - 0.5*COS((2*PI()*[.$A258])/[.D$4])+0.08*COS((4*PI()*[.$A258])/[.D$4])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NT([.$B$3]*(0.42 - 0.5*COS((2*PI()*[.$A259])/[.B$4])+0.08*COS((4*PI()*[.$A259])/[.B$4])))" office:value-type="float" office:value="21930" calcext:value-type="float">
            <text:p>21930</text:p>
          </table:table-cell>
          <table:table-cell table:formula="of:=INT([.$B$3]*(0.42 - 0.5*COS((2*PI()*[.$A259])/[.C$4])+0.08*COS((4*PI()*[.$A259])/[.C$4])))" office:value-type="float" office:value="65525" calcext:value-type="float">
            <text:p>65525</text:p>
          </table:table-cell>
          <table:table-cell table:formula="of:=INT([.$B$3]*(0.42 - 0.5*COS((2*PI()*[.$A259])/[.D$4])+0.08*COS((4*PI()*[.$A259])/[.D$4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NT([.$B$3]*(0.42 - 0.5*COS((2*PI()*[.$A260])/[.B$4])+0.08*COS((4*PI()*[.$A260])/[.B$4])))" office:value-type="float" office:value="22131" calcext:value-type="float">
            <text:p>22131</text:p>
          </table:table-cell>
          <table:table-cell table:formula="of:=INT([.$B$3]*(0.42 - 0.5*COS((2*PI()*[.$A260])/[.C$4])+0.08*COS((4*PI()*[.$A260])/[.C$4])))" office:value-type="float" office:value="65533" calcext:value-type="float">
            <text:p>65533</text:p>
          </table:table-cell>
          <table:table-cell table:formula="of:=INT([.$B$3]*(0.42 - 0.5*COS((2*PI()*[.$A260])/[.D$4])+0.08*COS((4*PI()*[.$A260])/[.D$4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NT([.$B$3]*(0.42 - 0.5*COS((2*PI()*[.$A261])/[.B$4])+0.08*COS((4*PI()*[.$A261])/[.B$4])))" office:value-type="float" office:value="22332" calcext:value-type="float">
            <text:p>22332</text:p>
          </table:table-cell>
          <table:table-cell table:formula="of:=INT([.$B$3]*(0.42 - 0.5*COS((2*PI()*[.$A261])/[.C$4])+0.08*COS((4*PI()*[.$A261])/[.C$4])))" office:value-type="float" office:value="65533" calcext:value-type="float">
            <text:p>65533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NT([.$B$3]*(0.42 - 0.5*COS((2*PI()*[.$A262])/[.B$4])+0.08*COS((4*PI()*[.$A262])/[.B$4])))" office:value-type="float" office:value="22534" calcext:value-type="float">
            <text:p>22534</text:p>
          </table:table-cell>
          <table:table-cell table:formula="of:=INT([.$B$3]*(0.42 - 0.5*COS((2*PI()*[.$A262])/[.C$4])+0.08*COS((4*PI()*[.$A262])/[.C$4])))" office:value-type="float" office:value="65525" calcext:value-type="float">
            <text:p>6552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NT([.$B$3]*(0.42 - 0.5*COS((2*PI()*[.$A263])/[.B$4])+0.08*COS((4*PI()*[.$A263])/[.B$4])))" office:value-type="float" office:value="22736" calcext:value-type="float">
            <text:p>22736</text:p>
          </table:table-cell>
          <table:table-cell table:formula="of:=INT([.$B$3]*(0.42 - 0.5*COS((2*PI()*[.$A263])/[.C$4])+0.08*COS((4*PI()*[.$A263])/[.C$4])))" office:value-type="float" office:value="65509" calcext:value-type="float">
            <text:p>6550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NT([.$B$3]*(0.42 - 0.5*COS((2*PI()*[.$A264])/[.B$4])+0.08*COS((4*PI()*[.$A264])/[.B$4])))" office:value-type="float" office:value="22940" calcext:value-type="float">
            <text:p>22940</text:p>
          </table:table-cell>
          <table:table-cell table:formula="of:=INT([.$B$3]*(0.42 - 0.5*COS((2*PI()*[.$A264])/[.C$4])+0.08*COS((4*PI()*[.$A264])/[.C$4])))" office:value-type="float" office:value="65485" calcext:value-type="float">
            <text:p>6548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NT([.$B$3]*(0.42 - 0.5*COS((2*PI()*[.$A265])/[.B$4])+0.08*COS((4*PI()*[.$A265])/[.B$4])))" office:value-type="float" office:value="23144" calcext:value-type="float">
            <text:p>23144</text:p>
          </table:table-cell>
          <table:table-cell table:formula="of:=INT([.$B$3]*(0.42 - 0.5*COS((2*PI()*[.$A265])/[.C$4])+0.08*COS((4*PI()*[.$A265])/[.C$4])))" office:value-type="float" office:value="65452" calcext:value-type="float">
            <text:p>6545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NT([.$B$3]*(0.42 - 0.5*COS((2*PI()*[.$A266])/[.B$4])+0.08*COS((4*PI()*[.$A266])/[.B$4])))" office:value-type="float" office:value="23349" calcext:value-type="float">
            <text:p>23349</text:p>
          </table:table-cell>
          <table:table-cell table:formula="of:=INT([.$B$3]*(0.42 - 0.5*COS((2*PI()*[.$A266])/[.C$4])+0.08*COS((4*PI()*[.$A266])/[.C$4])))" office:value-type="float" office:value="65412" calcext:value-type="float">
            <text:p>6541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NT([.$B$3]*(0.42 - 0.5*COS((2*PI()*[.$A267])/[.B$4])+0.08*COS((4*PI()*[.$A267])/[.B$4])))" office:value-type="float" office:value="23554" calcext:value-type="float">
            <text:p>23554</text:p>
          </table:table-cell>
          <table:table-cell table:formula="of:=INT([.$B$3]*(0.42 - 0.5*COS((2*PI()*[.$A267])/[.C$4])+0.08*COS((4*PI()*[.$A267])/[.C$4])))" office:value-type="float" office:value="65363" calcext:value-type="float">
            <text:p>6536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NT([.$B$3]*(0.42 - 0.5*COS((2*PI()*[.$A268])/[.B$4])+0.08*COS((4*PI()*[.$A268])/[.B$4])))" office:value-type="float" office:value="23761" calcext:value-type="float">
            <text:p>23761</text:p>
          </table:table-cell>
          <table:table-cell table:formula="of:=INT([.$B$3]*(0.42 - 0.5*COS((2*PI()*[.$A268])/[.C$4])+0.08*COS((4*PI()*[.$A268])/[.C$4])))" office:value-type="float" office:value="65306" calcext:value-type="float">
            <text:p>6530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NT([.$B$3]*(0.42 - 0.5*COS((2*PI()*[.$A269])/[.B$4])+0.08*COS((4*PI()*[.$A269])/[.B$4])))" office:value-type="float" office:value="23968" calcext:value-type="float">
            <text:p>23968</text:p>
          </table:table-cell>
          <table:table-cell table:formula="of:=INT([.$B$3]*(0.42 - 0.5*COS((2*PI()*[.$A269])/[.C$4])+0.08*COS((4*PI()*[.$A269])/[.C$4])))" office:value-type="float" office:value="65242" calcext:value-type="float">
            <text:p>6524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NT([.$B$3]*(0.42 - 0.5*COS((2*PI()*[.$A270])/[.B$4])+0.08*COS((4*PI()*[.$A270])/[.B$4])))" office:value-type="float" office:value="24176" calcext:value-type="float">
            <text:p>24176</text:p>
          </table:table-cell>
          <table:table-cell table:formula="of:=INT([.$B$3]*(0.42 - 0.5*COS((2*PI()*[.$A270])/[.C$4])+0.08*COS((4*PI()*[.$A270])/[.C$4])))" office:value-type="float" office:value="65169" calcext:value-type="float">
            <text:p>6516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NT([.$B$3]*(0.42 - 0.5*COS((2*PI()*[.$A271])/[.B$4])+0.08*COS((4*PI()*[.$A271])/[.B$4])))" office:value-type="float" office:value="24384" calcext:value-type="float">
            <text:p>24384</text:p>
          </table:table-cell>
          <table:table-cell table:formula="of:=INT([.$B$3]*(0.42 - 0.5*COS((2*PI()*[.$A271])/[.C$4])+0.08*COS((4*PI()*[.$A271])/[.C$4])))" office:value-type="float" office:value="65088" calcext:value-type="float">
            <text:p>6508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NT([.$B$3]*(0.42 - 0.5*COS((2*PI()*[.$A272])/[.B$4])+0.08*COS((4*PI()*[.$A272])/[.B$4])))" office:value-type="float" office:value="24594" calcext:value-type="float">
            <text:p>24594</text:p>
          </table:table-cell>
          <table:table-cell table:formula="of:=INT([.$B$3]*(0.42 - 0.5*COS((2*PI()*[.$A272])/[.C$4])+0.08*COS((4*PI()*[.$A272])/[.C$4])))" office:value-type="float" office:value="64999" calcext:value-type="float">
            <text:p>6499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NT([.$B$3]*(0.42 - 0.5*COS((2*PI()*[.$A273])/[.B$4])+0.08*COS((4*PI()*[.$A273])/[.B$4])))" office:value-type="float" office:value="24804" calcext:value-type="float">
            <text:p>24804</text:p>
          </table:table-cell>
          <table:table-cell table:formula="of:=INT([.$B$3]*(0.42 - 0.5*COS((2*PI()*[.$A273])/[.C$4])+0.08*COS((4*PI()*[.$A273])/[.C$4])))" office:value-type="float" office:value="64902" calcext:value-type="float">
            <text:p>64902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NT([.$B$3]*(0.42 - 0.5*COS((2*PI()*[.$A274])/[.B$4])+0.08*COS((4*PI()*[.$A274])/[.B$4])))" office:value-type="float" office:value="25014" calcext:value-type="float">
            <text:p>25014</text:p>
          </table:table-cell>
          <table:table-cell table:formula="of:=INT([.$B$3]*(0.42 - 0.5*COS((2*PI()*[.$A274])/[.C$4])+0.08*COS((4*PI()*[.$A274])/[.C$4])))" office:value-type="float" office:value="64798" calcext:value-type="float">
            <text:p>6479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NT([.$B$3]*(0.42 - 0.5*COS((2*PI()*[.$A275])/[.B$4])+0.08*COS((4*PI()*[.$A275])/[.B$4])))" office:value-type="float" office:value="25226" calcext:value-type="float">
            <text:p>25226</text:p>
          </table:table-cell>
          <table:table-cell table:formula="of:=INT([.$B$3]*(0.42 - 0.5*COS((2*PI()*[.$A275])/[.C$4])+0.08*COS((4*PI()*[.$A275])/[.C$4])))" office:value-type="float" office:value="64685" calcext:value-type="float">
            <text:p>6468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NT([.$B$3]*(0.42 - 0.5*COS((2*PI()*[.$A276])/[.B$4])+0.08*COS((4*PI()*[.$A276])/[.B$4])))" office:value-type="float" office:value="25438" calcext:value-type="float">
            <text:p>25438</text:p>
          </table:table-cell>
          <table:table-cell table:formula="of:=INT([.$B$3]*(0.42 - 0.5*COS((2*PI()*[.$A276])/[.C$4])+0.08*COS((4*PI()*[.$A276])/[.C$4])))" office:value-type="float" office:value="64565" calcext:value-type="float">
            <text:p>6456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NT([.$B$3]*(0.42 - 0.5*COS((2*PI()*[.$A277])/[.B$4])+0.08*COS((4*PI()*[.$A277])/[.B$4])))" office:value-type="float" office:value="25650" calcext:value-type="float">
            <text:p>25650</text:p>
          </table:table-cell>
          <table:table-cell table:formula="of:=INT([.$B$3]*(0.42 - 0.5*COS((2*PI()*[.$A277])/[.C$4])+0.08*COS((4*PI()*[.$A277])/[.C$4])))" office:value-type="float" office:value="64437" calcext:value-type="float">
            <text:p>6443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NT([.$B$3]*(0.42 - 0.5*COS((2*PI()*[.$A278])/[.B$4])+0.08*COS((4*PI()*[.$A278])/[.B$4])))" office:value-type="float" office:value="25864" calcext:value-type="float">
            <text:p>25864</text:p>
          </table:table-cell>
          <table:table-cell table:formula="of:=INT([.$B$3]*(0.42 - 0.5*COS((2*PI()*[.$A278])/[.C$4])+0.08*COS((4*PI()*[.$A278])/[.C$4])))" office:value-type="float" office:value="64301" calcext:value-type="float">
            <text:p>6430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NT([.$B$3]*(0.42 - 0.5*COS((2*PI()*[.$A279])/[.B$4])+0.08*COS((4*PI()*[.$A279])/[.B$4])))" office:value-type="float" office:value="26078" calcext:value-type="float">
            <text:p>26078</text:p>
          </table:table-cell>
          <table:table-cell table:formula="of:=INT([.$B$3]*(0.42 - 0.5*COS((2*PI()*[.$A279])/[.C$4])+0.08*COS((4*PI()*[.$A279])/[.C$4])))" office:value-type="float" office:value="64157" calcext:value-type="float">
            <text:p>6415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NT([.$B$3]*(0.42 - 0.5*COS((2*PI()*[.$A280])/[.B$4])+0.08*COS((4*PI()*[.$A280])/[.B$4])))" office:value-type="float" office:value="26292" calcext:value-type="float">
            <text:p>26292</text:p>
          </table:table-cell>
          <table:table-cell table:formula="of:=INT([.$B$3]*(0.42 - 0.5*COS((2*PI()*[.$A280])/[.C$4])+0.08*COS((4*PI()*[.$A280])/[.C$4])))" office:value-type="float" office:value="64006" calcext:value-type="float">
            <text:p>6400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NT([.$B$3]*(0.42 - 0.5*COS((2*PI()*[.$A281])/[.B$4])+0.08*COS((4*PI()*[.$A281])/[.B$4])))" office:value-type="float" office:value="26508" calcext:value-type="float">
            <text:p>26508</text:p>
          </table:table-cell>
          <table:table-cell table:formula="of:=INT([.$B$3]*(0.42 - 0.5*COS((2*PI()*[.$A281])/[.C$4])+0.08*COS((4*PI()*[.$A281])/[.C$4])))" office:value-type="float" office:value="63847" calcext:value-type="float">
            <text:p>6384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NT([.$B$3]*(0.42 - 0.5*COS((2*PI()*[.$A282])/[.B$4])+0.08*COS((4*PI()*[.$A282])/[.B$4])))" office:value-type="float" office:value="26724" calcext:value-type="float">
            <text:p>26724</text:p>
          </table:table-cell>
          <table:table-cell table:formula="of:=INT([.$B$3]*(0.42 - 0.5*COS((2*PI()*[.$A282])/[.C$4])+0.08*COS((4*PI()*[.$A282])/[.C$4])))" office:value-type="float" office:value="63680" calcext:value-type="float">
            <text:p>6368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NT([.$B$3]*(0.42 - 0.5*COS((2*PI()*[.$A283])/[.B$4])+0.08*COS((4*PI()*[.$A283])/[.B$4])))" office:value-type="float" office:value="26940" calcext:value-type="float">
            <text:p>26940</text:p>
          </table:table-cell>
          <table:table-cell table:formula="of:=INT([.$B$3]*(0.42 - 0.5*COS((2*PI()*[.$A283])/[.C$4])+0.08*COS((4*PI()*[.$A283])/[.C$4])))" office:value-type="float" office:value="63506" calcext:value-type="float">
            <text:p>6350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NT([.$B$3]*(0.42 - 0.5*COS((2*PI()*[.$A284])/[.B$4])+0.08*COS((4*PI()*[.$A284])/[.B$4])))" office:value-type="float" office:value="27157" calcext:value-type="float">
            <text:p>27157</text:p>
          </table:table-cell>
          <table:table-cell table:formula="of:=INT([.$B$3]*(0.42 - 0.5*COS((2*PI()*[.$A284])/[.C$4])+0.08*COS((4*PI()*[.$A284])/[.C$4])))" office:value-type="float" office:value="63325" calcext:value-type="float">
            <text:p>6332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NT([.$B$3]*(0.42 - 0.5*COS((2*PI()*[.$A285])/[.B$4])+0.08*COS((4*PI()*[.$A285])/[.B$4])))" office:value-type="float" office:value="27375" calcext:value-type="float">
            <text:p>27375</text:p>
          </table:table-cell>
          <table:table-cell table:formula="of:=INT([.$B$3]*(0.42 - 0.5*COS((2*PI()*[.$A285])/[.C$4])+0.08*COS((4*PI()*[.$A285])/[.C$4])))" office:value-type="float" office:value="63136" calcext:value-type="float">
            <text:p>6313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NT([.$B$3]*(0.42 - 0.5*COS((2*PI()*[.$A286])/[.B$4])+0.08*COS((4*PI()*[.$A286])/[.B$4])))" office:value-type="float" office:value="27593" calcext:value-type="float">
            <text:p>27593</text:p>
          </table:table-cell>
          <table:table-cell table:formula="of:=INT([.$B$3]*(0.42 - 0.5*COS((2*PI()*[.$A286])/[.C$4])+0.08*COS((4*PI()*[.$A286])/[.C$4])))" office:value-type="float" office:value="62939" calcext:value-type="float">
            <text:p>62939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NT([.$B$3]*(0.42 - 0.5*COS((2*PI()*[.$A287])/[.B$4])+0.08*COS((4*PI()*[.$A287])/[.B$4])))" office:value-type="float" office:value="27812" calcext:value-type="float">
            <text:p>27812</text:p>
          </table:table-cell>
          <table:table-cell table:formula="of:=INT([.$B$3]*(0.42 - 0.5*COS((2*PI()*[.$A287])/[.C$4])+0.08*COS((4*PI()*[.$A287])/[.C$4])))" office:value-type="float" office:value="62736" calcext:value-type="float">
            <text:p>6273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NT([.$B$3]*(0.42 - 0.5*COS((2*PI()*[.$A288])/[.B$4])+0.08*COS((4*PI()*[.$A288])/[.B$4])))" office:value-type="float" office:value="28031" calcext:value-type="float">
            <text:p>28031</text:p>
          </table:table-cell>
          <table:table-cell table:formula="of:=INT([.$B$3]*(0.42 - 0.5*COS((2*PI()*[.$A288])/[.C$4])+0.08*COS((4*PI()*[.$A288])/[.C$4])))" office:value-type="float" office:value="62525" calcext:value-type="float">
            <text:p>6252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NT([.$B$3]*(0.42 - 0.5*COS((2*PI()*[.$A289])/[.B$4])+0.08*COS((4*PI()*[.$A289])/[.B$4])))" office:value-type="float" office:value="28251" calcext:value-type="float">
            <text:p>28251</text:p>
          </table:table-cell>
          <table:table-cell table:formula="of:=INT([.$B$3]*(0.42 - 0.5*COS((2*PI()*[.$A289])/[.C$4])+0.08*COS((4*PI()*[.$A289])/[.C$4])))" office:value-type="float" office:value="62307" calcext:value-type="float">
            <text:p>6230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NT([.$B$3]*(0.42 - 0.5*COS((2*PI()*[.$A290])/[.B$4])+0.08*COS((4*PI()*[.$A290])/[.B$4])))" office:value-type="float" office:value="28471" calcext:value-type="float">
            <text:p>28471</text:p>
          </table:table-cell>
          <table:table-cell table:formula="of:=INT([.$B$3]*(0.42 - 0.5*COS((2*PI()*[.$A290])/[.C$4])+0.08*COS((4*PI()*[.$A290])/[.C$4])))" office:value-type="float" office:value="62082" calcext:value-type="float">
            <text:p>6208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NT([.$B$3]*(0.42 - 0.5*COS((2*PI()*[.$A291])/[.B$4])+0.08*COS((4*PI()*[.$A291])/[.B$4])))" office:value-type="float" office:value="28692" calcext:value-type="float">
            <text:p>28692</text:p>
          </table:table-cell>
          <table:table-cell table:formula="of:=INT([.$B$3]*(0.42 - 0.5*COS((2*PI()*[.$A291])/[.C$4])+0.08*COS((4*PI()*[.$A291])/[.C$4])))" office:value-type="float" office:value="61850" calcext:value-type="float">
            <text:p>6185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NT([.$B$3]*(0.42 - 0.5*COS((2*PI()*[.$A292])/[.B$4])+0.08*COS((4*PI()*[.$A292])/[.B$4])))" office:value-type="float" office:value="28914" calcext:value-type="float">
            <text:p>28914</text:p>
          </table:table-cell>
          <table:table-cell table:formula="of:=INT([.$B$3]*(0.42 - 0.5*COS((2*PI()*[.$A292])/[.C$4])+0.08*COS((4*PI()*[.$A292])/[.C$4])))" office:value-type="float" office:value="61611" calcext:value-type="float">
            <text:p>6161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NT([.$B$3]*(0.42 - 0.5*COS((2*PI()*[.$A293])/[.B$4])+0.08*COS((4*PI()*[.$A293])/[.B$4])))" office:value-type="float" office:value="29136" calcext:value-type="float">
            <text:p>29136</text:p>
          </table:table-cell>
          <table:table-cell table:formula="of:=INT([.$B$3]*(0.42 - 0.5*COS((2*PI()*[.$A293])/[.C$4])+0.08*COS((4*PI()*[.$A293])/[.C$4])))" office:value-type="float" office:value="61366" calcext:value-type="float">
            <text:p>6136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NT([.$B$3]*(0.42 - 0.5*COS((2*PI()*[.$A294])/[.B$4])+0.08*COS((4*PI()*[.$A294])/[.B$4])))" office:value-type="float" office:value="29358" calcext:value-type="float">
            <text:p>29358</text:p>
          </table:table-cell>
          <table:table-cell table:formula="of:=INT([.$B$3]*(0.42 - 0.5*COS((2*PI()*[.$A294])/[.C$4])+0.08*COS((4*PI()*[.$A294])/[.C$4])))" office:value-type="float" office:value="61113" calcext:value-type="float">
            <text:p>6111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NT([.$B$3]*(0.42 - 0.5*COS((2*PI()*[.$A295])/[.B$4])+0.08*COS((4*PI()*[.$A295])/[.B$4])))" office:value-type="float" office:value="29581" calcext:value-type="float">
            <text:p>29581</text:p>
          </table:table-cell>
          <table:table-cell table:formula="of:=INT([.$B$3]*(0.42 - 0.5*COS((2*PI()*[.$A295])/[.C$4])+0.08*COS((4*PI()*[.$A295])/[.C$4])))" office:value-type="float" office:value="60854" calcext:value-type="float">
            <text:p>6085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NT([.$B$3]*(0.42 - 0.5*COS((2*PI()*[.$A296])/[.B$4])+0.08*COS((4*PI()*[.$A296])/[.B$4])))" office:value-type="float" office:value="29804" calcext:value-type="float">
            <text:p>29804</text:p>
          </table:table-cell>
          <table:table-cell table:formula="of:=INT([.$B$3]*(0.42 - 0.5*COS((2*PI()*[.$A296])/[.C$4])+0.08*COS((4*PI()*[.$A296])/[.C$4])))" office:value-type="float" office:value="60588" calcext:value-type="float">
            <text:p>60588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NT([.$B$3]*(0.42 - 0.5*COS((2*PI()*[.$A297])/[.B$4])+0.08*COS((4*PI()*[.$A297])/[.B$4])))" office:value-type="float" office:value="30028" calcext:value-type="float">
            <text:p>30028</text:p>
          </table:table-cell>
          <table:table-cell table:formula="of:=INT([.$B$3]*(0.42 - 0.5*COS((2*PI()*[.$A297])/[.C$4])+0.08*COS((4*PI()*[.$A297])/[.C$4])))" office:value-type="float" office:value="60316" calcext:value-type="float">
            <text:p>6031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NT([.$B$3]*(0.42 - 0.5*COS((2*PI()*[.$A298])/[.B$4])+0.08*COS((4*PI()*[.$A298])/[.B$4])))" office:value-type="float" office:value="30252" calcext:value-type="float">
            <text:p>30252</text:p>
          </table:table-cell>
          <table:table-cell table:formula="of:=INT([.$B$3]*(0.42 - 0.5*COS((2*PI()*[.$A298])/[.C$4])+0.08*COS((4*PI()*[.$A298])/[.C$4])))" office:value-type="float" office:value="60037" calcext:value-type="float">
            <text:p>6003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NT([.$B$3]*(0.42 - 0.5*COS((2*PI()*[.$A299])/[.B$4])+0.08*COS((4*PI()*[.$A299])/[.B$4])))" office:value-type="float" office:value="30477" calcext:value-type="float">
            <text:p>30477</text:p>
          </table:table-cell>
          <table:table-cell table:formula="of:=INT([.$B$3]*(0.42 - 0.5*COS((2*PI()*[.$A299])/[.C$4])+0.08*COS((4*PI()*[.$A299])/[.C$4])))" office:value-type="float" office:value="59752" calcext:value-type="float">
            <text:p>59752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NT([.$B$3]*(0.42 - 0.5*COS((2*PI()*[.$A300])/[.B$4])+0.08*COS((4*PI()*[.$A300])/[.B$4])))" office:value-type="float" office:value="30702" calcext:value-type="float">
            <text:p>30702</text:p>
          </table:table-cell>
          <table:table-cell table:formula="of:=INT([.$B$3]*(0.42 - 0.5*COS((2*PI()*[.$A300])/[.C$4])+0.08*COS((4*PI()*[.$A300])/[.C$4])))" office:value-type="float" office:value="59460" calcext:value-type="float">
            <text:p>5946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NT([.$B$3]*(0.42 - 0.5*COS((2*PI()*[.$A301])/[.B$4])+0.08*COS((4*PI()*[.$A301])/[.B$4])))" office:value-type="float" office:value="30928" calcext:value-type="float">
            <text:p>30928</text:p>
          </table:table-cell>
          <table:table-cell table:formula="of:=INT([.$B$3]*(0.42 - 0.5*COS((2*PI()*[.$A301])/[.C$4])+0.08*COS((4*PI()*[.$A301])/[.C$4])))" office:value-type="float" office:value="59162" calcext:value-type="float">
            <text:p>5916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NT([.$B$3]*(0.42 - 0.5*COS((2*PI()*[.$A302])/[.B$4])+0.08*COS((4*PI()*[.$A302])/[.B$4])))" office:value-type="float" office:value="31153" calcext:value-type="float">
            <text:p>31153</text:p>
          </table:table-cell>
          <table:table-cell table:formula="of:=INT([.$B$3]*(0.42 - 0.5*COS((2*PI()*[.$A302])/[.C$4])+0.08*COS((4*PI()*[.$A302])/[.C$4])))" office:value-type="float" office:value="58859" calcext:value-type="float">
            <text:p>58859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NT([.$B$3]*(0.42 - 0.5*COS((2*PI()*[.$A303])/[.B$4])+0.08*COS((4*PI()*[.$A303])/[.B$4])))" office:value-type="float" office:value="31380" calcext:value-type="float">
            <text:p>31380</text:p>
          </table:table-cell>
          <table:table-cell table:formula="of:=INT([.$B$3]*(0.42 - 0.5*COS((2*PI()*[.$A303])/[.C$4])+0.08*COS((4*PI()*[.$A303])/[.C$4])))" office:value-type="float" office:value="58549" calcext:value-type="float">
            <text:p>5854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NT([.$B$3]*(0.42 - 0.5*COS((2*PI()*[.$A304])/[.B$4])+0.08*COS((4*PI()*[.$A304])/[.B$4])))" office:value-type="float" office:value="31606" calcext:value-type="float">
            <text:p>31606</text:p>
          </table:table-cell>
          <table:table-cell table:formula="of:=INT([.$B$3]*(0.42 - 0.5*COS((2*PI()*[.$A304])/[.C$4])+0.08*COS((4*PI()*[.$A304])/[.C$4])))" office:value-type="float" office:value="58234" calcext:value-type="float">
            <text:p>5823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NT([.$B$3]*(0.42 - 0.5*COS((2*PI()*[.$A305])/[.B$4])+0.08*COS((4*PI()*[.$A305])/[.B$4])))" office:value-type="float" office:value="31833" calcext:value-type="float">
            <text:p>31833</text:p>
          </table:table-cell>
          <table:table-cell table:formula="of:=INT([.$B$3]*(0.42 - 0.5*COS((2*PI()*[.$A305])/[.C$4])+0.08*COS((4*PI()*[.$A305])/[.C$4])))" office:value-type="float" office:value="57912" calcext:value-type="float">
            <text:p>5791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NT([.$B$3]*(0.42 - 0.5*COS((2*PI()*[.$A306])/[.B$4])+0.08*COS((4*PI()*[.$A306])/[.B$4])))" office:value-type="float" office:value="32061" calcext:value-type="float">
            <text:p>32061</text:p>
          </table:table-cell>
          <table:table-cell table:formula="of:=INT([.$B$3]*(0.42 - 0.5*COS((2*PI()*[.$A306])/[.C$4])+0.08*COS((4*PI()*[.$A306])/[.C$4])))" office:value-type="float" office:value="57585" calcext:value-type="float">
            <text:p>5758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NT([.$B$3]*(0.42 - 0.5*COS((2*PI()*[.$A307])/[.B$4])+0.08*COS((4*PI()*[.$A307])/[.B$4])))" office:value-type="float" office:value="32288" calcext:value-type="float">
            <text:p>32288</text:p>
          </table:table-cell>
          <table:table-cell table:formula="of:=INT([.$B$3]*(0.42 - 0.5*COS((2*PI()*[.$A307])/[.C$4])+0.08*COS((4*PI()*[.$A307])/[.C$4])))" office:value-type="float" office:value="57253" calcext:value-type="float">
            <text:p>5725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NT([.$B$3]*(0.42 - 0.5*COS((2*PI()*[.$A308])/[.B$4])+0.08*COS((4*PI()*[.$A308])/[.B$4])))" office:value-type="float" office:value="32516" calcext:value-type="float">
            <text:p>32516</text:p>
          </table:table-cell>
          <table:table-cell table:formula="of:=INT([.$B$3]*(0.42 - 0.5*COS((2*PI()*[.$A308])/[.C$4])+0.08*COS((4*PI()*[.$A308])/[.C$4])))" office:value-type="float" office:value="56915" calcext:value-type="float">
            <text:p>5691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NT([.$B$3]*(0.42 - 0.5*COS((2*PI()*[.$A309])/[.B$4])+0.08*COS((4*PI()*[.$A309])/[.B$4])))" office:value-type="float" office:value="32745" calcext:value-type="float">
            <text:p>32745</text:p>
          </table:table-cell>
          <table:table-cell table:formula="of:=INT([.$B$3]*(0.42 - 0.5*COS((2*PI()*[.$A309])/[.C$4])+0.08*COS((4*PI()*[.$A309])/[.C$4])))" office:value-type="float" office:value="56571" calcext:value-type="float">
            <text:p>5657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NT([.$B$3]*(0.42 - 0.5*COS((2*PI()*[.$A310])/[.B$4])+0.08*COS((4*PI()*[.$A310])/[.B$4])))" office:value-type="float" office:value="32973" calcext:value-type="float">
            <text:p>32973</text:p>
          </table:table-cell>
          <table:table-cell table:formula="of:=INT([.$B$3]*(0.42 - 0.5*COS((2*PI()*[.$A310])/[.C$4])+0.08*COS((4*PI()*[.$A310])/[.C$4])))" office:value-type="float" office:value="56222" calcext:value-type="float">
            <text:p>5622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NT([.$B$3]*(0.42 - 0.5*COS((2*PI()*[.$A311])/[.B$4])+0.08*COS((4*PI()*[.$A311])/[.B$4])))" office:value-type="float" office:value="33202" calcext:value-type="float">
            <text:p>33202</text:p>
          </table:table-cell>
          <table:table-cell table:formula="of:=INT([.$B$3]*(0.42 - 0.5*COS((2*PI()*[.$A311])/[.C$4])+0.08*COS((4*PI()*[.$A311])/[.C$4])))" office:value-type="float" office:value="55869" calcext:value-type="float">
            <text:p>5586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NT([.$B$3]*(0.42 - 0.5*COS((2*PI()*[.$A312])/[.B$4])+0.08*COS((4*PI()*[.$A312])/[.B$4])))" office:value-type="float" office:value="33431" calcext:value-type="float">
            <text:p>33431</text:p>
          </table:table-cell>
          <table:table-cell table:formula="of:=INT([.$B$3]*(0.42 - 0.5*COS((2*PI()*[.$A312])/[.C$4])+0.08*COS((4*PI()*[.$A312])/[.C$4])))" office:value-type="float" office:value="55510" calcext:value-type="float">
            <text:p>555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NT([.$B$3]*(0.42 - 0.5*COS((2*PI()*[.$A313])/[.B$4])+0.08*COS((4*PI()*[.$A313])/[.B$4])))" office:value-type="float" office:value="33661" calcext:value-type="float">
            <text:p>33661</text:p>
          </table:table-cell>
          <table:table-cell table:formula="of:=INT([.$B$3]*(0.42 - 0.5*COS((2*PI()*[.$A313])/[.C$4])+0.08*COS((4*PI()*[.$A313])/[.C$4])))" office:value-type="float" office:value="55146" calcext:value-type="float">
            <text:p>5514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NT([.$B$3]*(0.42 - 0.5*COS((2*PI()*[.$A314])/[.B$4])+0.08*COS((4*PI()*[.$A314])/[.B$4])))" office:value-type="float" office:value="33890" calcext:value-type="float">
            <text:p>33890</text:p>
          </table:table-cell>
          <table:table-cell table:formula="of:=INT([.$B$3]*(0.42 - 0.5*COS((2*PI()*[.$A314])/[.C$4])+0.08*COS((4*PI()*[.$A314])/[.C$4])))" office:value-type="float" office:value="54777" calcext:value-type="float">
            <text:p>5477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NT([.$B$3]*(0.42 - 0.5*COS((2*PI()*[.$A315])/[.B$4])+0.08*COS((4*PI()*[.$A315])/[.B$4])))" office:value-type="float" office:value="34120" calcext:value-type="float">
            <text:p>34120</text:p>
          </table:table-cell>
          <table:table-cell table:formula="of:=INT([.$B$3]*(0.42 - 0.5*COS((2*PI()*[.$A315])/[.C$4])+0.08*COS((4*PI()*[.$A315])/[.C$4])))" office:value-type="float" office:value="54404" calcext:value-type="float">
            <text:p>5440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NT([.$B$3]*(0.42 - 0.5*COS((2*PI()*[.$A316])/[.B$4])+0.08*COS((4*PI()*[.$A316])/[.B$4])))" office:value-type="float" office:value="34350" calcext:value-type="float">
            <text:p>34350</text:p>
          </table:table-cell>
          <table:table-cell table:formula="of:=INT([.$B$3]*(0.42 - 0.5*COS((2*PI()*[.$A316])/[.C$4])+0.08*COS((4*PI()*[.$A316])/[.C$4])))" office:value-type="float" office:value="54026" calcext:value-type="float">
            <text:p>5402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NT([.$B$3]*(0.42 - 0.5*COS((2*PI()*[.$A317])/[.B$4])+0.08*COS((4*PI()*[.$A317])/[.B$4])))" office:value-type="float" office:value="34581" calcext:value-type="float">
            <text:p>34581</text:p>
          </table:table-cell>
          <table:table-cell table:formula="of:=INT([.$B$3]*(0.42 - 0.5*COS((2*PI()*[.$A317])/[.C$4])+0.08*COS((4*PI()*[.$A317])/[.C$4])))" office:value-type="float" office:value="53643" calcext:value-type="float">
            <text:p>5364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NT([.$B$3]*(0.42 - 0.5*COS((2*PI()*[.$A318])/[.B$4])+0.08*COS((4*PI()*[.$A318])/[.B$4])))" office:value-type="float" office:value="34811" calcext:value-type="float">
            <text:p>34811</text:p>
          </table:table-cell>
          <table:table-cell table:formula="of:=INT([.$B$3]*(0.42 - 0.5*COS((2*PI()*[.$A318])/[.C$4])+0.08*COS((4*PI()*[.$A318])/[.C$4])))" office:value-type="float" office:value="53256" calcext:value-type="float">
            <text:p>5325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NT([.$B$3]*(0.42 - 0.5*COS((2*PI()*[.$A319])/[.B$4])+0.08*COS((4*PI()*[.$A319])/[.B$4])))" office:value-type="float" office:value="35042" calcext:value-type="float">
            <text:p>35042</text:p>
          </table:table-cell>
          <table:table-cell table:formula="of:=INT([.$B$3]*(0.42 - 0.5*COS((2*PI()*[.$A319])/[.C$4])+0.08*COS((4*PI()*[.$A319])/[.C$4])))" office:value-type="float" office:value="52865" calcext:value-type="float">
            <text:p>5286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NT([.$B$3]*(0.42 - 0.5*COS((2*PI()*[.$A320])/[.B$4])+0.08*COS((4*PI()*[.$A320])/[.B$4])))" office:value-type="float" office:value="35273" calcext:value-type="float">
            <text:p>35273</text:p>
          </table:table-cell>
          <table:table-cell table:formula="of:=INT([.$B$3]*(0.42 - 0.5*COS((2*PI()*[.$A320])/[.C$4])+0.08*COS((4*PI()*[.$A320])/[.C$4])))" office:value-type="float" office:value="52470" calcext:value-type="float">
            <text:p>5247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NT([.$B$3]*(0.42 - 0.5*COS((2*PI()*[.$A321])/[.B$4])+0.08*COS((4*PI()*[.$A321])/[.B$4])))" office:value-type="float" office:value="35504" calcext:value-type="float">
            <text:p>35504</text:p>
          </table:table-cell>
          <table:table-cell table:formula="of:=INT([.$B$3]*(0.42 - 0.5*COS((2*PI()*[.$A321])/[.C$4])+0.08*COS((4*PI()*[.$A321])/[.C$4])))" office:value-type="float" office:value="52070" calcext:value-type="float">
            <text:p>5207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NT([.$B$3]*(0.42 - 0.5*COS((2*PI()*[.$A322])/[.B$4])+0.08*COS((4*PI()*[.$A322])/[.B$4])))" office:value-type="float" office:value="35735" calcext:value-type="float">
            <text:p>35735</text:p>
          </table:table-cell>
          <table:table-cell table:formula="of:=INT([.$B$3]*(0.42 - 0.5*COS((2*PI()*[.$A322])/[.C$4])+0.08*COS((4*PI()*[.$A322])/[.C$4])))" office:value-type="float" office:value="51667" calcext:value-type="float">
            <text:p>51667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NT([.$B$3]*(0.42 - 0.5*COS((2*PI()*[.$A323])/[.B$4])+0.08*COS((4*PI()*[.$A323])/[.B$4])))" office:value-type="float" office:value="35966" calcext:value-type="float">
            <text:p>35966</text:p>
          </table:table-cell>
          <table:table-cell table:formula="of:=INT([.$B$3]*(0.42 - 0.5*COS((2*PI()*[.$A323])/[.C$4])+0.08*COS((4*PI()*[.$A323])/[.C$4])))" office:value-type="float" office:value="51260" calcext:value-type="float">
            <text:p>5126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NT([.$B$3]*(0.42 - 0.5*COS((2*PI()*[.$A324])/[.B$4])+0.08*COS((4*PI()*[.$A324])/[.B$4])))" office:value-type="float" office:value="36197" calcext:value-type="float">
            <text:p>36197</text:p>
          </table:table-cell>
          <table:table-cell table:formula="of:=INT([.$B$3]*(0.42 - 0.5*COS((2*PI()*[.$A324])/[.C$4])+0.08*COS((4*PI()*[.$A324])/[.C$4])))" office:value-type="float" office:value="50849" calcext:value-type="float">
            <text:p>5084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NT([.$B$3]*(0.42 - 0.5*COS((2*PI()*[.$A325])/[.B$4])+0.08*COS((4*PI()*[.$A325])/[.B$4])))" office:value-type="float" office:value="36429" calcext:value-type="float">
            <text:p>36429</text:p>
          </table:table-cell>
          <table:table-cell table:formula="of:=INT([.$B$3]*(0.42 - 0.5*COS((2*PI()*[.$A325])/[.C$4])+0.08*COS((4*PI()*[.$A325])/[.C$4])))" office:value-type="float" office:value="50435" calcext:value-type="float">
            <text:p>50435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NT([.$B$3]*(0.42 - 0.5*COS((2*PI()*[.$A326])/[.B$4])+0.08*COS((4*PI()*[.$A326])/[.B$4])))" office:value-type="float" office:value="36660" calcext:value-type="float">
            <text:p>36660</text:p>
          </table:table-cell>
          <table:table-cell table:formula="of:=INT([.$B$3]*(0.42 - 0.5*COS((2*PI()*[.$A326])/[.C$4])+0.08*COS((4*PI()*[.$A326])/[.C$4])))" office:value-type="float" office:value="50017" calcext:value-type="float">
            <text:p>5001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NT([.$B$3]*(0.42 - 0.5*COS((2*PI()*[.$A327])/[.B$4])+0.08*COS((4*PI()*[.$A327])/[.B$4])))" office:value-type="float" office:value="36892" calcext:value-type="float">
            <text:p>36892</text:p>
          </table:table-cell>
          <table:table-cell table:formula="of:=INT([.$B$3]*(0.42 - 0.5*COS((2*PI()*[.$A327])/[.C$4])+0.08*COS((4*PI()*[.$A327])/[.C$4])))" office:value-type="float" office:value="49596" calcext:value-type="float">
            <text:p>4959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NT([.$B$3]*(0.42 - 0.5*COS((2*PI()*[.$A328])/[.B$4])+0.08*COS((4*PI()*[.$A328])/[.B$4])))" office:value-type="float" office:value="37124" calcext:value-type="float">
            <text:p>37124</text:p>
          </table:table-cell>
          <table:table-cell table:formula="of:=INT([.$B$3]*(0.42 - 0.5*COS((2*PI()*[.$A328])/[.C$4])+0.08*COS((4*PI()*[.$A328])/[.C$4])))" office:value-type="float" office:value="49172" calcext:value-type="float">
            <text:p>4917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NT([.$B$3]*(0.42 - 0.5*COS((2*PI()*[.$A329])/[.B$4])+0.08*COS((4*PI()*[.$A329])/[.B$4])))" office:value-type="float" office:value="37355" calcext:value-type="float">
            <text:p>37355</text:p>
          </table:table-cell>
          <table:table-cell table:formula="of:=INT([.$B$3]*(0.42 - 0.5*COS((2*PI()*[.$A329])/[.C$4])+0.08*COS((4*PI()*[.$A329])/[.C$4])))" office:value-type="float" office:value="48745" calcext:value-type="float">
            <text:p>4874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NT([.$B$3]*(0.42 - 0.5*COS((2*PI()*[.$A330])/[.B$4])+0.08*COS((4*PI()*[.$A330])/[.B$4])))" office:value-type="float" office:value="37587" calcext:value-type="float">
            <text:p>37587</text:p>
          </table:table-cell>
          <table:table-cell table:formula="of:=INT([.$B$3]*(0.42 - 0.5*COS((2*PI()*[.$A330])/[.C$4])+0.08*COS((4*PI()*[.$A330])/[.C$4])))" office:value-type="float" office:value="48315" calcext:value-type="float">
            <text:p>4831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NT([.$B$3]*(0.42 - 0.5*COS((2*PI()*[.$A331])/[.B$4])+0.08*COS((4*PI()*[.$A331])/[.B$4])))" office:value-type="float" office:value="37819" calcext:value-type="float">
            <text:p>37819</text:p>
          </table:table-cell>
          <table:table-cell table:formula="of:=INT([.$B$3]*(0.42 - 0.5*COS((2*PI()*[.$A331])/[.C$4])+0.08*COS((4*PI()*[.$A331])/[.C$4])))" office:value-type="float" office:value="47882" calcext:value-type="float">
            <text:p>4788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NT([.$B$3]*(0.42 - 0.5*COS((2*PI()*[.$A332])/[.B$4])+0.08*COS((4*PI()*[.$A332])/[.B$4])))" office:value-type="float" office:value="38051" calcext:value-type="float">
            <text:p>38051</text:p>
          </table:table-cell>
          <table:table-cell table:formula="of:=INT([.$B$3]*(0.42 - 0.5*COS((2*PI()*[.$A332])/[.C$4])+0.08*COS((4*PI()*[.$A332])/[.C$4])))" office:value-type="float" office:value="47446" calcext:value-type="float">
            <text:p>4744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NT([.$B$3]*(0.42 - 0.5*COS((2*PI()*[.$A333])/[.B$4])+0.08*COS((4*PI()*[.$A333])/[.B$4])))" office:value-type="float" office:value="38282" calcext:value-type="float">
            <text:p>38282</text:p>
          </table:table-cell>
          <table:table-cell table:formula="of:=INT([.$B$3]*(0.42 - 0.5*COS((2*PI()*[.$A333])/[.C$4])+0.08*COS((4*PI()*[.$A333])/[.C$4])))" office:value-type="float" office:value="47008" calcext:value-type="float">
            <text:p>4700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NT([.$B$3]*(0.42 - 0.5*COS((2*PI()*[.$A334])/[.B$4])+0.08*COS((4*PI()*[.$A334])/[.B$4])))" office:value-type="float" office:value="38514" calcext:value-type="float">
            <text:p>38514</text:p>
          </table:table-cell>
          <table:table-cell table:formula="of:=INT([.$B$3]*(0.42 - 0.5*COS((2*PI()*[.$A334])/[.C$4])+0.08*COS((4*PI()*[.$A334])/[.C$4])))" office:value-type="float" office:value="46567" calcext:value-type="float">
            <text:p>4656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NT([.$B$3]*(0.42 - 0.5*COS((2*PI()*[.$A335])/[.B$4])+0.08*COS((4*PI()*[.$A335])/[.B$4])))" office:value-type="float" office:value="38746" calcext:value-type="float">
            <text:p>38746</text:p>
          </table:table-cell>
          <table:table-cell table:formula="of:=INT([.$B$3]*(0.42 - 0.5*COS((2*PI()*[.$A335])/[.C$4])+0.08*COS((4*PI()*[.$A335])/[.C$4])))" office:value-type="float" office:value="46124" calcext:value-type="float">
            <text:p>461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NT([.$B$3]*(0.42 - 0.5*COS((2*PI()*[.$A336])/[.B$4])+0.08*COS((4*PI()*[.$A336])/[.B$4])))" office:value-type="float" office:value="38977" calcext:value-type="float">
            <text:p>38977</text:p>
          </table:table-cell>
          <table:table-cell table:formula="of:=INT([.$B$3]*(0.42 - 0.5*COS((2*PI()*[.$A336])/[.C$4])+0.08*COS((4*PI()*[.$A336])/[.C$4])))" office:value-type="float" office:value="45679" calcext:value-type="float">
            <text:p>4567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NT([.$B$3]*(0.42 - 0.5*COS((2*PI()*[.$A337])/[.B$4])+0.08*COS((4*PI()*[.$A337])/[.B$4])))" office:value-type="float" office:value="39209" calcext:value-type="float">
            <text:p>39209</text:p>
          </table:table-cell>
          <table:table-cell table:formula="of:=INT([.$B$3]*(0.42 - 0.5*COS((2*PI()*[.$A337])/[.C$4])+0.08*COS((4*PI()*[.$A337])/[.C$4])))" office:value-type="float" office:value="45232" calcext:value-type="float">
            <text:p>4523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NT([.$B$3]*(0.42 - 0.5*COS((2*PI()*[.$A338])/[.B$4])+0.08*COS((4*PI()*[.$A338])/[.B$4])))" office:value-type="float" office:value="39440" calcext:value-type="float">
            <text:p>39440</text:p>
          </table:table-cell>
          <table:table-cell table:formula="of:=INT([.$B$3]*(0.42 - 0.5*COS((2*PI()*[.$A338])/[.C$4])+0.08*COS((4*PI()*[.$A338])/[.C$4])))" office:value-type="float" office:value="44782" calcext:value-type="float">
            <text:p>4478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NT([.$B$3]*(0.42 - 0.5*COS((2*PI()*[.$A339])/[.B$4])+0.08*COS((4*PI()*[.$A339])/[.B$4])))" office:value-type="float" office:value="39671" calcext:value-type="float">
            <text:p>39671</text:p>
          </table:table-cell>
          <table:table-cell table:formula="of:=INT([.$B$3]*(0.42 - 0.5*COS((2*PI()*[.$A339])/[.C$4])+0.08*COS((4*PI()*[.$A339])/[.C$4])))" office:value-type="float" office:value="44331" calcext:value-type="float">
            <text:p>4433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NT([.$B$3]*(0.42 - 0.5*COS((2*PI()*[.$A340])/[.B$4])+0.08*COS((4*PI()*[.$A340])/[.B$4])))" office:value-type="float" office:value="39903" calcext:value-type="float">
            <text:p>39903</text:p>
          </table:table-cell>
          <table:table-cell table:formula="of:=INT([.$B$3]*(0.42 - 0.5*COS((2*PI()*[.$A340])/[.C$4])+0.08*COS((4*PI()*[.$A340])/[.C$4])))" office:value-type="float" office:value="43879" calcext:value-type="float">
            <text:p>4387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NT([.$B$3]*(0.42 - 0.5*COS((2*PI()*[.$A341])/[.B$4])+0.08*COS((4*PI()*[.$A341])/[.B$4])))" office:value-type="float" office:value="40134" calcext:value-type="float">
            <text:p>40134</text:p>
          </table:table-cell>
          <table:table-cell table:formula="of:=INT([.$B$3]*(0.42 - 0.5*COS((2*PI()*[.$A341])/[.C$4])+0.08*COS((4*PI()*[.$A341])/[.C$4])))" office:value-type="float" office:value="43424" calcext:value-type="float">
            <text:p>4342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NT([.$B$3]*(0.42 - 0.5*COS((2*PI()*[.$A342])/[.B$4])+0.08*COS((4*PI()*[.$A342])/[.B$4])))" office:value-type="float" office:value="40365" calcext:value-type="float">
            <text:p>40365</text:p>
          </table:table-cell>
          <table:table-cell table:formula="of:=INT([.$B$3]*(0.42 - 0.5*COS((2*PI()*[.$A342])/[.C$4])+0.08*COS((4*PI()*[.$A342])/[.C$4])))" office:value-type="float" office:value="42968" calcext:value-type="float">
            <text:p>42968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NT([.$B$3]*(0.42 - 0.5*COS((2*PI()*[.$A343])/[.B$4])+0.08*COS((4*PI()*[.$A343])/[.B$4])))" office:value-type="float" office:value="40595" calcext:value-type="float">
            <text:p>40595</text:p>
          </table:table-cell>
          <table:table-cell table:formula="of:=INT([.$B$3]*(0.42 - 0.5*COS((2*PI()*[.$A343])/[.C$4])+0.08*COS((4*PI()*[.$A343])/[.C$4])))" office:value-type="float" office:value="42511" calcext:value-type="float">
            <text:p>4251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NT([.$B$3]*(0.42 - 0.5*COS((2*PI()*[.$A344])/[.B$4])+0.08*COS((4*PI()*[.$A344])/[.B$4])))" office:value-type="float" office:value="40826" calcext:value-type="float">
            <text:p>40826</text:p>
          </table:table-cell>
          <table:table-cell table:formula="of:=INT([.$B$3]*(0.42 - 0.5*COS((2*PI()*[.$A344])/[.C$4])+0.08*COS((4*PI()*[.$A344])/[.C$4])))" office:value-type="float" office:value="42053" calcext:value-type="float">
            <text:p>4205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NT([.$B$3]*(0.42 - 0.5*COS((2*PI()*[.$A345])/[.B$4])+0.08*COS((4*PI()*[.$A345])/[.B$4])))" office:value-type="float" office:value="41056" calcext:value-type="float">
            <text:p>41056</text:p>
          </table:table-cell>
          <table:table-cell table:formula="of:=INT([.$B$3]*(0.42 - 0.5*COS((2*PI()*[.$A345])/[.C$4])+0.08*COS((4*PI()*[.$A345])/[.C$4])))" office:value-type="float" office:value="41593" calcext:value-type="float">
            <text:p>4159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NT([.$B$3]*(0.42 - 0.5*COS((2*PI()*[.$A346])/[.B$4])+0.08*COS((4*PI()*[.$A346])/[.B$4])))" office:value-type="float" office:value="41287" calcext:value-type="float">
            <text:p>41287</text:p>
          </table:table-cell>
          <table:table-cell table:formula="of:=INT([.$B$3]*(0.42 - 0.5*COS((2*PI()*[.$A346])/[.C$4])+0.08*COS((4*PI()*[.$A346])/[.C$4])))" office:value-type="float" office:value="41133" calcext:value-type="float">
            <text:p>41133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NT([.$B$3]*(0.42 - 0.5*COS((2*PI()*[.$A347])/[.B$4])+0.08*COS((4*PI()*[.$A347])/[.B$4])))" office:value-type="float" office:value="41517" calcext:value-type="float">
            <text:p>41517</text:p>
          </table:table-cell>
          <table:table-cell table:formula="of:=INT([.$B$3]*(0.42 - 0.5*COS((2*PI()*[.$A347])/[.C$4])+0.08*COS((4*PI()*[.$A347])/[.C$4])))" office:value-type="float" office:value="40672" calcext:value-type="float">
            <text:p>4067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NT([.$B$3]*(0.42 - 0.5*COS((2*PI()*[.$A348])/[.B$4])+0.08*COS((4*PI()*[.$A348])/[.B$4])))" office:value-type="float" office:value="41746" calcext:value-type="float">
            <text:p>41746</text:p>
          </table:table-cell>
          <table:table-cell table:formula="of:=INT([.$B$3]*(0.42 - 0.5*COS((2*PI()*[.$A348])/[.C$4])+0.08*COS((4*PI()*[.$A348])/[.C$4])))" office:value-type="float" office:value="40210" calcext:value-type="float">
            <text:p>4021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NT([.$B$3]*(0.42 - 0.5*COS((2*PI()*[.$A349])/[.B$4])+0.08*COS((4*PI()*[.$A349])/[.B$4])))" office:value-type="float" office:value="41976" calcext:value-type="float">
            <text:p>41976</text:p>
          </table:table-cell>
          <table:table-cell table:formula="of:=INT([.$B$3]*(0.42 - 0.5*COS((2*PI()*[.$A349])/[.C$4])+0.08*COS((4*PI()*[.$A349])/[.C$4])))" office:value-type="float" office:value="39747" calcext:value-type="float">
            <text:p>3974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NT([.$B$3]*(0.42 - 0.5*COS((2*PI()*[.$A350])/[.B$4])+0.08*COS((4*PI()*[.$A350])/[.B$4])))" office:value-type="float" office:value="42205" calcext:value-type="float">
            <text:p>42205</text:p>
          </table:table-cell>
          <table:table-cell table:formula="of:=INT([.$B$3]*(0.42 - 0.5*COS((2*PI()*[.$A350])/[.C$4])+0.08*COS((4*PI()*[.$A350])/[.C$4])))" office:value-type="float" office:value="39284" calcext:value-type="float">
            <text:p>3928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NT([.$B$3]*(0.42 - 0.5*COS((2*PI()*[.$A351])/[.B$4])+0.08*COS((4*PI()*[.$A351])/[.B$4])))" office:value-type="float" office:value="42434" calcext:value-type="float">
            <text:p>42434</text:p>
          </table:table-cell>
          <table:table-cell table:formula="of:=INT([.$B$3]*(0.42 - 0.5*COS((2*PI()*[.$A351])/[.C$4])+0.08*COS((4*PI()*[.$A351])/[.C$4])))" office:value-type="float" office:value="38820" calcext:value-type="float">
            <text:p>3882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NT([.$B$3]*(0.42 - 0.5*COS((2*PI()*[.$A352])/[.B$4])+0.08*COS((4*PI()*[.$A352])/[.B$4])))" office:value-type="float" office:value="42662" calcext:value-type="float">
            <text:p>42662</text:p>
          </table:table-cell>
          <table:table-cell table:formula="of:=INT([.$B$3]*(0.42 - 0.5*COS((2*PI()*[.$A352])/[.C$4])+0.08*COS((4*PI()*[.$A352])/[.C$4])))" office:value-type="float" office:value="38357" calcext:value-type="float">
            <text:p>3835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NT([.$B$3]*(0.42 - 0.5*COS((2*PI()*[.$A353])/[.B$4])+0.08*COS((4*PI()*[.$A353])/[.B$4])))" office:value-type="float" office:value="42891" calcext:value-type="float">
            <text:p>42891</text:p>
          </table:table-cell>
          <table:table-cell table:formula="of:=INT([.$B$3]*(0.42 - 0.5*COS((2*PI()*[.$A353])/[.C$4])+0.08*COS((4*PI()*[.$A353])/[.C$4])))" office:value-type="float" office:value="37893" calcext:value-type="float">
            <text:p>3789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NT([.$B$3]*(0.42 - 0.5*COS((2*PI()*[.$A354])/[.B$4])+0.08*COS((4*PI()*[.$A354])/[.B$4])))" office:value-type="float" office:value="43119" calcext:value-type="float">
            <text:p>43119</text:p>
          </table:table-cell>
          <table:table-cell table:formula="of:=INT([.$B$3]*(0.42 - 0.5*COS((2*PI()*[.$A354])/[.C$4])+0.08*COS((4*PI()*[.$A354])/[.C$4])))" office:value-type="float" office:value="37429" calcext:value-type="float">
            <text:p>3742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NT([.$B$3]*(0.42 - 0.5*COS((2*PI()*[.$A355])/[.B$4])+0.08*COS((4*PI()*[.$A355])/[.B$4])))" office:value-type="float" office:value="43346" calcext:value-type="float">
            <text:p>43346</text:p>
          </table:table-cell>
          <table:table-cell table:formula="of:=INT([.$B$3]*(0.42 - 0.5*COS((2*PI()*[.$A355])/[.C$4])+0.08*COS((4*PI()*[.$A355])/[.C$4])))" office:value-type="float" office:value="36965" calcext:value-type="float">
            <text:p>3696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NT([.$B$3]*(0.42 - 0.5*COS((2*PI()*[.$A356])/[.B$4])+0.08*COS((4*PI()*[.$A356])/[.B$4])))" office:value-type="float" office:value="43574" calcext:value-type="float">
            <text:p>43574</text:p>
          </table:table-cell>
          <table:table-cell table:formula="of:=INT([.$B$3]*(0.42 - 0.5*COS((2*PI()*[.$A356])/[.C$4])+0.08*COS((4*PI()*[.$A356])/[.C$4])))" office:value-type="float" office:value="36501" calcext:value-type="float">
            <text:p>3650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NT([.$B$3]*(0.42 - 0.5*COS((2*PI()*[.$A357])/[.B$4])+0.08*COS((4*PI()*[.$A357])/[.B$4])))" office:value-type="float" office:value="43800" calcext:value-type="float">
            <text:p>43800</text:p>
          </table:table-cell>
          <table:table-cell table:formula="of:=INT([.$B$3]*(0.42 - 0.5*COS((2*PI()*[.$A357])/[.C$4])+0.08*COS((4*PI()*[.$A357])/[.C$4])))" office:value-type="float" office:value="36038" calcext:value-type="float">
            <text:p>3603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NT([.$B$3]*(0.42 - 0.5*COS((2*PI()*[.$A358])/[.B$4])+0.08*COS((4*PI()*[.$A358])/[.B$4])))" office:value-type="float" office:value="44027" calcext:value-type="float">
            <text:p>44027</text:p>
          </table:table-cell>
          <table:table-cell table:formula="of:=INT([.$B$3]*(0.42 - 0.5*COS((2*PI()*[.$A358])/[.C$4])+0.08*COS((4*PI()*[.$A358])/[.C$4])))" office:value-type="float" office:value="35575" calcext:value-type="float">
            <text:p>3557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NT([.$B$3]*(0.42 - 0.5*COS((2*PI()*[.$A359])/[.B$4])+0.08*COS((4*PI()*[.$A359])/[.B$4])))" office:value-type="float" office:value="44253" calcext:value-type="float">
            <text:p>44253</text:p>
          </table:table-cell>
          <table:table-cell table:formula="of:=INT([.$B$3]*(0.42 - 0.5*COS((2*PI()*[.$A359])/[.C$4])+0.08*COS((4*PI()*[.$A359])/[.C$4])))" office:value-type="float" office:value="35113" calcext:value-type="float">
            <text:p>3511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NT([.$B$3]*(0.42 - 0.5*COS((2*PI()*[.$A360])/[.B$4])+0.08*COS((4*PI()*[.$A360])/[.B$4])))" office:value-type="float" office:value="44479" calcext:value-type="float">
            <text:p>44479</text:p>
          </table:table-cell>
          <table:table-cell table:formula="of:=INT([.$B$3]*(0.42 - 0.5*COS((2*PI()*[.$A360])/[.C$4])+0.08*COS((4*PI()*[.$A360])/[.C$4])))" office:value-type="float" office:value="34651" calcext:value-type="float">
            <text:p>3465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NT([.$B$3]*(0.42 - 0.5*COS((2*PI()*[.$A361])/[.B$4])+0.08*COS((4*PI()*[.$A361])/[.B$4])))" office:value-type="float" office:value="44704" calcext:value-type="float">
            <text:p>44704</text:p>
          </table:table-cell>
          <table:table-cell table:formula="of:=INT([.$B$3]*(0.42 - 0.5*COS((2*PI()*[.$A361])/[.C$4])+0.08*COS((4*PI()*[.$A361])/[.C$4])))" office:value-type="float" office:value="34190" calcext:value-type="float">
            <text:p>3419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NT([.$B$3]*(0.42 - 0.5*COS((2*PI()*[.$A362])/[.B$4])+0.08*COS((4*PI()*[.$A362])/[.B$4])))" office:value-type="float" office:value="44929" calcext:value-type="float">
            <text:p>44929</text:p>
          </table:table-cell>
          <table:table-cell table:formula="of:=INT([.$B$3]*(0.42 - 0.5*COS((2*PI()*[.$A362])/[.C$4])+0.08*COS((4*PI()*[.$A362])/[.C$4])))" office:value-type="float" office:value="33730" calcext:value-type="float">
            <text:p>3373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NT([.$B$3]*(0.42 - 0.5*COS((2*PI()*[.$A363])/[.B$4])+0.08*COS((4*PI()*[.$A363])/[.B$4])))" office:value-type="float" office:value="45153" calcext:value-type="float">
            <text:p>45153</text:p>
          </table:table-cell>
          <table:table-cell table:formula="of:=INT([.$B$3]*(0.42 - 0.5*COS((2*PI()*[.$A363])/[.C$4])+0.08*COS((4*PI()*[.$A363])/[.C$4])))" office:value-type="float" office:value="33271" calcext:value-type="float">
            <text:p>3327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NT([.$B$3]*(0.42 - 0.5*COS((2*PI()*[.$A364])/[.B$4])+0.08*COS((4*PI()*[.$A364])/[.B$4])))" office:value-type="float" office:value="45377" calcext:value-type="float">
            <text:p>45377</text:p>
          </table:table-cell>
          <table:table-cell table:formula="of:=INT([.$B$3]*(0.42 - 0.5*COS((2*PI()*[.$A364])/[.C$4])+0.08*COS((4*PI()*[.$A364])/[.C$4])))" office:value-type="float" office:value="32813" calcext:value-type="float">
            <text:p>3281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NT([.$B$3]*(0.42 - 0.5*COS((2*PI()*[.$A365])/[.B$4])+0.08*COS((4*PI()*[.$A365])/[.B$4])))" office:value-type="float" office:value="45600" calcext:value-type="float">
            <text:p>45600</text:p>
          </table:table-cell>
          <table:table-cell table:formula="of:=INT([.$B$3]*(0.42 - 0.5*COS((2*PI()*[.$A365])/[.C$4])+0.08*COS((4*PI()*[.$A365])/[.C$4])))" office:value-type="float" office:value="32356" calcext:value-type="float">
            <text:p>3235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NT([.$B$3]*(0.42 - 0.5*COS((2*PI()*[.$A366])/[.B$4])+0.08*COS((4*PI()*[.$A366])/[.B$4])))" office:value-type="float" office:value="45823" calcext:value-type="float">
            <text:p>45823</text:p>
          </table:table-cell>
          <table:table-cell table:formula="of:=INT([.$B$3]*(0.42 - 0.5*COS((2*PI()*[.$A366])/[.C$4])+0.08*COS((4*PI()*[.$A366])/[.C$4])))" office:value-type="float" office:value="31900" calcext:value-type="float">
            <text:p>3190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NT([.$B$3]*(0.42 - 0.5*COS((2*PI()*[.$A367])/[.B$4])+0.08*COS((4*PI()*[.$A367])/[.B$4])))" office:value-type="float" office:value="46045" calcext:value-type="float">
            <text:p>46045</text:p>
          </table:table-cell>
          <table:table-cell table:formula="of:=INT([.$B$3]*(0.42 - 0.5*COS((2*PI()*[.$A367])/[.C$4])+0.08*COS((4*PI()*[.$A367])/[.C$4])))" office:value-type="float" office:value="31446" calcext:value-type="float">
            <text:p>3144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NT([.$B$3]*(0.42 - 0.5*COS((2*PI()*[.$A368])/[.B$4])+0.08*COS((4*PI()*[.$A368])/[.B$4])))" office:value-type="float" office:value="46267" calcext:value-type="float">
            <text:p>46267</text:p>
          </table:table-cell>
          <table:table-cell table:formula="of:=INT([.$B$3]*(0.42 - 0.5*COS((2*PI()*[.$A368])/[.C$4])+0.08*COS((4*PI()*[.$A368])/[.C$4])))" office:value-type="float" office:value="30993" calcext:value-type="float">
            <text:p>3099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NT([.$B$3]*(0.42 - 0.5*COS((2*PI()*[.$A369])/[.B$4])+0.08*COS((4*PI()*[.$A369])/[.B$4])))" office:value-type="float" office:value="46488" calcext:value-type="float">
            <text:p>46488</text:p>
          </table:table-cell>
          <table:table-cell table:formula="of:=INT([.$B$3]*(0.42 - 0.5*COS((2*PI()*[.$A369])/[.C$4])+0.08*COS((4*PI()*[.$A369])/[.C$4])))" office:value-type="float" office:value="30542" calcext:value-type="float">
            <text:p>3054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NT([.$B$3]*(0.42 - 0.5*COS((2*PI()*[.$A370])/[.B$4])+0.08*COS((4*PI()*[.$A370])/[.B$4])))" office:value-type="float" office:value="46709" calcext:value-type="float">
            <text:p>46709</text:p>
          </table:table-cell>
          <table:table-cell table:formula="of:=INT([.$B$3]*(0.42 - 0.5*COS((2*PI()*[.$A370])/[.C$4])+0.08*COS((4*PI()*[.$A370])/[.C$4])))" office:value-type="float" office:value="30092" calcext:value-type="float">
            <text:p>3009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NT([.$B$3]*(0.42 - 0.5*COS((2*PI()*[.$A371])/[.B$4])+0.08*COS((4*PI()*[.$A371])/[.B$4])))" office:value-type="float" office:value="46929" calcext:value-type="float">
            <text:p>46929</text:p>
          </table:table-cell>
          <table:table-cell table:formula="of:=INT([.$B$3]*(0.42 - 0.5*COS((2*PI()*[.$A371])/[.C$4])+0.08*COS((4*PI()*[.$A371])/[.C$4])))" office:value-type="float" office:value="29644" calcext:value-type="float">
            <text:p>2964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NT([.$B$3]*(0.42 - 0.5*COS((2*PI()*[.$A372])/[.B$4])+0.08*COS((4*PI()*[.$A372])/[.B$4])))" office:value-type="float" office:value="47149" calcext:value-type="float">
            <text:p>47149</text:p>
          </table:table-cell>
          <table:table-cell table:formula="of:=INT([.$B$3]*(0.42 - 0.5*COS((2*PI()*[.$A372])/[.C$4])+0.08*COS((4*PI()*[.$A372])/[.C$4])))" office:value-type="float" office:value="29198" calcext:value-type="float">
            <text:p>2919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NT([.$B$3]*(0.42 - 0.5*COS((2*PI()*[.$A373])/[.B$4])+0.08*COS((4*PI()*[.$A373])/[.B$4])))" office:value-type="float" office:value="47367" calcext:value-type="float">
            <text:p>47367</text:p>
          </table:table-cell>
          <table:table-cell table:formula="of:=INT([.$B$3]*(0.42 - 0.5*COS((2*PI()*[.$A373])/[.C$4])+0.08*COS((4*PI()*[.$A373])/[.C$4])))" office:value-type="float" office:value="28754" calcext:value-type="float">
            <text:p>2875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NT([.$B$3]*(0.42 - 0.5*COS((2*PI()*[.$A374])/[.B$4])+0.08*COS((4*PI()*[.$A374])/[.B$4])))" office:value-type="float" office:value="47586" calcext:value-type="float">
            <text:p>47586</text:p>
          </table:table-cell>
          <table:table-cell table:formula="of:=INT([.$B$3]*(0.42 - 0.5*COS((2*PI()*[.$A374])/[.C$4])+0.08*COS((4*PI()*[.$A374])/[.C$4])))" office:value-type="float" office:value="28312" calcext:value-type="float">
            <text:p>2831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NT([.$B$3]*(0.42 - 0.5*COS((2*PI()*[.$A375])/[.B$4])+0.08*COS((4*PI()*[.$A375])/[.B$4])))" office:value-type="float" office:value="47803" calcext:value-type="float">
            <text:p>47803</text:p>
          </table:table-cell>
          <table:table-cell table:formula="of:=INT([.$B$3]*(0.42 - 0.5*COS((2*PI()*[.$A375])/[.C$4])+0.08*COS((4*PI()*[.$A375])/[.C$4])))" office:value-type="float" office:value="27872" calcext:value-type="float">
            <text:p>2787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NT([.$B$3]*(0.42 - 0.5*COS((2*PI()*[.$A376])/[.B$4])+0.08*COS((4*PI()*[.$A376])/[.B$4])))" office:value-type="float" office:value="48020" calcext:value-type="float">
            <text:p>48020</text:p>
          </table:table-cell>
          <table:table-cell table:formula="of:=INT([.$B$3]*(0.42 - 0.5*COS((2*PI()*[.$A376])/[.C$4])+0.08*COS((4*PI()*[.$A376])/[.C$4])))" office:value-type="float" office:value="27434" calcext:value-type="float">
            <text:p>2743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NT([.$B$3]*(0.42 - 0.5*COS((2*PI()*[.$A377])/[.B$4])+0.08*COS((4*PI()*[.$A377])/[.B$4])))" office:value-type="float" office:value="48236" calcext:value-type="float">
            <text:p>48236</text:p>
          </table:table-cell>
          <table:table-cell table:formula="of:=INT([.$B$3]*(0.42 - 0.5*COS((2*PI()*[.$A377])/[.C$4])+0.08*COS((4*PI()*[.$A377])/[.C$4])))" office:value-type="float" office:value="26999" calcext:value-type="float">
            <text:p>2699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NT([.$B$3]*(0.42 - 0.5*COS((2*PI()*[.$A378])/[.B$4])+0.08*COS((4*PI()*[.$A378])/[.B$4])))" office:value-type="float" office:value="48452" calcext:value-type="float">
            <text:p>48452</text:p>
          </table:table-cell>
          <table:table-cell table:formula="of:=INT([.$B$3]*(0.42 - 0.5*COS((2*PI()*[.$A378])/[.C$4])+0.08*COS((4*PI()*[.$A378])/[.C$4])))" office:value-type="float" office:value="26566" calcext:value-type="float">
            <text:p>2656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NT([.$B$3]*(0.42 - 0.5*COS((2*PI()*[.$A379])/[.B$4])+0.08*COS((4*PI()*[.$A379])/[.B$4])))" office:value-type="float" office:value="48666" calcext:value-type="float">
            <text:p>48666</text:p>
          </table:table-cell>
          <table:table-cell table:formula="of:=INT([.$B$3]*(0.42 - 0.5*COS((2*PI()*[.$A379])/[.C$4])+0.08*COS((4*PI()*[.$A379])/[.C$4])))" office:value-type="float" office:value="26135" calcext:value-type="float">
            <text:p>2613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NT([.$B$3]*(0.42 - 0.5*COS((2*PI()*[.$A380])/[.B$4])+0.08*COS((4*PI()*[.$A380])/[.B$4])))" office:value-type="float" office:value="48881" calcext:value-type="float">
            <text:p>48881</text:p>
          </table:table-cell>
          <table:table-cell table:formula="of:=INT([.$B$3]*(0.42 - 0.5*COS((2*PI()*[.$A380])/[.C$4])+0.08*COS((4*PI()*[.$A380])/[.C$4])))" office:value-type="float" office:value="25707" calcext:value-type="float">
            <text:p>2570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NT([.$B$3]*(0.42 - 0.5*COS((2*PI()*[.$A381])/[.B$4])+0.08*COS((4*PI()*[.$A381])/[.B$4])))" office:value-type="float" office:value="49094" calcext:value-type="float">
            <text:p>49094</text:p>
          </table:table-cell>
          <table:table-cell table:formula="of:=INT([.$B$3]*(0.42 - 0.5*COS((2*PI()*[.$A381])/[.C$4])+0.08*COS((4*PI()*[.$A381])/[.C$4])))" office:value-type="float" office:value="25282" calcext:value-type="float">
            <text:p>2528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NT([.$B$3]*(0.42 - 0.5*COS((2*PI()*[.$A382])/[.B$4])+0.08*COS((4*PI()*[.$A382])/[.B$4])))" office:value-type="float" office:value="49306" calcext:value-type="float">
            <text:p>49306</text:p>
          </table:table-cell>
          <table:table-cell table:formula="of:=INT([.$B$3]*(0.42 - 0.5*COS((2*PI()*[.$A382])/[.C$4])+0.08*COS((4*PI()*[.$A382])/[.C$4])))" office:value-type="float" office:value="24859" calcext:value-type="float">
            <text:p>2485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NT([.$B$3]*(0.42 - 0.5*COS((2*PI()*[.$A383])/[.B$4])+0.08*COS((4*PI()*[.$A383])/[.B$4])))" office:value-type="float" office:value="49518" calcext:value-type="float">
            <text:p>49518</text:p>
          </table:table-cell>
          <table:table-cell table:formula="of:=INT([.$B$3]*(0.42 - 0.5*COS((2*PI()*[.$A383])/[.C$4])+0.08*COS((4*PI()*[.$A383])/[.C$4])))" office:value-type="float" office:value="24439" calcext:value-type="float">
            <text:p>2443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NT([.$B$3]*(0.42 - 0.5*COS((2*PI()*[.$A384])/[.B$4])+0.08*COS((4*PI()*[.$A384])/[.B$4])))" office:value-type="float" office:value="49729" calcext:value-type="float">
            <text:p>49729</text:p>
          </table:table-cell>
          <table:table-cell table:formula="of:=INT([.$B$3]*(0.42 - 0.5*COS((2*PI()*[.$A384])/[.C$4])+0.08*COS((4*PI()*[.$A384])/[.C$4])))" office:value-type="float" office:value="24022" calcext:value-type="float">
            <text:p>24022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NT([.$B$3]*(0.42 - 0.5*COS((2*PI()*[.$A385])/[.B$4])+0.08*COS((4*PI()*[.$A385])/[.B$4])))" office:value-type="float" office:value="49939" calcext:value-type="float">
            <text:p>49939</text:p>
          </table:table-cell>
          <table:table-cell table:formula="of:=INT([.$B$3]*(0.42 - 0.5*COS((2*PI()*[.$A385])/[.C$4])+0.08*COS((4*PI()*[.$A385])/[.C$4])))" office:value-type="float" office:value="23607" calcext:value-type="float">
            <text:p>2360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NT([.$B$3]*(0.42 - 0.5*COS((2*PI()*[.$A386])/[.B$4])+0.08*COS((4*PI()*[.$A386])/[.B$4])))" office:value-type="float" office:value="50149" calcext:value-type="float">
            <text:p>50149</text:p>
          </table:table-cell>
          <table:table-cell table:formula="of:=INT([.$B$3]*(0.42 - 0.5*COS((2*PI()*[.$A386])/[.C$4])+0.08*COS((4*PI()*[.$A386])/[.C$4])))" office:value-type="float" office:value="23196" calcext:value-type="float">
            <text:p>2319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NT([.$B$3]*(0.42 - 0.5*COS((2*PI()*[.$A387])/[.B$4])+0.08*COS((4*PI()*[.$A387])/[.B$4])))" office:value-type="float" office:value="50357" calcext:value-type="float">
            <text:p>50357</text:p>
          </table:table-cell>
          <table:table-cell table:formula="of:=INT([.$B$3]*(0.42 - 0.5*COS((2*PI()*[.$A387])/[.C$4])+0.08*COS((4*PI()*[.$A387])/[.C$4])))" office:value-type="float" office:value="22787" calcext:value-type="float">
            <text:p>2278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NT([.$B$3]*(0.42 - 0.5*COS((2*PI()*[.$A388])/[.B$4])+0.08*COS((4*PI()*[.$A388])/[.B$4])))" office:value-type="float" office:value="50565" calcext:value-type="float">
            <text:p>50565</text:p>
          </table:table-cell>
          <table:table-cell table:formula="of:=INT([.$B$3]*(0.42 - 0.5*COS((2*PI()*[.$A388])/[.C$4])+0.08*COS((4*PI()*[.$A388])/[.C$4])))" office:value-type="float" office:value="22382" calcext:value-type="float">
            <text:p>2238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NT([.$B$3]*(0.42 - 0.5*COS((2*PI()*[.$A389])/[.B$4])+0.08*COS((4*PI()*[.$A389])/[.B$4])))" office:value-type="float" office:value="50772" calcext:value-type="float">
            <text:p>50772</text:p>
          </table:table-cell>
          <table:table-cell table:formula="of:=INT([.$B$3]*(0.42 - 0.5*COS((2*PI()*[.$A389])/[.C$4])+0.08*COS((4*PI()*[.$A389])/[.C$4])))" office:value-type="float" office:value="21980" calcext:value-type="float">
            <text:p>2198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NT([.$B$3]*(0.42 - 0.5*COS((2*PI()*[.$A390])/[.B$4])+0.08*COS((4*PI()*[.$A390])/[.B$4])))" office:value-type="float" office:value="50978" calcext:value-type="float">
            <text:p>50978</text:p>
          </table:table-cell>
          <table:table-cell table:formula="of:=INT([.$B$3]*(0.42 - 0.5*COS((2*PI()*[.$A390])/[.C$4])+0.08*COS((4*PI()*[.$A390])/[.C$4])))" office:value-type="float" office:value="21581" calcext:value-type="float">
            <text:p>2158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NT([.$B$3]*(0.42 - 0.5*COS((2*PI()*[.$A391])/[.B$4])+0.08*COS((4*PI()*[.$A391])/[.B$4])))" office:value-type="float" office:value="51183" calcext:value-type="float">
            <text:p>51183</text:p>
          </table:table-cell>
          <table:table-cell table:formula="of:=INT([.$B$3]*(0.42 - 0.5*COS((2*PI()*[.$A391])/[.C$4])+0.08*COS((4*PI()*[.$A391])/[.C$4])))" office:value-type="float" office:value="21186" calcext:value-type="float">
            <text:p>2118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NT([.$B$3]*(0.42 - 0.5*COS((2*PI()*[.$A392])/[.B$4])+0.08*COS((4*PI()*[.$A392])/[.B$4])))" office:value-type="float" office:value="51387" calcext:value-type="float">
            <text:p>51387</text:p>
          </table:table-cell>
          <table:table-cell table:formula="of:=INT([.$B$3]*(0.42 - 0.5*COS((2*PI()*[.$A392])/[.C$4])+0.08*COS((4*PI()*[.$A392])/[.C$4])))" office:value-type="float" office:value="20793" calcext:value-type="float">
            <text:p>2079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NT([.$B$3]*(0.42 - 0.5*COS((2*PI()*[.$A393])/[.B$4])+0.08*COS((4*PI()*[.$A393])/[.B$4])))" office:value-type="float" office:value="51590" calcext:value-type="float">
            <text:p>51590</text:p>
          </table:table-cell>
          <table:table-cell table:formula="of:=INT([.$B$3]*(0.42 - 0.5*COS((2*PI()*[.$A393])/[.C$4])+0.08*COS((4*PI()*[.$A393])/[.C$4])))" office:value-type="float" office:value="20404" calcext:value-type="float">
            <text:p>2040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NT([.$B$3]*(0.42 - 0.5*COS((2*PI()*[.$A394])/[.B$4])+0.08*COS((4*PI()*[.$A394])/[.B$4])))" office:value-type="float" office:value="51792" calcext:value-type="float">
            <text:p>51792</text:p>
          </table:table-cell>
          <table:table-cell table:formula="of:=INT([.$B$3]*(0.42 - 0.5*COS((2*PI()*[.$A394])/[.C$4])+0.08*COS((4*PI()*[.$A394])/[.C$4])))" office:value-type="float" office:value="20019" calcext:value-type="float">
            <text:p>2001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NT([.$B$3]*(0.42 - 0.5*COS((2*PI()*[.$A395])/[.B$4])+0.08*COS((4*PI()*[.$A395])/[.B$4])))" office:value-type="float" office:value="51994" calcext:value-type="float">
            <text:p>51994</text:p>
          </table:table-cell>
          <table:table-cell table:formula="of:=INT([.$B$3]*(0.42 - 0.5*COS((2*PI()*[.$A395])/[.C$4])+0.08*COS((4*PI()*[.$A395])/[.C$4])))" office:value-type="float" office:value="19637" calcext:value-type="float">
            <text:p>1963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NT([.$B$3]*(0.42 - 0.5*COS((2*PI()*[.$A396])/[.B$4])+0.08*COS((4*PI()*[.$A396])/[.B$4])))" office:value-type="float" office:value="52194" calcext:value-type="float">
            <text:p>52194</text:p>
          </table:table-cell>
          <table:table-cell table:formula="of:=INT([.$B$3]*(0.42 - 0.5*COS((2*PI()*[.$A396])/[.C$4])+0.08*COS((4*PI()*[.$A396])/[.C$4])))" office:value-type="float" office:value="19259" calcext:value-type="float">
            <text:p>1925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NT([.$B$3]*(0.42 - 0.5*COS((2*PI()*[.$A397])/[.B$4])+0.08*COS((4*PI()*[.$A397])/[.B$4])))" office:value-type="float" office:value="52393" calcext:value-type="float">
            <text:p>52393</text:p>
          </table:table-cell>
          <table:table-cell table:formula="of:=INT([.$B$3]*(0.42 - 0.5*COS((2*PI()*[.$A397])/[.C$4])+0.08*COS((4*PI()*[.$A397])/[.C$4])))" office:value-type="float" office:value="18884" calcext:value-type="float">
            <text:p>1888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NT([.$B$3]*(0.42 - 0.5*COS((2*PI()*[.$A398])/[.B$4])+0.08*COS((4*PI()*[.$A398])/[.B$4])))" office:value-type="float" office:value="52592" calcext:value-type="float">
            <text:p>52592</text:p>
          </table:table-cell>
          <table:table-cell table:formula="of:=INT([.$B$3]*(0.42 - 0.5*COS((2*PI()*[.$A398])/[.C$4])+0.08*COS((4*PI()*[.$A398])/[.C$4])))" office:value-type="float" office:value="18512" calcext:value-type="float">
            <text:p>1851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NT([.$B$3]*(0.42 - 0.5*COS((2*PI()*[.$A399])/[.B$4])+0.08*COS((4*PI()*[.$A399])/[.B$4])))" office:value-type="float" office:value="52789" calcext:value-type="float">
            <text:p>52789</text:p>
          </table:table-cell>
          <table:table-cell table:formula="of:=INT([.$B$3]*(0.42 - 0.5*COS((2*PI()*[.$A399])/[.C$4])+0.08*COS((4*PI()*[.$A399])/[.C$4])))" office:value-type="float" office:value="18145" calcext:value-type="float">
            <text:p>1814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NT([.$B$3]*(0.42 - 0.5*COS((2*PI()*[.$A400])/[.B$4])+0.08*COS((4*PI()*[.$A400])/[.B$4])))" office:value-type="float" office:value="52985" calcext:value-type="float">
            <text:p>52985</text:p>
          </table:table-cell>
          <table:table-cell table:formula="of:=INT([.$B$3]*(0.42 - 0.5*COS((2*PI()*[.$A400])/[.C$4])+0.08*COS((4*PI()*[.$A400])/[.C$4])))" office:value-type="float" office:value="17781" calcext:value-type="float">
            <text:p>1778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NT([.$B$3]*(0.42 - 0.5*COS((2*PI()*[.$A401])/[.B$4])+0.08*COS((4*PI()*[.$A401])/[.B$4])))" office:value-type="float" office:value="53181" calcext:value-type="float">
            <text:p>53181</text:p>
          </table:table-cell>
          <table:table-cell table:formula="of:=INT([.$B$3]*(0.42 - 0.5*COS((2*PI()*[.$A401])/[.C$4])+0.08*COS((4*PI()*[.$A401])/[.C$4])))" office:value-type="float" office:value="17421" calcext:value-type="float">
            <text:p>1742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NT([.$B$3]*(0.42 - 0.5*COS((2*PI()*[.$A402])/[.B$4])+0.08*COS((4*PI()*[.$A402])/[.B$4])))" office:value-type="float" office:value="53375" calcext:value-type="float">
            <text:p>53375</text:p>
          </table:table-cell>
          <table:table-cell table:formula="of:=INT([.$B$3]*(0.42 - 0.5*COS((2*PI()*[.$A402])/[.C$4])+0.08*COS((4*PI()*[.$A402])/[.C$4])))" office:value-type="float" office:value="17065" calcext:value-type="float">
            <text:p>1706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NT([.$B$3]*(0.42 - 0.5*COS((2*PI()*[.$A403])/[.B$4])+0.08*COS((4*PI()*[.$A403])/[.B$4])))" office:value-type="float" office:value="53568" calcext:value-type="float">
            <text:p>53568</text:p>
          </table:table-cell>
          <table:table-cell table:formula="of:=INT([.$B$3]*(0.42 - 0.5*COS((2*PI()*[.$A403])/[.C$4])+0.08*COS((4*PI()*[.$A403])/[.C$4])))" office:value-type="float" office:value="16712" calcext:value-type="float">
            <text:p>16712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NT([.$B$3]*(0.42 - 0.5*COS((2*PI()*[.$A404])/[.B$4])+0.08*COS((4*PI()*[.$A404])/[.B$4])))" office:value-type="float" office:value="53760" calcext:value-type="float">
            <text:p>53760</text:p>
          </table:table-cell>
          <table:table-cell table:formula="of:=INT([.$B$3]*(0.42 - 0.5*COS((2*PI()*[.$A404])/[.C$4])+0.08*COS((4*PI()*[.$A404])/[.C$4])))" office:value-type="float" office:value="16364" calcext:value-type="float">
            <text:p>163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NT([.$B$3]*(0.42 - 0.5*COS((2*PI()*[.$A405])/[.B$4])+0.08*COS((4*PI()*[.$A405])/[.B$4])))" office:value-type="float" office:value="53951" calcext:value-type="float">
            <text:p>53951</text:p>
          </table:table-cell>
          <table:table-cell table:formula="of:=INT([.$B$3]*(0.42 - 0.5*COS((2*PI()*[.$A405])/[.C$4])+0.08*COS((4*PI()*[.$A405])/[.C$4])))" office:value-type="float" office:value="16019" calcext:value-type="float">
            <text:p>16019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NT([.$B$3]*(0.42 - 0.5*COS((2*PI()*[.$A406])/[.B$4])+0.08*COS((4*PI()*[.$A406])/[.B$4])))" office:value-type="float" office:value="54141" calcext:value-type="float">
            <text:p>54141</text:p>
          </table:table-cell>
          <table:table-cell table:formula="of:=INT([.$B$3]*(0.42 - 0.5*COS((2*PI()*[.$A406])/[.C$4])+0.08*COS((4*PI()*[.$A406])/[.C$4])))" office:value-type="float" office:value="15678" calcext:value-type="float">
            <text:p>1567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NT([.$B$3]*(0.42 - 0.5*COS((2*PI()*[.$A407])/[.B$4])+0.08*COS((4*PI()*[.$A407])/[.B$4])))" office:value-type="float" office:value="54330" calcext:value-type="float">
            <text:p>54330</text:p>
          </table:table-cell>
          <table:table-cell table:formula="of:=INT([.$B$3]*(0.42 - 0.5*COS((2*PI()*[.$A407])/[.C$4])+0.08*COS((4*PI()*[.$A407])/[.C$4])))" office:value-type="float" office:value="15341" calcext:value-type="float">
            <text:p>1534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NT([.$B$3]*(0.42 - 0.5*COS((2*PI()*[.$A408])/[.B$4])+0.08*COS((4*PI()*[.$A408])/[.B$4])))" office:value-type="float" office:value="54517" calcext:value-type="float">
            <text:p>54517</text:p>
          </table:table-cell>
          <table:table-cell table:formula="of:=INT([.$B$3]*(0.42 - 0.5*COS((2*PI()*[.$A408])/[.C$4])+0.08*COS((4*PI()*[.$A408])/[.C$4])))" office:value-type="float" office:value="15008" calcext:value-type="float">
            <text:p>1500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NT([.$B$3]*(0.42 - 0.5*COS((2*PI()*[.$A409])/[.B$4])+0.08*COS((4*PI()*[.$A409])/[.B$4])))" office:value-type="float" office:value="54704" calcext:value-type="float">
            <text:p>54704</text:p>
          </table:table-cell>
          <table:table-cell table:formula="of:=INT([.$B$3]*(0.42 - 0.5*COS((2*PI()*[.$A409])/[.C$4])+0.08*COS((4*PI()*[.$A409])/[.C$4])))" office:value-type="float" office:value="14679" calcext:value-type="float">
            <text:p>1467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NT([.$B$3]*(0.42 - 0.5*COS((2*PI()*[.$A410])/[.B$4])+0.08*COS((4*PI()*[.$A410])/[.B$4])))" office:value-type="float" office:value="54889" calcext:value-type="float">
            <text:p>54889</text:p>
          </table:table-cell>
          <table:table-cell table:formula="of:=INT([.$B$3]*(0.42 - 0.5*COS((2*PI()*[.$A410])/[.C$4])+0.08*COS((4*PI()*[.$A410])/[.C$4])))" office:value-type="float" office:value="14355" calcext:value-type="float">
            <text:p>1435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NT([.$B$3]*(0.42 - 0.5*COS((2*PI()*[.$A411])/[.B$4])+0.08*COS((4*PI()*[.$A411])/[.B$4])))" office:value-type="float" office:value="55073" calcext:value-type="float">
            <text:p>55073</text:p>
          </table:table-cell>
          <table:table-cell table:formula="of:=INT([.$B$3]*(0.42 - 0.5*COS((2*PI()*[.$A411])/[.C$4])+0.08*COS((4*PI()*[.$A411])/[.C$4])))" office:value-type="float" office:value="14034" calcext:value-type="float">
            <text:p>1403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NT([.$B$3]*(0.42 - 0.5*COS((2*PI()*[.$A412])/[.B$4])+0.08*COS((4*PI()*[.$A412])/[.B$4])))" office:value-type="float" office:value="55256" calcext:value-type="float">
            <text:p>55256</text:p>
          </table:table-cell>
          <table:table-cell table:formula="of:=INT([.$B$3]*(0.42 - 0.5*COS((2*PI()*[.$A412])/[.C$4])+0.08*COS((4*PI()*[.$A412])/[.C$4])))" office:value-type="float" office:value="13717" calcext:value-type="float">
            <text:p>1371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NT([.$B$3]*(0.42 - 0.5*COS((2*PI()*[.$A413])/[.B$4])+0.08*COS((4*PI()*[.$A413])/[.B$4])))" office:value-type="float" office:value="55437" calcext:value-type="float">
            <text:p>55437</text:p>
          </table:table-cell>
          <table:table-cell table:formula="of:=INT([.$B$3]*(0.42 - 0.5*COS((2*PI()*[.$A413])/[.C$4])+0.08*COS((4*PI()*[.$A413])/[.C$4])))" office:value-type="float" office:value="13404" calcext:value-type="float">
            <text:p>1340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NT([.$B$3]*(0.42 - 0.5*COS((2*PI()*[.$A414])/[.B$4])+0.08*COS((4*PI()*[.$A414])/[.B$4])))" office:value-type="float" office:value="55618" calcext:value-type="float">
            <text:p>55618</text:p>
          </table:table-cell>
          <table:table-cell table:formula="of:=INT([.$B$3]*(0.42 - 0.5*COS((2*PI()*[.$A414])/[.C$4])+0.08*COS((4*PI()*[.$A414])/[.C$4])))" office:value-type="float" office:value="13096" calcext:value-type="float">
            <text:p>1309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NT([.$B$3]*(0.42 - 0.5*COS((2*PI()*[.$A415])/[.B$4])+0.08*COS((4*PI()*[.$A415])/[.B$4])))" office:value-type="float" office:value="55797" calcext:value-type="float">
            <text:p>55797</text:p>
          </table:table-cell>
          <table:table-cell table:formula="of:=INT([.$B$3]*(0.42 - 0.5*COS((2*PI()*[.$A415])/[.C$4])+0.08*COS((4*PI()*[.$A415])/[.C$4])))" office:value-type="float" office:value="12791" calcext:value-type="float">
            <text:p>1279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NT([.$B$3]*(0.42 - 0.5*COS((2*PI()*[.$A416])/[.B$4])+0.08*COS((4*PI()*[.$A416])/[.B$4])))" office:value-type="float" office:value="55975" calcext:value-type="float">
            <text:p>55975</text:p>
          </table:table-cell>
          <table:table-cell table:formula="of:=INT([.$B$3]*(0.42 - 0.5*COS((2*PI()*[.$A416])/[.C$4])+0.08*COS((4*PI()*[.$A416])/[.C$4])))" office:value-type="float" office:value="12491" calcext:value-type="float">
            <text:p>1249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NT([.$B$3]*(0.42 - 0.5*COS((2*PI()*[.$A417])/[.B$4])+0.08*COS((4*PI()*[.$A417])/[.B$4])))" office:value-type="float" office:value="56152" calcext:value-type="float">
            <text:p>56152</text:p>
          </table:table-cell>
          <table:table-cell table:formula="of:=INT([.$B$3]*(0.42 - 0.5*COS((2*PI()*[.$A417])/[.C$4])+0.08*COS((4*PI()*[.$A417])/[.C$4])))" office:value-type="float" office:value="12194" calcext:value-type="float">
            <text:p>1219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NT([.$B$3]*(0.42 - 0.5*COS((2*PI()*[.$A418])/[.B$4])+0.08*COS((4*PI()*[.$A418])/[.B$4])))" office:value-type="float" office:value="56327" calcext:value-type="float">
            <text:p>56327</text:p>
          </table:table-cell>
          <table:table-cell table:formula="of:=INT([.$B$3]*(0.42 - 0.5*COS((2*PI()*[.$A418])/[.C$4])+0.08*COS((4*PI()*[.$A418])/[.C$4])))" office:value-type="float" office:value="11902" calcext:value-type="float">
            <text:p>1190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NT([.$B$3]*(0.42 - 0.5*COS((2*PI()*[.$A419])/[.B$4])+0.08*COS((4*PI()*[.$A419])/[.B$4])))" office:value-type="float" office:value="56501" calcext:value-type="float">
            <text:p>56501</text:p>
          </table:table-cell>
          <table:table-cell table:formula="of:=INT([.$B$3]*(0.42 - 0.5*COS((2*PI()*[.$A419])/[.C$4])+0.08*COS((4*PI()*[.$A419])/[.C$4])))" office:value-type="float" office:value="11614" calcext:value-type="float">
            <text:p>116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NT([.$B$3]*(0.42 - 0.5*COS((2*PI()*[.$A420])/[.B$4])+0.08*COS((4*PI()*[.$A420])/[.B$4])))" office:value-type="float" office:value="56674" calcext:value-type="float">
            <text:p>56674</text:p>
          </table:table-cell>
          <table:table-cell table:formula="of:=INT([.$B$3]*(0.42 - 0.5*COS((2*PI()*[.$A420])/[.C$4])+0.08*COS((4*PI()*[.$A420])/[.C$4])))" office:value-type="float" office:value="11330" calcext:value-type="float">
            <text:p>1133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NT([.$B$3]*(0.42 - 0.5*COS((2*PI()*[.$A421])/[.B$4])+0.08*COS((4*PI()*[.$A421])/[.B$4])))" office:value-type="float" office:value="56845" calcext:value-type="float">
            <text:p>56845</text:p>
          </table:table-cell>
          <table:table-cell table:formula="of:=INT([.$B$3]*(0.42 - 0.5*COS((2*PI()*[.$A421])/[.C$4])+0.08*COS((4*PI()*[.$A421])/[.C$4])))" office:value-type="float" office:value="11050" calcext:value-type="float">
            <text:p>1105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NT([.$B$3]*(0.42 - 0.5*COS((2*PI()*[.$A422])/[.B$4])+0.08*COS((4*PI()*[.$A422])/[.B$4])))" office:value-type="float" office:value="57015" calcext:value-type="float">
            <text:p>57015</text:p>
          </table:table-cell>
          <table:table-cell table:formula="of:=INT([.$B$3]*(0.42 - 0.5*COS((2*PI()*[.$A422])/[.C$4])+0.08*COS((4*PI()*[.$A422])/[.C$4])))" office:value-type="float" office:value="10775" calcext:value-type="float">
            <text:p>1077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NT([.$B$3]*(0.42 - 0.5*COS((2*PI()*[.$A423])/[.B$4])+0.08*COS((4*PI()*[.$A423])/[.B$4])))" office:value-type="float" office:value="57184" calcext:value-type="float">
            <text:p>57184</text:p>
          </table:table-cell>
          <table:table-cell table:formula="of:=INT([.$B$3]*(0.42 - 0.5*COS((2*PI()*[.$A423])/[.C$4])+0.08*COS((4*PI()*[.$A423])/[.C$4])))" office:value-type="float" office:value="10503" calcext:value-type="float">
            <text:p>1050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NT([.$B$3]*(0.42 - 0.5*COS((2*PI()*[.$A424])/[.B$4])+0.08*COS((4*PI()*[.$A424])/[.B$4])))" office:value-type="float" office:value="57351" calcext:value-type="float">
            <text:p>57351</text:p>
          </table:table-cell>
          <table:table-cell table:formula="of:=INT([.$B$3]*(0.42 - 0.5*COS((2*PI()*[.$A424])/[.C$4])+0.08*COS((4*PI()*[.$A424])/[.C$4])))" office:value-type="float" office:value="10236" calcext:value-type="float">
            <text:p>1023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NT([.$B$3]*(0.42 - 0.5*COS((2*PI()*[.$A425])/[.B$4])+0.08*COS((4*PI()*[.$A425])/[.B$4])))" office:value-type="float" office:value="57517" calcext:value-type="float">
            <text:p>57517</text:p>
          </table:table-cell>
          <table:table-cell table:formula="of:=INT([.$B$3]*(0.42 - 0.5*COS((2*PI()*[.$A425])/[.C$4])+0.08*COS((4*PI()*[.$A425])/[.C$4])))" office:value-type="float" office:value="9973" calcext:value-type="float">
            <text:p>997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NT([.$B$3]*(0.42 - 0.5*COS((2*PI()*[.$A426])/[.B$4])+0.08*COS((4*PI()*[.$A426])/[.B$4])))" office:value-type="float" office:value="57682" calcext:value-type="float">
            <text:p>57682</text:p>
          </table:table-cell>
          <table:table-cell table:formula="of:=INT([.$B$3]*(0.42 - 0.5*COS((2*PI()*[.$A426])/[.C$4])+0.08*COS((4*PI()*[.$A426])/[.C$4])))" office:value-type="float" office:value="9714" calcext:value-type="float">
            <text:p>971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NT([.$B$3]*(0.42 - 0.5*COS((2*PI()*[.$A427])/[.B$4])+0.08*COS((4*PI()*[.$A427])/[.B$4])))" office:value-type="float" office:value="57845" calcext:value-type="float">
            <text:p>57845</text:p>
          </table:table-cell>
          <table:table-cell table:formula="of:=INT([.$B$3]*(0.42 - 0.5*COS((2*PI()*[.$A427])/[.C$4])+0.08*COS((4*PI()*[.$A427])/[.C$4])))" office:value-type="float" office:value="9459" calcext:value-type="float">
            <text:p>945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NT([.$B$3]*(0.42 - 0.5*COS((2*PI()*[.$A428])/[.B$4])+0.08*COS((4*PI()*[.$A428])/[.B$4])))" office:value-type="float" office:value="58007" calcext:value-type="float">
            <text:p>58007</text:p>
          </table:table-cell>
          <table:table-cell table:formula="of:=INT([.$B$3]*(0.42 - 0.5*COS((2*PI()*[.$A428])/[.C$4])+0.08*COS((4*PI()*[.$A428])/[.C$4])))"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NT([.$B$3]*(0.42 - 0.5*COS((2*PI()*[.$A429])/[.B$4])+0.08*COS((4*PI()*[.$A429])/[.B$4])))" office:value-type="float" office:value="58167" calcext:value-type="float">
            <text:p>58167</text:p>
          </table:table-cell>
          <table:table-cell table:formula="of:=INT([.$B$3]*(0.42 - 0.5*COS((2*PI()*[.$A429])/[.C$4])+0.08*COS((4*PI()*[.$A429])/[.C$4])))" office:value-type="float" office:value="8961" calcext:value-type="float">
            <text:p>896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NT([.$B$3]*(0.42 - 0.5*COS((2*PI()*[.$A430])/[.B$4])+0.08*COS((4*PI()*[.$A430])/[.B$4])))" office:value-type="float" office:value="58326" calcext:value-type="float">
            <text:p>58326</text:p>
          </table:table-cell>
          <table:table-cell table:formula="of:=INT([.$B$3]*(0.42 - 0.5*COS((2*PI()*[.$A430])/[.C$4])+0.08*COS((4*PI()*[.$A430])/[.C$4])))"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NT([.$B$3]*(0.42 - 0.5*COS((2*PI()*[.$A431])/[.B$4])+0.08*COS((4*PI()*[.$A431])/[.B$4])))" office:value-type="float" office:value="58484" calcext:value-type="float">
            <text:p>58484</text:p>
          </table:table-cell>
          <table:table-cell table:formula="of:=INT([.$B$3]*(0.42 - 0.5*COS((2*PI()*[.$A431])/[.C$4])+0.08*COS((4*PI()*[.$A431])/[.C$4])))"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NT([.$B$3]*(0.42 - 0.5*COS((2*PI()*[.$A432])/[.B$4])+0.08*COS((4*PI()*[.$A432])/[.B$4])))" office:value-type="float" office:value="58640" calcext:value-type="float">
            <text:p>58640</text:p>
          </table:table-cell>
          <table:table-cell table:formula="of:=INT([.$B$3]*(0.42 - 0.5*COS((2*PI()*[.$A432])/[.C$4])+0.08*COS((4*PI()*[.$A432])/[.C$4])))" office:value-type="float" office:value="8245" calcext:value-type="float">
            <text:p>824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NT([.$B$3]*(0.42 - 0.5*COS((2*PI()*[.$A433])/[.B$4])+0.08*COS((4*PI()*[.$A433])/[.B$4])))" office:value-type="float" office:value="58795" calcext:value-type="float">
            <text:p>58795</text:p>
          </table:table-cell>
          <table:table-cell table:formula="of:=INT([.$B$3]*(0.42 - 0.5*COS((2*PI()*[.$A433])/[.C$4])+0.08*COS((4*PI()*[.$A433])/[.C$4])))"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NT([.$B$3]*(0.42 - 0.5*COS((2*PI()*[.$A434])/[.B$4])+0.08*COS((4*PI()*[.$A434])/[.B$4])))" office:value-type="float" office:value="58948" calcext:value-type="float">
            <text:p>58948</text:p>
          </table:table-cell>
          <table:table-cell table:formula="of:=INT([.$B$3]*(0.42 - 0.5*COS((2*PI()*[.$A434])/[.C$4])+0.08*COS((4*PI()*[.$A434])/[.C$4])))"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NT([.$B$3]*(0.42 - 0.5*COS((2*PI()*[.$A435])/[.B$4])+0.08*COS((4*PI()*[.$A435])/[.B$4])))" office:value-type="float" office:value="59099" calcext:value-type="float">
            <text:p>59099</text:p>
          </table:table-cell>
          <table:table-cell table:formula="of:=INT([.$B$3]*(0.42 - 0.5*COS((2*PI()*[.$A435])/[.C$4])+0.08*COS((4*PI()*[.$A435])/[.C$4])))" office:value-type="float" office:value="7565" calcext:value-type="float">
            <text:p>756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NT([.$B$3]*(0.42 - 0.5*COS((2*PI()*[.$A436])/[.B$4])+0.08*COS((4*PI()*[.$A436])/[.B$4])))" office:value-type="float" office:value="59249" calcext:value-type="float">
            <text:p>59249</text:p>
          </table:table-cell>
          <table:table-cell table:formula="of:=INT([.$B$3]*(0.42 - 0.5*COS((2*PI()*[.$A436])/[.C$4])+0.08*COS((4*PI()*[.$A436])/[.C$4])))" office:value-type="float" office:value="7347" calcext:value-type="float">
            <text:p>734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NT([.$B$3]*(0.42 - 0.5*COS((2*PI()*[.$A437])/[.B$4])+0.08*COS((4*PI()*[.$A437])/[.B$4])))" office:value-type="float" office:value="59398" calcext:value-type="float">
            <text:p>59398</text:p>
          </table:table-cell>
          <table:table-cell table:formula="of:=INT([.$B$3]*(0.42 - 0.5*COS((2*PI()*[.$A437])/[.C$4])+0.08*COS((4*PI()*[.$A437])/[.C$4])))"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NT([.$B$3]*(0.42 - 0.5*COS((2*PI()*[.$A438])/[.B$4])+0.08*COS((4*PI()*[.$A438])/[.B$4])))" office:value-type="float" office:value="59545" calcext:value-type="float">
            <text:p>59545</text:p>
          </table:table-cell>
          <table:table-cell table:formula="of:=INT([.$B$3]*(0.42 - 0.5*COS((2*PI()*[.$A438])/[.C$4])+0.08*COS((4*PI()*[.$A438])/[.C$4])))"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NT([.$B$3]*(0.42 - 0.5*COS((2*PI()*[.$A439])/[.B$4])+0.08*COS((4*PI()*[.$A439])/[.B$4])))" office:value-type="float" office:value="59690" calcext:value-type="float">
            <text:p>59690</text:p>
          </table:table-cell>
          <table:table-cell table:formula="of:=INT([.$B$3]*(0.42 - 0.5*COS((2*PI()*[.$A439])/[.C$4])+0.08*COS((4*PI()*[.$A439])/[.C$4])))" office:value-type="float" office:value="6715" calcext:value-type="float">
            <text:p>671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NT([.$B$3]*(0.42 - 0.5*COS((2*PI()*[.$A440])/[.B$4])+0.08*COS((4*PI()*[.$A440])/[.B$4])))" office:value-type="float" office:value="59834" calcext:value-type="float">
            <text:p>59834</text:p>
          </table:table-cell>
          <table:table-cell table:formula="of:=INT([.$B$3]*(0.42 - 0.5*COS((2*PI()*[.$A440])/[.C$4])+0.08*COS((4*PI()*[.$A440])/[.C$4])))"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NT([.$B$3]*(0.42 - 0.5*COS((2*PI()*[.$A441])/[.B$4])+0.08*COS((4*PI()*[.$A441])/[.B$4])))" office:value-type="float" office:value="59976" calcext:value-type="float">
            <text:p>59976</text:p>
          </table:table-cell>
          <table:table-cell table:formula="of:=INT([.$B$3]*(0.42 - 0.5*COS((2*PI()*[.$A441])/[.C$4])+0.08*COS((4*PI()*[.$A441])/[.C$4])))"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NT([.$B$3]*(0.42 - 0.5*COS((2*PI()*[.$A442])/[.B$4])+0.08*COS((4*PI()*[.$A442])/[.B$4])))" office:value-type="float" office:value="60117" calcext:value-type="float">
            <text:p>60117</text:p>
          </table:table-cell>
          <table:table-cell table:formula="of:=INT([.$B$3]*(0.42 - 0.5*COS((2*PI()*[.$A442])/[.C$4])+0.08*COS((4*PI()*[.$A442])/[.C$4])))" office:value-type="float" office:value="6119" calcext:value-type="float">
            <text:p>611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NT([.$B$3]*(0.42 - 0.5*COS((2*PI()*[.$A443])/[.B$4])+0.08*COS((4*PI()*[.$A443])/[.B$4])))" office:value-type="float" office:value="60256" calcext:value-type="float">
            <text:p>60256</text:p>
          </table:table-cell>
          <table:table-cell table:formula="of:=INT([.$B$3]*(0.42 - 0.5*COS((2*PI()*[.$A443])/[.C$4])+0.08*COS((4*PI()*[.$A443])/[.C$4])))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NT([.$B$3]*(0.42 - 0.5*COS((2*PI()*[.$A444])/[.B$4])+0.08*COS((4*PI()*[.$A444])/[.B$4])))" office:value-type="float" office:value="60394" calcext:value-type="float">
            <text:p>60394</text:p>
          </table:table-cell>
          <table:table-cell table:formula="of:=INT([.$B$3]*(0.42 - 0.5*COS((2*PI()*[.$A444])/[.C$4])+0.08*COS((4*PI()*[.$A444])/[.C$4])))"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NT([.$B$3]*(0.42 - 0.5*COS((2*PI()*[.$A445])/[.B$4])+0.08*COS((4*PI()*[.$A445])/[.B$4])))" office:value-type="float" office:value="60530" calcext:value-type="float">
            <text:p>60530</text:p>
          </table:table-cell>
          <table:table-cell table:formula="of:=INT([.$B$3]*(0.42 - 0.5*COS((2*PI()*[.$A445])/[.C$4])+0.08*COS((4*PI()*[.$A445])/[.C$4])))" office:value-type="float" office:value="5556" calcext:value-type="float">
            <text:p>555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NT([.$B$3]*(0.42 - 0.5*COS((2*PI()*[.$A446])/[.B$4])+0.08*COS((4*PI()*[.$A446])/[.B$4])))" office:value-type="float" office:value="60664" calcext:value-type="float">
            <text:p>60664</text:p>
          </table:table-cell>
          <table:table-cell table:formula="of:=INT([.$B$3]*(0.42 - 0.5*COS((2*PI()*[.$A446])/[.C$4])+0.08*COS((4*PI()*[.$A446])/[.C$4])))"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NT([.$B$3]*(0.42 - 0.5*COS((2*PI()*[.$A447])/[.B$4])+0.08*COS((4*PI()*[.$A447])/[.B$4])))" office:value-type="float" office:value="60797" calcext:value-type="float">
            <text:p>60797</text:p>
          </table:table-cell>
          <table:table-cell table:formula="of:=INT([.$B$3]*(0.42 - 0.5*COS((2*PI()*[.$A447])/[.C$4])+0.08*COS((4*PI()*[.$A447])/[.C$4])))"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NT([.$B$3]*(0.42 - 0.5*COS((2*PI()*[.$A448])/[.B$4])+0.08*COS((4*PI()*[.$A448])/[.B$4])))" office:value-type="float" office:value="60928" calcext:value-type="float">
            <text:p>60928</text:p>
          </table:table-cell>
          <table:table-cell table:formula="of:=INT([.$B$3]*(0.42 - 0.5*COS((2*PI()*[.$A448])/[.C$4])+0.08*COS((4*PI()*[.$A448])/[.C$4])))"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NT([.$B$3]*(0.42 - 0.5*COS((2*PI()*[.$A449])/[.B$4])+0.08*COS((4*PI()*[.$A449])/[.B$4])))" office:value-type="float" office:value="61057" calcext:value-type="float">
            <text:p>61057</text:p>
          </table:table-cell>
          <table:table-cell table:formula="of:=INT([.$B$3]*(0.42 - 0.5*COS((2*PI()*[.$A449])/[.C$4])+0.08*COS((4*PI()*[.$A449])/[.C$4])))" office:value-type="float" office:value="4859" calcext:value-type="float">
            <text:p>4859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NT([.$B$3]*(0.42 - 0.5*COS((2*PI()*[.$A450])/[.B$4])+0.08*COS((4*PI()*[.$A450])/[.B$4])))" office:value-type="float" office:value="61185" calcext:value-type="float">
            <text:p>61185</text:p>
          </table:table-cell>
          <table:table-cell table:formula="of:=INT([.$B$3]*(0.42 - 0.5*COS((2*PI()*[.$A450])/[.C$4])+0.08*COS((4*PI()*[.$A450])/[.C$4])))" office:value-type="float" office:value="4693" calcext:value-type="float">
            <text:p>4693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NT([.$B$3]*(0.42 - 0.5*COS((2*PI()*[.$A451])/[.B$4])+0.08*COS((4*PI()*[.$A451])/[.B$4])))" office:value-type="float" office:value="61311" calcext:value-type="float">
            <text:p>61311</text:p>
          </table:table-cell>
          <table:table-cell table:formula="of:=INT([.$B$3]*(0.42 - 0.5*COS((2*PI()*[.$A451])/[.C$4])+0.08*COS((4*PI()*[.$A451])/[.C$4])))"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NT([.$B$3]*(0.42 - 0.5*COS((2*PI()*[.$A452])/[.B$4])+0.08*COS((4*PI()*[.$A452])/[.B$4])))" office:value-type="float" office:value="61435" calcext:value-type="float">
            <text:p>61435</text:p>
          </table:table-cell>
          <table:table-cell table:formula="of:=INT([.$B$3]*(0.42 - 0.5*COS((2*PI()*[.$A452])/[.C$4])+0.08*COS((4*PI()*[.$A452])/[.C$4])))"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NT([.$B$3]*(0.42 - 0.5*COS((2*PI()*[.$A453])/[.B$4])+0.08*COS((4*PI()*[.$A453])/[.B$4])))" office:value-type="float" office:value="61558" calcext:value-type="float">
            <text:p>61558</text:p>
          </table:table-cell>
          <table:table-cell table:formula="of:=INT([.$B$3]*(0.42 - 0.5*COS((2*PI()*[.$A453])/[.C$4])+0.08*COS((4*PI()*[.$A453])/[.C$4])))" office:value-type="float" office:value="4219" calcext:value-type="float">
            <text:p>421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NT([.$B$3]*(0.42 - 0.5*COS((2*PI()*[.$A454])/[.B$4])+0.08*COS((4*PI()*[.$A454])/[.B$4])))" office:value-type="float" office:value="61679" calcext:value-type="float">
            <text:p>61679</text:p>
          </table:table-cell>
          <table:table-cell table:formula="of:=INT([.$B$3]*(0.42 - 0.5*COS((2*PI()*[.$A454])/[.C$4])+0.08*COS((4*PI()*[.$A454])/[.C$4])))"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NT([.$B$3]*(0.42 - 0.5*COS((2*PI()*[.$A455])/[.B$4])+0.08*COS((4*PI()*[.$A455])/[.B$4])))" office:value-type="float" office:value="61798" calcext:value-type="float">
            <text:p>61798</text:p>
          </table:table-cell>
          <table:table-cell table:formula="of:=INT([.$B$3]*(0.42 - 0.5*COS((2*PI()*[.$A455])/[.C$4])+0.08*COS((4*PI()*[.$A455])/[.C$4])))"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NT([.$B$3]*(0.42 - 0.5*COS((2*PI()*[.$A456])/[.B$4])+0.08*COS((4*PI()*[.$A456])/[.B$4])))" office:value-type="float" office:value="61916" calcext:value-type="float">
            <text:p>61916</text:p>
          </table:table-cell>
          <table:table-cell table:formula="of:=INT([.$B$3]*(0.42 - 0.5*COS((2*PI()*[.$A456])/[.C$4])+0.08*COS((4*PI()*[.$A456])/[.C$4])))"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NT([.$B$3]*(0.42 - 0.5*COS((2*PI()*[.$A457])/[.B$4])+0.08*COS((4*PI()*[.$A457])/[.B$4])))" office:value-type="float" office:value="62032" calcext:value-type="float">
            <text:p>62032</text:p>
          </table:table-cell>
          <table:table-cell table:formula="of:=INT([.$B$3]*(0.42 - 0.5*COS((2*PI()*[.$A457])/[.C$4])+0.08*COS((4*PI()*[.$A457])/[.C$4])))" office:value-type="float" office:value="3635" calcext:value-type="float">
            <text:p>363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NT([.$B$3]*(0.42 - 0.5*COS((2*PI()*[.$A458])/[.B$4])+0.08*COS((4*PI()*[.$A458])/[.B$4])))" office:value-type="float" office:value="62146" calcext:value-type="float">
            <text:p>62146</text:p>
          </table:table-cell>
          <table:table-cell table:formula="of:=INT([.$B$3]*(0.42 - 0.5*COS((2*PI()*[.$A458])/[.C$4])+0.08*COS((4*PI()*[.$A458])/[.C$4])))" office:value-type="float" office:value="3497" calcext:value-type="float">
            <text:p>349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NT([.$B$3]*(0.42 - 0.5*COS((2*PI()*[.$A459])/[.B$4])+0.08*COS((4*PI()*[.$A459])/[.B$4])))" office:value-type="float" office:value="62258" calcext:value-type="float">
            <text:p>62258</text:p>
          </table:table-cell>
          <table:table-cell table:formula="of:=INT([.$B$3]*(0.42 - 0.5*COS((2*PI()*[.$A459])/[.C$4])+0.08*COS((4*PI()*[.$A459])/[.C$4]))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NT([.$B$3]*(0.42 - 0.5*COS((2*PI()*[.$A460])/[.B$4])+0.08*COS((4*PI()*[.$A460])/[.B$4])))" office:value-type="float" office:value="62368" calcext:value-type="float">
            <text:p>62368</text:p>
          </table:table-cell>
          <table:table-cell table:formula="of:=INT([.$B$3]*(0.42 - 0.5*COS((2*PI()*[.$A460])/[.C$4])+0.08*COS((4*PI()*[.$A460])/[.C$4])))"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NT([.$B$3]*(0.42 - 0.5*COS((2*PI()*[.$A461])/[.B$4])+0.08*COS((4*PI()*[.$A461])/[.B$4])))" office:value-type="float" office:value="62477" calcext:value-type="float">
            <text:p>62477</text:p>
          </table:table-cell>
          <table:table-cell table:formula="of:=INT([.$B$3]*(0.42 - 0.5*COS((2*PI()*[.$A461])/[.C$4])+0.08*COS((4*PI()*[.$A461])/[.C$4])))"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NT([.$B$3]*(0.42 - 0.5*COS((2*PI()*[.$A462])/[.B$4])+0.08*COS((4*PI()*[.$A462])/[.B$4])))" office:value-type="float" office:value="62584" calcext:value-type="float">
            <text:p>62584</text:p>
          </table:table-cell>
          <table:table-cell table:formula="of:=INT([.$B$3]*(0.42 - 0.5*COS((2*PI()*[.$A462])/[.C$4])+0.08*COS((4*PI()*[.$A462])/[.C$4])))" office:value-type="float" office:value="2979" calcext:value-type="float">
            <text:p>297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NT([.$B$3]*(0.42 - 0.5*COS((2*PI()*[.$A463])/[.B$4])+0.08*COS((4*PI()*[.$A463])/[.B$4])))" office:value-type="float" office:value="62689" calcext:value-type="float">
            <text:p>62689</text:p>
          </table:table-cell>
          <table:table-cell table:formula="of:=INT([.$B$3]*(0.42 - 0.5*COS((2*PI()*[.$A463])/[.C$4])+0.08*COS((4*PI()*[.$A463])/[.C$4]))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NT([.$B$3]*(0.42 - 0.5*COS((2*PI()*[.$A464])/[.B$4])+0.08*COS((4*PI()*[.$A464])/[.B$4])))" office:value-type="float" office:value="62793" calcext:value-type="float">
            <text:p>62793</text:p>
          </table:table-cell>
          <table:table-cell table:formula="of:=INT([.$B$3]*(0.42 - 0.5*COS((2*PI()*[.$A464])/[.C$4])+0.08*COS((4*PI()*[.$A464])/[.C$4])))" office:value-type="float" office:value="2739" calcext:value-type="float">
            <text:p>273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NT([.$B$3]*(0.42 - 0.5*COS((2*PI()*[.$A465])/[.B$4])+0.08*COS((4*PI()*[.$A465])/[.B$4])))" office:value-type="float" office:value="62894" calcext:value-type="float">
            <text:p>62894</text:p>
          </table:table-cell>
          <table:table-cell table:formula="of:=INT([.$B$3]*(0.42 - 0.5*COS((2*PI()*[.$A465])/[.C$4])+0.08*COS((4*PI()*[.$A465])/[.C$4])))" office:value-type="float" office:value="2623" calcext:value-type="float">
            <text:p>262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NT([.$B$3]*(0.42 - 0.5*COS((2*PI()*[.$A466])/[.B$4])+0.08*COS((4*PI()*[.$A466])/[.B$4])))" office:value-type="float" office:value="62994" calcext:value-type="float">
            <text:p>62994</text:p>
          </table:table-cell>
          <table:table-cell table:formula="of:=INT([.$B$3]*(0.42 - 0.5*COS((2*PI()*[.$A466])/[.C$4])+0.08*COS((4*PI()*[.$A466])/[.C$4])))"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NT([.$B$3]*(0.42 - 0.5*COS((2*PI()*[.$A467])/[.B$4])+0.08*COS((4*PI()*[.$A467])/[.B$4])))" office:value-type="float" office:value="63092" calcext:value-type="float">
            <text:p>63092</text:p>
          </table:table-cell>
          <table:table-cell table:formula="of:=INT([.$B$3]*(0.42 - 0.5*COS((2*PI()*[.$A467])/[.C$4])+0.08*COS((4*PI()*[.$A467])/[.C$4])))"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NT([.$B$3]*(0.42 - 0.5*COS((2*PI()*[.$A468])/[.B$4])+0.08*COS((4*PI()*[.$A468])/[.B$4])))" office:value-type="float" office:value="63188" calcext:value-type="float">
            <text:p>63188</text:p>
          </table:table-cell>
          <table:table-cell table:formula="of:=INT([.$B$3]*(0.42 - 0.5*COS((2*PI()*[.$A468])/[.C$4])+0.08*COS((4*PI()*[.$A468])/[.C$4])))" office:value-type="float" office:value="2295" calcext:value-type="float">
            <text:p>229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NT([.$B$3]*(0.42 - 0.5*COS((2*PI()*[.$A469])/[.B$4])+0.08*COS((4*PI()*[.$A469])/[.B$4])))" office:value-type="float" office:value="63282" calcext:value-type="float">
            <text:p>63282</text:p>
          </table:table-cell>
          <table:table-cell table:formula="of:=INT([.$B$3]*(0.42 - 0.5*COS((2*PI()*[.$A469])/[.C$4])+0.08*COS((4*PI()*[.$A469])/[.C$4])))"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NT([.$B$3]*(0.42 - 0.5*COS((2*PI()*[.$A470])/[.B$4])+0.08*COS((4*PI()*[.$A470])/[.B$4])))" office:value-type="float" office:value="63375" calcext:value-type="float">
            <text:p>63375</text:p>
          </table:table-cell>
          <table:table-cell table:formula="of:=INT([.$B$3]*(0.42 - 0.5*COS((2*PI()*[.$A470])/[.C$4])+0.08*COS((4*PI()*[.$A470])/[.C$4])))" office:value-type="float" office:value="2091" calcext:value-type="float">
            <text:p>209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NT([.$B$3]*(0.42 - 0.5*COS((2*PI()*[.$A471])/[.B$4])+0.08*COS((4*PI()*[.$A471])/[.B$4])))" office:value-type="float" office:value="63466" calcext:value-type="float">
            <text:p>63466</text:p>
          </table:table-cell>
          <table:table-cell table:formula="of:=INT([.$B$3]*(0.42 - 0.5*COS((2*PI()*[.$A471])/[.C$4])+0.08*COS((4*PI()*[.$A471])/[.C$4])))"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NT([.$B$3]*(0.42 - 0.5*COS((2*PI()*[.$A472])/[.B$4])+0.08*COS((4*PI()*[.$A472])/[.B$4])))" office:value-type="float" office:value="63554" calcext:value-type="float">
            <text:p>63554</text:p>
          </table:table-cell>
          <table:table-cell table:formula="of:=INT([.$B$3]*(0.42 - 0.5*COS((2*PI()*[.$A472])/[.C$4])+0.08*COS((4*PI()*[.$A472])/[.C$4])))"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NT([.$B$3]*(0.42 - 0.5*COS((2*PI()*[.$A473])/[.B$4])+0.08*COS((4*PI()*[.$A473])/[.B$4])))" office:value-type="float" office:value="63641" calcext:value-type="float">
            <text:p>63641</text:p>
          </table:table-cell>
          <table:table-cell table:formula="of:=INT([.$B$3]*(0.42 - 0.5*COS((2*PI()*[.$A473])/[.C$4])+0.08*COS((4*PI()*[.$A473])/[.C$4])))"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NT([.$B$3]*(0.42 - 0.5*COS((2*PI()*[.$A474])/[.B$4])+0.08*COS((4*PI()*[.$A474])/[.B$4])))" office:value-type="float" office:value="63726" calcext:value-type="float">
            <text:p>63726</text:p>
          </table:table-cell>
          <table:table-cell table:formula="of:=INT([.$B$3]*(0.42 - 0.5*COS((2*PI()*[.$A474])/[.C$4])+0.08*COS((4*PI()*[.$A474])/[.C$4])))"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NT([.$B$3]*(0.42 - 0.5*COS((2*PI()*[.$A475])/[.B$4])+0.08*COS((4*PI()*[.$A475])/[.B$4])))" office:value-type="float" office:value="63809" calcext:value-type="float">
            <text:p>63809</text:p>
          </table:table-cell>
          <table:table-cell table:formula="of:=INT([.$B$3]*(0.42 - 0.5*COS((2*PI()*[.$A475])/[.C$4])+0.08*COS((4*PI()*[.$A475])/[.C$4])))" office:value-type="float" office:value="1629" calcext:value-type="float">
            <text:p>1629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NT([.$B$3]*(0.42 - 0.5*COS((2*PI()*[.$A476])/[.B$4])+0.08*COS((4*PI()*[.$A476])/[.B$4])))" office:value-type="float" office:value="63890" calcext:value-type="float">
            <text:p>63890</text:p>
          </table:table-cell>
          <table:table-cell table:formula="of:=INT([.$B$3]*(0.42 - 0.5*COS((2*PI()*[.$A476])/[.C$4])+0.08*COS((4*PI()*[.$A476])/[.C$4])))"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NT([.$B$3]*(0.42 - 0.5*COS((2*PI()*[.$A477])/[.B$4])+0.08*COS((4*PI()*[.$A477])/[.B$4])))" office:value-type="float" office:value="63970" calcext:value-type="float">
            <text:p>63970</text:p>
          </table:table-cell>
          <table:table-cell table:formula="of:=INT([.$B$3]*(0.42 - 0.5*COS((2*PI()*[.$A477])/[.C$4])+0.08*COS((4*PI()*[.$A477])/[.C$4])))"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NT([.$B$3]*(0.42 - 0.5*COS((2*PI()*[.$A478])/[.B$4])+0.08*COS((4*PI()*[.$A478])/[.B$4])))" office:value-type="float" office:value="64047" calcext:value-type="float">
            <text:p>64047</text:p>
          </table:table-cell>
          <table:table-cell table:formula="of:=INT([.$B$3]*(0.42 - 0.5*COS((2*PI()*[.$A478])/[.C$4])+0.08*COS((4*PI()*[.$A478])/[.C$4])))"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NT([.$B$3]*(0.42 - 0.5*COS((2*PI()*[.$A479])/[.B$4])+0.08*COS((4*PI()*[.$A479])/[.B$4])))" office:value-type="float" office:value="64123" calcext:value-type="float">
            <text:p>64123</text:p>
          </table:table-cell>
          <table:table-cell table:formula="of:=INT([.$B$3]*(0.42 - 0.5*COS((2*PI()*[.$A479])/[.C$4])+0.08*COS((4*PI()*[.$A479])/[.C$4])))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NT([.$B$3]*(0.42 - 0.5*COS((2*PI()*[.$A480])/[.B$4])+0.08*COS((4*PI()*[.$A480])/[.B$4])))" office:value-type="float" office:value="64196" calcext:value-type="float">
            <text:p>64196</text:p>
          </table:table-cell>
          <table:table-cell table:formula="of:=INT([.$B$3]*(0.42 - 0.5*COS((2*PI()*[.$A480])/[.C$4])+0.08*COS((4*PI()*[.$A480])/[.C$4])))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NT([.$B$3]*(0.42 - 0.5*COS((2*PI()*[.$A481])/[.B$4])+0.08*COS((4*PI()*[.$A481])/[.B$4])))" office:value-type="float" office:value="64268" calcext:value-type="float">
            <text:p>64268</text:p>
          </table:table-cell>
          <table:table-cell table:formula="of:=INT([.$B$3]*(0.42 - 0.5*COS((2*PI()*[.$A481])/[.C$4])+0.08*COS((4*PI()*[.$A481])/[.C$4])))"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NT([.$B$3]*(0.42 - 0.5*COS((2*PI()*[.$A482])/[.B$4])+0.08*COS((4*PI()*[.$A482])/[.B$4])))" office:value-type="float" office:value="64338" calcext:value-type="float">
            <text:p>64338</text:p>
          </table:table-cell>
          <table:table-cell table:formula="of:=INT([.$B$3]*(0.42 - 0.5*COS((2*PI()*[.$A482])/[.C$4])+0.08*COS((4*PI()*[.$A482])/[.C$4])))" office:value-type="float" office:value="1093" calcext:value-type="float">
            <text:p>109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NT([.$B$3]*(0.42 - 0.5*COS((2*PI()*[.$A483])/[.B$4])+0.08*COS((4*PI()*[.$A483])/[.B$4])))" office:value-type="float" office:value="64406" calcext:value-type="float">
            <text:p>64406</text:p>
          </table:table-cell>
          <table:table-cell table:formula="of:=INT([.$B$3]*(0.42 - 0.5*COS((2*PI()*[.$A483])/[.C$4])+0.08*COS((4*PI()*[.$A483])/[.C$4])))"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NT([.$B$3]*(0.42 - 0.5*COS((2*PI()*[.$A484])/[.B$4])+0.08*COS((4*PI()*[.$A484])/[.B$4])))" office:value-type="float" office:value="64472" calcext:value-type="float">
            <text:p>64472</text:p>
          </table:table-cell>
          <table:table-cell table:formula="of:=INT([.$B$3]*(0.42 - 0.5*COS((2*PI()*[.$A484])/[.C$4])+0.08*COS((4*PI()*[.$A484])/[.C$4])))"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NT([.$B$3]*(0.42 - 0.5*COS((2*PI()*[.$A485])/[.B$4])+0.08*COS((4*PI()*[.$A485])/[.B$4])))" office:value-type="float" office:value="64536" calcext:value-type="float">
            <text:p>64536</text:p>
          </table:table-cell>
          <table:table-cell table:formula="of:=INT([.$B$3]*(0.42 - 0.5*COS((2*PI()*[.$A485])/[.C$4])+0.08*COS((4*PI()*[.$A485])/[.C$4]))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NT([.$B$3]*(0.42 - 0.5*COS((2*PI()*[.$A486])/[.B$4])+0.08*COS((4*PI()*[.$A486])/[.B$4])))" office:value-type="float" office:value="64598" calcext:value-type="float">
            <text:p>64598</text:p>
          </table:table-cell>
          <table:table-cell table:formula="of:=INT([.$B$3]*(0.42 - 0.5*COS((2*PI()*[.$A486])/[.C$4])+0.08*COS((4*PI()*[.$A486])/[.C$4])))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NT([.$B$3]*(0.42 - 0.5*COS((2*PI()*[.$A487])/[.B$4])+0.08*COS((4*PI()*[.$A487])/[.B$4])))" office:value-type="float" office:value="64658" calcext:value-type="float">
            <text:p>64658</text:p>
          </table:table-cell>
          <table:table-cell table:formula="of:=INT([.$B$3]*(0.42 - 0.5*COS((2*PI()*[.$A487])/[.C$4])+0.08*COS((4*PI()*[.$A487])/[.C$4])))"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NT([.$B$3]*(0.42 - 0.5*COS((2*PI()*[.$A488])/[.B$4])+0.08*COS((4*PI()*[.$A488])/[.B$4])))" office:value-type="float" office:value="64716" calcext:value-type="float">
            <text:p>64716</text:p>
          </table:table-cell>
          <table:table-cell table:formula="of:=INT([.$B$3]*(0.42 - 0.5*COS((2*PI()*[.$A488])/[.C$4])+0.08*COS((4*PI()*[.$A488])/[.C$4])))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NT([.$B$3]*(0.42 - 0.5*COS((2*PI()*[.$A489])/[.B$4])+0.08*COS((4*PI()*[.$A489])/[.B$4])))" office:value-type="float" office:value="64772" calcext:value-type="float">
            <text:p>64772</text:p>
          </table:table-cell>
          <table:table-cell table:formula="of:=INT([.$B$3]*(0.42 - 0.5*COS((2*PI()*[.$A489])/[.C$4])+0.08*COS((4*PI()*[.$A489])/[.C$4]))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NT([.$B$3]*(0.42 - 0.5*COS((2*PI()*[.$A490])/[.B$4])+0.08*COS((4*PI()*[.$A490])/[.B$4])))" office:value-type="float" office:value="64826" calcext:value-type="float">
            <text:p>64826</text:p>
          </table:table-cell>
          <table:table-cell table:formula="of:=INT([.$B$3]*(0.42 - 0.5*COS((2*PI()*[.$A490])/[.C$4])+0.08*COS((4*PI()*[.$A490])/[.C$4])))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NT([.$B$3]*(0.42 - 0.5*COS((2*PI()*[.$A491])/[.B$4])+0.08*COS((4*PI()*[.$A491])/[.B$4])))" office:value-type="float" office:value="64878" calcext:value-type="float">
            <text:p>64878</text:p>
          </table:table-cell>
          <table:table-cell table:formula="of:=INT([.$B$3]*(0.42 - 0.5*COS((2*PI()*[.$A491])/[.C$4])+0.08*COS((4*PI()*[.$A491])/[.C$4])))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NT([.$B$3]*(0.42 - 0.5*COS((2*PI()*[.$A492])/[.B$4])+0.08*COS((4*PI()*[.$A492])/[.B$4])))" office:value-type="float" office:value="64929" calcext:value-type="float">
            <text:p>64929</text:p>
          </table:table-cell>
          <table:table-cell table:formula="of:=INT([.$B$3]*(0.42 - 0.5*COS((2*PI()*[.$A492])/[.C$4])+0.08*COS((4*PI()*[.$A492])/[.C$4])))"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NT([.$B$3]*(0.42 - 0.5*COS((2*PI()*[.$A493])/[.B$4])+0.08*COS((4*PI()*[.$A493])/[.B$4])))" office:value-type="float" office:value="64977" calcext:value-type="float">
            <text:p>64977</text:p>
          </table:table-cell>
          <table:table-cell table:formula="of:=INT([.$B$3]*(0.42 - 0.5*COS((2*PI()*[.$A493])/[.C$4])+0.08*COS((4*PI()*[.$A493])/[.C$4])))"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NT([.$B$3]*(0.42 - 0.5*COS((2*PI()*[.$A494])/[.B$4])+0.08*COS((4*PI()*[.$A494])/[.B$4])))" office:value-type="float" office:value="65023" calcext:value-type="float">
            <text:p>65023</text:p>
          </table:table-cell>
          <table:table-cell table:formula="of:=INT([.$B$3]*(0.42 - 0.5*COS((2*PI()*[.$A494])/[.C$4])+0.08*COS((4*PI()*[.$A494])/[.C$4])))"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NT([.$B$3]*(0.42 - 0.5*COS((2*PI()*[.$A495])/[.B$4])+0.08*COS((4*PI()*[.$A495])/[.B$4])))" office:value-type="float" office:value="65067" calcext:value-type="float">
            <text:p>65067</text:p>
          </table:table-cell>
          <table:table-cell table:formula="of:=INT([.$B$3]*(0.42 - 0.5*COS((2*PI()*[.$A495])/[.C$4])+0.08*COS((4*PI()*[.$A495])/[.C$4]))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NT([.$B$3]*(0.42 - 0.5*COS((2*PI()*[.$A496])/[.B$4])+0.08*COS((4*PI()*[.$A496])/[.B$4])))" office:value-type="float" office:value="65110" calcext:value-type="float">
            <text:p>65110</text:p>
          </table:table-cell>
          <table:table-cell table:formula="of:=INT([.$B$3]*(0.42 - 0.5*COS((2*PI()*[.$A496])/[.C$4])+0.08*COS((4*PI()*[.$A496])/[.C$4])))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NT([.$B$3]*(0.42 - 0.5*COS((2*PI()*[.$A497])/[.B$4])+0.08*COS((4*PI()*[.$A497])/[.B$4])))" office:value-type="float" office:value="65150" calcext:value-type="float">
            <text:p>65150</text:p>
          </table:table-cell>
          <table:table-cell table:formula="of:=INT([.$B$3]*(0.42 - 0.5*COS((2*PI()*[.$A497])/[.C$4])+0.08*COS((4*PI()*[.$A497])/[.C$4])))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NT([.$B$3]*(0.42 - 0.5*COS((2*PI()*[.$A498])/[.B$4])+0.08*COS((4*PI()*[.$A498])/[.B$4])))" office:value-type="float" office:value="65188" calcext:value-type="float">
            <text:p>65188</text:p>
          </table:table-cell>
          <table:table-cell table:formula="of:=INT([.$B$3]*(0.42 - 0.5*COS((2*PI()*[.$A498])/[.C$4])+0.08*COS((4*PI()*[.$A498])/[.C$4]))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NT([.$B$3]*(0.42 - 0.5*COS((2*PI()*[.$A499])/[.B$4])+0.08*COS((4*PI()*[.$A499])/[.B$4])))" office:value-type="float" office:value="65225" calcext:value-type="float">
            <text:p>65225</text:p>
          </table:table-cell>
          <table:table-cell table:formula="of:=INT([.$B$3]*(0.42 - 0.5*COS((2*PI()*[.$A499])/[.C$4])+0.08*COS((4*PI()*[.$A499])/[.C$4]))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NT([.$B$3]*(0.42 - 0.5*COS((2*PI()*[.$A500])/[.B$4])+0.08*COS((4*PI()*[.$A500])/[.B$4])))" office:value-type="float" office:value="65259" calcext:value-type="float">
            <text:p>65259</text:p>
          </table:table-cell>
          <table:table-cell table:formula="of:=INT([.$B$3]*(0.42 - 0.5*COS((2*PI()*[.$A500])/[.C$4])+0.08*COS((4*PI()*[.$A500])/[.C$4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NT([.$B$3]*(0.42 - 0.5*COS((2*PI()*[.$A501])/[.B$4])+0.08*COS((4*PI()*[.$A501])/[.B$4])))" office:value-type="float" office:value="65291" calcext:value-type="float">
            <text:p>65291</text:p>
          </table:table-cell>
          <table:table-cell table:formula="of:=INT([.$B$3]*(0.42 - 0.5*COS((2*PI()*[.$A501])/[.C$4])+0.08*COS((4*PI()*[.$A501])/[.C$4]))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NT([.$B$3]*(0.42 - 0.5*COS((2*PI()*[.$A502])/[.B$4])+0.08*COS((4*PI()*[.$A502])/[.B$4])))" office:value-type="float" office:value="65322" calcext:value-type="float">
            <text:p>65322</text:p>
          </table:table-cell>
          <table:table-cell table:formula="of:=INT([.$B$3]*(0.42 - 0.5*COS((2*PI()*[.$A502])/[.C$4])+0.08*COS((4*PI()*[.$A502])/[.C$4]))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NT([.$B$3]*(0.42 - 0.5*COS((2*PI()*[.$A503])/[.B$4])+0.08*COS((4*PI()*[.$A503])/[.B$4])))" office:value-type="float" office:value="65350" calcext:value-type="float">
            <text:p>65350</text:p>
          </table:table-cell>
          <table:table-cell table:formula="of:=INT([.$B$3]*(0.42 - 0.5*COS((2*PI()*[.$A503])/[.C$4])+0.08*COS((4*PI()*[.$A503])/[.C$4]))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NT([.$B$3]*(0.42 - 0.5*COS((2*PI()*[.$A504])/[.B$4])+0.08*COS((4*PI()*[.$A504])/[.B$4])))" office:value-type="float" office:value="65376" calcext:value-type="float">
            <text:p>65376</text:p>
          </table:table-cell>
          <table:table-cell table:formula="of:=INT([.$B$3]*(0.42 - 0.5*COS((2*PI()*[.$A504])/[.C$4])+0.08*COS((4*PI()*[.$A504])/[.C$4]))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NT([.$B$3]*(0.42 - 0.5*COS((2*PI()*[.$A505])/[.B$4])+0.08*COS((4*PI()*[.$A505])/[.B$4])))" office:value-type="float" office:value="65401" calcext:value-type="float">
            <text:p>65401</text:p>
          </table:table-cell>
          <table:table-cell table:formula="of:=INT([.$B$3]*(0.42 - 0.5*COS((2*PI()*[.$A505])/[.C$4])+0.08*COS((4*PI()*[.$A505])/[.C$4]))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NT([.$B$3]*(0.42 - 0.5*COS((2*PI()*[.$A506])/[.B$4])+0.08*COS((4*PI()*[.$A506])/[.B$4])))" office:value-type="float" office:value="65423" calcext:value-type="float">
            <text:p>65423</text:p>
          </table:table-cell>
          <table:table-cell table:formula="of:=INT([.$B$3]*(0.42 - 0.5*COS((2*PI()*[.$A506])/[.C$4])+0.08*COS((4*PI()*[.$A506])/[.C$4]))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NT([.$B$3]*(0.42 - 0.5*COS((2*PI()*[.$A507])/[.B$4])+0.08*COS((4*PI()*[.$A507])/[.B$4])))" office:value-type="float" office:value="65443" calcext:value-type="float">
            <text:p>65443</text:p>
          </table:table-cell>
          <table:table-cell table:formula="of:=INT([.$B$3]*(0.42 - 0.5*COS((2*PI()*[.$A507])/[.C$4])+0.08*COS((4*PI()*[.$A507])/[.C$4]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NT([.$B$3]*(0.42 - 0.5*COS((2*PI()*[.$A508])/[.B$4])+0.08*COS((4*PI()*[.$A508])/[.B$4])))" office:value-type="float" office:value="65461" calcext:value-type="float">
            <text:p>65461</text:p>
          </table:table-cell>
          <table:table-cell table:formula="of:=INT([.$B$3]*(0.42 - 0.5*COS((2*PI()*[.$A508])/[.C$4])+0.08*COS((4*PI()*[.$A508])/[.C$4]))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NT([.$B$3]*(0.42 - 0.5*COS((2*PI()*[.$A509])/[.B$4])+0.08*COS((4*PI()*[.$A509])/[.B$4])))" office:value-type="float" office:value="65478" calcext:value-type="float">
            <text:p>65478</text:p>
          </table:table-cell>
          <table:table-cell table:formula="of:=INT([.$B$3]*(0.42 - 0.5*COS((2*PI()*[.$A509])/[.C$4])+0.08*COS((4*PI()*[.$A509])/[.C$4]))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NT([.$B$3]*(0.42 - 0.5*COS((2*PI()*[.$A510])/[.B$4])+0.08*COS((4*PI()*[.$A510])/[.B$4])))" office:value-type="float" office:value="65492" calcext:value-type="float">
            <text:p>65492</text:p>
          </table:table-cell>
          <table:table-cell table:formula="of:=INT([.$B$3]*(0.42 - 0.5*COS((2*PI()*[.$A510])/[.C$4])+0.08*COS((4*PI()*[.$A510])/[.C$4])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NT([.$B$3]*(0.42 - 0.5*COS((2*PI()*[.$A511])/[.B$4])+0.08*COS((4*PI()*[.$A511])/[.B$4])))" office:value-type="float" office:value="65504" calcext:value-type="float">
            <text:p>65504</text:p>
          </table:table-cell>
          <table:table-cell table:formula="of:=INT([.$B$3]*(0.42 - 0.5*COS((2*PI()*[.$A511])/[.C$4])+0.08*COS((4*PI()*[.$A511])/[.C$4])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NT([.$B$3]*(0.42 - 0.5*COS((2*PI()*[.$A512])/[.B$4])+0.08*COS((4*PI()*[.$A512])/[.B$4])))" office:value-type="float" office:value="65514" calcext:value-type="float">
            <text:p>65514</text:p>
          </table:table-cell>
          <table:table-cell table:formula="of:=INT([.$B$3]*(0.42 - 0.5*COS((2*PI()*[.$A512])/[.C$4])+0.08*COS((4*PI()*[.$A512])/[.C$4]))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NT([.$B$3]*(0.42 - 0.5*COS((2*PI()*[.$A513])/[.B$4])+0.08*COS((4*PI()*[.$A513])/[.B$4])))" office:value-type="float" office:value="65522" calcext:value-type="float">
            <text:p>65522</text:p>
          </table:table-cell>
          <table:table-cell table:formula="of:=INT([.$B$3]*(0.42 - 0.5*COS((2*PI()*[.$A513])/[.C$4])+0.08*COS((4*PI()*[.$A513])/[.C$4])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NT([.$B$3]*(0.42 - 0.5*COS((2*PI()*[.$A514])/[.B$4])+0.08*COS((4*PI()*[.$A514])/[.B$4])))" office:value-type="float" office:value="65528" calcext:value-type="float">
            <text:p>65528</text:p>
          </table:table-cell>
          <table:table-cell table:formula="of:=INT([.$B$3]*(0.42 - 0.5*COS((2*PI()*[.$A514])/[.C$4])+0.08*COS((4*PI()*[.$A514])/[.C$4])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NT([.$B$3]*(0.42 - 0.5*COS((2*PI()*[.$A515])/[.B$4])+0.08*COS((4*PI()*[.$A515])/[.B$4])))" office:value-type="float" office:value="65532" calcext:value-type="float">
            <text:p>65532</text:p>
          </table:table-cell>
          <table:table-cell table:formula="of:=INT([.$B$3]*(0.42 - 0.5*COS((2*PI()*[.$A515])/[.C$4])+0.08*COS((4*PI()*[.$A515])/[.C$4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NT([.$B$3]*(0.42 - 0.5*COS((2*PI()*[.$A516])/[.B$4])+0.08*COS((4*PI()*[.$A516])/[.B$4])))" office:value-type="float" office:value="65534" calcext:value-type="float">
            <text:p>65534</text:p>
          </table:table-cell>
          <table:table-cell table:formula="of:=INT([.$B$3]*(0.42 - 0.5*COS((2*PI()*[.$A516])/[.C$4])+0.08*COS((4*PI()*[.$A516])/[.C$4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NT([.$B$3]*(0.42 - 0.5*COS((2*PI()*[.$A517])/[.B$4])+0.08*COS((4*PI()*[.$A517])/[.B$4])))" office:value-type="float" office:value="65534" calcext:value-type="float">
            <text:p>65534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NT([.$B$3]*(0.42 - 0.5*COS((2*PI()*[.$A518])/[.B$4])+0.08*COS((4*PI()*[.$A518])/[.B$4])))" office:value-type="float" office:value="65532" calcext:value-type="float">
            <text:p>6553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NT([.$B$3]*(0.42 - 0.5*COS((2*PI()*[.$A519])/[.B$4])+0.08*COS((4*PI()*[.$A519])/[.B$4])))" office:value-type="float" office:value="65528" calcext:value-type="float">
            <text:p>65528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NT([.$B$3]*(0.42 - 0.5*COS((2*PI()*[.$A520])/[.B$4])+0.08*COS((4*PI()*[.$A520])/[.B$4])))" office:value-type="float" office:value="65522" calcext:value-type="float">
            <text:p>65522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NT([.$B$3]*(0.42 - 0.5*COS((2*PI()*[.$A521])/[.B$4])+0.08*COS((4*PI()*[.$A521])/[.B$4])))" office:value-type="float" office:value="65514" calcext:value-type="float">
            <text:p>65514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NT([.$B$3]*(0.42 - 0.5*COS((2*PI()*[.$A522])/[.B$4])+0.08*COS((4*PI()*[.$A522])/[.B$4])))" office:value-type="float" office:value="65504" calcext:value-type="float">
            <text:p>6550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NT([.$B$3]*(0.42 - 0.5*COS((2*PI()*[.$A523])/[.B$4])+0.08*COS((4*PI()*[.$A523])/[.B$4])))" office:value-type="float" office:value="65492" calcext:value-type="float">
            <text:p>65492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NT([.$B$3]*(0.42 - 0.5*COS((2*PI()*[.$A524])/[.B$4])+0.08*COS((4*PI()*[.$A524])/[.B$4])))" office:value-type="float" office:value="65478" calcext:value-type="float">
            <text:p>65478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NT([.$B$3]*(0.42 - 0.5*COS((2*PI()*[.$A525])/[.B$4])+0.08*COS((4*PI()*[.$A525])/[.B$4])))" office:value-type="float" office:value="65461" calcext:value-type="float">
            <text:p>65461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NT([.$B$3]*(0.42 - 0.5*COS((2*PI()*[.$A526])/[.B$4])+0.08*COS((4*PI()*[.$A526])/[.B$4])))" office:value-type="float" office:value="65443" calcext:value-type="float">
            <text:p>65443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NT([.$B$3]*(0.42 - 0.5*COS((2*PI()*[.$A527])/[.B$4])+0.08*COS((4*PI()*[.$A527])/[.B$4])))" office:value-type="float" office:value="65423" calcext:value-type="float">
            <text:p>65423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NT([.$B$3]*(0.42 - 0.5*COS((2*PI()*[.$A528])/[.B$4])+0.08*COS((4*PI()*[.$A528])/[.B$4])))" office:value-type="float" office:value="65401" calcext:value-type="float">
            <text:p>65401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NT([.$B$3]*(0.42 - 0.5*COS((2*PI()*[.$A529])/[.B$4])+0.08*COS((4*PI()*[.$A529])/[.B$4])))" office:value-type="float" office:value="65376" calcext:value-type="float">
            <text:p>65376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NT([.$B$3]*(0.42 - 0.5*COS((2*PI()*[.$A530])/[.B$4])+0.08*COS((4*PI()*[.$A530])/[.B$4])))" office:value-type="float" office:value="65350" calcext:value-type="float">
            <text:p>6535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NT([.$B$3]*(0.42 - 0.5*COS((2*PI()*[.$A531])/[.B$4])+0.08*COS((4*PI()*[.$A531])/[.B$4])))" office:value-type="float" office:value="65322" calcext:value-type="float">
            <text:p>6532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NT([.$B$3]*(0.42 - 0.5*COS((2*PI()*[.$A532])/[.B$4])+0.08*COS((4*PI()*[.$A532])/[.B$4])))" office:value-type="float" office:value="65291" calcext:value-type="float">
            <text:p>65291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NT([.$B$3]*(0.42 - 0.5*COS((2*PI()*[.$A533])/[.B$4])+0.08*COS((4*PI()*[.$A533])/[.B$4])))" office:value-type="float" office:value="65259" calcext:value-type="float">
            <text:p>65259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NT([.$B$3]*(0.42 - 0.5*COS((2*PI()*[.$A534])/[.B$4])+0.08*COS((4*PI()*[.$A534])/[.B$4])))" office:value-type="float" office:value="65225" calcext:value-type="float">
            <text:p>65225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NT([.$B$3]*(0.42 - 0.5*COS((2*PI()*[.$A535])/[.B$4])+0.08*COS((4*PI()*[.$A535])/[.B$4])))" office:value-type="float" office:value="65188" calcext:value-type="float">
            <text:p>65188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NT([.$B$3]*(0.42 - 0.5*COS((2*PI()*[.$A536])/[.B$4])+0.08*COS((4*PI()*[.$A536])/[.B$4])))" office:value-type="float" office:value="65150" calcext:value-type="float">
            <text:p>6515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NT([.$B$3]*(0.42 - 0.5*COS((2*PI()*[.$A537])/[.B$4])+0.08*COS((4*PI()*[.$A537])/[.B$4])))" office:value-type="float" office:value="65110" calcext:value-type="float">
            <text:p>65110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NT([.$B$3]*(0.42 - 0.5*COS((2*PI()*[.$A538])/[.B$4])+0.08*COS((4*PI()*[.$A538])/[.B$4])))" office:value-type="float" office:value="65067" calcext:value-type="float">
            <text:p>6506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NT([.$B$3]*(0.42 - 0.5*COS((2*PI()*[.$A539])/[.B$4])+0.08*COS((4*PI()*[.$A539])/[.B$4])))" office:value-type="float" office:value="65023" calcext:value-type="float">
            <text:p>65023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NT([.$B$3]*(0.42 - 0.5*COS((2*PI()*[.$A540])/[.B$4])+0.08*COS((4*PI()*[.$A540])/[.B$4])))" office:value-type="float" office:value="64977" calcext:value-type="float">
            <text:p>64977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NT([.$B$3]*(0.42 - 0.5*COS((2*PI()*[.$A541])/[.B$4])+0.08*COS((4*PI()*[.$A541])/[.B$4])))" office:value-type="float" office:value="64929" calcext:value-type="float">
            <text:p>64929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NT([.$B$3]*(0.42 - 0.5*COS((2*PI()*[.$A542])/[.B$4])+0.08*COS((4*PI()*[.$A542])/[.B$4])))" office:value-type="float" office:value="64878" calcext:value-type="float">
            <text:p>6487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NT([.$B$3]*(0.42 - 0.5*COS((2*PI()*[.$A543])/[.B$4])+0.08*COS((4*PI()*[.$A543])/[.B$4])))" office:value-type="float" office:value="64826" calcext:value-type="float">
            <text:p>64826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NT([.$B$3]*(0.42 - 0.5*COS((2*PI()*[.$A544])/[.B$4])+0.08*COS((4*PI()*[.$A544])/[.B$4])))" office:value-type="float" office:value="64772" calcext:value-type="float">
            <text:p>64772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NT([.$B$3]*(0.42 - 0.5*COS((2*PI()*[.$A545])/[.B$4])+0.08*COS((4*PI()*[.$A545])/[.B$4])))" office:value-type="float" office:value="64716" calcext:value-type="float">
            <text:p>64716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NT([.$B$3]*(0.42 - 0.5*COS((2*PI()*[.$A546])/[.B$4])+0.08*COS((4*PI()*[.$A546])/[.B$4])))" office:value-type="float" office:value="64658" calcext:value-type="float">
            <text:p>64658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NT([.$B$3]*(0.42 - 0.5*COS((2*PI()*[.$A547])/[.B$4])+0.08*COS((4*PI()*[.$A547])/[.B$4])))" office:value-type="float" office:value="64598" calcext:value-type="float">
            <text:p>64598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NT([.$B$3]*(0.42 - 0.5*COS((2*PI()*[.$A548])/[.B$4])+0.08*COS((4*PI()*[.$A548])/[.B$4])))" office:value-type="float" office:value="64536" calcext:value-type="float">
            <text:p>6453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NT([.$B$3]*(0.42 - 0.5*COS((2*PI()*[.$A549])/[.B$4])+0.08*COS((4*PI()*[.$A549])/[.B$4])))" office:value-type="float" office:value="64472" calcext:value-type="float">
            <text:p>64472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NT([.$B$3]*(0.42 - 0.5*COS((2*PI()*[.$A550])/[.B$4])+0.08*COS((4*PI()*[.$A550])/[.B$4])))" office:value-type="float" office:value="64406" calcext:value-type="float">
            <text:p>6440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NT([.$B$3]*(0.42 - 0.5*COS((2*PI()*[.$A551])/[.B$4])+0.08*COS((4*PI()*[.$A551])/[.B$4])))" office:value-type="float" office:value="64338" calcext:value-type="float">
            <text:p>64338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NT([.$B$3]*(0.42 - 0.5*COS((2*PI()*[.$A552])/[.B$4])+0.08*COS((4*PI()*[.$A552])/[.B$4])))" office:value-type="float" office:value="64268" calcext:value-type="float">
            <text:p>64268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NT([.$B$3]*(0.42 - 0.5*COS((2*PI()*[.$A553])/[.B$4])+0.08*COS((4*PI()*[.$A553])/[.B$4])))" office:value-type="float" office:value="64196" calcext:value-type="float">
            <text:p>64196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NT([.$B$3]*(0.42 - 0.5*COS((2*PI()*[.$A554])/[.B$4])+0.08*COS((4*PI()*[.$A554])/[.B$4])))" office:value-type="float" office:value="64123" calcext:value-type="float">
            <text:p>64123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NT([.$B$3]*(0.42 - 0.5*COS((2*PI()*[.$A555])/[.B$4])+0.08*COS((4*PI()*[.$A555])/[.B$4])))" office:value-type="float" office:value="64047" calcext:value-type="float">
            <text:p>64047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NT([.$B$3]*(0.42 - 0.5*COS((2*PI()*[.$A556])/[.B$4])+0.08*COS((4*PI()*[.$A556])/[.B$4])))" office:value-type="float" office:value="63970" calcext:value-type="float">
            <text:p>63970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NT([.$B$3]*(0.42 - 0.5*COS((2*PI()*[.$A557])/[.B$4])+0.08*COS((4*PI()*[.$A557])/[.B$4])))" office:value-type="float" office:value="63890" calcext:value-type="float">
            <text:p>63890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NT([.$B$3]*(0.42 - 0.5*COS((2*PI()*[.$A558])/[.B$4])+0.08*COS((4*PI()*[.$A558])/[.B$4])))" office:value-type="float" office:value="63809" calcext:value-type="float">
            <text:p>63809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NT([.$B$3]*(0.42 - 0.5*COS((2*PI()*[.$A559])/[.B$4])+0.08*COS((4*PI()*[.$A559])/[.B$4])))" office:value-type="float" office:value="63726" calcext:value-type="float">
            <text:p>6372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NT([.$B$3]*(0.42 - 0.5*COS((2*PI()*[.$A560])/[.B$4])+0.08*COS((4*PI()*[.$A560])/[.B$4])))" office:value-type="float" office:value="63641" calcext:value-type="float">
            <text:p>63641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NT([.$B$3]*(0.42 - 0.5*COS((2*PI()*[.$A561])/[.B$4])+0.08*COS((4*PI()*[.$A561])/[.B$4])))" office:value-type="float" office:value="63554" calcext:value-type="float">
            <text:p>63554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NT([.$B$3]*(0.42 - 0.5*COS((2*PI()*[.$A562])/[.B$4])+0.08*COS((4*PI()*[.$A562])/[.B$4])))" office:value-type="float" office:value="63466" calcext:value-type="float">
            <text:p>6346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NT([.$B$3]*(0.42 - 0.5*COS((2*PI()*[.$A563])/[.B$4])+0.08*COS((4*PI()*[.$A563])/[.B$4])))" office:value-type="float" office:value="63375" calcext:value-type="float">
            <text:p>6337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NT([.$B$3]*(0.42 - 0.5*COS((2*PI()*[.$A564])/[.B$4])+0.08*COS((4*PI()*[.$A564])/[.B$4])))" office:value-type="float" office:value="63282" calcext:value-type="float">
            <text:p>63282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NT([.$B$3]*(0.42 - 0.5*COS((2*PI()*[.$A565])/[.B$4])+0.08*COS((4*PI()*[.$A565])/[.B$4])))" office:value-type="float" office:value="63188" calcext:value-type="float">
            <text:p>63188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NT([.$B$3]*(0.42 - 0.5*COS((2*PI()*[.$A566])/[.B$4])+0.08*COS((4*PI()*[.$A566])/[.B$4])))" office:value-type="float" office:value="63092" calcext:value-type="float">
            <text:p>63092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NT([.$B$3]*(0.42 - 0.5*COS((2*PI()*[.$A567])/[.B$4])+0.08*COS((4*PI()*[.$A567])/[.B$4])))" office:value-type="float" office:value="62994" calcext:value-type="float">
            <text:p>62994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NT([.$B$3]*(0.42 - 0.5*COS((2*PI()*[.$A568])/[.B$4])+0.08*COS((4*PI()*[.$A568])/[.B$4])))" office:value-type="float" office:value="62894" calcext:value-type="float">
            <text:p>6289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NT([.$B$3]*(0.42 - 0.5*COS((2*PI()*[.$A569])/[.B$4])+0.08*COS((4*PI()*[.$A569])/[.B$4])))" office:value-type="float" office:value="62793" calcext:value-type="float">
            <text:p>62793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NT([.$B$3]*(0.42 - 0.5*COS((2*PI()*[.$A570])/[.B$4])+0.08*COS((4*PI()*[.$A570])/[.B$4])))" office:value-type="float" office:value="62689" calcext:value-type="float">
            <text:p>62689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NT([.$B$3]*(0.42 - 0.5*COS((2*PI()*[.$A571])/[.B$4])+0.08*COS((4*PI()*[.$A571])/[.B$4])))" office:value-type="float" office:value="62584" calcext:value-type="float">
            <text:p>62584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NT([.$B$3]*(0.42 - 0.5*COS((2*PI()*[.$A572])/[.B$4])+0.08*COS((4*PI()*[.$A572])/[.B$4])))" office:value-type="float" office:value="62477" calcext:value-type="float">
            <text:p>6247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NT([.$B$3]*(0.42 - 0.5*COS((2*PI()*[.$A573])/[.B$4])+0.08*COS((4*PI()*[.$A573])/[.B$4])))" office:value-type="float" office:value="62368" calcext:value-type="float">
            <text:p>623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NT([.$B$3]*(0.42 - 0.5*COS((2*PI()*[.$A574])/[.B$4])+0.08*COS((4*PI()*[.$A574])/[.B$4])))" office:value-type="float" office:value="62258" calcext:value-type="float">
            <text:p>62258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NT([.$B$3]*(0.42 - 0.5*COS((2*PI()*[.$A575])/[.B$4])+0.08*COS((4*PI()*[.$A575])/[.B$4])))" office:value-type="float" office:value="62146" calcext:value-type="float">
            <text:p>62146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NT([.$B$3]*(0.42 - 0.5*COS((2*PI()*[.$A576])/[.B$4])+0.08*COS((4*PI()*[.$A576])/[.B$4])))" office:value-type="float" office:value="62032" calcext:value-type="float">
            <text:p>6203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NT([.$B$3]*(0.42 - 0.5*COS((2*PI()*[.$A577])/[.B$4])+0.08*COS((4*PI()*[.$A577])/[.B$4])))" office:value-type="float" office:value="61916" calcext:value-type="float">
            <text:p>6191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NT([.$B$3]*(0.42 - 0.5*COS((2*PI()*[.$A578])/[.B$4])+0.08*COS((4*PI()*[.$A578])/[.B$4])))" office:value-type="float" office:value="61798" calcext:value-type="float">
            <text:p>61798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NT([.$B$3]*(0.42 - 0.5*COS((2*PI()*[.$A579])/[.B$4])+0.08*COS((4*PI()*[.$A579])/[.B$4])))" office:value-type="float" office:value="61679" calcext:value-type="float">
            <text:p>61679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NT([.$B$3]*(0.42 - 0.5*COS((2*PI()*[.$A580])/[.B$4])+0.08*COS((4*PI()*[.$A580])/[.B$4])))" office:value-type="float" office:value="61558" calcext:value-type="float">
            <text:p>61558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NT([.$B$3]*(0.42 - 0.5*COS((2*PI()*[.$A581])/[.B$4])+0.08*COS((4*PI()*[.$A581])/[.B$4])))" office:value-type="float" office:value="61435" calcext:value-type="float">
            <text:p>61435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NT([.$B$3]*(0.42 - 0.5*COS((2*PI()*[.$A582])/[.B$4])+0.08*COS((4*PI()*[.$A582])/[.B$4])))" office:value-type="float" office:value="61311" calcext:value-type="float">
            <text:p>61311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NT([.$B$3]*(0.42 - 0.5*COS((2*PI()*[.$A583])/[.B$4])+0.08*COS((4*PI()*[.$A583])/[.B$4])))" office:value-type="float" office:value="61185" calcext:value-type="float">
            <text:p>6118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NT([.$B$3]*(0.42 - 0.5*COS((2*PI()*[.$A584])/[.B$4])+0.08*COS((4*PI()*[.$A584])/[.B$4])))" office:value-type="float" office:value="61057" calcext:value-type="float">
            <text:p>61057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NT([.$B$3]*(0.42 - 0.5*COS((2*PI()*[.$A585])/[.B$4])+0.08*COS((4*PI()*[.$A585])/[.B$4])))" office:value-type="float" office:value="60928" calcext:value-type="float">
            <text:p>60928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NT([.$B$3]*(0.42 - 0.5*COS((2*PI()*[.$A586])/[.B$4])+0.08*COS((4*PI()*[.$A586])/[.B$4])))" office:value-type="float" office:value="60797" calcext:value-type="float">
            <text:p>60797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NT([.$B$3]*(0.42 - 0.5*COS((2*PI()*[.$A587])/[.B$4])+0.08*COS((4*PI()*[.$A587])/[.B$4])))" office:value-type="float" office:value="60664" calcext:value-type="float">
            <text:p>60664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NT([.$B$3]*(0.42 - 0.5*COS((2*PI()*[.$A588])/[.B$4])+0.08*COS((4*PI()*[.$A588])/[.B$4])))" office:value-type="float" office:value="60530" calcext:value-type="float">
            <text:p>60530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NT([.$B$3]*(0.42 - 0.5*COS((2*PI()*[.$A589])/[.B$4])+0.08*COS((4*PI()*[.$A589])/[.B$4])))" office:value-type="float" office:value="60394" calcext:value-type="float">
            <text:p>6039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NT([.$B$3]*(0.42 - 0.5*COS((2*PI()*[.$A590])/[.B$4])+0.08*COS((4*PI()*[.$A590])/[.B$4])))" office:value-type="float" office:value="60256" calcext:value-type="float">
            <text:p>6025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NT([.$B$3]*(0.42 - 0.5*COS((2*PI()*[.$A591])/[.B$4])+0.08*COS((4*PI()*[.$A591])/[.B$4])))" office:value-type="float" office:value="60117" calcext:value-type="float">
            <text:p>60117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NT([.$B$3]*(0.42 - 0.5*COS((2*PI()*[.$A592])/[.B$4])+0.08*COS((4*PI()*[.$A592])/[.B$4])))" office:value-type="float" office:value="59976" calcext:value-type="float">
            <text:p>5997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NT([.$B$3]*(0.42 - 0.5*COS((2*PI()*[.$A593])/[.B$4])+0.08*COS((4*PI()*[.$A593])/[.B$4])))" office:value-type="float" office:value="59834" calcext:value-type="float">
            <text:p>59834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NT([.$B$3]*(0.42 - 0.5*COS((2*PI()*[.$A594])/[.B$4])+0.08*COS((4*PI()*[.$A594])/[.B$4])))" office:value-type="float" office:value="59690" calcext:value-type="float">
            <text:p>59690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NT([.$B$3]*(0.42 - 0.5*COS((2*PI()*[.$A595])/[.B$4])+0.08*COS((4*PI()*[.$A595])/[.B$4])))" office:value-type="float" office:value="59545" calcext:value-type="float">
            <text:p>59545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NT([.$B$3]*(0.42 - 0.5*COS((2*PI()*[.$A596])/[.B$4])+0.08*COS((4*PI()*[.$A596])/[.B$4])))" office:value-type="float" office:value="59398" calcext:value-type="float">
            <text:p>59398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NT([.$B$3]*(0.42 - 0.5*COS((2*PI()*[.$A597])/[.B$4])+0.08*COS((4*PI()*[.$A597])/[.B$4])))" office:value-type="float" office:value="59249" calcext:value-type="float">
            <text:p>59249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NT([.$B$3]*(0.42 - 0.5*COS((2*PI()*[.$A598])/[.B$4])+0.08*COS((4*PI()*[.$A598])/[.B$4])))" office:value-type="float" office:value="59099" calcext:value-type="float">
            <text:p>59099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NT([.$B$3]*(0.42 - 0.5*COS((2*PI()*[.$A599])/[.B$4])+0.08*COS((4*PI()*[.$A599])/[.B$4])))" office:value-type="float" office:value="58948" calcext:value-type="float">
            <text:p>58948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NT([.$B$3]*(0.42 - 0.5*COS((2*PI()*[.$A600])/[.B$4])+0.08*COS((4*PI()*[.$A600])/[.B$4])))" office:value-type="float" office:value="58795" calcext:value-type="float">
            <text:p>587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NT([.$B$3]*(0.42 - 0.5*COS((2*PI()*[.$A601])/[.B$4])+0.08*COS((4*PI()*[.$A601])/[.B$4])))" office:value-type="float" office:value="58640" calcext:value-type="float">
            <text:p>58640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NT([.$B$3]*(0.42 - 0.5*COS((2*PI()*[.$A602])/[.B$4])+0.08*COS((4*PI()*[.$A602])/[.B$4])))" office:value-type="float" office:value="58484" calcext:value-type="float">
            <text:p>58484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NT([.$B$3]*(0.42 - 0.5*COS((2*PI()*[.$A603])/[.B$4])+0.08*COS((4*PI()*[.$A603])/[.B$4])))" office:value-type="float" office:value="58326" calcext:value-type="float">
            <text:p>58326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NT([.$B$3]*(0.42 - 0.5*COS((2*PI()*[.$A604])/[.B$4])+0.08*COS((4*PI()*[.$A604])/[.B$4])))" office:value-type="float" office:value="58167" calcext:value-type="float">
            <text:p>58167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NT([.$B$3]*(0.42 - 0.5*COS((2*PI()*[.$A605])/[.B$4])+0.08*COS((4*PI()*[.$A605])/[.B$4])))" office:value-type="float" office:value="58007" calcext:value-type="float">
            <text:p>58007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NT([.$B$3]*(0.42 - 0.5*COS((2*PI()*[.$A606])/[.B$4])+0.08*COS((4*PI()*[.$A606])/[.B$4])))" office:value-type="float" office:value="57845" calcext:value-type="float">
            <text:p>57845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NT([.$B$3]*(0.42 - 0.5*COS((2*PI()*[.$A607])/[.B$4])+0.08*COS((4*PI()*[.$A607])/[.B$4])))" office:value-type="float" office:value="57682" calcext:value-type="float">
            <text:p>5768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NT([.$B$3]*(0.42 - 0.5*COS((2*PI()*[.$A608])/[.B$4])+0.08*COS((4*PI()*[.$A608])/[.B$4])))" office:value-type="float" office:value="57517" calcext:value-type="float">
            <text:p>57517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NT([.$B$3]*(0.42 - 0.5*COS((2*PI()*[.$A609])/[.B$4])+0.08*COS((4*PI()*[.$A609])/[.B$4])))" office:value-type="float" office:value="57351" calcext:value-type="float">
            <text:p>57351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NT([.$B$3]*(0.42 - 0.5*COS((2*PI()*[.$A610])/[.B$4])+0.08*COS((4*PI()*[.$A610])/[.B$4])))" office:value-type="float" office:value="57184" calcext:value-type="float">
            <text:p>57184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NT([.$B$3]*(0.42 - 0.5*COS((2*PI()*[.$A611])/[.B$4])+0.08*COS((4*PI()*[.$A611])/[.B$4])))" office:value-type="float" office:value="57015" calcext:value-type="float">
            <text:p>57015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NT([.$B$3]*(0.42 - 0.5*COS((2*PI()*[.$A612])/[.B$4])+0.08*COS((4*PI()*[.$A612])/[.B$4])))" office:value-type="float" office:value="56845" calcext:value-type="float">
            <text:p>56845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NT([.$B$3]*(0.42 - 0.5*COS((2*PI()*[.$A613])/[.B$4])+0.08*COS((4*PI()*[.$A613])/[.B$4])))" office:value-type="float" office:value="56674" calcext:value-type="float">
            <text:p>56674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NT([.$B$3]*(0.42 - 0.5*COS((2*PI()*[.$A614])/[.B$4])+0.08*COS((4*PI()*[.$A614])/[.B$4])))" office:value-type="float" office:value="56501" calcext:value-type="float">
            <text:p>56501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NT([.$B$3]*(0.42 - 0.5*COS((2*PI()*[.$A615])/[.B$4])+0.08*COS((4*PI()*[.$A615])/[.B$4])))" office:value-type="float" office:value="56327" calcext:value-type="float">
            <text:p>56327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NT([.$B$3]*(0.42 - 0.5*COS((2*PI()*[.$A616])/[.B$4])+0.08*COS((4*PI()*[.$A616])/[.B$4])))" office:value-type="float" office:value="56152" calcext:value-type="float">
            <text:p>5615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NT([.$B$3]*(0.42 - 0.5*COS((2*PI()*[.$A617])/[.B$4])+0.08*COS((4*PI()*[.$A617])/[.B$4])))" office:value-type="float" office:value="55975" calcext:value-type="float">
            <text:p>55975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NT([.$B$3]*(0.42 - 0.5*COS((2*PI()*[.$A618])/[.B$4])+0.08*COS((4*PI()*[.$A618])/[.B$4])))" office:value-type="float" office:value="55797" calcext:value-type="float">
            <text:p>55797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NT([.$B$3]*(0.42 - 0.5*COS((2*PI()*[.$A619])/[.B$4])+0.08*COS((4*PI()*[.$A619])/[.B$4])))" office:value-type="float" office:value="55618" calcext:value-type="float">
            <text:p>55618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NT([.$B$3]*(0.42 - 0.5*COS((2*PI()*[.$A620])/[.B$4])+0.08*COS((4*PI()*[.$A620])/[.B$4])))" office:value-type="float" office:value="55437" calcext:value-type="float">
            <text:p>55437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NT([.$B$3]*(0.42 - 0.5*COS((2*PI()*[.$A621])/[.B$4])+0.08*COS((4*PI()*[.$A621])/[.B$4])))" office:value-type="float" office:value="55256" calcext:value-type="float">
            <text:p>5525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NT([.$B$3]*(0.42 - 0.5*COS((2*PI()*[.$A622])/[.B$4])+0.08*COS((4*PI()*[.$A622])/[.B$4])))" office:value-type="float" office:value="55073" calcext:value-type="float">
            <text:p>55073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NT([.$B$3]*(0.42 - 0.5*COS((2*PI()*[.$A623])/[.B$4])+0.08*COS((4*PI()*[.$A623])/[.B$4])))" office:value-type="float" office:value="54889" calcext:value-type="float">
            <text:p>54889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NT([.$B$3]*(0.42 - 0.5*COS((2*PI()*[.$A624])/[.B$4])+0.08*COS((4*PI()*[.$A624])/[.B$4])))" office:value-type="float" office:value="54704" calcext:value-type="float">
            <text:p>54704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NT([.$B$3]*(0.42 - 0.5*COS((2*PI()*[.$A625])/[.B$4])+0.08*COS((4*PI()*[.$A625])/[.B$4])))" office:value-type="float" office:value="54517" calcext:value-type="float">
            <text:p>54517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NT([.$B$3]*(0.42 - 0.5*COS((2*PI()*[.$A626])/[.B$4])+0.08*COS((4*PI()*[.$A626])/[.B$4])))" office:value-type="float" office:value="54330" calcext:value-type="float">
            <text:p>54330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NT([.$B$3]*(0.42 - 0.5*COS((2*PI()*[.$A627])/[.B$4])+0.08*COS((4*PI()*[.$A627])/[.B$4])))" office:value-type="float" office:value="54141" calcext:value-type="float">
            <text:p>5414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NT([.$B$3]*(0.42 - 0.5*COS((2*PI()*[.$A628])/[.B$4])+0.08*COS((4*PI()*[.$A628])/[.B$4])))" office:value-type="float" office:value="53951" calcext:value-type="float">
            <text:p>53951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NT([.$B$3]*(0.42 - 0.5*COS((2*PI()*[.$A629])/[.B$4])+0.08*COS((4*PI()*[.$A629])/[.B$4])))" office:value-type="float" office:value="53760" calcext:value-type="float">
            <text:p>53760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NT([.$B$3]*(0.42 - 0.5*COS((2*PI()*[.$A630])/[.B$4])+0.08*COS((4*PI()*[.$A630])/[.B$4])))" office:value-type="float" office:value="53568" calcext:value-type="float">
            <text:p>53568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NT([.$B$3]*(0.42 - 0.5*COS((2*PI()*[.$A631])/[.B$4])+0.08*COS((4*PI()*[.$A631])/[.B$4])))" office:value-type="float" office:value="53375" calcext:value-type="float">
            <text:p>53375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NT([.$B$3]*(0.42 - 0.5*COS((2*PI()*[.$A632])/[.B$4])+0.08*COS((4*PI()*[.$A632])/[.B$4])))" office:value-type="float" office:value="53181" calcext:value-type="float">
            <text:p>53181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NT([.$B$3]*(0.42 - 0.5*COS((2*PI()*[.$A633])/[.B$4])+0.08*COS((4*PI()*[.$A633])/[.B$4])))" office:value-type="float" office:value="52985" calcext:value-type="float">
            <text:p>52985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NT([.$B$3]*(0.42 - 0.5*COS((2*PI()*[.$A634])/[.B$4])+0.08*COS((4*PI()*[.$A634])/[.B$4])))" office:value-type="float" office:value="52789" calcext:value-type="float">
            <text:p>5278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NT([.$B$3]*(0.42 - 0.5*COS((2*PI()*[.$A635])/[.B$4])+0.08*COS((4*PI()*[.$A635])/[.B$4])))" office:value-type="float" office:value="52592" calcext:value-type="float">
            <text:p>52592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NT([.$B$3]*(0.42 - 0.5*COS((2*PI()*[.$A636])/[.B$4])+0.08*COS((4*PI()*[.$A636])/[.B$4])))" office:value-type="float" office:value="52393" calcext:value-type="float">
            <text:p>52393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NT([.$B$3]*(0.42 - 0.5*COS((2*PI()*[.$A637])/[.B$4])+0.08*COS((4*PI()*[.$A637])/[.B$4])))" office:value-type="float" office:value="52194" calcext:value-type="float">
            <text:p>52194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NT([.$B$3]*(0.42 - 0.5*COS((2*PI()*[.$A638])/[.B$4])+0.08*COS((4*PI()*[.$A638])/[.B$4])))" office:value-type="float" office:value="51994" calcext:value-type="float">
            <text:p>51994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NT([.$B$3]*(0.42 - 0.5*COS((2*PI()*[.$A639])/[.B$4])+0.08*COS((4*PI()*[.$A639])/[.B$4])))" office:value-type="float" office:value="51792" calcext:value-type="float">
            <text:p>51792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NT([.$B$3]*(0.42 - 0.5*COS((2*PI()*[.$A640])/[.B$4])+0.08*COS((4*PI()*[.$A640])/[.B$4])))" office:value-type="float" office:value="51590" calcext:value-type="float">
            <text:p>51590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NT([.$B$3]*(0.42 - 0.5*COS((2*PI()*[.$A641])/[.B$4])+0.08*COS((4*PI()*[.$A641])/[.B$4])))" office:value-type="float" office:value="51387" calcext:value-type="float">
            <text:p>51387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NT([.$B$3]*(0.42 - 0.5*COS((2*PI()*[.$A642])/[.B$4])+0.08*COS((4*PI()*[.$A642])/[.B$4])))" office:value-type="float" office:value="51183" calcext:value-type="float">
            <text:p>51183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NT([.$B$3]*(0.42 - 0.5*COS((2*PI()*[.$A643])/[.B$4])+0.08*COS((4*PI()*[.$A643])/[.B$4])))" office:value-type="float" office:value="50978" calcext:value-type="float">
            <text:p>5097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NT([.$B$3]*(0.42 - 0.5*COS((2*PI()*[.$A644])/[.B$4])+0.08*COS((4*PI()*[.$A644])/[.B$4])))" office:value-type="float" office:value="50772" calcext:value-type="float">
            <text:p>50772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NT([.$B$3]*(0.42 - 0.5*COS((2*PI()*[.$A645])/[.B$4])+0.08*COS((4*PI()*[.$A645])/[.B$4])))" office:value-type="float" office:value="50565" calcext:value-type="float">
            <text:p>50565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NT([.$B$3]*(0.42 - 0.5*COS((2*PI()*[.$A646])/[.B$4])+0.08*COS((4*PI()*[.$A646])/[.B$4])))" office:value-type="float" office:value="50357" calcext:value-type="float">
            <text:p>50357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NT([.$B$3]*(0.42 - 0.5*COS((2*PI()*[.$A647])/[.B$4])+0.08*COS((4*PI()*[.$A647])/[.B$4])))" office:value-type="float" office:value="50149" calcext:value-type="float">
            <text:p>50149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NT([.$B$3]*(0.42 - 0.5*COS((2*PI()*[.$A648])/[.B$4])+0.08*COS((4*PI()*[.$A648])/[.B$4])))" office:value-type="float" office:value="49939" calcext:value-type="float">
            <text:p>49939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NT([.$B$3]*(0.42 - 0.5*COS((2*PI()*[.$A649])/[.B$4])+0.08*COS((4*PI()*[.$A649])/[.B$4])))" office:value-type="float" office:value="49729" calcext:value-type="float">
            <text:p>49729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NT([.$B$3]*(0.42 - 0.5*COS((2*PI()*[.$A650])/[.B$4])+0.08*COS((4*PI()*[.$A650])/[.B$4])))" office:value-type="float" office:value="49518" calcext:value-type="float">
            <text:p>49518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NT([.$B$3]*(0.42 - 0.5*COS((2*PI()*[.$A651])/[.B$4])+0.08*COS((4*PI()*[.$A651])/[.B$4])))" office:value-type="float" office:value="49306" calcext:value-type="float">
            <text:p>4930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NT([.$B$3]*(0.42 - 0.5*COS((2*PI()*[.$A652])/[.B$4])+0.08*COS((4*PI()*[.$A652])/[.B$4])))" office:value-type="float" office:value="49094" calcext:value-type="float">
            <text:p>49094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NT([.$B$3]*(0.42 - 0.5*COS((2*PI()*[.$A653])/[.B$4])+0.08*COS((4*PI()*[.$A653])/[.B$4])))" office:value-type="float" office:value="48881" calcext:value-type="float">
            <text:p>48881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NT([.$B$3]*(0.42 - 0.5*COS((2*PI()*[.$A654])/[.B$4])+0.08*COS((4*PI()*[.$A654])/[.B$4])))" office:value-type="float" office:value="48666" calcext:value-type="float">
            <text:p>4866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NT([.$B$3]*(0.42 - 0.5*COS((2*PI()*[.$A655])/[.B$4])+0.08*COS((4*PI()*[.$A655])/[.B$4])))" office:value-type="float" office:value="48452" calcext:value-type="float">
            <text:p>48452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NT([.$B$3]*(0.42 - 0.5*COS((2*PI()*[.$A656])/[.B$4])+0.08*COS((4*PI()*[.$A656])/[.B$4])))" office:value-type="float" office:value="48236" calcext:value-type="float">
            <text:p>4823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NT([.$B$3]*(0.42 - 0.5*COS((2*PI()*[.$A657])/[.B$4])+0.08*COS((4*PI()*[.$A657])/[.B$4])))" office:value-type="float" office:value="48020" calcext:value-type="float">
            <text:p>48020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NT([.$B$3]*(0.42 - 0.5*COS((2*PI()*[.$A658])/[.B$4])+0.08*COS((4*PI()*[.$A658])/[.B$4])))" office:value-type="float" office:value="47803" calcext:value-type="float">
            <text:p>4780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NT([.$B$3]*(0.42 - 0.5*COS((2*PI()*[.$A659])/[.B$4])+0.08*COS((4*PI()*[.$A659])/[.B$4])))" office:value-type="float" office:value="47586" calcext:value-type="float">
            <text:p>4758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NT([.$B$3]*(0.42 - 0.5*COS((2*PI()*[.$A660])/[.B$4])+0.08*COS((4*PI()*[.$A660])/[.B$4])))" office:value-type="float" office:value="47367" calcext:value-type="float">
            <text:p>47367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NT([.$B$3]*(0.42 - 0.5*COS((2*PI()*[.$A661])/[.B$4])+0.08*COS((4*PI()*[.$A661])/[.B$4])))" office:value-type="float" office:value="47149" calcext:value-type="float">
            <text:p>47149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NT([.$B$3]*(0.42 - 0.5*COS((2*PI()*[.$A662])/[.B$4])+0.08*COS((4*PI()*[.$A662])/[.B$4])))" office:value-type="float" office:value="46929" calcext:value-type="float">
            <text:p>46929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NT([.$B$3]*(0.42 - 0.5*COS((2*PI()*[.$A663])/[.B$4])+0.08*COS((4*PI()*[.$A663])/[.B$4])))" office:value-type="float" office:value="46709" calcext:value-type="float">
            <text:p>46709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NT([.$B$3]*(0.42 - 0.5*COS((2*PI()*[.$A664])/[.B$4])+0.08*COS((4*PI()*[.$A664])/[.B$4])))" office:value-type="float" office:value="46488" calcext:value-type="float">
            <text:p>46488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NT([.$B$3]*(0.42 - 0.5*COS((2*PI()*[.$A665])/[.B$4])+0.08*COS((4*PI()*[.$A665])/[.B$4])))" office:value-type="float" office:value="46267" calcext:value-type="float">
            <text:p>46267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NT([.$B$3]*(0.42 - 0.5*COS((2*PI()*[.$A666])/[.B$4])+0.08*COS((4*PI()*[.$A666])/[.B$4])))" office:value-type="float" office:value="46045" calcext:value-type="float">
            <text:p>46045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NT([.$B$3]*(0.42 - 0.5*COS((2*PI()*[.$A667])/[.B$4])+0.08*COS((4*PI()*[.$A667])/[.B$4])))" office:value-type="float" office:value="45823" calcext:value-type="float">
            <text:p>45823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NT([.$B$3]*(0.42 - 0.5*COS((2*PI()*[.$A668])/[.B$4])+0.08*COS((4*PI()*[.$A668])/[.B$4])))" office:value-type="float" office:value="45600" calcext:value-type="float">
            <text:p>45600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NT([.$B$3]*(0.42 - 0.5*COS((2*PI()*[.$A669])/[.B$4])+0.08*COS((4*PI()*[.$A669])/[.B$4])))" office:value-type="float" office:value="45377" calcext:value-type="float">
            <text:p>45377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NT([.$B$3]*(0.42 - 0.5*COS((2*PI()*[.$A670])/[.B$4])+0.08*COS((4*PI()*[.$A670])/[.B$4])))" office:value-type="float" office:value="45153" calcext:value-type="float">
            <text:p>45153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NT([.$B$3]*(0.42 - 0.5*COS((2*PI()*[.$A671])/[.B$4])+0.08*COS((4*PI()*[.$A671])/[.B$4])))" office:value-type="float" office:value="44929" calcext:value-type="float">
            <text:p>4492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NT([.$B$3]*(0.42 - 0.5*COS((2*PI()*[.$A672])/[.B$4])+0.08*COS((4*PI()*[.$A672])/[.B$4])))" office:value-type="float" office:value="44704" calcext:value-type="float">
            <text:p>44704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NT([.$B$3]*(0.42 - 0.5*COS((2*PI()*[.$A673])/[.B$4])+0.08*COS((4*PI()*[.$A673])/[.B$4])))" office:value-type="float" office:value="44479" calcext:value-type="float">
            <text:p>44479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NT([.$B$3]*(0.42 - 0.5*COS((2*PI()*[.$A674])/[.B$4])+0.08*COS((4*PI()*[.$A674])/[.B$4])))" office:value-type="float" office:value="44253" calcext:value-type="float">
            <text:p>44253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NT([.$B$3]*(0.42 - 0.5*COS((2*PI()*[.$A675])/[.B$4])+0.08*COS((4*PI()*[.$A675])/[.B$4])))" office:value-type="float" office:value="44027" calcext:value-type="float">
            <text:p>44027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NT([.$B$3]*(0.42 - 0.5*COS((2*PI()*[.$A676])/[.B$4])+0.08*COS((4*PI()*[.$A676])/[.B$4])))" office:value-type="float" office:value="43800" calcext:value-type="float">
            <text:p>4380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NT([.$B$3]*(0.42 - 0.5*COS((2*PI()*[.$A677])/[.B$4])+0.08*COS((4*PI()*[.$A677])/[.B$4])))" office:value-type="float" office:value="43574" calcext:value-type="float">
            <text:p>4357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NT([.$B$3]*(0.42 - 0.5*COS((2*PI()*[.$A678])/[.B$4])+0.08*COS((4*PI()*[.$A678])/[.B$4])))" office:value-type="float" office:value="43346" calcext:value-type="float">
            <text:p>4334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NT([.$B$3]*(0.42 - 0.5*COS((2*PI()*[.$A679])/[.B$4])+0.08*COS((4*PI()*[.$A679])/[.B$4])))" office:value-type="float" office:value="43119" calcext:value-type="float">
            <text:p>43119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NT([.$B$3]*(0.42 - 0.5*COS((2*PI()*[.$A680])/[.B$4])+0.08*COS((4*PI()*[.$A680])/[.B$4])))" office:value-type="float" office:value="42891" calcext:value-type="float">
            <text:p>42891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NT([.$B$3]*(0.42 - 0.5*COS((2*PI()*[.$A681])/[.B$4])+0.08*COS((4*PI()*[.$A681])/[.B$4])))" office:value-type="float" office:value="42662" calcext:value-type="float">
            <text:p>42662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NT([.$B$3]*(0.42 - 0.5*COS((2*PI()*[.$A682])/[.B$4])+0.08*COS((4*PI()*[.$A682])/[.B$4])))" office:value-type="float" office:value="42434" calcext:value-type="float">
            <text:p>42434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NT([.$B$3]*(0.42 - 0.5*COS((2*PI()*[.$A683])/[.B$4])+0.08*COS((4*PI()*[.$A683])/[.B$4])))" office:value-type="float" office:value="42205" calcext:value-type="float">
            <text:p>42205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NT([.$B$3]*(0.42 - 0.5*COS((2*PI()*[.$A684])/[.B$4])+0.08*COS((4*PI()*[.$A684])/[.B$4])))" office:value-type="float" office:value="41976" calcext:value-type="float">
            <text:p>4197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NT([.$B$3]*(0.42 - 0.5*COS((2*PI()*[.$A685])/[.B$4])+0.08*COS((4*PI()*[.$A685])/[.B$4])))" office:value-type="float" office:value="41746" calcext:value-type="float">
            <text:p>41746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NT([.$B$3]*(0.42 - 0.5*COS((2*PI()*[.$A686])/[.B$4])+0.08*COS((4*PI()*[.$A686])/[.B$4])))" office:value-type="float" office:value="41517" calcext:value-type="float">
            <text:p>41517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NT([.$B$3]*(0.42 - 0.5*COS((2*PI()*[.$A687])/[.B$4])+0.08*COS((4*PI()*[.$A687])/[.B$4])))" office:value-type="float" office:value="41287" calcext:value-type="float">
            <text:p>41287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NT([.$B$3]*(0.42 - 0.5*COS((2*PI()*[.$A688])/[.B$4])+0.08*COS((4*PI()*[.$A688])/[.B$4])))" office:value-type="float" office:value="41056" calcext:value-type="float">
            <text:p>41056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NT([.$B$3]*(0.42 - 0.5*COS((2*PI()*[.$A689])/[.B$4])+0.08*COS((4*PI()*[.$A689])/[.B$4])))" office:value-type="float" office:value="40826" calcext:value-type="float">
            <text:p>40826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NT([.$B$3]*(0.42 - 0.5*COS((2*PI()*[.$A690])/[.B$4])+0.08*COS((4*PI()*[.$A690])/[.B$4])))" office:value-type="float" office:value="40595" calcext:value-type="float">
            <text:p>4059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NT([.$B$3]*(0.42 - 0.5*COS((2*PI()*[.$A691])/[.B$4])+0.08*COS((4*PI()*[.$A691])/[.B$4])))" office:value-type="float" office:value="40365" calcext:value-type="float">
            <text:p>40365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NT([.$B$3]*(0.42 - 0.5*COS((2*PI()*[.$A692])/[.B$4])+0.08*COS((4*PI()*[.$A692])/[.B$4])))" office:value-type="float" office:value="40134" calcext:value-type="float">
            <text:p>4013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NT([.$B$3]*(0.42 - 0.5*COS((2*PI()*[.$A693])/[.B$4])+0.08*COS((4*PI()*[.$A693])/[.B$4])))" office:value-type="float" office:value="39903" calcext:value-type="float">
            <text:p>39903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NT([.$B$3]*(0.42 - 0.5*COS((2*PI()*[.$A694])/[.B$4])+0.08*COS((4*PI()*[.$A694])/[.B$4])))" office:value-type="float" office:value="39671" calcext:value-type="float">
            <text:p>39671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NT([.$B$3]*(0.42 - 0.5*COS((2*PI()*[.$A695])/[.B$4])+0.08*COS((4*PI()*[.$A695])/[.B$4])))" office:value-type="float" office:value="39440" calcext:value-type="float">
            <text:p>3944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NT([.$B$3]*(0.42 - 0.5*COS((2*PI()*[.$A696])/[.B$4])+0.08*COS((4*PI()*[.$A696])/[.B$4])))" office:value-type="float" office:value="39209" calcext:value-type="float">
            <text:p>39209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NT([.$B$3]*(0.42 - 0.5*COS((2*PI()*[.$A697])/[.B$4])+0.08*COS((4*PI()*[.$A697])/[.B$4])))" office:value-type="float" office:value="38977" calcext:value-type="float">
            <text:p>38977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NT([.$B$3]*(0.42 - 0.5*COS((2*PI()*[.$A698])/[.B$4])+0.08*COS((4*PI()*[.$A698])/[.B$4])))" office:value-type="float" office:value="38746" calcext:value-type="float">
            <text:p>3874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NT([.$B$3]*(0.42 - 0.5*COS((2*PI()*[.$A699])/[.B$4])+0.08*COS((4*PI()*[.$A699])/[.B$4])))" office:value-type="float" office:value="38514" calcext:value-type="float">
            <text:p>3851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NT([.$B$3]*(0.42 - 0.5*COS((2*PI()*[.$A700])/[.B$4])+0.08*COS((4*PI()*[.$A700])/[.B$4])))" office:value-type="float" office:value="38282" calcext:value-type="float">
            <text:p>38282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NT([.$B$3]*(0.42 - 0.5*COS((2*PI()*[.$A701])/[.B$4])+0.08*COS((4*PI()*[.$A701])/[.B$4])))" office:value-type="float" office:value="38051" calcext:value-type="float">
            <text:p>3805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NT([.$B$3]*(0.42 - 0.5*COS((2*PI()*[.$A702])/[.B$4])+0.08*COS((4*PI()*[.$A702])/[.B$4])))" office:value-type="float" office:value="37819" calcext:value-type="float">
            <text:p>37819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NT([.$B$3]*(0.42 - 0.5*COS((2*PI()*[.$A703])/[.B$4])+0.08*COS((4*PI()*[.$A703])/[.B$4])))" office:value-type="float" office:value="37587" calcext:value-type="float">
            <text:p>37587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NT([.$B$3]*(0.42 - 0.5*COS((2*PI()*[.$A704])/[.B$4])+0.08*COS((4*PI()*[.$A704])/[.B$4])))" office:value-type="float" office:value="37355" calcext:value-type="float">
            <text:p>3735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NT([.$B$3]*(0.42 - 0.5*COS((2*PI()*[.$A705])/[.B$4])+0.08*COS((4*PI()*[.$A705])/[.B$4])))" office:value-type="float" office:value="37124" calcext:value-type="float">
            <text:p>37124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NT([.$B$3]*(0.42 - 0.5*COS((2*PI()*[.$A706])/[.B$4])+0.08*COS((4*PI()*[.$A706])/[.B$4])))" office:value-type="float" office:value="36892" calcext:value-type="float">
            <text:p>3689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NT([.$B$3]*(0.42 - 0.5*COS((2*PI()*[.$A707])/[.B$4])+0.08*COS((4*PI()*[.$A707])/[.B$4])))" office:value-type="float" office:value="36660" calcext:value-type="float">
            <text:p>3666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NT([.$B$3]*(0.42 - 0.5*COS((2*PI()*[.$A708])/[.B$4])+0.08*COS((4*PI()*[.$A708])/[.B$4])))" office:value-type="float" office:value="36429" calcext:value-type="float">
            <text:p>36429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NT([.$B$3]*(0.42 - 0.5*COS((2*PI()*[.$A709])/[.B$4])+0.08*COS((4*PI()*[.$A709])/[.B$4])))" office:value-type="float" office:value="36197" calcext:value-type="float">
            <text:p>36197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NT([.$B$3]*(0.42 - 0.5*COS((2*PI()*[.$A710])/[.B$4])+0.08*COS((4*PI()*[.$A710])/[.B$4])))" office:value-type="float" office:value="35966" calcext:value-type="float">
            <text:p>3596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NT([.$B$3]*(0.42 - 0.5*COS((2*PI()*[.$A711])/[.B$4])+0.08*COS((4*PI()*[.$A711])/[.B$4])))" office:value-type="float" office:value="35735" calcext:value-type="float">
            <text:p>35735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NT([.$B$3]*(0.42 - 0.5*COS((2*PI()*[.$A712])/[.B$4])+0.08*COS((4*PI()*[.$A712])/[.B$4])))" office:value-type="float" office:value="35504" calcext:value-type="float">
            <text:p>35504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NT([.$B$3]*(0.42 - 0.5*COS((2*PI()*[.$A713])/[.B$4])+0.08*COS((4*PI()*[.$A713])/[.B$4])))" office:value-type="float" office:value="35273" calcext:value-type="float">
            <text:p>35273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NT([.$B$3]*(0.42 - 0.5*COS((2*PI()*[.$A714])/[.B$4])+0.08*COS((4*PI()*[.$A714])/[.B$4])))" office:value-type="float" office:value="35042" calcext:value-type="float">
            <text:p>3504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NT([.$B$3]*(0.42 - 0.5*COS((2*PI()*[.$A715])/[.B$4])+0.08*COS((4*PI()*[.$A715])/[.B$4])))" office:value-type="float" office:value="34811" calcext:value-type="float">
            <text:p>348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NT([.$B$3]*(0.42 - 0.5*COS((2*PI()*[.$A716])/[.B$4])+0.08*COS((4*PI()*[.$A716])/[.B$4])))" office:value-type="float" office:value="34581" calcext:value-type="float">
            <text:p>3458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NT([.$B$3]*(0.42 - 0.5*COS((2*PI()*[.$A717])/[.B$4])+0.08*COS((4*PI()*[.$A717])/[.B$4])))" office:value-type="float" office:value="34350" calcext:value-type="float">
            <text:p>3435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NT([.$B$3]*(0.42 - 0.5*COS((2*PI()*[.$A718])/[.B$4])+0.08*COS((4*PI()*[.$A718])/[.B$4])))" office:value-type="float" office:value="34120" calcext:value-type="float">
            <text:p>3412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NT([.$B$3]*(0.42 - 0.5*COS((2*PI()*[.$A719])/[.B$4])+0.08*COS((4*PI()*[.$A719])/[.B$4])))" office:value-type="float" office:value="33890" calcext:value-type="float">
            <text:p>33890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NT([.$B$3]*(0.42 - 0.5*COS((2*PI()*[.$A720])/[.B$4])+0.08*COS((4*PI()*[.$A720])/[.B$4])))" office:value-type="float" office:value="33661" calcext:value-type="float">
            <text:p>33661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NT([.$B$3]*(0.42 - 0.5*COS((2*PI()*[.$A721])/[.B$4])+0.08*COS((4*PI()*[.$A721])/[.B$4])))" office:value-type="float" office:value="33431" calcext:value-type="float">
            <text:p>33431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NT([.$B$3]*(0.42 - 0.5*COS((2*PI()*[.$A722])/[.B$4])+0.08*COS((4*PI()*[.$A722])/[.B$4])))" office:value-type="float" office:value="33202" calcext:value-type="float">
            <text:p>33202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NT([.$B$3]*(0.42 - 0.5*COS((2*PI()*[.$A723])/[.B$4])+0.08*COS((4*PI()*[.$A723])/[.B$4])))" office:value-type="float" office:value="32973" calcext:value-type="float">
            <text:p>32973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NT([.$B$3]*(0.42 - 0.5*COS((2*PI()*[.$A724])/[.B$4])+0.08*COS((4*PI()*[.$A724])/[.B$4])))" office:value-type="float" office:value="32745" calcext:value-type="float">
            <text:p>32745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NT([.$B$3]*(0.42 - 0.5*COS((2*PI()*[.$A725])/[.B$4])+0.08*COS((4*PI()*[.$A725])/[.B$4])))" office:value-type="float" office:value="32516" calcext:value-type="float">
            <text:p>32516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NT([.$B$3]*(0.42 - 0.5*COS((2*PI()*[.$A726])/[.B$4])+0.08*COS((4*PI()*[.$A726])/[.B$4])))" office:value-type="float" office:value="32288" calcext:value-type="float">
            <text:p>32288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NT([.$B$3]*(0.42 - 0.5*COS((2*PI()*[.$A727])/[.B$4])+0.08*COS((4*PI()*[.$A727])/[.B$4])))" office:value-type="float" office:value="32061" calcext:value-type="float">
            <text:p>32061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NT([.$B$3]*(0.42 - 0.5*COS((2*PI()*[.$A728])/[.B$4])+0.08*COS((4*PI()*[.$A728])/[.B$4])))" office:value-type="float" office:value="31833" calcext:value-type="float">
            <text:p>3183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NT([.$B$3]*(0.42 - 0.5*COS((2*PI()*[.$A729])/[.B$4])+0.08*COS((4*PI()*[.$A729])/[.B$4])))" office:value-type="float" office:value="31606" calcext:value-type="float">
            <text:p>31606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NT([.$B$3]*(0.42 - 0.5*COS((2*PI()*[.$A730])/[.B$4])+0.08*COS((4*PI()*[.$A730])/[.B$4])))" office:value-type="float" office:value="31380" calcext:value-type="float">
            <text:p>31380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NT([.$B$3]*(0.42 - 0.5*COS((2*PI()*[.$A731])/[.B$4])+0.08*COS((4*PI()*[.$A731])/[.B$4])))" office:value-type="float" office:value="31153" calcext:value-type="float">
            <text:p>31153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NT([.$B$3]*(0.42 - 0.5*COS((2*PI()*[.$A732])/[.B$4])+0.08*COS((4*PI()*[.$A732])/[.B$4])))" office:value-type="float" office:value="30928" calcext:value-type="float">
            <text:p>30928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NT([.$B$3]*(0.42 - 0.5*COS((2*PI()*[.$A733])/[.B$4])+0.08*COS((4*PI()*[.$A733])/[.B$4])))" office:value-type="float" office:value="30702" calcext:value-type="float">
            <text:p>30702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NT([.$B$3]*(0.42 - 0.5*COS((2*PI()*[.$A734])/[.B$4])+0.08*COS((4*PI()*[.$A734])/[.B$4])))" office:value-type="float" office:value="30477" calcext:value-type="float">
            <text:p>30477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NT([.$B$3]*(0.42 - 0.5*COS((2*PI()*[.$A735])/[.B$4])+0.08*COS((4*PI()*[.$A735])/[.B$4])))" office:value-type="float" office:value="30252" calcext:value-type="float">
            <text:p>30252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NT([.$B$3]*(0.42 - 0.5*COS((2*PI()*[.$A736])/[.B$4])+0.08*COS((4*PI()*[.$A736])/[.B$4])))" office:value-type="float" office:value="30028" calcext:value-type="float">
            <text:p>30028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NT([.$B$3]*(0.42 - 0.5*COS((2*PI()*[.$A737])/[.B$4])+0.08*COS((4*PI()*[.$A737])/[.B$4])))" office:value-type="float" office:value="29804" calcext:value-type="float">
            <text:p>29804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NT([.$B$3]*(0.42 - 0.5*COS((2*PI()*[.$A738])/[.B$4])+0.08*COS((4*PI()*[.$A738])/[.B$4])))" office:value-type="float" office:value="29581" calcext:value-type="float">
            <text:p>29581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NT([.$B$3]*(0.42 - 0.5*COS((2*PI()*[.$A739])/[.B$4])+0.08*COS((4*PI()*[.$A739])/[.B$4])))" office:value-type="float" office:value="29358" calcext:value-type="float">
            <text:p>29358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NT([.$B$3]*(0.42 - 0.5*COS((2*PI()*[.$A740])/[.B$4])+0.08*COS((4*PI()*[.$A740])/[.B$4])))" office:value-type="float" office:value="29136" calcext:value-type="float">
            <text:p>2913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NT([.$B$3]*(0.42 - 0.5*COS((2*PI()*[.$A741])/[.B$4])+0.08*COS((4*PI()*[.$A741])/[.B$4])))" office:value-type="float" office:value="28914" calcext:value-type="float">
            <text:p>28914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NT([.$B$3]*(0.42 - 0.5*COS((2*PI()*[.$A742])/[.B$4])+0.08*COS((4*PI()*[.$A742])/[.B$4])))" office:value-type="float" office:value="28692" calcext:value-type="float">
            <text:p>2869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NT([.$B$3]*(0.42 - 0.5*COS((2*PI()*[.$A743])/[.B$4])+0.08*COS((4*PI()*[.$A743])/[.B$4])))" office:value-type="float" office:value="28471" calcext:value-type="float">
            <text:p>28471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NT([.$B$3]*(0.42 - 0.5*COS((2*PI()*[.$A744])/[.B$4])+0.08*COS((4*PI()*[.$A744])/[.B$4])))" office:value-type="float" office:value="28251" calcext:value-type="float">
            <text:p>28251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NT([.$B$3]*(0.42 - 0.5*COS((2*PI()*[.$A745])/[.B$4])+0.08*COS((4*PI()*[.$A745])/[.B$4])))" office:value-type="float" office:value="28031" calcext:value-type="float">
            <text:p>28031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NT([.$B$3]*(0.42 - 0.5*COS((2*PI()*[.$A746])/[.B$4])+0.08*COS((4*PI()*[.$A746])/[.B$4])))" office:value-type="float" office:value="27812" calcext:value-type="float">
            <text:p>2781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NT([.$B$3]*(0.42 - 0.5*COS((2*PI()*[.$A747])/[.B$4])+0.08*COS((4*PI()*[.$A747])/[.B$4])))" office:value-type="float" office:value="27593" calcext:value-type="float">
            <text:p>2759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NT([.$B$3]*(0.42 - 0.5*COS((2*PI()*[.$A748])/[.B$4])+0.08*COS((4*PI()*[.$A748])/[.B$4])))" office:value-type="float" office:value="27375" calcext:value-type="float">
            <text:p>27375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NT([.$B$3]*(0.42 - 0.5*COS((2*PI()*[.$A749])/[.B$4])+0.08*COS((4*PI()*[.$A749])/[.B$4])))" office:value-type="float" office:value="27157" calcext:value-type="float">
            <text:p>27157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NT([.$B$3]*(0.42 - 0.5*COS((2*PI()*[.$A750])/[.B$4])+0.08*COS((4*PI()*[.$A750])/[.B$4])))" office:value-type="float" office:value="26940" calcext:value-type="float">
            <text:p>26940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NT([.$B$3]*(0.42 - 0.5*COS((2*PI()*[.$A751])/[.B$4])+0.08*COS((4*PI()*[.$A751])/[.B$4])))" office:value-type="float" office:value="26724" calcext:value-type="float">
            <text:p>26724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NT([.$B$3]*(0.42 - 0.5*COS((2*PI()*[.$A752])/[.B$4])+0.08*COS((4*PI()*[.$A752])/[.B$4])))" office:value-type="float" office:value="26508" calcext:value-type="float">
            <text:p>2650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NT([.$B$3]*(0.42 - 0.5*COS((2*PI()*[.$A753])/[.B$4])+0.08*COS((4*PI()*[.$A753])/[.B$4])))" office:value-type="float" office:value="26292" calcext:value-type="float">
            <text:p>26292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NT([.$B$3]*(0.42 - 0.5*COS((2*PI()*[.$A754])/[.B$4])+0.08*COS((4*PI()*[.$A754])/[.B$4])))" office:value-type="float" office:value="26078" calcext:value-type="float">
            <text:p>2607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NT([.$B$3]*(0.42 - 0.5*COS((2*PI()*[.$A755])/[.B$4])+0.08*COS((4*PI()*[.$A755])/[.B$4])))" office:value-type="float" office:value="25864" calcext:value-type="float">
            <text:p>25864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NT([.$B$3]*(0.42 - 0.5*COS((2*PI()*[.$A756])/[.B$4])+0.08*COS((4*PI()*[.$A756])/[.B$4])))" office:value-type="float" office:value="25650" calcext:value-type="float">
            <text:p>25650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NT([.$B$3]*(0.42 - 0.5*COS((2*PI()*[.$A757])/[.B$4])+0.08*COS((4*PI()*[.$A757])/[.B$4])))" office:value-type="float" office:value="25438" calcext:value-type="float">
            <text:p>25438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NT([.$B$3]*(0.42 - 0.5*COS((2*PI()*[.$A758])/[.B$4])+0.08*COS((4*PI()*[.$A758])/[.B$4])))" office:value-type="float" office:value="25226" calcext:value-type="float">
            <text:p>2522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NT([.$B$3]*(0.42 - 0.5*COS((2*PI()*[.$A759])/[.B$4])+0.08*COS((4*PI()*[.$A759])/[.B$4])))" office:value-type="float" office:value="25014" calcext:value-type="float">
            <text:p>2501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NT([.$B$3]*(0.42 - 0.5*COS((2*PI()*[.$A760])/[.B$4])+0.08*COS((4*PI()*[.$A760])/[.B$4])))" office:value-type="float" office:value="24804" calcext:value-type="float">
            <text:p>24804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NT([.$B$3]*(0.42 - 0.5*COS((2*PI()*[.$A761])/[.B$4])+0.08*COS((4*PI()*[.$A761])/[.B$4])))" office:value-type="float" office:value="24594" calcext:value-type="float">
            <text:p>24594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NT([.$B$3]*(0.42 - 0.5*COS((2*PI()*[.$A762])/[.B$4])+0.08*COS((4*PI()*[.$A762])/[.B$4])))" office:value-type="float" office:value="24384" calcext:value-type="float">
            <text:p>24384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NT([.$B$3]*(0.42 - 0.5*COS((2*PI()*[.$A763])/[.B$4])+0.08*COS((4*PI()*[.$A763])/[.B$4])))" office:value-type="float" office:value="24176" calcext:value-type="float">
            <text:p>24176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NT([.$B$3]*(0.42 - 0.5*COS((2*PI()*[.$A764])/[.B$4])+0.08*COS((4*PI()*[.$A764])/[.B$4])))" office:value-type="float" office:value="23968" calcext:value-type="float">
            <text:p>23968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NT([.$B$3]*(0.42 - 0.5*COS((2*PI()*[.$A765])/[.B$4])+0.08*COS((4*PI()*[.$A765])/[.B$4])))" office:value-type="float" office:value="23761" calcext:value-type="float">
            <text:p>23761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NT([.$B$3]*(0.42 - 0.5*COS((2*PI()*[.$A766])/[.B$4])+0.08*COS((4*PI()*[.$A766])/[.B$4])))" office:value-type="float" office:value="23554" calcext:value-type="float">
            <text:p>23554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NT([.$B$3]*(0.42 - 0.5*COS((2*PI()*[.$A767])/[.B$4])+0.08*COS((4*PI()*[.$A767])/[.B$4])))" office:value-type="float" office:value="23349" calcext:value-type="float">
            <text:p>23349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NT([.$B$3]*(0.42 - 0.5*COS((2*PI()*[.$A768])/[.B$4])+0.08*COS((4*PI()*[.$A768])/[.B$4])))" office:value-type="float" office:value="23144" calcext:value-type="float">
            <text:p>23144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NT([.$B$3]*(0.42 - 0.5*COS((2*PI()*[.$A769])/[.B$4])+0.08*COS((4*PI()*[.$A769])/[.B$4])))" office:value-type="float" office:value="22940" calcext:value-type="float">
            <text:p>22940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NT([.$B$3]*(0.42 - 0.5*COS((2*PI()*[.$A770])/[.B$4])+0.08*COS((4*PI()*[.$A770])/[.B$4])))" office:value-type="float" office:value="22736" calcext:value-type="float">
            <text:p>2273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NT([.$B$3]*(0.42 - 0.5*COS((2*PI()*[.$A771])/[.B$4])+0.08*COS((4*PI()*[.$A771])/[.B$4])))" office:value-type="float" office:value="22534" calcext:value-type="float">
            <text:p>22534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NT([.$B$3]*(0.42 - 0.5*COS((2*PI()*[.$A772])/[.B$4])+0.08*COS((4*PI()*[.$A772])/[.B$4])))" office:value-type="float" office:value="22332" calcext:value-type="float">
            <text:p>22332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NT([.$B$3]*(0.42 - 0.5*COS((2*PI()*[.$A773])/[.B$4])+0.08*COS((4*PI()*[.$A773])/[.B$4])))" office:value-type="float" office:value="22131" calcext:value-type="float">
            <text:p>22131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NT([.$B$3]*(0.42 - 0.5*COS((2*PI()*[.$A774])/[.B$4])+0.08*COS((4*PI()*[.$A774])/[.B$4])))" office:value-type="float" office:value="21930" calcext:value-type="float">
            <text:p>21930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NT([.$B$3]*(0.42 - 0.5*COS((2*PI()*[.$A775])/[.B$4])+0.08*COS((4*PI()*[.$A775])/[.B$4])))" office:value-type="float" office:value="21731" calcext:value-type="float">
            <text:p>21731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NT([.$B$3]*(0.42 - 0.5*COS((2*PI()*[.$A776])/[.B$4])+0.08*COS((4*PI()*[.$A776])/[.B$4])))" office:value-type="float" office:value="21532" calcext:value-type="float">
            <text:p>21532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NT([.$B$3]*(0.42 - 0.5*COS((2*PI()*[.$A777])/[.B$4])+0.08*COS((4*PI()*[.$A777])/[.B$4])))" office:value-type="float" office:value="21334" calcext:value-type="float">
            <text:p>21334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NT([.$B$3]*(0.42 - 0.5*COS((2*PI()*[.$A778])/[.B$4])+0.08*COS((4*PI()*[.$A778])/[.B$4])))" office:value-type="float" office:value="21137" calcext:value-type="float">
            <text:p>21137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NT([.$B$3]*(0.42 - 0.5*COS((2*PI()*[.$A779])/[.B$4])+0.08*COS((4*PI()*[.$A779])/[.B$4])))" office:value-type="float" office:value="20941" calcext:value-type="float">
            <text:p>20941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NT([.$B$3]*(0.42 - 0.5*COS((2*PI()*[.$A780])/[.B$4])+0.08*COS((4*PI()*[.$A780])/[.B$4])))" office:value-type="float" office:value="20746" calcext:value-type="float">
            <text:p>2074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NT([.$B$3]*(0.42 - 0.5*COS((2*PI()*[.$A781])/[.B$4])+0.08*COS((4*PI()*[.$A781])/[.B$4])))" office:value-type="float" office:value="20552" calcext:value-type="float">
            <text:p>20552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NT([.$B$3]*(0.42 - 0.5*COS((2*PI()*[.$A782])/[.B$4])+0.08*COS((4*PI()*[.$A782])/[.B$4])))" office:value-type="float" office:value="20358" calcext:value-type="float">
            <text:p>20358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NT([.$B$3]*(0.42 - 0.5*COS((2*PI()*[.$A783])/[.B$4])+0.08*COS((4*PI()*[.$A783])/[.B$4])))" office:value-type="float" office:value="20165" calcext:value-type="float">
            <text:p>20165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NT([.$B$3]*(0.42 - 0.5*COS((2*PI()*[.$A784])/[.B$4])+0.08*COS((4*PI()*[.$A784])/[.B$4])))" office:value-type="float" office:value="19973" calcext:value-type="float">
            <text:p>19973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NT([.$B$3]*(0.42 - 0.5*COS((2*PI()*[.$A785])/[.B$4])+0.08*COS((4*PI()*[.$A785])/[.B$4])))" office:value-type="float" office:value="19782" calcext:value-type="float">
            <text:p>19782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NT([.$B$3]*(0.42 - 0.5*COS((2*PI()*[.$A786])/[.B$4])+0.08*COS((4*PI()*[.$A786])/[.B$4])))" office:value-type="float" office:value="19592" calcext:value-type="float">
            <text:p>19592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NT([.$B$3]*(0.42 - 0.5*COS((2*PI()*[.$A787])/[.B$4])+0.08*COS((4*PI()*[.$A787])/[.B$4])))" office:value-type="float" office:value="19403" calcext:value-type="float">
            <text:p>19403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NT([.$B$3]*(0.42 - 0.5*COS((2*PI()*[.$A788])/[.B$4])+0.08*COS((4*PI()*[.$A788])/[.B$4])))" office:value-type="float" office:value="19214" calcext:value-type="float">
            <text:p>1921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NT([.$B$3]*(0.42 - 0.5*COS((2*PI()*[.$A789])/[.B$4])+0.08*COS((4*PI()*[.$A789])/[.B$4])))" office:value-type="float" office:value="19027" calcext:value-type="float">
            <text:p>19027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INT([.$B$3]*(0.42 - 0.5*COS((2*PI()*[.$A790])/[.B$4])+0.08*COS((4*PI()*[.$A790])/[.B$4])))" office:value-type="float" office:value="18840" calcext:value-type="float">
            <text:p>18840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NT([.$B$3]*(0.42 - 0.5*COS((2*PI()*[.$A791])/[.B$4])+0.08*COS((4*PI()*[.$A791])/[.B$4])))" office:value-type="float" office:value="18655" calcext:value-type="float">
            <text:p>18655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NT([.$B$3]*(0.42 - 0.5*COS((2*PI()*[.$A792])/[.B$4])+0.08*COS((4*PI()*[.$A792])/[.B$4])))" office:value-type="float" office:value="18470" calcext:value-type="float">
            <text:p>18470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NT([.$B$3]*(0.42 - 0.5*COS((2*PI()*[.$A793])/[.B$4])+0.08*COS((4*PI()*[.$A793])/[.B$4])))" office:value-type="float" office:value="18286" calcext:value-type="float">
            <text:p>18286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NT([.$B$3]*(0.42 - 0.5*COS((2*PI()*[.$A794])/[.B$4])+0.08*COS((4*PI()*[.$A794])/[.B$4])))" office:value-type="float" office:value="18103" calcext:value-type="float">
            <text:p>18103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NT([.$B$3]*(0.42 - 0.5*COS((2*PI()*[.$A795])/[.B$4])+0.08*COS((4*PI()*[.$A795])/[.B$4])))" office:value-type="float" office:value="17921" calcext:value-type="float">
            <text:p>17921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NT([.$B$3]*(0.42 - 0.5*COS((2*PI()*[.$A796])/[.B$4])+0.08*COS((4*PI()*[.$A796])/[.B$4])))" office:value-type="float" office:value="17740" calcext:value-type="float">
            <text:p>17740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NT([.$B$3]*(0.42 - 0.5*COS((2*PI()*[.$A797])/[.B$4])+0.08*COS((4*PI()*[.$A797])/[.B$4])))" office:value-type="float" office:value="17560" calcext:value-type="float">
            <text:p>17560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NT([.$B$3]*(0.42 - 0.5*COS((2*PI()*[.$A798])/[.B$4])+0.08*COS((4*PI()*[.$A798])/[.B$4])))" office:value-type="float" office:value="17381" calcext:value-type="float">
            <text:p>17381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NT([.$B$3]*(0.42 - 0.5*COS((2*PI()*[.$A799])/[.B$4])+0.08*COS((4*PI()*[.$A799])/[.B$4])))" office:value-type="float" office:value="17203" calcext:value-type="float">
            <text:p>17203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NT([.$B$3]*(0.42 - 0.5*COS((2*PI()*[.$A800])/[.B$4])+0.08*COS((4*PI()*[.$A800])/[.B$4])))" office:value-type="float" office:value="17025" calcext:value-type="float">
            <text:p>1702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NT([.$B$3]*(0.42 - 0.5*COS((2*PI()*[.$A801])/[.B$4])+0.08*COS((4*PI()*[.$A801])/[.B$4])))" office:value-type="float" office:value="16849" calcext:value-type="float">
            <text:p>16849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NT([.$B$3]*(0.42 - 0.5*COS((2*PI()*[.$A802])/[.B$4])+0.08*COS((4*PI()*[.$A802])/[.B$4])))" office:value-type="float" office:value="16674" calcext:value-type="float">
            <text:p>16674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NT([.$B$3]*(0.42 - 0.5*COS((2*PI()*[.$A803])/[.B$4])+0.08*COS((4*PI()*[.$A803])/[.B$4])))" office:value-type="float" office:value="16499" calcext:value-type="float">
            <text:p>16499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NT([.$B$3]*(0.42 - 0.5*COS((2*PI()*[.$A804])/[.B$4])+0.08*COS((4*PI()*[.$A804])/[.B$4])))" office:value-type="float" office:value="16326" calcext:value-type="float">
            <text:p>1632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NT([.$B$3]*(0.42 - 0.5*COS((2*PI()*[.$A805])/[.B$4])+0.08*COS((4*PI()*[.$A805])/[.B$4])))" office:value-type="float" office:value="16153" calcext:value-type="float">
            <text:p>16153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NT([.$B$3]*(0.42 - 0.5*COS((2*PI()*[.$A806])/[.B$4])+0.08*COS((4*PI()*[.$A806])/[.B$4])))" office:value-type="float" office:value="15982" calcext:value-type="float">
            <text:p>15982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NT([.$B$3]*(0.42 - 0.5*COS((2*PI()*[.$A807])/[.B$4])+0.08*COS((4*PI()*[.$A807])/[.B$4])))" office:value-type="float" office:value="15811" calcext:value-type="float">
            <text:p>15811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NT([.$B$3]*(0.42 - 0.5*COS((2*PI()*[.$A808])/[.B$4])+0.08*COS((4*PI()*[.$A808])/[.B$4])))" office:value-type="float" office:value="15642" calcext:value-type="float">
            <text:p>15642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NT([.$B$3]*(0.42 - 0.5*COS((2*PI()*[.$A809])/[.B$4])+0.08*COS((4*PI()*[.$A809])/[.B$4])))" office:value-type="float" office:value="15473" calcext:value-type="float">
            <text:p>15473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NT([.$B$3]*(0.42 - 0.5*COS((2*PI()*[.$A810])/[.B$4])+0.08*COS((4*PI()*[.$A810])/[.B$4])))" office:value-type="float" office:value="15306" calcext:value-type="float">
            <text:p>153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NT([.$B$3]*(0.42 - 0.5*COS((2*PI()*[.$A811])/[.B$4])+0.08*COS((4*PI()*[.$A811])/[.B$4])))" office:value-type="float" office:value="15139" calcext:value-type="float">
            <text:p>15139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NT([.$B$3]*(0.42 - 0.5*COS((2*PI()*[.$A812])/[.B$4])+0.08*COS((4*PI()*[.$A812])/[.B$4])))" office:value-type="float" office:value="14973" calcext:value-type="float">
            <text:p>14973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NT([.$B$3]*(0.42 - 0.5*COS((2*PI()*[.$A813])/[.B$4])+0.08*COS((4*PI()*[.$A813])/[.B$4])))" office:value-type="float" office:value="14809" calcext:value-type="float">
            <text:p>14809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NT([.$B$3]*(0.42 - 0.5*COS((2*PI()*[.$A814])/[.B$4])+0.08*COS((4*PI()*[.$A814])/[.B$4])))" office:value-type="float" office:value="14645" calcext:value-type="float">
            <text:p>14645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NT([.$B$3]*(0.42 - 0.5*COS((2*PI()*[.$A815])/[.B$4])+0.08*COS((4*PI()*[.$A815])/[.B$4])))" office:value-type="float" office:value="14483" calcext:value-type="float">
            <text:p>14483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NT([.$B$3]*(0.42 - 0.5*COS((2*PI()*[.$A816])/[.B$4])+0.08*COS((4*PI()*[.$A816])/[.B$4])))" office:value-type="float" office:value="14321" calcext:value-type="float">
            <text:p>1432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NT([.$B$3]*(0.42 - 0.5*COS((2*PI()*[.$A817])/[.B$4])+0.08*COS((4*PI()*[.$A817])/[.B$4])))" office:value-type="float" office:value="14161" calcext:value-type="float">
            <text:p>14161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NT([.$B$3]*(0.42 - 0.5*COS((2*PI()*[.$A818])/[.B$4])+0.08*COS((4*PI()*[.$A818])/[.B$4])))" office:value-type="float" office:value="14001" calcext:value-type="float">
            <text:p>14001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NT([.$B$3]*(0.42 - 0.5*COS((2*PI()*[.$A819])/[.B$4])+0.08*COS((4*PI()*[.$A819])/[.B$4])))" office:value-type="float" office:value="13842" calcext:value-type="float">
            <text:p>13842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NT([.$B$3]*(0.42 - 0.5*COS((2*PI()*[.$A820])/[.B$4])+0.08*COS((4*PI()*[.$A820])/[.B$4])))" office:value-type="float" office:value="13685" calcext:value-type="float">
            <text:p>1368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NT([.$B$3]*(0.42 - 0.5*COS((2*PI()*[.$A821])/[.B$4])+0.08*COS((4*PI()*[.$A821])/[.B$4])))" office:value-type="float" office:value="13528" calcext:value-type="float">
            <text:p>13528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NT([.$B$3]*(0.42 - 0.5*COS((2*PI()*[.$A822])/[.B$4])+0.08*COS((4*PI()*[.$A822])/[.B$4])))" office:value-type="float" office:value="13373" calcext:value-type="float">
            <text:p>13373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NT([.$B$3]*(0.42 - 0.5*COS((2*PI()*[.$A823])/[.B$4])+0.08*COS((4*PI()*[.$A823])/[.B$4])))" office:value-type="float" office:value="13218" calcext:value-type="float">
            <text:p>132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NT([.$B$3]*(0.42 - 0.5*COS((2*PI()*[.$A824])/[.B$4])+0.08*COS((4*PI()*[.$A824])/[.B$4])))" office:value-type="float" office:value="13065" calcext:value-type="float">
            <text:p>13065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NT([.$B$3]*(0.42 - 0.5*COS((2*PI()*[.$A825])/[.B$4])+0.08*COS((4*PI()*[.$A825])/[.B$4])))" office:value-type="float" office:value="12913" calcext:value-type="float">
            <text:p>12913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NT([.$B$3]*(0.42 - 0.5*COS((2*PI()*[.$A826])/[.B$4])+0.08*COS((4*PI()*[.$A826])/[.B$4])))" office:value-type="float" office:value="12761" calcext:value-type="float">
            <text:p>1276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NT([.$B$3]*(0.42 - 0.5*COS((2*PI()*[.$A827])/[.B$4])+0.08*COS((4*PI()*[.$A827])/[.B$4])))" office:value-type="float" office:value="12611" calcext:value-type="float">
            <text:p>12611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NT([.$B$3]*(0.42 - 0.5*COS((2*PI()*[.$A828])/[.B$4])+0.08*COS((4*PI()*[.$A828])/[.B$4])))" office:value-type="float" office:value="12461" calcext:value-type="float">
            <text:p>12461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NT([.$B$3]*(0.42 - 0.5*COS((2*PI()*[.$A829])/[.B$4])+0.08*COS((4*PI()*[.$A829])/[.B$4])))" office:value-type="float" office:value="12313" calcext:value-type="float">
            <text:p>12313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NT([.$B$3]*(0.42 - 0.5*COS((2*PI()*[.$A830])/[.B$4])+0.08*COS((4*PI()*[.$A830])/[.B$4])))" office:value-type="float" office:value="12166" calcext:value-type="float">
            <text:p>12166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NT([.$B$3]*(0.42 - 0.5*COS((2*PI()*[.$A831])/[.B$4])+0.08*COS((4*PI()*[.$A831])/[.B$4])))" office:value-type="float" office:value="12020" calcext:value-type="float">
            <text:p>12020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NT([.$B$3]*(0.42 - 0.5*COS((2*PI()*[.$A832])/[.B$4])+0.08*COS((4*PI()*[.$A832])/[.B$4])))" office:value-type="float" office:value="11874" calcext:value-type="float">
            <text:p>11874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NT([.$B$3]*(0.42 - 0.5*COS((2*PI()*[.$A833])/[.B$4])+0.08*COS((4*PI()*[.$A833])/[.B$4])))" office:value-type="float" office:value="11730" calcext:value-type="float">
            <text:p>11730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NT([.$B$3]*(0.42 - 0.5*COS((2*PI()*[.$A834])/[.B$4])+0.08*COS((4*PI()*[.$A834])/[.B$4])))" office:value-type="float" office:value="11587" calcext:value-type="float">
            <text:p>11587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NT([.$B$3]*(0.42 - 0.5*COS((2*PI()*[.$A835])/[.B$4])+0.08*COS((4*PI()*[.$A835])/[.B$4])))" office:value-type="float" office:value="11445" calcext:value-type="float">
            <text:p>11445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NT([.$B$3]*(0.42 - 0.5*COS((2*PI()*[.$A836])/[.B$4])+0.08*COS((4*PI()*[.$A836])/[.B$4])))" office:value-type="float" office:value="11304" calcext:value-type="float">
            <text:p>11304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NT([.$B$3]*(0.42 - 0.5*COS((2*PI()*[.$A837])/[.B$4])+0.08*COS((4*PI()*[.$A837])/[.B$4])))" office:value-type="float" office:value="11164" calcext:value-type="float">
            <text:p>11164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NT([.$B$3]*(0.42 - 0.5*COS((2*PI()*[.$A838])/[.B$4])+0.08*COS((4*PI()*[.$A838])/[.B$4])))" office:value-type="float" office:value="11025" calcext:value-type="float">
            <text:p>11025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NT([.$B$3]*(0.42 - 0.5*COS((2*PI()*[.$A839])/[.B$4])+0.08*COS((4*PI()*[.$A839])/[.B$4])))" office:value-type="float" office:value="10887" calcext:value-type="float">
            <text:p>10887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NT([.$B$3]*(0.42 - 0.5*COS((2*PI()*[.$A840])/[.B$4])+0.08*COS((4*PI()*[.$A840])/[.B$4])))" office:value-type="float" office:value="10750" calcext:value-type="float">
            <text:p>10750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NT([.$B$3]*(0.42 - 0.5*COS((2*PI()*[.$A841])/[.B$4])+0.08*COS((4*PI()*[.$A841])/[.B$4])))"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NT([.$B$3]*(0.42 - 0.5*COS((2*PI()*[.$A842])/[.B$4])+0.08*COS((4*PI()*[.$A842])/[.B$4])))"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NT([.$B$3]*(0.42 - 0.5*COS((2*PI()*[.$A843])/[.B$4])+0.08*COS((4*PI()*[.$A843])/[.B$4])))"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NT([.$B$3]*(0.42 - 0.5*COS((2*PI()*[.$A844])/[.B$4])+0.08*COS((4*PI()*[.$A844])/[.B$4])))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NT([.$B$3]*(0.42 - 0.5*COS((2*PI()*[.$A845])/[.B$4])+0.08*COS((4*PI()*[.$A845])/[.B$4])))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NT([.$B$3]*(0.42 - 0.5*COS((2*PI()*[.$A846])/[.B$4])+0.08*COS((4*PI()*[.$A846])/[.B$4])))"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NT([.$B$3]*(0.42 - 0.5*COS((2*PI()*[.$A847])/[.B$4])+0.08*COS((4*PI()*[.$A847])/[.B$4])))"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NT([.$B$3]*(0.42 - 0.5*COS((2*PI()*[.$A848])/[.B$4])+0.08*COS((4*PI()*[.$A848])/[.B$4])))"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NT([.$B$3]*(0.42 - 0.5*COS((2*PI()*[.$A849])/[.B$4])+0.08*COS((4*PI()*[.$A849])/[.B$4])))"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NT([.$B$3]*(0.42 - 0.5*COS((2*PI()*[.$A850])/[.B$4])+0.08*COS((4*PI()*[.$A850])/[.B$4])))"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NT([.$B$3]*(0.42 - 0.5*COS((2*PI()*[.$A851])/[.B$4])+0.08*COS((4*PI()*[.$A851])/[.B$4])))"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NT([.$B$3]*(0.42 - 0.5*COS((2*PI()*[.$A852])/[.B$4])+0.08*COS((4*PI()*[.$A852])/[.B$4])))"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NT([.$B$3]*(0.42 - 0.5*COS((2*PI()*[.$A853])/[.B$4])+0.08*COS((4*PI()*[.$A853])/[.B$4])))"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NT([.$B$3]*(0.42 - 0.5*COS((2*PI()*[.$A854])/[.B$4])+0.08*COS((4*PI()*[.$A854])/[.B$4])))"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NT([.$B$3]*(0.42 - 0.5*COS((2*PI()*[.$A855])/[.B$4])+0.08*COS((4*PI()*[.$A855])/[.B$4])))"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NT([.$B$3]*(0.42 - 0.5*COS((2*PI()*[.$A856])/[.B$4])+0.08*COS((4*PI()*[.$A856])/[.B$4])))"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NT([.$B$3]*(0.42 - 0.5*COS((2*PI()*[.$A857])/[.B$4])+0.08*COS((4*PI()*[.$A857])/[.B$4])))"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NT([.$B$3]*(0.42 - 0.5*COS((2*PI()*[.$A858])/[.B$4])+0.08*COS((4*PI()*[.$A858])/[.B$4])))"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NT([.$B$3]*(0.42 - 0.5*COS((2*PI()*[.$A859])/[.B$4])+0.08*COS((4*PI()*[.$A859])/[.B$4])))"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NT([.$B$3]*(0.42 - 0.5*COS((2*PI()*[.$A860])/[.B$4])+0.08*COS((4*PI()*[.$A860])/[.B$4])))"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NT([.$B$3]*(0.42 - 0.5*COS((2*PI()*[.$A861])/[.B$4])+0.08*COS((4*PI()*[.$A861])/[.B$4])))"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NT([.$B$3]*(0.42 - 0.5*COS((2*PI()*[.$A862])/[.B$4])+0.08*COS((4*PI()*[.$A862])/[.B$4])))"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NT([.$B$3]*(0.42 - 0.5*COS((2*PI()*[.$A863])/[.B$4])+0.08*COS((4*PI()*[.$A863])/[.B$4])))"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NT([.$B$3]*(0.42 - 0.5*COS((2*PI()*[.$A864])/[.B$4])+0.08*COS((4*PI()*[.$A864])/[.B$4])))"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NT([.$B$3]*(0.42 - 0.5*COS((2*PI()*[.$A865])/[.B$4])+0.08*COS((4*PI()*[.$A865])/[.B$4])))"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NT([.$B$3]*(0.42 - 0.5*COS((2*PI()*[.$A866])/[.B$4])+0.08*COS((4*PI()*[.$A866])/[.B$4])))"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NT([.$B$3]*(0.42 - 0.5*COS((2*PI()*[.$A867])/[.B$4])+0.08*COS((4*PI()*[.$A867])/[.B$4])))"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NT([.$B$3]*(0.42 - 0.5*COS((2*PI()*[.$A868])/[.B$4])+0.08*COS((4*PI()*[.$A868])/[.B$4])))"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NT([.$B$3]*(0.42 - 0.5*COS((2*PI()*[.$A869])/[.B$4])+0.08*COS((4*PI()*[.$A869])/[.B$4])))"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NT([.$B$3]*(0.42 - 0.5*COS((2*PI()*[.$A870])/[.B$4])+0.08*COS((4*PI()*[.$A870])/[.B$4])))"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NT([.$B$3]*(0.42 - 0.5*COS((2*PI()*[.$A871])/[.B$4])+0.08*COS((4*PI()*[.$A871])/[.B$4])))"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NT([.$B$3]*(0.42 - 0.5*COS((2*PI()*[.$A872])/[.B$4])+0.08*COS((4*PI()*[.$A872])/[.B$4])))"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NT([.$B$3]*(0.42 - 0.5*COS((2*PI()*[.$A873])/[.B$4])+0.08*COS((4*PI()*[.$A873])/[.B$4])))"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NT([.$B$3]*(0.42 - 0.5*COS((2*PI()*[.$A874])/[.B$4])+0.08*COS((4*PI()*[.$A874])/[.B$4])))"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NT([.$B$3]*(0.42 - 0.5*COS((2*PI()*[.$A875])/[.B$4])+0.08*COS((4*PI()*[.$A875])/[.B$4])))"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NT([.$B$3]*(0.42 - 0.5*COS((2*PI()*[.$A876])/[.B$4])+0.08*COS((4*PI()*[.$A876])/[.B$4])))"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NT([.$B$3]*(0.42 - 0.5*COS((2*PI()*[.$A877])/[.B$4])+0.08*COS((4*PI()*[.$A877])/[.B$4])))"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NT([.$B$3]*(0.42 - 0.5*COS((2*PI()*[.$A878])/[.B$4])+0.08*COS((4*PI()*[.$A878])/[.B$4])))"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NT([.$B$3]*(0.42 - 0.5*COS((2*PI()*[.$A879])/[.B$4])+0.08*COS((4*PI()*[.$A879])/[.B$4])))"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NT([.$B$3]*(0.42 - 0.5*COS((2*PI()*[.$A880])/[.B$4])+0.08*COS((4*PI()*[.$A880])/[.B$4])))"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NT([.$B$3]*(0.42 - 0.5*COS((2*PI()*[.$A881])/[.B$4])+0.08*COS((4*PI()*[.$A881])/[.B$4])))"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NT([.$B$3]*(0.42 - 0.5*COS((2*PI()*[.$A882])/[.B$4])+0.08*COS((4*PI()*[.$A882])/[.B$4])))"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NT([.$B$3]*(0.42 - 0.5*COS((2*PI()*[.$A883])/[.B$4])+0.08*COS((4*PI()*[.$A883])/[.B$4])))"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NT([.$B$3]*(0.42 - 0.5*COS((2*PI()*[.$A884])/[.B$4])+0.08*COS((4*PI()*[.$A884])/[.B$4])))"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NT([.$B$3]*(0.42 - 0.5*COS((2*PI()*[.$A885])/[.B$4])+0.08*COS((4*PI()*[.$A885])/[.B$4])))"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NT([.$B$3]*(0.42 - 0.5*COS((2*PI()*[.$A886])/[.B$4])+0.08*COS((4*PI()*[.$A886])/[.B$4])))"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NT([.$B$3]*(0.42 - 0.5*COS((2*PI()*[.$A887])/[.B$4])+0.08*COS((4*PI()*[.$A887])/[.B$4])))"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NT([.$B$3]*(0.42 - 0.5*COS((2*PI()*[.$A888])/[.B$4])+0.08*COS((4*PI()*[.$A888])/[.B$4])))"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NT([.$B$3]*(0.42 - 0.5*COS((2*PI()*[.$A889])/[.B$4])+0.08*COS((4*PI()*[.$A889])/[.B$4])))"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NT([.$B$3]*(0.42 - 0.5*COS((2*PI()*[.$A890])/[.B$4])+0.08*COS((4*PI()*[.$A890])/[.B$4])))"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NT([.$B$3]*(0.42 - 0.5*COS((2*PI()*[.$A891])/[.B$4])+0.08*COS((4*PI()*[.$A891])/[.B$4])))"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NT([.$B$3]*(0.42 - 0.5*COS((2*PI()*[.$A892])/[.B$4])+0.08*COS((4*PI()*[.$A892])/[.B$4])))"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NT([.$B$3]*(0.42 - 0.5*COS((2*PI()*[.$A893])/[.B$4])+0.08*COS((4*PI()*[.$A893])/[.B$4])))"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NT([.$B$3]*(0.42 - 0.5*COS((2*PI()*[.$A894])/[.B$4])+0.08*COS((4*PI()*[.$A894])/[.B$4])))"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NT([.$B$3]*(0.42 - 0.5*COS((2*PI()*[.$A895])/[.B$4])+0.08*COS((4*PI()*[.$A895])/[.B$4])))"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NT([.$B$3]*(0.42 - 0.5*COS((2*PI()*[.$A896])/[.B$4])+0.08*COS((4*PI()*[.$A896])/[.B$4])))"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NT([.$B$3]*(0.42 - 0.5*COS((2*PI()*[.$A897])/[.B$4])+0.08*COS((4*PI()*[.$A897])/[.B$4])))"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NT([.$B$3]*(0.42 - 0.5*COS((2*PI()*[.$A898])/[.B$4])+0.08*COS((4*PI()*[.$A898])/[.B$4])))"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NT([.$B$3]*(0.42 - 0.5*COS((2*PI()*[.$A899])/[.B$4])+0.08*COS((4*PI()*[.$A899])/[.B$4])))"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NT([.$B$3]*(0.42 - 0.5*COS((2*PI()*[.$A900])/[.B$4])+0.08*COS((4*PI()*[.$A900])/[.B$4])))"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NT([.$B$3]*(0.42 - 0.5*COS((2*PI()*[.$A901])/[.B$4])+0.08*COS((4*PI()*[.$A901])/[.B$4])))"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NT([.$B$3]*(0.42 - 0.5*COS((2*PI()*[.$A902])/[.B$4])+0.08*COS((4*PI()*[.$A902])/[.B$4])))"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NT([.$B$3]*(0.42 - 0.5*COS((2*PI()*[.$A903])/[.B$4])+0.08*COS((4*PI()*[.$A903])/[.B$4])))"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NT([.$B$3]*(0.42 - 0.5*COS((2*PI()*[.$A904])/[.B$4])+0.08*COS((4*PI()*[.$A904])/[.B$4])))"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NT([.$B$3]*(0.42 - 0.5*COS((2*PI()*[.$A905])/[.B$4])+0.08*COS((4*PI()*[.$A905])/[.B$4])))"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NT([.$B$3]*(0.42 - 0.5*COS((2*PI()*[.$A906])/[.B$4])+0.08*COS((4*PI()*[.$A906])/[.B$4])))"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NT([.$B$3]*(0.42 - 0.5*COS((2*PI()*[.$A907])/[.B$4])+0.08*COS((4*PI()*[.$A907])/[.B$4])))"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NT([.$B$3]*(0.42 - 0.5*COS((2*PI()*[.$A908])/[.B$4])+0.08*COS((4*PI()*[.$A908])/[.B$4])))"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NT([.$B$3]*(0.42 - 0.5*COS((2*PI()*[.$A909])/[.B$4])+0.08*COS((4*PI()*[.$A909])/[.B$4])))"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NT([.$B$3]*(0.42 - 0.5*COS((2*PI()*[.$A910])/[.B$4])+0.08*COS((4*PI()*[.$A910])/[.B$4])))"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NT([.$B$3]*(0.42 - 0.5*COS((2*PI()*[.$A911])/[.B$4])+0.08*COS((4*PI()*[.$A911])/[.B$4])))"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NT([.$B$3]*(0.42 - 0.5*COS((2*PI()*[.$A912])/[.B$4])+0.08*COS((4*PI()*[.$A912])/[.B$4])))"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NT([.$B$3]*(0.42 - 0.5*COS((2*PI()*[.$A913])/[.B$4])+0.08*COS((4*PI()*[.$A913])/[.B$4])))"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NT([.$B$3]*(0.42 - 0.5*COS((2*PI()*[.$A914])/[.B$4])+0.08*COS((4*PI()*[.$A914])/[.B$4])))"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NT([.$B$3]*(0.42 - 0.5*COS((2*PI()*[.$A915])/[.B$4])+0.08*COS((4*PI()*[.$A915])/[.B$4])))"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NT([.$B$3]*(0.42 - 0.5*COS((2*PI()*[.$A916])/[.B$4])+0.08*COS((4*PI()*[.$A916])/[.B$4])))"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NT([.$B$3]*(0.42 - 0.5*COS((2*PI()*[.$A917])/[.B$4])+0.08*COS((4*PI()*[.$A917])/[.B$4])))"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NT([.$B$3]*(0.42 - 0.5*COS((2*PI()*[.$A918])/[.B$4])+0.08*COS((4*PI()*[.$A918])/[.B$4])))"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NT([.$B$3]*(0.42 - 0.5*COS((2*PI()*[.$A919])/[.B$4])+0.08*COS((4*PI()*[.$A919])/[.B$4])))"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NT([.$B$3]*(0.42 - 0.5*COS((2*PI()*[.$A920])/[.B$4])+0.08*COS((4*PI()*[.$A920])/[.B$4])))"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NT([.$B$3]*(0.42 - 0.5*COS((2*PI()*[.$A921])/[.B$4])+0.08*COS((4*PI()*[.$A921])/[.B$4])))"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NT([.$B$3]*(0.42 - 0.5*COS((2*PI()*[.$A922])/[.B$4])+0.08*COS((4*PI()*[.$A922])/[.B$4])))"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NT([.$B$3]*(0.42 - 0.5*COS((2*PI()*[.$A923])/[.B$4])+0.08*COS((4*PI()*[.$A923])/[.B$4])))"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NT([.$B$3]*(0.42 - 0.5*COS((2*PI()*[.$A924])/[.B$4])+0.08*COS((4*PI()*[.$A924])/[.B$4])))"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NT([.$B$3]*(0.42 - 0.5*COS((2*PI()*[.$A925])/[.B$4])+0.08*COS((4*PI()*[.$A925])/[.B$4])))"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NT([.$B$3]*(0.42 - 0.5*COS((2*PI()*[.$A926])/[.B$4])+0.08*COS((4*PI()*[.$A926])/[.B$4])))"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NT([.$B$3]*(0.42 - 0.5*COS((2*PI()*[.$A927])/[.B$4])+0.08*COS((4*PI()*[.$A927])/[.B$4])))"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NT([.$B$3]*(0.42 - 0.5*COS((2*PI()*[.$A928])/[.B$4])+0.08*COS((4*PI()*[.$A928])/[.B$4])))"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NT([.$B$3]*(0.42 - 0.5*COS((2*PI()*[.$A929])/[.B$4])+0.08*COS((4*PI()*[.$A929])/[.B$4])))"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NT([.$B$3]*(0.42 - 0.5*COS((2*PI()*[.$A930])/[.B$4])+0.08*COS((4*PI()*[.$A930])/[.B$4])))"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NT([.$B$3]*(0.42 - 0.5*COS((2*PI()*[.$A931])/[.B$4])+0.08*COS((4*PI()*[.$A931])/[.B$4])))"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NT([.$B$3]*(0.42 - 0.5*COS((2*PI()*[.$A932])/[.B$4])+0.08*COS((4*PI()*[.$A932])/[.B$4])))"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NT([.$B$3]*(0.42 - 0.5*COS((2*PI()*[.$A933])/[.B$4])+0.08*COS((4*PI()*[.$A933])/[.B$4])))"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NT([.$B$3]*(0.42 - 0.5*COS((2*PI()*[.$A934])/[.B$4])+0.08*COS((4*PI()*[.$A934])/[.B$4])))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NT([.$B$3]*(0.42 - 0.5*COS((2*PI()*[.$A935])/[.B$4])+0.08*COS((4*PI()*[.$A935])/[.B$4])))"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NT([.$B$3]*(0.42 - 0.5*COS((2*PI()*[.$A936])/[.B$4])+0.08*COS((4*PI()*[.$A936])/[.B$4])))"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NT([.$B$3]*(0.42 - 0.5*COS((2*PI()*[.$A937])/[.B$4])+0.08*COS((4*PI()*[.$A937])/[.B$4])))"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NT([.$B$3]*(0.42 - 0.5*COS((2*PI()*[.$A938])/[.B$4])+0.08*COS((4*PI()*[.$A938])/[.B$4])))"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NT([.$B$3]*(0.42 - 0.5*COS((2*PI()*[.$A939])/[.B$4])+0.08*COS((4*PI()*[.$A939])/[.B$4])))"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NT([.$B$3]*(0.42 - 0.5*COS((2*PI()*[.$A940])/[.B$4])+0.08*COS((4*PI()*[.$A940])/[.B$4])))"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NT([.$B$3]*(0.42 - 0.5*COS((2*PI()*[.$A941])/[.B$4])+0.08*COS((4*PI()*[.$A941])/[.B$4])))"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NT([.$B$3]*(0.42 - 0.5*COS((2*PI()*[.$A942])/[.B$4])+0.08*COS((4*PI()*[.$A942])/[.B$4])))"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NT([.$B$3]*(0.42 - 0.5*COS((2*PI()*[.$A943])/[.B$4])+0.08*COS((4*PI()*[.$A943])/[.B$4])))"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NT([.$B$3]*(0.42 - 0.5*COS((2*PI()*[.$A944])/[.B$4])+0.08*COS((4*PI()*[.$A944])/[.B$4])))"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NT([.$B$3]*(0.42 - 0.5*COS((2*PI()*[.$A945])/[.B$4])+0.08*COS((4*PI()*[.$A945])/[.B$4])))"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NT([.$B$3]*(0.42 - 0.5*COS((2*PI()*[.$A946])/[.B$4])+0.08*COS((4*PI()*[.$A946])/[.B$4])))"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NT([.$B$3]*(0.42 - 0.5*COS((2*PI()*[.$A947])/[.B$4])+0.08*COS((4*PI()*[.$A947])/[.B$4])))"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NT([.$B$3]*(0.42 - 0.5*COS((2*PI()*[.$A948])/[.B$4])+0.08*COS((4*PI()*[.$A948])/[.B$4])))"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NT([.$B$3]*(0.42 - 0.5*COS((2*PI()*[.$A949])/[.B$4])+0.08*COS((4*PI()*[.$A949])/[.B$4])))"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NT([.$B$3]*(0.42 - 0.5*COS((2*PI()*[.$A950])/[.B$4])+0.08*COS((4*PI()*[.$A950])/[.B$4])))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NT([.$B$3]*(0.42 - 0.5*COS((2*PI()*[.$A951])/[.B$4])+0.08*COS((4*PI()*[.$A951])/[.B$4])))"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NT([.$B$3]*(0.42 - 0.5*COS((2*PI()*[.$A952])/[.B$4])+0.08*COS((4*PI()*[.$A952])/[.B$4])))"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NT([.$B$3]*(0.42 - 0.5*COS((2*PI()*[.$A953])/[.B$4])+0.08*COS((4*PI()*[.$A953])/[.B$4])))"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NT([.$B$3]*(0.42 - 0.5*COS((2*PI()*[.$A954])/[.B$4])+0.08*COS((4*PI()*[.$A954])/[.B$4]))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NT([.$B$3]*(0.42 - 0.5*COS((2*PI()*[.$A955])/[.B$4])+0.08*COS((4*PI()*[.$A955])/[.B$4])))"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NT([.$B$3]*(0.42 - 0.5*COS((2*PI()*[.$A956])/[.B$4])+0.08*COS((4*PI()*[.$A956])/[.B$4])))"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NT([.$B$3]*(0.42 - 0.5*COS((2*PI()*[.$A957])/[.B$4])+0.08*COS((4*PI()*[.$A957])/[.B$4])))"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NT([.$B$3]*(0.42 - 0.5*COS((2*PI()*[.$A958])/[.B$4])+0.08*COS((4*PI()*[.$A958])/[.B$4])))"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NT([.$B$3]*(0.42 - 0.5*COS((2*PI()*[.$A959])/[.B$4])+0.08*COS((4*PI()*[.$A959])/[.B$4]))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NT([.$B$3]*(0.42 - 0.5*COS((2*PI()*[.$A960])/[.B$4])+0.08*COS((4*PI()*[.$A960])/[.B$4])))"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NT([.$B$3]*(0.42 - 0.5*COS((2*PI()*[.$A961])/[.B$4])+0.08*COS((4*PI()*[.$A961])/[.B$4])))"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NT([.$B$3]*(0.42 - 0.5*COS((2*PI()*[.$A962])/[.B$4])+0.08*COS((4*PI()*[.$A962])/[.B$4])))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NT([.$B$3]*(0.42 - 0.5*COS((2*PI()*[.$A963])/[.B$4])+0.08*COS((4*PI()*[.$A963])/[.B$4])))"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NT([.$B$3]*(0.42 - 0.5*COS((2*PI()*[.$A964])/[.B$4])+0.08*COS((4*PI()*[.$A964])/[.B$4]))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NT([.$B$3]*(0.42 - 0.5*COS((2*PI()*[.$A965])/[.B$4])+0.08*COS((4*PI()*[.$A965])/[.B$4])))"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NT([.$B$3]*(0.42 - 0.5*COS((2*PI()*[.$A966])/[.B$4])+0.08*COS((4*PI()*[.$A966])/[.B$4])))"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NT([.$B$3]*(0.42 - 0.5*COS((2*PI()*[.$A967])/[.B$4])+0.08*COS((4*PI()*[.$A967])/[.B$4])))"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NT([.$B$3]*(0.42 - 0.5*COS((2*PI()*[.$A968])/[.B$4])+0.08*COS((4*PI()*[.$A968])/[.B$4])))"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NT([.$B$3]*(0.42 - 0.5*COS((2*PI()*[.$A969])/[.B$4])+0.08*COS((4*PI()*[.$A969])/[.B$4]))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NT([.$B$3]*(0.42 - 0.5*COS((2*PI()*[.$A970])/[.B$4])+0.08*COS((4*PI()*[.$A970])/[.B$4])))"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NT([.$B$3]*(0.42 - 0.5*COS((2*PI()*[.$A971])/[.B$4])+0.08*COS((4*PI()*[.$A971])/[.B$4])))"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NT([.$B$3]*(0.42 - 0.5*COS((2*PI()*[.$A972])/[.B$4])+0.08*COS((4*PI()*[.$A972])/[.B$4])))"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NT([.$B$3]*(0.42 - 0.5*COS((2*PI()*[.$A973])/[.B$4])+0.08*COS((4*PI()*[.$A973])/[.B$4])))"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NT([.$B$3]*(0.42 - 0.5*COS((2*PI()*[.$A974])/[.B$4])+0.08*COS((4*PI()*[.$A974])/[.B$4])))"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NT([.$B$3]*(0.42 - 0.5*COS((2*PI()*[.$A975])/[.B$4])+0.08*COS((4*PI()*[.$A975])/[.B$4])))"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NT([.$B$3]*(0.42 - 0.5*COS((2*PI()*[.$A976])/[.B$4])+0.08*COS((4*PI()*[.$A976])/[.B$4])))"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NT([.$B$3]*(0.42 - 0.5*COS((2*PI()*[.$A977])/[.B$4])+0.08*COS((4*PI()*[.$A977])/[.B$4])))"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NT([.$B$3]*(0.42 - 0.5*COS((2*PI()*[.$A978])/[.B$4])+0.08*COS((4*PI()*[.$A978])/[.B$4])))"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NT([.$B$3]*(0.42 - 0.5*COS((2*PI()*[.$A979])/[.B$4])+0.08*COS((4*PI()*[.$A979])/[.B$4])))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NT([.$B$3]*(0.42 - 0.5*COS((2*PI()*[.$A980])/[.B$4])+0.08*COS((4*PI()*[.$A980])/[.B$4]))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NT([.$B$3]*(0.42 - 0.5*COS((2*PI()*[.$A981])/[.B$4])+0.08*COS((4*PI()*[.$A981])/[.B$4])))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NT([.$B$3]*(0.42 - 0.5*COS((2*PI()*[.$A982])/[.B$4])+0.08*COS((4*PI()*[.$A982])/[.B$4]))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NT([.$B$3]*(0.42 - 0.5*COS((2*PI()*[.$A983])/[.B$4])+0.08*COS((4*PI()*[.$A983])/[.B$4])))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NT([.$B$3]*(0.42 - 0.5*COS((2*PI()*[.$A984])/[.B$4])+0.08*COS((4*PI()*[.$A984])/[.B$4])))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NT([.$B$3]*(0.42 - 0.5*COS((2*PI()*[.$A985])/[.B$4])+0.08*COS((4*PI()*[.$A985])/[.B$4])))"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NT([.$B$3]*(0.42 - 0.5*COS((2*PI()*[.$A986])/[.B$4])+0.08*COS((4*PI()*[.$A986])/[.B$4])))"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NT([.$B$3]*(0.42 - 0.5*COS((2*PI()*[.$A987])/[.B$4])+0.08*COS((4*PI()*[.$A987])/[.B$4])))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NT([.$B$3]*(0.42 - 0.5*COS((2*PI()*[.$A988])/[.B$4])+0.08*COS((4*PI()*[.$A988])/[.B$4])))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NT([.$B$3]*(0.42 - 0.5*COS((2*PI()*[.$A989])/[.B$4])+0.08*COS((4*PI()*[.$A989])/[.B$4]))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NT([.$B$3]*(0.42 - 0.5*COS((2*PI()*[.$A990])/[.B$4])+0.08*COS((4*PI()*[.$A990])/[.B$4])))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NT([.$B$3]*(0.42 - 0.5*COS((2*PI()*[.$A991])/[.B$4])+0.08*COS((4*PI()*[.$A991])/[.B$4])))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NT([.$B$3]*(0.42 - 0.5*COS((2*PI()*[.$A992])/[.B$4])+0.08*COS((4*PI()*[.$A992])/[.B$4])))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NT([.$B$3]*(0.42 - 0.5*COS((2*PI()*[.$A993])/[.B$4])+0.08*COS((4*PI()*[.$A993])/[.B$4])))"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NT([.$B$3]*(0.42 - 0.5*COS((2*PI()*[.$A994])/[.B$4])+0.08*COS((4*PI()*[.$A994])/[.B$4])))"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NT([.$B$3]*(0.42 - 0.5*COS((2*PI()*[.$A995])/[.B$4])+0.08*COS((4*PI()*[.$A995])/[.B$4])))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NT([.$B$3]*(0.42 - 0.5*COS((2*PI()*[.$A996])/[.B$4])+0.08*COS((4*PI()*[.$A996])/[.B$4])))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NT([.$B$3]*(0.42 - 0.5*COS((2*PI()*[.$A997])/[.B$4])+0.08*COS((4*PI()*[.$A997])/[.B$4])))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NT([.$B$3]*(0.42 - 0.5*COS((2*PI()*[.$A998])/[.B$4])+0.08*COS((4*PI()*[.$A998])/[.B$4])))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NT([.$B$3]*(0.42 - 0.5*COS((2*PI()*[.$A999])/[.B$4])+0.08*COS((4*PI()*[.$A999])/[.B$4]))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NT([.$B$3]*(0.42 - 0.5*COS((2*PI()*[.$A1000])/[.B$4])+0.08*COS((4*PI()*[.$A1000])/[.B$4])))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NT([.$B$3]*(0.42 - 0.5*COS((2*PI()*[.$A1001])/[.B$4])+0.08*COS((4*PI()*[.$A1001])/[.B$4]))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NT([.$B$3]*(0.42 - 0.5*COS((2*PI()*[.$A1002])/[.B$4])+0.08*COS((4*PI()*[.$A1002])/[.B$4])))"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NT([.$B$3]*(0.42 - 0.5*COS((2*PI()*[.$A1003])/[.B$4])+0.08*COS((4*PI()*[.$A1003])/[.B$4])))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NT([.$B$3]*(0.42 - 0.5*COS((2*PI()*[.$A1004])/[.B$4])+0.08*COS((4*PI()*[.$A1004])/[.B$4])))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NT([.$B$3]*(0.42 - 0.5*COS((2*PI()*[.$A1005])/[.B$4])+0.08*COS((4*PI()*[.$A1005])/[.B$4])))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INT([.$B$3]*(0.42 - 0.5*COS((2*PI()*[.$A1006])/[.B$4])+0.08*COS((4*PI()*[.$A1006])/[.B$4]))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INT([.$B$3]*(0.42 - 0.5*COS((2*PI()*[.$A1007])/[.B$4])+0.08*COS((4*PI()*[.$A1007])/[.B$4]))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INT([.$B$3]*(0.42 - 0.5*COS((2*PI()*[.$A1008])/[.B$4])+0.08*COS((4*PI()*[.$A1008])/[.B$4])))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INT([.$B$3]*(0.42 - 0.5*COS((2*PI()*[.$A1009])/[.B$4])+0.08*COS((4*PI()*[.$A1009])/[.B$4]))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NT([.$B$3]*(0.42 - 0.5*COS((2*PI()*[.$A1010])/[.B$4])+0.08*COS((4*PI()*[.$A1010])/[.B$4]))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INT([.$B$3]*(0.42 - 0.5*COS((2*PI()*[.$A1011])/[.B$4])+0.08*COS((4*PI()*[.$A1011])/[.B$4]))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INT([.$B$3]*(0.42 - 0.5*COS((2*PI()*[.$A1012])/[.B$4])+0.08*COS((4*PI()*[.$A1012])/[.B$4]))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INT([.$B$3]*(0.42 - 0.5*COS((2*PI()*[.$A1013])/[.B$4])+0.08*COS((4*PI()*[.$A1013])/[.B$4]))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NT([.$B$3]*(0.42 - 0.5*COS((2*PI()*[.$A1014])/[.B$4])+0.08*COS((4*PI()*[.$A1014])/[.B$4]))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NT([.$B$3]*(0.42 - 0.5*COS((2*PI()*[.$A1015])/[.B$4])+0.08*COS((4*PI()*[.$A1015])/[.B$4]))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NT([.$B$3]*(0.42 - 0.5*COS((2*PI()*[.$A1016])/[.B$4])+0.08*COS((4*PI()*[.$A1016])/[.B$4]))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INT([.$B$3]*(0.42 - 0.5*COS((2*PI()*[.$A1017])/[.B$4])+0.08*COS((4*PI()*[.$A1017])/[.B$4]))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INT([.$B$3]*(0.42 - 0.5*COS((2*PI()*[.$A1018])/[.B$4])+0.08*COS((4*PI()*[.$A1018])/[.B$4])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INT([.$B$3]*(0.42 - 0.5*COS((2*PI()*[.$A1019])/[.B$4])+0.08*COS((4*PI()*[.$A1019])/[.B$4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INT([.$B$3]*(0.42 - 0.5*COS((2*PI()*[.$A1020])/[.B$4])+0.08*COS((4*PI()*[.$A1020])/[.B$4]))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INT([.$B$3]*(0.42 - 0.5*COS((2*PI()*[.$A1021])/[.B$4])+0.08*COS((4*PI()*[.$A1021])/[.B$4])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NT([.$B$3]*(0.42 - 0.5*COS((2*PI()*[.$A1022])/[.B$4])+0.08*COS((4*PI()*[.$A1022])/[.B$4]))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INT([.$B$3]*(0.42 - 0.5*COS((2*PI()*[.$A1023])/[.B$4])+0.08*COS((4*PI()*[.$A1023])/[.B$4])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NT([.$B$3]*(0.42 - 0.5*COS((2*PI()*[.$A1024])/[.B$4])+0.08*COS((4*PI()*[.$A1024])/[.B$4]))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INT([.$B$3]*(0.42 - 0.5*COS((2*PI()*[.$A1025])/[.B$4])+0.08*COS((4*PI()*[.$A1025])/[.B$4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NT([.$B$3]*(0.42 - 0.5*COS((2*PI()*[.$A1026])/[.B$4])+0.08*COS((4*PI()*[.$A1026])/[.B$4])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NT([.$B$3]*(0.42 - 0.5*COS((2*PI()*[.$A1027])/[.B$4])+0.08*COS((4*PI()*[.$A1027])/[.B$4])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7:13:03.365036795</meta:creation-date>
    <dc:date>2016-04-18T21:22:03.486305548</dc:date>
    <meta:editing-duration>PT3H31M3S</meta:editing-duration>
    <meta:editing-cycles>5</meta:editing-cycles>
    <meta:generator>LibreOffice/5.0.5.2$Linux_X86_64 LibreOffice_project/00m0$Build-2</meta:generator>
    <meta:document-statistic meta:table-count="1" meta:cell-count="3019" meta:object-count="0"/>
  </office:meta>
</office:document-meta>
</file>